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107P0" style:volatile="true" number:language="en" number:country="US">
      <number:number number:decimal-places="2" number:min-integer-digits="1" number:grouping="true"/>
      <number:text> </number:text>
    </number:number-style>
    <number:number-style style:name="N1010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07P0"/>
    </number:number-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" style:family="table-cell" style:parent-style-name="Normal_20_3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2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Excel_5f_BuiltIn_5f_Comma" style:data-style-name="N135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Excel_5f_BuiltIn_5f_Currency" style:data-style-name="N15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Excel_5f_BuiltIn_5f_Comma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Excel_5f_BuiltIn_5f_Comma" style:data-style-name="N149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Currency_20_3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Comma_20_3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Comma_20_3" style:data-style-name="N135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Currency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Comma_20_2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Comma_20_2" style:data-style-name="N135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Currency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Comma_20_2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Comma_20_2" style:data-style-name="N135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3" style:family="table-cell" style:parent-style-name="Currenc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Comma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Normal_20_3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36" style:family="table-cell" style:parent-style-name="Normal_20_3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37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4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43" style:family="table-cell" style:parent-style-name="Default" style:data-style-name="N10107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5" style:family="table-cell" style:parent-style-name="Normal_20_3" style:data-style-name="N10107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46" style:family="table-cell" style:parent-style-name="Default" style:data-style-name="N10107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13"/>
        <table:table-column table:style-name="co1" table:number-columns-repeated="2" table:default-cell-style-name="ce28"/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23398068" calcext:value-type="float">
            <text:p><text:s/>$23,398,068 </text:p>
          </table:table-cell>
          <table:table-cell table:style-name="ce27" office:value-type="float" office:value="158.748281781113" calcext:value-type="float">
            <text:p><text:s/>$158.75 </text:p>
          </table:table-cell>
          <table:table-cell office:value-type="float" office:value="196.2521509318" calcext:value-type="float">
            <text:p><text:s/>196.25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621438" calcext:value-type="float">
            <text:p><text:s/>621,438 </text:p>
          </table:table-cell>
          <table:table-cell office:value-type="float" office:value="100.686649384316" calcext:value-type="float">
            <text:p><text:s/>100.69 </text:p>
          </table:table-cell>
          <table:table-cell office:value-type="float" office:value="124.473608722479" calcext:value-type="float">
            <text:p><text:s/>124.47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12-2013</text:p>
          </table:table-cell>
          <table:table-cell office:value-type="float" office:value="1406050" calcext:value-type="float">
            <text:p><text:s/>1,406,050 </text:p>
          </table:table-cell>
          <table:table-cell office:value-type="float" office:value="79.4288780928709" calcext:value-type="float">
            <text:p><text:s/>79.43 </text:p>
          </table:table-cell>
          <table:table-cell office:value-type="float" office:value="98.1937441900565" calcext:value-type="float">
            <text:p><text:s/>98.19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12-2013</text:p>
          </table:table-cell>
          <table:table-cell office:value-type="float" office:value="323632" calcext:value-type="float">
            <text:p><text:s/>323,632 </text:p>
          </table:table-cell>
          <table:table-cell office:value-type="float" office:value="48.2025618111409" calcext:value-type="float">
            <text:p><text:s/>48.20 </text:p>
          </table:table-cell>
          <table:table-cell office:value-type="float" office:value="59.5902918111767" calcext:value-type="float">
            <text:p><text:s/>59.59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12-2013</text:p>
          </table:table-cell>
          <table:table-cell office:value-type="float" office:value="5061943" calcext:value-type="float">
            <text:p><text:s/>5,061,943 </text:p>
          </table:table-cell>
          <table:table-cell office:value-type="float" office:value="112.305437845273" calcext:value-type="float">
            <text:p><text:s/>112.31 </text:p>
          </table:table-cell>
          <table:table-cell office:value-type="float" office:value="138.837305772305" calcext:value-type="float">
            <text:p><text:s/>138.84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12-2013</text:p>
          </table:table-cell>
          <table:table-cell office:value-type="float" office:value="13760470" calcext:value-type="float">
            <text:p><text:s/>13,760,470 </text:p>
          </table:table-cell>
          <table:table-cell office:value-type="float" office:value="60.2974015161474" calcext:value-type="float">
            <text:p><text:s/>60.30 </text:p>
          </table:table-cell>
          <table:table-cell office:value-type="float" office:value="74.542505974702" calcext:value-type="float">
            <text:p><text:s/>74.54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12-2013</text:p>
          </table:table-cell>
          <table:table-cell office:value-type="float" office:value="1698228" calcext:value-type="float">
            <text:p><text:s/>1,698,228 </text:p>
          </table:table-cell>
          <table:table-cell office:value-type="float" office:value="96.3478951548848" calcext:value-type="float">
            <text:p><text:s/>96.35 </text:p>
          </table:table-cell>
          <table:table-cell office:value-type="float" office:value="119.109835078211" calcext:value-type="float">
            <text:p><text:s/>119.11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12-2013</text:p>
          </table:table-cell>
          <table:table-cell office:value-type="float" office:value="641369" calcext:value-type="float">
            <text:p><text:s/>641,369 </text:p>
          </table:table-cell>
          <table:table-cell office:value-type="float" office:value="99.9017133956386" calcext:value-type="float">
            <text:p><text:s/>99.90 </text:p>
          </table:table-cell>
          <table:table-cell office:value-type="float" office:value="123.5032336457" calcext:value-type="float">
            <text:p><text:s/>123.50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12-2013</text:p>
          </table:table-cell>
          <table:table-cell office:value-type="float" office:value="4714975" calcext:value-type="float">
            <text:p><text:s/>4,714,975 </text:p>
          </table:table-cell>
          <table:table-cell office:value-type="float" office:value="108.639976958525" calcext:value-type="float">
            <text:p><text:s/>108.64 </text:p>
          </table:table-cell>
          <table:table-cell office:value-type="float" office:value="134.305889273747" calcext:value-type="float">
            <text:p><text:s/>134.31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12-2013</text:p>
          </table:table-cell>
          <table:table-cell office:value-type="float" office:value="516426" calcext:value-type="float">
            <text:p><text:s/>516,426 </text:p>
          </table:table-cell>
          <table:table-cell office:value-type="float" office:value="87.0576534052596" calcext:value-type="float">
            <text:p><text:s/>87.06 </text:p>
          </table:table-cell>
          <table:table-cell office:value-type="float" office:value="107.62479785082" calcext:value-type="float">
            <text:p><text:s/>107.62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1496189" calcext:value-type="float">
            <text:p><text:s/>1,496,189 </text:p>
          </table:table-cell>
          <table:table-cell office:value-type="float" office:value="63.6540736013614" calcext:value-type="float">
            <text:p><text:s/>63.65 </text:p>
          </table:table-cell>
          <table:table-cell office:value-type="float" office:value="78.6921831195815" calcext:value-type="float">
            <text:p><text:s/>78.69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12-2013</text:p>
          </table:table-cell>
          <table:table-cell office:value-type="float" office:value="2992400" calcext:value-type="float">
            <text:p><text:s/>2,992,400 </text:p>
          </table:table-cell>
          <table:table-cell office:value-type="float" office:value="230.895061728395" calcext:value-type="float">
            <text:p><text:s/>230.90 </text:p>
          </table:table-cell>
          <table:table-cell office:value-type="float" office:value="285.443420207899" calcext:value-type="float">
            <text:p><text:s/>285.44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915510" calcext:value-type="float">
            <text:p><text:s/>915,510 </text:p>
          </table:table-cell>
          <table:table-cell office:value-type="float" office:value="103.576196402308" calcext:value-type="float">
            <text:p><text:s/>103.58 </text:p>
          </table:table-cell>
          <table:table-cell office:value-type="float" office:value="128.045803716572" calcext:value-type="float">
            <text:p><text:s/>128.05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12-2013</text:p>
          </table:table-cell>
          <table:table-cell office:value-type="float" office:value="2452785" calcext:value-type="float">
            <text:p><text:s/>2,452,785 </text:p>
          </table:table-cell>
          <table:table-cell office:value-type="float" office:value="94.2508837995696" calcext:value-type="float">
            <text:p><text:s/>94.25 </text:p>
          </table:table-cell>
          <table:table-cell office:value-type="float" office:value="116.517410238133" calcext:value-type="float">
            <text:p><text:s/>116.52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12-2013</text:p>
          </table:table-cell>
          <table:table-cell office:value-type="float" office:value="665701" calcext:value-type="float">
            <text:p><text:s/>665,701 </text:p>
          </table:table-cell>
          <table:table-cell office:value-type="float" office:value="92.7676978818283" calcext:value-type="float">
            <text:p><text:s/>92.77 </text:p>
          </table:table-cell>
          <table:table-cell office:value-type="float" office:value="114.683825500568" calcext:value-type="float">
            <text:p><text:s/>114.68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12-2013</text:p>
          </table:table-cell>
          <table:table-cell office:value-type="float" office:value="13823577" calcext:value-type="float">
            <text:p><text:s/>13,823,577 </text:p>
          </table:table-cell>
          <table:table-cell office:value-type="float" office:value="99.5590645886149" calcext:value-type="float">
            <text:p><text:s/>99.56 </text:p>
          </table:table-cell>
          <table:table-cell office:value-type="float" office:value="123.079634948202" calcext:value-type="float">
            <text:p><text:s/>123.08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12-2013</text:p>
          </table:table-cell>
          <table:table-cell office:value-type="float" office:value="3930139" calcext:value-type="float">
            <text:p><text:s/>3,930,139 </text:p>
          </table:table-cell>
          <table:table-cell office:value-type="float" office:value="77.2706342652668" calcext:value-type="float">
            <text:p><text:s/>77.27 </text:p>
          </table:table-cell>
          <table:table-cell office:value-type="float" office:value="95.5256208651906" calcext:value-type="float">
            <text:p><text:s/>95.53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12-2013</text:p>
          </table:table-cell>
          <table:table-cell office:value-type="float" office:value="2400230" calcext:value-type="float">
            <text:p><text:s/>2,400,230 </text:p>
          </table:table-cell>
          <table:table-cell office:value-type="float" office:value="105.065878748085" calcext:value-type="float">
            <text:p><text:s/>105.07 </text:p>
          </table:table-cell>
          <table:table-cell office:value-type="float" office:value="129.887419646419" calcext:value-type="float">
            <text:p><text:s/>129.89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12-2013</text:p>
          </table:table-cell>
          <table:table-cell office:value-type="float" office:value="359105" calcext:value-type="float">
            <text:p><text:s/>359,105 </text:p>
          </table:table-cell>
          <table:table-cell office:value-type="float" office:value="48.8179717237629" calcext:value-type="float">
            <text:p><text:s/>48.82 </text:p>
          </table:table-cell>
          <table:table-cell office:value-type="float" office:value="60.3510907168515" calcext:value-type="float">
            <text:p><text:s/>60.35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12-2013</text:p>
          </table:table-cell>
          <table:table-cell office:value-type="float" office:value="5122168" calcext:value-type="float">
            <text:p><text:s/>5,122,168 </text:p>
          </table:table-cell>
          <table:table-cell office:value-type="float" office:value="66.3467481833608" calcext:value-type="float">
            <text:p><text:s/>66.35 </text:p>
          </table:table-cell>
          <table:table-cell office:value-type="float" office:value="82.0209950761442" calcext:value-type="float">
            <text:p><text:s/>82.02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12-2013</text:p>
          </table:table-cell>
          <table:table-cell office:value-type="float" office:value="4169977" calcext:value-type="float">
            <text:p><text:s/>4,169,977 </text:p>
          </table:table-cell>
          <table:table-cell office:value-type="float" office:value="104.505463385294" calcext:value-type="float">
            <text:p><text:s/>104.51 </text:p>
          </table:table-cell>
          <table:table-cell office:value-type="float" office:value="129.194607610099" calcext:value-type="float">
            <text:p><text:s/>129.19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12-2013</text:p>
          </table:table-cell>
          <table:table-cell office:value-type="float" office:value="1346772" calcext:value-type="float">
            <text:p><text:s/>1,346,772 </text:p>
          </table:table-cell>
          <table:table-cell office:value-type="float" office:value="90.7650626769106" calcext:value-type="float">
            <text:p><text:s/>90.77 </text:p>
          </table:table-cell>
          <table:table-cell office:value-type="float" office:value="112.208072931235" calcext:value-type="float">
            <text:p><text:s/>112.21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12-2013</text:p>
          </table:table-cell>
          <table:table-cell office:value-type="float" office:value="1178763" calcext:value-type="float">
            <text:p><text:s/>1,178,763 </text:p>
          </table:table-cell>
          <table:table-cell office:value-type="float" office:value="84.7543140638481" calcext:value-type="float">
            <text:p><text:s/>84.75 </text:p>
          </table:table-cell>
          <table:table-cell office:value-type="float" office:value="104.777300573961" calcext:value-type="float">
            <text:p><text:s/>104.78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12-2013</text:p>
          </table:table-cell>
          <table:table-cell office:value-type="float" office:value="16882390" calcext:value-type="float">
            <text:p><text:s/>16,882,390 </text:p>
          </table:table-cell>
          <table:table-cell office:value-type="float" office:value="92.0869356519083" calcext:value-type="float">
            <text:p><text:s/>92.09 </text:p>
          </table:table-cell>
          <table:table-cell office:value-type="float" office:value="113.842234962416" calcext:value-type="float">
            <text:p><text:s/>113.84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12-2013</text:p>
          </table:table-cell>
          <table:table-cell office:value-type="float" office:value="15852985" calcext:value-type="float">
            <text:p><text:s/>15,852,985 </text:p>
          </table:table-cell>
          <table:table-cell office:value-type="float" office:value="64.494676631286" calcext:value-type="float">
            <text:p><text:s/>64.49 </text:p>
          </table:table-cell>
          <table:table-cell office:value-type="float" office:value="79.7313764314812" calcext:value-type="float">
            <text:p><text:s/>79.73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12-2013</text:p>
          </table:table-cell>
          <table:table-cell office:value-type="float" office:value="585998" calcext:value-type="float">
            <text:p><text:s/>585,998 </text:p>
          </table:table-cell>
          <table:table-cell office:value-type="float" office:value="139.756260434057" calcext:value-type="float">
            <text:p><text:s/>139.76 </text:p>
          </table:table-cell>
          <table:table-cell office:value-type="float" office:value="172.773313881824" calcext:value-type="float">
            <text:p><text:s/>172.77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12-2013</text:p>
          </table:table-cell>
          <table:table-cell office:value-type="float" office:value="2904103" calcext:value-type="float">
            <text:p><text:s/>2,904,103 </text:p>
          </table:table-cell>
          <table:table-cell office:value-type="float" office:value="87.7054542159942" calcext:value-type="float">
            <text:p><text:s/>87.71 </text:p>
          </table:table-cell>
          <table:table-cell office:value-type="float" office:value="108.425639920137" calcext:value-type="float">
            <text:p><text:s/>108.43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12-2013</text:p>
          </table:table-cell>
          <table:table-cell office:value-type="float" office:value="1544810" calcext:value-type="float">
            <text:p><text:s/>1,544,810 </text:p>
          </table:table-cell>
          <table:table-cell office:value-type="float" office:value="125.686274509804" calcext:value-type="float">
            <text:p><text:s/>125.69 </text:p>
          </table:table-cell>
          <table:table-cell office:value-type="float" office:value="155.379330336086" calcext:value-type="float">
            <text:p><text:s/>155.38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12-2013</text:p>
          </table:table-cell>
          <table:table-cell office:value-type="float" office:value="6936294" calcext:value-type="float">
            <text:p><text:s/>6,936,294 </text:p>
          </table:table-cell>
          <table:table-cell office:value-type="float" office:value="71.1779784504874" calcext:value-type="float">
            <text:p><text:s/>71.18 </text:p>
          </table:table-cell>
          <table:table-cell office:value-type="float" office:value="87.9935909425849" calcext:value-type="float">
            <text:p><text:s/>87.99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12-2013</text:p>
          </table:table-cell>
          <table:table-cell office:value-type="float" office:value="996213" calcext:value-type="float">
            <text:p><text:s/>996,213 </text:p>
          </table:table-cell>
          <table:table-cell office:value-type="float" office:value="59.6035060428383" calcext:value-type="float">
            <text:p><text:s/>59.60 </text:p>
          </table:table-cell>
          <table:table-cell office:value-type="float" office:value="73.6846794985294" calcext:value-type="float">
            <text:p><text:s/>73.68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13730031" calcext:value-type="float">
            <text:p><text:s/>13,730,031 </text:p>
          </table:table-cell>
          <table:table-cell office:value-type="float" office:value="65.7461476579484" calcext:value-type="float">
            <text:p><text:s/>65.75 </text:p>
          </table:table-cell>
          <table:table-cell office:value-type="float" office:value="81.2785042369334" calcext:value-type="float">
            <text:p><text:s/>81.28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13163818" calcext:value-type="float">
            <text:p><text:s/>13,163,818 </text:p>
          </table:table-cell>
          <table:table-cell office:value-type="float" office:value="133.451789823704" calcext:value-type="float">
            <text:p><text:s/>133.45 </text:p>
          </table:table-cell>
          <table:table-cell office:value-type="float" office:value="164.979428468475" calcext:value-type="float">
            <text:p><text:s/>164.98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12-2013</text:p>
          </table:table-cell>
          <table:table-cell office:value-type="float" office:value="2689814" calcext:value-type="float">
            <text:p><text:s/>2,689,814 </text:p>
          </table:table-cell>
          <table:table-cell office:value-type="float" office:value="106.455614042031" calcext:value-type="float">
            <text:p><text:s/>106.46 </text:p>
          </table:table-cell>
          <table:table-cell office:value-type="float" office:value="131.605476293097" calcext:value-type="float">
            <text:p><text:s/>131.61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12-2013</text:p>
          </table:table-cell>
          <table:table-cell office:value-type="float" office:value="1961181" calcext:value-type="float">
            <text:p><text:s/>1,961,181 </text:p>
          </table:table-cell>
          <table:table-cell office:value-type="float" office:value="80.0090159921671" calcext:value-type="float">
            <text:p><text:s/>80.01 </text:p>
          </table:table-cell>
          <table:table-cell office:value-type="float" office:value="98.9109381608922" calcext:value-type="float">
            <text:p><text:s/>98.91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12-2013</text:p>
          </table:table-cell>
          <table:table-cell office:value-type="float" office:value="6921153" calcext:value-type="float">
            <text:p><text:s/>6,921,153 </text:p>
          </table:table-cell>
          <table:table-cell office:value-type="float" office:value="80.0475694805871" calcext:value-type="float">
            <text:p><text:s/>80.05 </text:p>
          </table:table-cell>
          <table:table-cell office:value-type="float" office:value="98.9585998107914" calcext:value-type="float">
            <text:p><text:s/>98.96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12-2013</text:p>
          </table:table-cell>
          <table:table-cell office:value-type="float" office:value="21765728" calcext:value-type="float">
            <text:p><text:s/>21,765,728 </text:p>
          </table:table-cell>
          <table:table-cell office:value-type="float" office:value="48.6396939366107" calcext:value-type="float">
            <text:p><text:s/>48.64 </text:p>
          </table:table-cell>
          <table:table-cell office:value-type="float" office:value="60.1306952656414" calcext:value-type="float">
            <text:p><text:s/>60.13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12-2013</text:p>
          </table:table-cell>
          <table:table-cell office:value-type="float" office:value="1956791" calcext:value-type="float">
            <text:p><text:s/>1,956,791 </text:p>
          </table:table-cell>
          <table:table-cell office:value-type="float" office:value="91.5329310506128" calcext:value-type="float">
            <text:p><text:s/>91.53 </text:p>
          </table:table-cell>
          <table:table-cell office:value-type="float" office:value="113.15734821334" calcext:value-type="float">
            <text:p><text:s/>113.16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12-2013</text:p>
          </table:table-cell>
          <table:table-cell office:value-type="float" office:value="679848" calcext:value-type="float">
            <text:p><text:s/>679,848 </text:p>
          </table:table-cell>
          <table:table-cell office:value-type="float" office:value="46.8763704061229" calcext:value-type="float">
            <text:p><text:s/>46.88 </text:p>
          </table:table-cell>
          <table:table-cell office:value-type="float" office:value="57.9507911321022" calcext:value-type="float">
            <text:p><text:s/>57.95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1959746" calcext:value-type="float">
            <text:p><text:s/>1,959,746 </text:p>
          </table:table-cell>
          <table:table-cell office:value-type="float" office:value="72.028300499853" calcext:value-type="float">
            <text:p><text:s/>72.03 </text:p>
          </table:table-cell>
          <table:table-cell office:value-type="float" office:value="89.0447993670189" calcext:value-type="float">
            <text:p><text:s/>89.04 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2486025" calcext:value-type="float">
            <text:p><text:s/>$2,486,025 </text:p>
          </table:table-cell>
          <table:table-cell table:style-name="ce27" office:value-type="float" office:value="74.1609987470915" calcext:value-type="float">
            <text:p><text:s/>$74.16 </text:p>
          </table:table-cell>
          <table:table-cell office:value-type="float" office:value="99.2547623565899" calcext:value-type="float">
            <text:p><text:s/>99.25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12-2013</text:p>
          </table:table-cell>
          <table:table-cell office:value-type="float" office:value="8669918" calcext:value-type="float">
            <text:p><text:s/>8,669,918 </text:p>
          </table:table-cell>
          <table:table-cell office:value-type="float" office:value="85.3548412503077" calcext:value-type="float">
            <text:p><text:s/>85.35 </text:p>
          </table:table-cell>
          <table:table-cell office:value-type="float" office:value="114.236251229235" calcext:value-type="float">
            <text:p><text:s/>114.24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12-2013</text:p>
          </table:table-cell>
          <table:table-cell office:value-type="float" office:value="1984448" calcext:value-type="float">
            <text:p><text:s/>1,984,448 </text:p>
          </table:table-cell>
          <table:table-cell office:value-type="float" office:value="124.518290769907" calcext:value-type="float">
            <text:p><text:s/>124.52 </text:p>
          </table:table-cell>
          <table:table-cell office:value-type="float" office:value="166.651387767355" calcext:value-type="float">
            <text:p><text:s/>166.65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12-2013</text:p>
          </table:table-cell>
          <table:table-cell office:value-type="float" office:value="1090803" calcext:value-type="float">
            <text:p><text:s/>1,090,803 </text:p>
          </table:table-cell>
          <table:table-cell office:value-type="float" office:value="85.7549528301887" calcext:value-type="float">
            <text:p><text:s/>85.75 </text:p>
          </table:table-cell>
          <table:table-cell office:value-type="float" office:value="114.771748059755" calcext:value-type="float">
            <text:p><text:s/>114.77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12-2013</text:p>
          </table:table-cell>
          <table:table-cell office:value-type="float" office:value="1938825" calcext:value-type="float">
            <text:p><text:s/>1,938,825 </text:p>
          </table:table-cell>
          <table:table-cell office:value-type="float" office:value="59.5974732571007" calcext:value-type="float">
            <text:p><text:s/>59.60 </text:p>
          </table:table-cell>
          <table:table-cell office:value-type="float" office:value="79.763395114993" calcext:value-type="float">
            <text:p><text:s/>79.76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12-2013</text:p>
          </table:table-cell>
          <table:table-cell office:value-type="float" office:value="958491" calcext:value-type="float">
            <text:p><text:s/>958,491 </text:p>
          </table:table-cell>
          <table:table-cell office:value-type="float" office:value="63.1209087915706" calcext:value-type="float">
            <text:p><text:s/>63.12 </text:p>
          </table:table-cell>
          <table:table-cell office:value-type="float" office:value="84.4790510872811" calcext:value-type="float">
            <text:p><text:s/>84.48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12-2013</text:p>
          </table:table-cell>
          <table:table-cell office:value-type="float" office:value="21766723" calcext:value-type="float">
            <text:p><text:s/>21,766,723 </text:p>
          </table:table-cell>
          <table:table-cell office:value-type="float" office:value="98.6862058803527" calcext:value-type="float">
            <text:p><text:s/>98.69 </text:p>
          </table:table-cell>
          <table:table-cell office:value-type="float" office:value="132.078532894786" calcext:value-type="float">
            <text:p><text:s/>132.08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12-2013</text:p>
          </table:table-cell>
          <table:table-cell office:value-type="float" office:value="3937350" calcext:value-type="float">
            <text:p><text:s/>3,937,350 </text:p>
          </table:table-cell>
          <table:table-cell office:value-type="float" office:value="53.340784393416" calcext:value-type="float">
            <text:p><text:s/>53.34 </text:p>
          </table:table-cell>
          <table:table-cell office:value-type="float" office:value="71.389638331836" calcext:value-type="float">
            <text:p><text:s/>71.39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12-2013</text:p>
          </table:table-cell>
          <table:table-cell office:value-type="float" office:value="390315" calcext:value-type="float">
            <text:p><text:s/>390,315 </text:p>
          </table:table-cell>
          <table:table-cell office:value-type="float" office:value="81.7756128221244" calcext:value-type="float">
            <text:p><text:s/>81.78 </text:p>
          </table:table-cell>
          <table:table-cell office:value-type="float" office:value="109.445923792158" calcext:value-type="float">
            <text:p><text:s/>109.45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3238782" calcext:value-type="float">
            <text:p><text:s/>3,238,782 </text:p>
          </table:table-cell>
          <table:table-cell office:value-type="float" office:value="46.5094992604506" calcext:value-type="float">
            <text:p><text:s/>46.51 </text:p>
          </table:table-cell>
          <table:table-cell office:value-type="float" office:value="62.2468598644792" calcext:value-type="float">
            <text:p><text:s/>62.25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12-2013</text:p>
          </table:table-cell>
          <table:table-cell office:value-type="float" office:value="511765" calcext:value-type="float">
            <text:p><text:s/>511,765 </text:p>
          </table:table-cell>
          <table:table-cell office:value-type="float" office:value="75.6265701196985" calcext:value-type="float">
            <text:p><text:s/>75.63 </text:p>
          </table:table-cell>
          <table:table-cell office:value-type="float" office:value="101.216237266075" calcext:value-type="float">
            <text:p><text:s/>101.22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12-2013</text:p>
          </table:table-cell>
          <table:table-cell office:value-type="float" office:value="2181972" calcext:value-type="float">
            <text:p><text:s/>2,181,972 </text:p>
          </table:table-cell>
          <table:table-cell office:value-type="float" office:value="65.5384615384615" calcext:value-type="float">
            <text:p><text:s/>65.54 </text:p>
          </table:table-cell>
          <table:table-cell office:value-type="float" office:value="87.7146281079667" calcext:value-type="float">
            <text:p><text:s/>87.71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12-2013</text:p>
          </table:table-cell>
          <table:table-cell office:value-type="float" office:value="727389" calcext:value-type="float">
            <text:p><text:s/>727,389 </text:p>
          </table:table-cell>
          <table:table-cell office:value-type="float" office:value="41.8159816039092" calcext:value-type="float">
            <text:p><text:s/>41.82 </text:p>
          </table:table-cell>
          <table:table-cell office:value-type="float" office:value="55.965202558256" calcext:value-type="float">
            <text:p><text:s/>55.97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12-2013</text:p>
          </table:table-cell>
          <table:table-cell office:value-type="float" office:value="1725552" calcext:value-type="float">
            <text:p><text:s/>1,725,552 </text:p>
          </table:table-cell>
          <table:table-cell office:value-type="float" office:value="71.9279699874948" calcext:value-type="float">
            <text:p><text:s/>71.93 </text:p>
          </table:table-cell>
          <table:table-cell office:value-type="float" office:value="96.266146472046" calcext:value-type="float">
            <text:p><text:s/>96.27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12-2013</text:p>
          </table:table-cell>
          <table:table-cell office:value-type="float" office:value="1064137" calcext:value-type="float">
            <text:p><text:s/>1,064,137 </text:p>
          </table:table-cell>
          <table:table-cell office:value-type="float" office:value="61.5250346901018" calcext:value-type="float">
            <text:p><text:s/>61.53 </text:p>
          </table:table-cell>
          <table:table-cell office:value-type="float" office:value="82.3431830789158" calcext:value-type="float">
            <text:p><text:s/>82.34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12-2013</text:p>
          </table:table-cell>
          <table:table-cell office:value-type="float" office:value="3746824" calcext:value-type="float">
            <text:p><text:s/>3,746,824 </text:p>
          </table:table-cell>
          <table:table-cell office:value-type="float" office:value="68.0869343994185" calcext:value-type="float">
            <text:p><text:s/>68.09 </text:p>
          </table:table-cell>
          <table:table-cell office:value-type="float" office:value="91.12542451659" calcext:value-type="float">
            <text:p><text:s/>91.13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12-2013</text:p>
          </table:table-cell>
          <table:table-cell office:value-type="float" office:value="1149295" calcext:value-type="float">
            <text:p><text:s/>1,149,295 </text:p>
          </table:table-cell>
          <table:table-cell office:value-type="float" office:value="39.4743259488236" calcext:value-type="float">
            <text:p><text:s/>39.47 </text:p>
          </table:table-cell>
          <table:table-cell office:value-type="float" office:value="52.8312038326038" calcext:value-type="float">
            <text:p><text:s/>52.83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12-2013</text:p>
          </table:table-cell>
          <table:table-cell office:value-type="float" office:value="1641131" calcext:value-type="float">
            <text:p><text:s/>1,641,131 </text:p>
          </table:table-cell>
          <table:table-cell office:value-type="float" office:value="54.7481651988257" calcext:value-type="float">
            <text:p><text:s/>54.75 </text:p>
          </table:table-cell>
          <table:table-cell office:value-type="float" office:value="73.2732328052943" calcext:value-type="float">
            <text:p><text:s/>73.27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12-2013</text:p>
          </table:table-cell>
          <table:table-cell office:value-type="float" office:value="771316" calcext:value-type="float">
            <text:p><text:s/>771,316 </text:p>
          </table:table-cell>
          <table:table-cell office:value-type="float" office:value="107.425626740947" calcext:value-type="float">
            <text:p><text:s/>107.43 </text:p>
          </table:table-cell>
          <table:table-cell office:value-type="float" office:value="143.775100569268" calcext:value-type="float">
            <text:p><text:s/>143.78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12-2013</text:p>
          </table:table-cell>
          <table:table-cell office:value-type="float" office:value="1028262" calcext:value-type="float">
            <text:p><text:s/>1,028,262 </text:p>
          </table:table-cell>
          <table:table-cell office:value-type="float" office:value="81.8679936305733" calcext:value-type="float">
            <text:p><text:s/>81.87 </text:p>
          </table:table-cell>
          <table:table-cell office:value-type="float" office:value="109.569563378245" calcext:value-type="float">
            <text:p><text:s/>109.57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12-2013</text:p>
          </table:table-cell>
          <table:table-cell office:value-type="float" office:value="22466964" calcext:value-type="float">
            <text:p><text:s/>22,466,964 </text:p>
          </table:table-cell>
          <table:table-cell office:value-type="float" office:value="69.6892067942976" calcext:value-type="float">
            <text:p><text:s/>69.69 </text:p>
          </table:table-cell>
          <table:table-cell office:value-type="float" office:value="93.2698558008368" calcext:value-type="float">
            <text:p><text:s/>93.27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12-2013</text:p>
          </table:table-cell>
          <table:table-cell office:value-type="float" office:value="1256181" calcext:value-type="float">
            <text:p><text:s/>1,256,181 </text:p>
          </table:table-cell>
          <table:table-cell office:value-type="float" office:value="87.9925049033343" calcext:value-type="float">
            <text:p><text:s/>87.99 </text:p>
          </table:table-cell>
          <table:table-cell office:value-type="float" office:value="117.766417805748" calcext:value-type="float">
            <text:p><text:s/>117.77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12-2013</text:p>
          </table:table-cell>
          <table:table-cell office:value-type="float" office:value="512249" calcext:value-type="float">
            <text:p><text:s/>512,249 </text:p>
          </table:table-cell>
          <table:table-cell office:value-type="float" office:value="97.4227843286421" calcext:value-type="float">
            <text:p><text:s/>97.42 </text:p>
          </table:table-cell>
          <table:table-cell office:value-type="float" office:value="130.387608986131" calcext:value-type="float">
            <text:p><text:s/>130.39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12-2013</text:p>
          </table:table-cell>
          <table:table-cell office:value-type="float" office:value="2934482" calcext:value-type="float">
            <text:p><text:s/>2,934,482 </text:p>
          </table:table-cell>
          <table:table-cell office:value-type="float" office:value="61.4782954831141" calcext:value-type="float">
            <text:p><text:s/>61.48 </text:p>
          </table:table-cell>
          <table:table-cell office:value-type="float" office:value="82.2806287854102" calcext:value-type="float">
            <text:p><text:s/>82.28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12-2013</text:p>
          </table:table-cell>
          <table:table-cell office:value-type="float" office:value="1076199" calcext:value-type="float">
            <text:p><text:s/>1,076,199 </text:p>
          </table:table-cell>
          <table:table-cell office:value-type="float" office:value="106.081715130606" calcext:value-type="float">
            <text:p><text:s/>106.08 </text:p>
          </table:table-cell>
          <table:table-cell office:value-type="float" office:value="141.976451282363" calcext:value-type="float">
            <text:p><text:s/>141.98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12-2013</text:p>
          </table:table-cell>
          <table:table-cell office:value-type="float" office:value="1882317" calcext:value-type="float">
            <text:p><text:s/>1,882,317 </text:p>
          </table:table-cell>
          <table:table-cell office:value-type="float" office:value="119.534959039817" calcext:value-type="float">
            <text:p><text:s/>119.53 </text:p>
          </table:table-cell>
          <table:table-cell office:value-type="float" office:value="159.981852365049" calcext:value-type="float">
            <text:p><text:s/>159.98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12-2013</text:p>
          </table:table-cell>
          <table:table-cell office:value-type="float" office:value="1681297" calcext:value-type="float">
            <text:p><text:s/>1,681,297 </text:p>
          </table:table-cell>
          <table:table-cell office:value-type="float" office:value="59.3804125167762" calcext:value-type="float">
            <text:p><text:s/>59.38 </text:p>
          </table:table-cell>
          <table:table-cell office:value-type="float" office:value="79.4728878057356" calcext:value-type="float">
            <text:p><text:s/>79.47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12-2013</text:p>
          </table:table-cell>
          <table:table-cell office:value-type="float" office:value="932447" calcext:value-type="float">
            <text:p><text:s/>932,447 </text:p>
          </table:table-cell>
          <table:table-cell office:value-type="float" office:value="83.2393322620961" calcext:value-type="float">
            <text:p><text:s/>83.24 </text:p>
          </table:table-cell>
          <table:table-cell office:value-type="float" office:value="111.404920132897" calcext:value-type="float">
            <text:p><text:s/>111.40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84343899" calcext:value-type="float">
            <text:p><text:s/>84,343,899 </text:p>
          </table:table-cell>
          <table:table-cell office:value-type="float" office:value="75.8266684647023" calcext:value-type="float">
            <text:p><text:s/>75.83 </text:p>
          </table:table-cell>
          <table:table-cell office:value-type="float" office:value="101.4840426357" calcext:value-type="float">
            <text:p><text:s/>101.48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12-2013</text:p>
          </table:table-cell>
          <table:table-cell office:value-type="float" office:value="4537315" calcext:value-type="float">
            <text:p><text:s/>4,537,315 </text:p>
          </table:table-cell>
          <table:table-cell office:value-type="float" office:value="68.6110145015197" calcext:value-type="float">
            <text:p><text:s/>68.61 </text:p>
          </table:table-cell>
          <table:table-cell office:value-type="float" office:value="91.8268369418361" calcext:value-type="float">
            <text:p><text:s/>91.83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12-2013</text:p>
          </table:table-cell>
          <table:table-cell office:value-type="float" office:value="690312" calcext:value-type="float">
            <text:p><text:s/>690,312 </text:p>
          </table:table-cell>
          <table:table-cell office:value-type="float" office:value="44.4159052888946" calcext:value-type="float">
            <text:p><text:s/>44.42 </text:p>
          </table:table-cell>
          <table:table-cell office:value-type="float" office:value="59.4448591413413" calcext:value-type="float">
            <text:p><text:s/>59.44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12-2013</text:p>
          </table:table-cell>
          <table:table-cell office:value-type="float" office:value="1445196" calcext:value-type="float">
            <text:p><text:s/>1,445,196 </text:p>
          </table:table-cell>
          <table:table-cell office:value-type="float" office:value="55.5140014596858" calcext:value-type="float">
            <text:p><text:s/>55.51 </text:p>
          </table:table-cell>
          <table:table-cell office:value-type="float" office:value="74.2982041158203" calcext:value-type="float">
            <text:p><text:s/>74.30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2640531" calcext:value-type="float">
            <text:p><text:s/>2,640,531 </text:p>
          </table:table-cell>
          <table:table-cell office:value-type="float" office:value="46.6393069097075" calcext:value-type="float">
            <text:p><text:s/>46.64 </text:p>
          </table:table-cell>
          <table:table-cell office:value-type="float" office:value="62.4205903642935" calcext:value-type="float">
            <text:p><text:s/>62.42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12-2013</text:p>
          </table:table-cell>
          <table:table-cell office:value-type="float" office:value="5670075" calcext:value-type="float">
            <text:p><text:s/>5,670,075 </text:p>
          </table:table-cell>
          <table:table-cell office:value-type="float" office:value="70.7715494645398" calcext:value-type="float">
            <text:p><text:s/>70.77 </text:p>
          </table:table-cell>
          <table:table-cell office:value-type="float" office:value="94.7184293952896" calcext:value-type="float">
            <text:p><text:s/>94.72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12-2013</text:p>
          </table:table-cell>
          <table:table-cell office:value-type="float" office:value="1009474" calcext:value-type="float">
            <text:p><text:s/>1,009,474 </text:p>
          </table:table-cell>
          <table:table-cell office:value-type="float" office:value="57.73041290175" calcext:value-type="float">
            <text:p><text:s/>57.73 </text:p>
          </table:table-cell>
          <table:table-cell office:value-type="float" office:value="77.2645799020571" calcext:value-type="float">
            <text:p><text:s/>77.26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30"/>
          <table:table-cell table:style-name="ce4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12-2013</text:p>
          </table:table-cell>
          <table:table-cell office:value-type="float" office:value="2276182" calcext:value-type="float">
            <text:p><text:s/>2,276,182 </text:p>
          </table:table-cell>
          <table:table-cell office:value-type="float" office:value="61.5583621808741" calcext:value-type="float">
            <text:p><text:s/>61.56 </text:p>
          </table:table-cell>
          <table:table-cell office:value-type="float" office:value="82.3877875507061" calcext:value-type="float">
            <text:p><text:s/>82.39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12-2013</text:p>
          </table:table-cell>
          <table:table-cell office:value-type="float" office:value="1203222" calcext:value-type="float">
            <text:p><text:s/>1,203,222 </text:p>
          </table:table-cell>
          <table:table-cell office:value-type="float" office:value="56.8388681562662" calcext:value-type="float">
            <text:p><text:s/>56.84 </text:p>
          </table:table-cell>
          <table:table-cell office:value-type="float" office:value="76.0713642855168" calcext:value-type="float">
            <text:p><text:s/>76.07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12-2013</text:p>
          </table:table-cell>
          <table:table-cell office:value-type="float" office:value="812958" calcext:value-type="float">
            <text:p><text:s/>812,958 </text:p>
          </table:table-cell>
          <table:table-cell office:value-type="float" office:value="52.8546908523503" calcext:value-type="float">
            <text:p><text:s/>52.85 </text:p>
          </table:table-cell>
          <table:table-cell office:value-type="float" office:value="70.7390659323719" calcext:value-type="float">
            <text:p><text:s/>70.74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12-2013</text:p>
          </table:table-cell>
          <table:table-cell office:value-type="float" office:value="1387088" calcext:value-type="float">
            <text:p><text:s/>1,387,088 </text:p>
          </table:table-cell>
          <table:table-cell office:value-type="float" office:value="73.5621552821383" calcext:value-type="float">
            <text:p><text:s/>73.56 </text:p>
          </table:table-cell>
          <table:table-cell office:value-type="float" office:value="98.4532889836999" calcext:value-type="float">
            <text:p><text:s/>98.45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12-2013</text:p>
          </table:table-cell>
          <table:table-cell office:value-type="float" office:value="517046" calcext:value-type="float">
            <text:p><text:s/>517,046 </text:p>
          </table:table-cell>
          <table:table-cell office:value-type="float" office:value="42.6043177323665" calcext:value-type="float">
            <text:p><text:s/>42.60 </text:p>
          </table:table-cell>
          <table:table-cell office:value-type="float" office:value="57.0202869881999" calcext:value-type="float">
            <text:p><text:s/>57.02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12-2013</text:p>
          </table:table-cell>
          <table:table-cell office:value-type="float" office:value="2356072" calcext:value-type="float">
            <text:p><text:s/>2,356,072 </text:p>
          </table:table-cell>
          <table:table-cell office:value-type="float" office:value="65.009436565311" calcext:value-type="float">
            <text:p><text:s/>65.01 </text:p>
          </table:table-cell>
          <table:table-cell office:value-type="float" office:value="87.006597621891" calcext:value-type="float">
            <text:p><text:s/>87.01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12-2013</text:p>
          </table:table-cell>
          <table:table-cell office:value-type="float" office:value="8964537" calcext:value-type="float">
            <text:p><text:s/>8,964,537 </text:p>
          </table:table-cell>
          <table:table-cell office:value-type="float" office:value="88.4713551175896" calcext:value-type="float">
            <text:p><text:s/>88.47 </text:p>
          </table:table-cell>
          <table:table-cell office:value-type="float" office:value="118.407295963044" calcext:value-type="float">
            <text:p><text:s/>118.41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12-2013</text:p>
          </table:table-cell>
          <table:table-cell office:value-type="float" office:value="13126725" calcext:value-type="float">
            <text:p><text:s/>13,126,725 </text:p>
          </table:table-cell>
          <table:table-cell office:value-type="float" office:value="41.6878916161979" calcext:value-type="float">
            <text:p><text:s/>41.69 </text:p>
          </table:table-cell>
          <table:table-cell office:value-type="float" office:value="55.793770922958" calcext:value-type="float">
            <text:p><text:s/>55.79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12-2013</text:p>
          </table:table-cell>
          <table:table-cell office:value-type="float" office:value="2604130" calcext:value-type="float">
            <text:p><text:s/>2,604,130 </text:p>
          </table:table-cell>
          <table:table-cell office:value-type="float" office:value="48.3239622186346" calcext:value-type="float">
            <text:p><text:s/>48.32 </text:p>
          </table:table-cell>
          <table:table-cell office:value-type="float" office:value="64.6752803653082" calcext:value-type="float">
            <text:p><text:s/>64.68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12-2013</text:p>
          </table:table-cell>
          <table:table-cell office:value-type="float" office:value="168580" calcext:value-type="float">
            <text:p><text:s/>168,580 </text:p>
          </table:table-cell>
          <table:table-cell office:value-type="float" office:value="73.6800699300699" calcext:value-type="float">
            <text:p><text:s/>73.68 </text:p>
          </table:table-cell>
          <table:table-cell office:value-type="float" office:value="98.6111022623308" calcext:value-type="float">
            <text:p><text:s/>98.61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30"/>
          <table:table-cell table:style-name="ce4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12-2013</text:p>
          </table:table-cell>
          <table:table-cell office:value-type="float" office:value="2544332" calcext:value-type="float">
            <text:p><text:s/>2,544,332 </text:p>
          </table:table-cell>
          <table:table-cell office:value-type="float" office:value="70.3242675511332" calcext:value-type="float">
            <text:p><text:s/>70.32 </text:p>
          </table:table-cell>
          <table:table-cell office:value-type="float" office:value="94.119801264984" calcext:value-type="float">
            <text:p><text:s/>94.12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12-2013</text:p>
          </table:table-cell>
          <table:table-cell office:value-type="float" office:value="6130745" calcext:value-type="float">
            <text:p><text:s/>6,130,745 </text:p>
          </table:table-cell>
          <table:table-cell office:value-type="float" office:value="88.1538118655279" calcext:value-type="float">
            <text:p><text:s/>88.15 </text:p>
          </table:table-cell>
          <table:table-cell office:value-type="float" office:value="117.982306001288" calcext:value-type="float">
            <text:p><text:s/>117.98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12-2013</text:p>
          </table:table-cell>
          <table:table-cell office:value-type="float" office:value="797754" calcext:value-type="float">
            <text:p><text:s/>797,754 </text:p>
          </table:table-cell>
          <table:table-cell office:value-type="float" office:value="107.412683452269" calcext:value-type="float">
            <text:p><text:s/>107.41 </text:p>
          </table:table-cell>
          <table:table-cell office:value-type="float" office:value="143.757777676324" calcext:value-type="float">
            <text:p><text:s/>143.76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12-2013</text:p>
          </table:table-cell>
          <table:table-cell office:value-type="float" office:value="899111" calcext:value-type="float">
            <text:p><text:s/>899,111 </text:p>
          </table:table-cell>
          <table:table-cell office:value-type="float" office:value="37.5490081436626" calcext:value-type="float">
            <text:p><text:s/>37.55 </text:p>
          </table:table-cell>
          <table:table-cell office:value-type="float" office:value="50.2544186700432" calcext:value-type="float">
            <text:p><text:s/>50.25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12-2013</text:p>
          </table:table-cell>
          <table:table-cell office:value-type="float" office:value="1309851" calcext:value-type="float">
            <text:p><text:s/>1,309,851 </text:p>
          </table:table-cell>
          <table:table-cell office:value-type="float" office:value="81.7941176470588" calcext:value-type="float">
            <text:p><text:s/>81.79 </text:p>
          </table:table-cell>
          <table:table-cell office:value-type="float" office:value="109.470690071366" calcext:value-type="float">
            <text:p><text:s/>109.47 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752670" calcext:value-type="float">
            <text:p><text:s/>$752,670 </text:p>
          </table:table-cell>
          <table:table-cell table:style-name="ce27" office:value-type="float" office:value="66.2619948939167" calcext:value-type="float">
            <text:p><text:s/>$66.26 </text:p>
          </table:table-cell>
          <table:table-cell office:value-type="float" office:value="88.6829825323411" calcext:value-type="float">
            <text:p><text:s/>88.68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12-2013</text:p>
          </table:table-cell>
          <table:table-cell office:value-type="float" office:value="1996174" calcext:value-type="float">
            <text:p><text:s/>1,996,174 </text:p>
          </table:table-cell>
          <table:table-cell office:value-type="float" office:value="77.6570317058938" calcext:value-type="float">
            <text:p><text:s/>77.66 </text:p>
          </table:table-cell>
          <table:table-cell office:value-type="float" office:value="103.933743578244" calcext:value-type="float">
            <text:p><text:s/>103.93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12-2013</text:p>
          </table:table-cell>
          <table:table-cell office:value-type="float" office:value="52888383" calcext:value-type="float">
            <text:p><text:s/>52,888,383 </text:p>
          </table:table-cell>
          <table:table-cell office:value-type="float" office:value="158.703396518561" calcext:value-type="float">
            <text:p><text:s/>158.70 </text:p>
          </table:table-cell>
          <table:table-cell office:value-type="float" office:value="212.403664631758" calcext:value-type="float">
            <text:p><text:s/>212.40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12-2013</text:p>
          </table:table-cell>
          <table:table-cell office:value-type="float" office:value="2310597" calcext:value-type="float">
            <text:p><text:s/>2,310,597 </text:p>
          </table:table-cell>
          <table:table-cell office:value-type="float" office:value="68.5494704364079" calcext:value-type="float">
            <text:p><text:s/>68.55 </text:p>
          </table:table-cell>
          <table:table-cell office:value-type="float" office:value="91.7444682890357" calcext:value-type="float">
            <text:p><text:s/>91.74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12-2013</text:p>
          </table:table-cell>
          <table:table-cell office:value-type="float" office:value="706579" calcext:value-type="float">
            <text:p><text:s/>706,579 </text:p>
          </table:table-cell>
          <table:table-cell office:value-type="float" office:value="54.6930102949145" calcext:value-type="float">
            <text:p><text:s/>54.69 </text:p>
          </table:table-cell>
          <table:table-cell office:value-type="float" office:value="73.1994152061115" calcext:value-type="float">
            <text:p><text:s/>73.20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12-2013</text:p>
          </table:table-cell>
          <table:table-cell office:value-type="float" office:value="849064" calcext:value-type="float">
            <text:p><text:s/>849,064 </text:p>
          </table:table-cell>
          <table:table-cell office:value-type="float" office:value="63.0243467933492" calcext:value-type="float">
            <text:p><text:s/>63.02 </text:p>
          </table:table-cell>
          <table:table-cell office:value-type="float" office:value="84.3498155275116" calcext:value-type="float">
            <text:p><text:s/>84.35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12-2013</text:p>
          </table:table-cell>
          <table:table-cell office:value-type="float" office:value="802406" calcext:value-type="float">
            <text:p><text:s/>802,406 </text:p>
          </table:table-cell>
          <table:table-cell office:value-type="float" office:value="90.3305189688168" calcext:value-type="float">
            <text:p><text:s/>90.33 </text:p>
          </table:table-cell>
          <table:table-cell office:value-type="float" office:value="120.895542741716" calcext:value-type="float">
            <text:p><text:s/>120.90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12-2013</text:p>
          </table:table-cell>
          <table:table-cell office:value-type="float" office:value="1459846" calcext:value-type="float">
            <text:p><text:s/>1,459,846 </text:p>
          </table:table-cell>
          <table:table-cell office:value-type="float" office:value="45.3748795573928" calcext:value-type="float">
            <text:p><text:s/>45.37 </text:p>
          </table:table-cell>
          <table:table-cell office:value-type="float" office:value="60.7283203235521" calcext:value-type="float">
            <text:p><text:s/>60.73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12-2013</text:p>
          </table:table-cell>
          <table:table-cell office:value-type="float" office:value="1470614" calcext:value-type="float">
            <text:p><text:s/>1,470,614 </text:p>
          </table:table-cell>
          <table:table-cell office:value-type="float" office:value="133.58288672904" calcext:value-type="float">
            <text:p><text:s/>133.58 </text:p>
          </table:table-cell>
          <table:table-cell office:value-type="float" office:value="178.783159628337" calcext:value-type="float">
            <text:p><text:s/>178.78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12-2013</text:p>
          </table:table-cell>
          <table:table-cell office:value-type="float" office:value="2875148" calcext:value-type="float">
            <text:p><text:s/>2,875,148 </text:p>
          </table:table-cell>
          <table:table-cell office:value-type="float" office:value="30.0665927676573" calcext:value-type="float">
            <text:p><text:s/>30.07 </text:p>
          </table:table-cell>
          <table:table-cell office:value-type="float" office:value="40.2401878405559" calcext:value-type="float">
            <text:p><text:s/>40.24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12-2013</text:p>
          </table:table-cell>
          <table:table-cell office:value-type="float" office:value="1223835" calcext:value-type="float">
            <text:p><text:s/>1,223,835 </text:p>
          </table:table-cell>
          <table:table-cell office:value-type="float" office:value="81.16693195384" calcext:value-type="float">
            <text:p><text:s/>81.17 </text:p>
          </table:table-cell>
          <table:table-cell office:value-type="float" office:value="108.631284346179" calcext:value-type="float">
            <text:p><text:s/>108.63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12-2013</text:p>
          </table:table-cell>
          <table:table-cell office:value-type="float" office:value="1990529" calcext:value-type="float">
            <text:p><text:s/>1,990,529 </text:p>
          </table:table-cell>
          <table:table-cell office:value-type="float" office:value="103.366516072078" calcext:value-type="float">
            <text:p><text:s/>103.37 </text:p>
          </table:table-cell>
          <table:table-cell office:value-type="float" office:value="138.342513742981" calcext:value-type="float">
            <text:p><text:s/>138.34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12-2013</text:p>
          </table:table-cell>
          <table:table-cell office:value-type="float" office:value="1878301" calcext:value-type="float">
            <text:p><text:s/>1,878,301 </text:p>
          </table:table-cell>
          <table:table-cell office:value-type="float" office:value="150.97668997669" calcext:value-type="float">
            <text:p><text:s/>150.98 </text:p>
          </table:table-cell>
          <table:table-cell office:value-type="float" office:value="202.062482142726" calcext:value-type="float">
            <text:p><text:s/>202.06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12-2013</text:p>
          </table:table-cell>
          <table:table-cell office:value-type="float" office:value="723221" calcext:value-type="float">
            <text:p><text:s/>723,221 </text:p>
          </table:table-cell>
          <table:table-cell office:value-type="float" office:value="58.0154821113429" calcext:value-type="float">
            <text:p><text:s/>58.02 </text:p>
          </table:table-cell>
          <table:table-cell office:value-type="float" office:value="77.6461076205526" calcext:value-type="float">
            <text:p><text:s/>77.65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12-2013</text:p>
          </table:table-cell>
          <table:table-cell office:value-type="float" office:value="987761" calcext:value-type="float">
            <text:p><text:s/>987,761 </text:p>
          </table:table-cell>
          <table:table-cell office:value-type="float" office:value="62.2996531062756" calcext:value-type="float">
            <text:p><text:s/>62.30 </text:p>
          </table:table-cell>
          <table:table-cell office:value-type="float" office:value="83.3799081515726" calcext:value-type="float">
            <text:p><text:s/>83.38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12-2013</text:p>
          </table:table-cell>
          <table:table-cell office:value-type="float" office:value="1810913" calcext:value-type="float">
            <text:p><text:s/>1,810,913 </text:p>
          </table:table-cell>
          <table:table-cell office:value-type="float" office:value="53.2637136386364" calcext:value-type="float">
            <text:p><text:s/>53.26 </text:p>
          </table:table-cell>
          <table:table-cell office:value-type="float" office:value="71.2864892429682" calcext:value-type="float">
            <text:p><text:s/>71.29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12-2013</text:p>
          </table:table-cell>
          <table:table-cell office:value-type="float" office:value="1682533" calcext:value-type="float">
            <text:p><text:s/>1,682,533 </text:p>
          </table:table-cell>
          <table:table-cell office:value-type="float" office:value="69.4830889944249" calcext:value-type="float">
            <text:p><text:s/>69.48 </text:p>
          </table:table-cell>
          <table:table-cell office:value-type="float" office:value="92.9939941809901" calcext:value-type="float">
            <text:p><text:s/>92.99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12-2013</text:p>
          </table:table-cell>
          <table:table-cell office:value-type="float" office:value="1133875" calcext:value-type="float">
            <text:p><text:s/>1,133,875 </text:p>
          </table:table-cell>
          <table:table-cell office:value-type="float" office:value="60.6642234230378" calcext:value-type="float">
            <text:p><text:s/>60.66 </text:p>
          </table:table-cell>
          <table:table-cell office:value-type="float" office:value="81.1911001891252" calcext:value-type="float">
            <text:p><text:s/>81.19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12-2013</text:p>
          </table:table-cell>
          <table:table-cell office:value-type="float" office:value="3086433" calcext:value-type="float">
            <text:p><text:s/>3,086,433 </text:p>
          </table:table-cell>
          <table:table-cell office:value-type="float" office:value="48.8939881188119" calcext:value-type="float">
            <text:p><text:s/>48.89 </text:p>
          </table:table-cell>
          <table:table-cell office:value-type="float" office:value="65.4381852103756" calcext:value-type="float">
            <text:p><text:s/>65.44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12-2013</text:p>
          </table:table-cell>
          <table:table-cell office:value-type="float" office:value="1939784" calcext:value-type="float">
            <text:p><text:s/>1,939,784 </text:p>
          </table:table-cell>
          <table:table-cell office:value-type="float" office:value="68.3166866239346" calcext:value-type="float">
            <text:p><text:s/>68.32 </text:p>
          </table:table-cell>
          <table:table-cell office:value-type="float" office:value="91.4329177115376" calcext:value-type="float">
            <text:p><text:s/>91.43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12-2013</text:p>
          </table:table-cell>
          <table:table-cell office:value-type="float" office:value="1515645" calcext:value-type="float">
            <text:p><text:s/>1,515,645 </text:p>
          </table:table-cell>
          <table:table-cell office:value-type="float" office:value="64.8265611633875" calcext:value-type="float">
            <text:p><text:s/>64.83 </text:p>
          </table:table-cell>
          <table:table-cell office:value-type="float" office:value="86.7618429008727" calcext:value-type="float">
            <text:p><text:s/>86.76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12-2013</text:p>
          </table:table-cell>
          <table:table-cell office:value-type="float" office:value="2792319" calcext:value-type="float">
            <text:p><text:s/>2,792,319 </text:p>
          </table:table-cell>
          <table:table-cell office:value-type="float" office:value="77.7479883057219" calcext:value-type="float">
            <text:p><text:s/>77.75 </text:p>
          </table:table-cell>
          <table:table-cell office:value-type="float" office:value="104.055477048035" calcext:value-type="float">
            <text:p><text:s/>104.06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12-2013</text:p>
          </table:table-cell>
          <table:table-cell office:value-type="float" office:value="35539000" calcext:value-type="float">
            <text:p><text:s/>35,539,000 </text:p>
          </table:table-cell>
          <table:table-cell office:value-type="float" office:value="84.3828057478797" calcext:value-type="float">
            <text:p><text:s/>84.38 </text:p>
          </table:table-cell>
          <table:table-cell office:value-type="float" office:value="112.935309299844" calcext:value-type="float">
            <text:p><text:s/>112.94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12-2013</text:p>
          </table:table-cell>
          <table:table-cell office:value-type="float" office:value="2388294" calcext:value-type="float">
            <text:p><text:s/>2,388,294 </text:p>
          </table:table-cell>
          <table:table-cell office:value-type="float" office:value="69.0278331743692" calcext:value-type="float">
            <text:p><text:s/>69.03 </text:p>
          </table:table-cell>
          <table:table-cell office:value-type="float" office:value="92.3846940232996" calcext:value-type="float">
            <text:p><text:s/>92.38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12-2013</text:p>
          </table:table-cell>
          <table:table-cell office:value-type="float" office:value="784006" calcext:value-type="float">
            <text:p><text:s/>784,006 </text:p>
          </table:table-cell>
          <table:table-cell office:value-type="float" office:value="105.136918331769" calcext:value-type="float">
            <text:p><text:s/>105.14 </text:p>
          </table:table-cell>
          <table:table-cell office:value-type="float" office:value="140.71196478234" calcext:value-type="float">
            <text:p><text:s/>140.71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734238" calcext:value-type="float">
            <text:p><text:s/>734,238 </text:p>
          </table:table-cell>
          <table:table-cell office:value-type="float" office:value="78.8062681120532" calcext:value-type="float">
            <text:p><text:s/>78.81 </text:p>
          </table:table-cell>
          <table:table-cell office:value-type="float" office:value="105.471845657665" calcext:value-type="float">
            <text:p><text:s/>105.47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4230149" calcext:value-type="float">
            <text:p><text:s/>4,230,149 </text:p>
          </table:table-cell>
          <table:table-cell office:value-type="float" office:value="45.3606095050184" calcext:value-type="float">
            <text:p><text:s/>45.36 </text:p>
          </table:table-cell>
          <table:table-cell office:value-type="float" office:value="60.7092217315541" calcext:value-type="float">
            <text:p><text:s/>60.71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12-2013</text:p>
          </table:table-cell>
          <table:table-cell office:value-type="float" office:value="1234306" calcext:value-type="float">
            <text:p><text:s/>1,234,306 </text:p>
          </table:table-cell>
          <table:table-cell office:value-type="float" office:value="55.8762335898597" calcext:value-type="float">
            <text:p><text:s/>55.88 </text:p>
          </table:table-cell>
          <table:table-cell office:value-type="float" office:value="74.783004275011" calcext:value-type="float">
            <text:p><text:s/>74.78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12-2013</text:p>
          </table:table-cell>
          <table:table-cell office:value-type="float" office:value="4640523" calcext:value-type="float">
            <text:p><text:s/>4,640,523 </text:p>
          </table:table-cell>
          <table:table-cell office:value-type="float" office:value="59.8383386416681" calcext:value-type="float">
            <text:p><text:s/>59.84 </text:p>
          </table:table-cell>
          <table:table-cell office:value-type="float" office:value="80.0857618159417" calcext:value-type="float">
            <text:p><text:s/>80.09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12-2013</text:p>
          </table:table-cell>
          <table:table-cell office:value-type="float" office:value="1502698" calcext:value-type="float">
            <text:p><text:s/>1,502,698 </text:p>
          </table:table-cell>
          <table:table-cell office:value-type="float" office:value="52.0144686742818" calcext:value-type="float">
            <text:p><text:s/>52.01 </text:p>
          </table:table-cell>
          <table:table-cell office:value-type="float" office:value="69.6145388356518" calcext:value-type="float">
            <text:p><text:s/>69.61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12-2013</text:p>
          </table:table-cell>
          <table:table-cell office:value-type="float" office:value="1377609" calcext:value-type="float">
            <text:p><text:s/>1,377,609 </text:p>
          </table:table-cell>
          <table:table-cell office:value-type="float" office:value="58.7591810620601" calcext:value-type="float">
            <text:p><text:s/>58.76 </text:p>
          </table:table-cell>
          <table:table-cell office:value-type="float" office:value="78.6414510472238" calcext:value-type="float">
            <text:p><text:s/>78.64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12-2013</text:p>
          </table:table-cell>
          <table:table-cell office:value-type="float" office:value="2185402" calcext:value-type="float">
            <text:p><text:s/>2,185,402 </text:p>
          </table:table-cell>
          <table:table-cell office:value-type="float" office:value="51.0464822946837" calcext:value-type="float">
            <text:p><text:s/>51.05 </text:p>
          </table:table-cell>
          <table:table-cell office:value-type="float" office:value="68.319016125675" calcext:value-type="float">
            <text:p><text:s/>68.32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12-2013</text:p>
          </table:table-cell>
          <table:table-cell office:value-type="float" office:value="1572654" calcext:value-type="float">
            <text:p><text:s/>1,572,654 </text:p>
          </table:table-cell>
          <table:table-cell office:value-type="float" office:value="48.9740284005979" calcext:value-type="float">
            <text:p><text:s/>48.97 </text:p>
          </table:table-cell>
          <table:table-cell office:value-type="float" office:value="65.5453086213577" calcext:value-type="float">
            <text:p><text:s/>65.55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12-2013</text:p>
          </table:table-cell>
          <table:table-cell office:value-type="float" office:value="1545796" calcext:value-type="float">
            <text:p><text:s/>1,545,796 </text:p>
          </table:table-cell>
          <table:table-cell office:value-type="float" office:value="82.7602527037156" calcext:value-type="float">
            <text:p><text:s/>82.76 </text:p>
          </table:table-cell>
          <table:table-cell office:value-type="float" office:value="110.763735028593" calcext:value-type="float">
            <text:p><text:s/>110.76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12-2013</text:p>
          </table:table-cell>
          <table:table-cell office:value-type="float" office:value="9021686" calcext:value-type="float">
            <text:p><text:s/>9,021,686 </text:p>
          </table:table-cell>
          <table:table-cell office:value-type="float" office:value="72.4482116184572" calcext:value-type="float">
            <text:p><text:s/>72.45 </text:p>
          </table:table-cell>
          <table:table-cell office:value-type="float" office:value="96.9624216075154" calcext:value-type="float">
            <text:p><text:s/>96.96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30"/>
          <table:table-cell table:style-name="ce4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12-2013</text:p>
          </table:table-cell>
          <table:table-cell office:value-type="float" office:value="10422301" calcext:value-type="float">
            <text:p><text:s/>10,422,301 </text:p>
          </table:table-cell>
          <table:table-cell office:value-type="float" office:value="78.5290802371929" calcext:value-type="float">
            <text:p><text:s/>78.53 </text:p>
          </table:table-cell>
          <table:table-cell office:value-type="float" office:value="105.100866071196" calcext:value-type="float">
            <text:p><text:s/>105.10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12-2013</text:p>
          </table:table-cell>
          <table:table-cell office:value-type="float" office:value="835210" calcext:value-type="float">
            <text:p><text:s/>835,210 </text:p>
          </table:table-cell>
          <table:table-cell office:value-type="float" office:value="120.573119676628" calcext:value-type="float">
            <text:p><text:s/>120.57 </text:p>
          </table:table-cell>
          <table:table-cell office:value-type="float" office:value="161.371294107143" calcext:value-type="float">
            <text:p><text:s/>161.37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12-2013</text:p>
          </table:table-cell>
          <table:table-cell office:value-type="float" office:value="896190" calcext:value-type="float">
            <text:p><text:s/>896,190 </text:p>
          </table:table-cell>
          <table:table-cell office:value-type="float" office:value="73.8273333882527" calcext:value-type="float">
            <text:p><text:s/>73.83 </text:p>
          </table:table-cell>
          <table:table-cell office:value-type="float" office:value="98.8081950711208" calcext:value-type="float">
            <text:p><text:s/>98.81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12-2013</text:p>
          </table:table-cell>
          <table:table-cell office:value-type="float" office:value="1927825" calcext:value-type="float">
            <text:p><text:s/>1,927,825 </text:p>
          </table:table-cell>
          <table:table-cell office:value-type="float" office:value="43.1329007718984" calcext:value-type="float">
            <text:p><text:s/>43.13 </text:p>
          </table:table-cell>
          <table:table-cell office:value-type="float" office:value="57.7277260041358" calcext:value-type="float">
            <text:p><text:s/>57.73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12-2013</text:p>
          </table:table-cell>
          <table:table-cell office:value-type="float" office:value="1947467" calcext:value-type="float">
            <text:p><text:s/>1,947,467 </text:p>
          </table:table-cell>
          <table:table-cell office:value-type="float" office:value="51.1454946555664" calcext:value-type="float">
            <text:p><text:s/>51.15 </text:p>
          </table:table-cell>
          <table:table-cell office:value-type="float" office:value="68.4515311742288" calcext:value-type="float">
            <text:p><text:s/>68.45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12-2013</text:p>
          </table:table-cell>
          <table:table-cell office:value-type="float" office:value="2795368" calcext:value-type="float">
            <text:p><text:s/>2,795,368 </text:p>
          </table:table-cell>
          <table:table-cell office:value-type="float" office:value="50.3860559851475" calcext:value-type="float">
            <text:p><text:s/>50.39 </text:p>
          </table:table-cell>
          <table:table-cell office:value-type="float" office:value="67.4351221987526" calcext:value-type="float">
            <text:p><text:s/>67.44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12-2013</text:p>
          </table:table-cell>
          <table:table-cell office:value-type="float" office:value="1253539" calcext:value-type="float">
            <text:p><text:s/>1,253,539 </text:p>
          </table:table-cell>
          <table:table-cell office:value-type="float" office:value="70.8094108343219" calcext:value-type="float">
            <text:p><text:s/>70.81 </text:p>
          </table:table-cell>
          <table:table-cell office:value-type="float" office:value="94.7691018690117" calcext:value-type="float">
            <text:p><text:s/>94.77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12-2013</text:p>
          </table:table-cell>
          <table:table-cell office:value-type="float" office:value="2568036" calcext:value-type="float">
            <text:p><text:s/>2,568,036 </text:p>
          </table:table-cell>
          <table:table-cell office:value-type="float" office:value="62.9482302186489" calcext:value-type="float">
            <text:p><text:s/>62.95 </text:p>
          </table:table-cell>
          <table:table-cell office:value-type="float" office:value="84.247943483433" calcext:value-type="float">
            <text:p><text:s/>84.25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12-2013</text:p>
          </table:table-cell>
          <table:table-cell office:value-type="float" office:value="1069805" calcext:value-type="float">
            <text:p><text:s/>1,069,805 </text:p>
          </table:table-cell>
          <table:table-cell office:value-type="float" office:value="36.1860708970369" calcext:value-type="float">
            <text:p><text:s/>36.19 </text:p>
          </table:table-cell>
          <table:table-cell office:value-type="float" office:value="48.4303060662998" calcext:value-type="float">
            <text:p><text:s/>48.43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7098224" calcext:value-type="float">
            <text:p><text:s/>7,098,224 </text:p>
          </table:table-cell>
          <table:table-cell office:value-type="float" office:value="106.85590413681" calcext:value-type="float">
            <text:p><text:s/>106.86 </text:p>
          </table:table-cell>
          <table:table-cell office:value-type="float" office:value="143.012601646139" calcext:value-type="float">
            <text:p><text:s/>143.01 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table:style-name="ce9" office:value-type="string" calcext:value-type="string">
            <text:p>2011-2012</text:p>
          </table:table-cell>
          <table:table-cell table:style-name="ce15" office:value-type="float" office:value="18584977" calcext:value-type="float">
            <text:p><text:s/>$18,584,977 </text:p>
          </table:table-cell>
          <table:table-cell table:style-name="ce27" office:value-type="float" office:value="129.544533820331" calcext:value-type="float">
            <text:p><text:s/>$129.54 </text:p>
          </table:table-cell>
          <table:table-cell office:value-type="float" office:value="160.281743485642" calcext:value-type="float">
            <text:p><text:s/>160.28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588576" calcext:value-type="float">
            <text:p><text:s/>588,576 </text:p>
          </table:table-cell>
          <table:table-cell office:value-type="float" office:value="95.906143066645" calcext:value-type="float">
            <text:p><text:s/>95.91 </text:p>
          </table:table-cell>
          <table:table-cell office:value-type="float" office:value="118.661925504515" calcext:value-type="float">
            <text:p><text:s/>118.66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275463" calcext:value-type="float">
            <text:p><text:s/>1,275,463 </text:p>
          </table:table-cell>
          <table:table-cell office:value-type="float" office:value="71.7358267716535" calcext:value-type="float">
            <text:p><text:s/>71.74 </text:p>
          </table:table-cell>
          <table:table-cell office:value-type="float" office:value="88.7566850276478" calcext:value-type="float">
            <text:p><text:s/>88.76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02551" calcext:value-type="float">
            <text:p><text:s/>402,551 </text:p>
          </table:table-cell>
          <table:table-cell office:value-type="float" office:value="58.5018165964249" calcext:value-type="float">
            <text:p><text:s/>58.50 </text:p>
          </table:table-cell>
          <table:table-cell office:value-type="float" office:value="72.3826230611717" calcext:value-type="float">
            <text:p><text:s/>72.38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913675" calcext:value-type="float">
            <text:p><text:s/>4,913,675 </text:p>
          </table:table-cell>
          <table:table-cell office:value-type="float" office:value="110.491668727935" calcext:value-type="float">
            <text:p><text:s/>110.49 </text:p>
          </table:table-cell>
          <table:table-cell office:value-type="float" office:value="136.708178894785" calcext:value-type="float">
            <text:p><text:s/>136.71 </text:p>
          </table:table-cell>
        </table:table-row>
        <table:table-row table:style-name="ro1">
          <table:table-cell table:style-name="ce1"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4934803" calcext:value-type="float">
            <text:p><text:s/>14,934,803 </text:p>
          </table:table-cell>
          <table:table-cell office:value-type="float" office:value="66.113037742698" calcext:value-type="float">
            <text:p><text:s/>66.11 </text:p>
          </table:table-cell>
          <table:table-cell office:value-type="float" office:value="81.7997691143691" calcext:value-type="float">
            <text:p><text:s/>81.80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638671" calcext:value-type="float">
            <text:p><text:s/>1,638,671 </text:p>
          </table:table-cell>
          <table:table-cell office:value-type="float" office:value="93.339655958077" calcext:value-type="float">
            <text:p><text:s/>93.34 </text:p>
          </table:table-cell>
          <table:table-cell office:value-type="float" office:value="115.486484470737" calcext:value-type="float">
            <text:p><text:s/>115.49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609895" calcext:value-type="float">
            <text:p><text:s/>609,895 </text:p>
          </table:table-cell>
          <table:table-cell office:value-type="float" office:value="100.114084044649" calcext:value-type="float">
            <text:p><text:s/>100.11 </text:p>
          </table:table-cell>
          <table:table-cell office:value-type="float" office:value="123.868290424354" calcext:value-type="float">
            <text:p><text:s/>123.87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620243" calcext:value-type="float">
            <text:p><text:s/>4,620,243 </text:p>
          </table:table-cell>
          <table:table-cell office:value-type="float" office:value="106.624273054556" calcext:value-type="float">
            <text:p><text:s/>106.62 </text:p>
          </table:table-cell>
          <table:table-cell office:value-type="float" office:value="131.923160932253" calcext:value-type="float">
            <text:p><text:s/>131.92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530907" calcext:value-type="float">
            <text:p><text:s/>530,907 </text:p>
          </table:table-cell>
          <table:table-cell office:value-type="float" office:value="89.2880928355197" calcext:value-type="float">
            <text:p><text:s/>89.29 </text:p>
          </table:table-cell>
          <table:table-cell office:value-type="float" office:value="110.473601395128" calcext:value-type="float">
            <text:p><text:s/>110.47 </text:p>
          </table:table-cell>
        </table:table-row>
        <table:table-row table:style-name="ro1">
          <table:table-cell table:style-name="ce1"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170535" calcext:value-type="float">
            <text:p><text:s/>2,170,535 </text:p>
          </table:table-cell>
          <table:table-cell office:value-type="float" office:value="94.9241231522785" calcext:value-type="float">
            <text:p><text:s/>94.92 </text:p>
          </table:table-cell>
          <table:table-cell office:value-type="float" office:value="117.446900374774" calcext:value-type="float">
            <text:p><text:s/>117.45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130814" calcext:value-type="float">
            <text:p><text:s/>3,130,814 </text:p>
          </table:table-cell>
          <table:table-cell office:value-type="float" office:value="249.129784355853" calcext:value-type="float">
            <text:p><text:s/>249.13 </text:p>
          </table:table-cell>
          <table:table-cell office:value-type="float" office:value="308.241150847317" calcext:value-type="float">
            <text:p><text:s/>308.24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840580" calcext:value-type="float">
            <text:p><text:s/>840,580 </text:p>
          </table:table-cell>
          <table:table-cell office:value-type="float" office:value="96.8410138248848" calcext:value-type="float">
            <text:p><text:s/>96.84 </text:p>
          </table:table-cell>
          <table:table-cell office:value-type="float" office:value="119.818614333024" calcext:value-type="float">
            <text:p><text:s/>119.82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265113" calcext:value-type="float">
            <text:p><text:s/>2,265,113 </text:p>
          </table:table-cell>
          <table:table-cell office:value-type="float" office:value="88.8837309684508" calcext:value-type="float">
            <text:p><text:s/>88.88 </text:p>
          </table:table-cell>
          <table:table-cell office:value-type="float" office:value="109.973296031856" calcext:value-type="float">
            <text:p><text:s/>109.97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593157" calcext:value-type="float">
            <text:p><text:s/>593,157 </text:p>
          </table:table-cell>
          <table:table-cell office:value-type="float" office:value="83.2501052631579" calcext:value-type="float">
            <text:p><text:s/>83.25 </text:p>
          </table:table-cell>
          <table:table-cell office:value-type="float" office:value="103.002972209144" calcext:value-type="float">
            <text:p><text:s/>103.00 </text:p>
          </table:table-cell>
        </table:table-row>
        <table:table-row table:style-name="ro1">
          <table:table-cell table:style-name="ce1"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313777" calcext:value-type="float">
            <text:p><text:s/>20,313,777 </text:p>
          </table:table-cell>
          <table:table-cell office:value-type="float" office:value="147.874217453338" calcext:value-type="float">
            <text:p><text:s/>147.87 </text:p>
          </table:table-cell>
          <table:table-cell office:value-type="float" office:value="182.960536357854" calcext:value-type="float">
            <text:p><text:s/>182.96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767164" calcext:value-type="float">
            <text:p><text:s/>3,767,164 </text:p>
          </table:table-cell>
          <table:table-cell office:value-type="float" office:value="75.2574864654294" calcext:value-type="float">
            <text:p><text:s/>75.26 </text:p>
          </table:table-cell>
          <table:table-cell office:value-type="float" office:value="93.113933759303" calcext:value-type="float">
            <text:p><text:s/>93.11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81746" calcext:value-type="float">
            <text:p><text:s/>2,081,746 </text:p>
          </table:table-cell>
          <table:table-cell office:value-type="float" office:value="91.3888230387638" calcext:value-type="float">
            <text:p><text:s/>91.39 </text:p>
          </table:table-cell>
          <table:table-cell office:value-type="float" office:value="113.072774742233" calcext:value-type="float">
            <text:p><text:s/>113.07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42821" calcext:value-type="float">
            <text:p><text:s/>342,821 </text:p>
          </table:table-cell>
          <table:table-cell office:value-type="float" office:value="47.6338752257885" calcext:value-type="float">
            <text:p><text:s/>47.63 </text:p>
          </table:table-cell>
          <table:table-cell office:value-type="float" office:value="58.936030297935" calcext:value-type="float">
            <text:p><text:s/>58.94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578897" calcext:value-type="float">
            <text:p><text:s/>4,578,897 </text:p>
          </table:table-cell>
          <table:table-cell office:value-type="float" office:value="59.8955760778568" calcext:value-type="float">
            <text:p><text:s/>59.90 </text:p>
          </table:table-cell>
          <table:table-cell office:value-type="float" office:value="74.107081771204" calcext:value-type="float">
            <text:p><text:s/>74.11 </text:p>
          </table:table-cell>
        </table:table-row>
        <table:table-row table:style-name="ro1">
          <table:table-cell table:style-name="ce1"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607800" calcext:value-type="float">
            <text:p><text:s/>4,607,800 </text:p>
          </table:table-cell>
          <table:table-cell office:value-type="float" office:value="117.967229902714" calcext:value-type="float">
            <text:p><text:s/>117.97 </text:p>
          </table:table-cell>
          <table:table-cell office:value-type="float" office:value="145.957476748517" calcext:value-type="float">
            <text:p><text:s/>145.96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010847" calcext:value-type="float">
            <text:p><text:s/>4,010,847 </text:p>
          </table:table-cell>
          <table:table-cell office:value-type="float" office:value="275.849174690509" calcext:value-type="float">
            <text:p><text:s/>275.85 </text:p>
          </table:table-cell>
          <table:table-cell office:value-type="float" office:value="341.300287666257" calcext:value-type="float">
            <text:p><text:s/>341.30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366874" calcext:value-type="float">
            <text:p><text:s/>1,366,874 </text:p>
          </table:table-cell>
          <table:table-cell office:value-type="float" office:value="98.3221119263415" calcext:value-type="float">
            <text:p><text:s/>98.32 </text:p>
          </table:table-cell>
          <table:table-cell office:value-type="float" office:value="121.651134617547" calcext:value-type="float">
            <text:p><text:s/>121.65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5934147" calcext:value-type="float">
            <text:p><text:s/>15,934,147 </text:p>
          </table:table-cell>
          <table:table-cell office:value-type="float" office:value="88.020831146735" calcext:value-type="float">
            <text:p><text:s/>88.02 </text:p>
          </table:table-cell>
          <table:table-cell office:value-type="float" office:value="108.905654782941" calcext:value-type="float">
            <text:p><text:s/>108.91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1979696" calcext:value-type="float">
            <text:p><text:s/>11,979,696 </text:p>
          </table:table-cell>
          <table:table-cell office:value-type="float" office:value="49.1001332049101" calcext:value-type="float">
            <text:p><text:s/>49.10 </text:p>
          </table:table-cell>
          <table:table-cell office:value-type="float" office:value="60.7501893238904" calcext:value-type="float">
            <text:p><text:s/>60.75 </text:p>
          </table:table-cell>
        </table:table-row>
        <table:table-row table:style-name="ro1">
          <table:table-cell table:style-name="ce1"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table:style-name="ce1" office:value-type="string" calcext:value-type="string">
            <text:p>Nort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587251" calcext:value-type="float">
            <text:p><text:s/>587,251 </text:p>
          </table:table-cell>
          <table:table-cell office:value-type="float" office:value="143.266894364479" calcext:value-type="float">
            <text:p><text:s/>143.27 </text:p>
          </table:table-cell>
          <table:table-cell office:value-type="float" office:value="177.26002738456" calcext:value-type="float">
            <text:p><text:s/>177.26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783705" calcext:value-type="float">
            <text:p><text:s/>2,783,705 </text:p>
          </table:table-cell>
          <table:table-cell office:value-type="float" office:value="84.4878293067865" calcext:value-type="float">
            <text:p><text:s/>84.49 </text:p>
          </table:table-cell>
          <table:table-cell office:value-type="float" office:value="104.534372738495" calcext:value-type="float">
            <text:p><text:s/>104.53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384041" calcext:value-type="float">
            <text:p><text:s/>1,384,041 </text:p>
          </table:table-cell>
          <table:table-cell office:value-type="float" office:value="113.075245098039" calcext:value-type="float">
            <text:p><text:s/>113.08 </text:p>
          </table:table-cell>
          <table:table-cell office:value-type="float" office:value="139.904763982682" calcext:value-type="float">
            <text:p><text:s/>139.90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641706" calcext:value-type="float">
            <text:p><text:s/>7,641,706 </text:p>
          </table:table-cell>
          <table:table-cell office:value-type="float" office:value="79.2971318279927" calcext:value-type="float">
            <text:p><text:s/>79.30 </text:p>
          </table:table-cell>
          <table:table-cell office:value-type="float" office:value="98.1120713316173" calcext:value-type="float">
            <text:p><text:s/>98.11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965448" calcext:value-type="float">
            <text:p><text:s/>965,448 </text:p>
          </table:table-cell>
          <table:table-cell office:value-type="float" office:value="58.3987418340189" calcext:value-type="float">
            <text:p><text:s/>58.40 </text:p>
          </table:table-cell>
          <table:table-cell office:value-type="float" office:value="72.2550916081601" calcext:value-type="float">
            <text:p><text:s/>72.26 </text:p>
          </table:table-cell>
        </table:table-row>
        <table:table-row table:style-name="ro1">
          <table:table-cell table:style-name="ce1"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5179824" calcext:value-type="float">
            <text:p><text:s/>15,179,824 </text:p>
          </table:table-cell>
          <table:table-cell office:value-type="float" office:value="73.6034290479931" calcext:value-type="float">
            <text:p><text:s/>73.60 </text:p>
          </table:table-cell>
          <table:table-cell office:value-type="float" office:value="91.0674158640768" calcext:value-type="float">
            <text:p><text:s/>91.07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1255775" calcext:value-type="float">
            <text:p><text:s/>11,255,775 </text:p>
          </table:table-cell>
          <table:table-cell office:value-type="float" office:value="115.793006604531" calcext:value-type="float">
            <text:p><text:s/>115.79 </text:p>
          </table:table-cell>
          <table:table-cell office:value-type="float" office:value="143.267372498783" calcext:value-type="float">
            <text:p><text:s/>143.27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405032" calcext:value-type="float">
            <text:p><text:s/>2,405,032 </text:p>
          </table:table-cell>
          <table:table-cell office:value-type="float" office:value="96.3168602322787" calcext:value-type="float">
            <text:p><text:s/>96.32 </text:p>
          </table:table-cell>
          <table:table-cell office:value-type="float" office:value="119.170094096781" calcext:value-type="float">
            <text:p><text:s/>119.17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345947" calcext:value-type="float">
            <text:p><text:s/>2,345,947 </text:p>
          </table:table-cell>
          <table:table-cell office:value-type="float" office:value="96.8519114854265" calcext:value-type="float">
            <text:p><text:s/>96.85 </text:p>
          </table:table-cell>
          <table:table-cell office:value-type="float" office:value="119.832097696467" calcext:value-type="float">
            <text:p><text:s/>119.83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5312121" calcext:value-type="float">
            <text:p><text:s/>5,312,121 </text:p>
          </table:table-cell>
          <table:table-cell office:value-type="float" office:value="61.9908626242823" calcext:value-type="float">
            <text:p><text:s/>61.99 </text:p>
          </table:table-cell>
          <table:table-cell office:value-type="float" office:value="76.6995198375517" calcext:value-type="float">
            <text:p><text:s/>76.70 </text:p>
          </table:table-cell>
        </table:table-row>
        <table:table-row table:style-name="ro1">
          <table:table-cell table:style-name="ce1"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458232" calcext:value-type="float">
            <text:p><text:s/>20,458,232 </text:p>
          </table:table-cell>
          <table:table-cell office:value-type="float" office:value="46.364685458905" calcext:value-type="float">
            <text:p><text:s/>46.36 </text:p>
          </table:table-cell>
          <table:table-cell office:value-type="float" office:value="57.3656981299072" calcext:value-type="float">
            <text:p><text:s/>57.37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941236" calcext:value-type="float">
            <text:p><text:s/>1,941,236 </text:p>
          </table:table-cell>
          <table:table-cell office:value-type="float" office:value="92.0060666382293" calcext:value-type="float">
            <text:p><text:s/>92.01 </text:p>
          </table:table-cell>
          <table:table-cell office:value-type="float" office:value="113.836472579263" calcext:value-type="float">
            <text:p><text:s/>113.84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652508" calcext:value-type="float">
            <text:p><text:s/>652,508 </text:p>
          </table:table-cell>
          <table:table-cell office:value-type="float" office:value="45.7707631874299" calcext:value-type="float">
            <text:p><text:s/>45.77 </text:p>
          </table:table-cell>
          <table:table-cell office:value-type="float" office:value="56.6308551044268" calcext:value-type="float">
            <text:p><text:s/>56.63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table:style-name="ce9" office:value-type="string" calcext:value-type="string">
            <text:p>2011-2012</text:p>
          </table:table-cell>
          <table:table-cell table:style-name="ce17" office:value-type="float" office:value="1762070" calcext:value-type="float">
            <text:p><text:s/>1,762,070 </text:p>
          </table:table-cell>
          <table:table-cell office:value-type="float" office:value="67.3393969503573" calcext:value-type="float">
            <text:p><text:s/>67.34 </text:p>
          </table:table-cell>
          <table:table-cell office:value-type="float" office:value="83.3171082574929" calcext:value-type="float">
            <text:p><text:s/>83.32 </text:p>
          </table:table-cell>
        </table:table-row>
        <table:table-row table:style-name="ro2" table:number-rows-repeated="3">
          <table:table-cell table:style-name="ce3" table:number-columns-repeated="5"/>
        </table:table-row>
        <table:table-row table:style-name="ro1">
          <table:table-cell office:value-type="string" calcext:value-type="string">
            <text:p>Accomack</text:p>
          </table:table-cell>
          <table:table-cell table:style-name="ce9" office:value-type="string" calcext:value-type="string">
            <text:p>2011-2012</text:p>
          </table:table-cell>
          <table:table-cell table:style-name="ce15" office:value-type="float" office:value="2555580" calcext:value-type="float">
            <text:p><text:s/>$2,555,580 </text:p>
          </table:table-cell>
          <table:table-cell table:style-name="ce27" office:value-type="float" office:value="76.6635668216589" calcext:value-type="float">
            <text:p><text:s/>$76.66 </text:p>
          </table:table-cell>
          <table:table-cell office:value-type="float" office:value="108.5319971005" calcext:value-type="float">
            <text:p><text:s/>108.53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8289201" calcext:value-type="float">
            <text:p><text:s/>8,289,201 </text:p>
          </table:table-cell>
          <table:table-cell office:value-type="float" office:value="82.2504564397698" calcext:value-type="float">
            <text:p><text:s/>82.25 </text:p>
          </table:table-cell>
          <table:table-cell office:value-type="float" office:value="116.441311954636" calcext:value-type="float">
            <text:p><text:s/>116.44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411093" calcext:value-type="float">
            <text:p><text:s/>1,411,093 </text:p>
          </table:table-cell>
          <table:table-cell office:value-type="float" office:value="87.2121755253399" calcext:value-type="float">
            <text:p><text:s/>87.21 </text:p>
          </table:table-cell>
          <table:table-cell office:value-type="float" office:value="123.465577896518" calcext:value-type="float">
            <text:p><text:s/>123.47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177441" calcext:value-type="float">
            <text:p><text:s/>1,177,441 </text:p>
          </table:table-cell>
          <table:table-cell office:value-type="float" office:value="91.6938711938323" calcext:value-type="float">
            <text:p><text:s/>91.69 </text:p>
          </table:table-cell>
          <table:table-cell office:value-type="float" office:value="129.810278534171" calcext:value-type="float">
            <text:p><text:s/>129.81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925810" calcext:value-type="float">
            <text:p><text:s/>1,925,810 </text:p>
          </table:table-cell>
          <table:table-cell office:value-type="float" office:value="59.2629862136878" calcext:value-type="float">
            <text:p><text:s/>59.26 </text:p>
          </table:table-cell>
          <table:table-cell office:value-type="float" office:value="83.8981345972774" calcext:value-type="float">
            <text:p><text:s/>83.90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Appomattox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945792" calcext:value-type="float">
            <text:p><text:s/>945,792 </text:p>
          </table:table-cell>
          <table:table-cell office:value-type="float" office:value="62.964649490713" calcext:value-type="float">
            <text:p><text:s/>62.96 </text:p>
          </table:table-cell>
          <table:table-cell office:value-type="float" office:value="89.1385496301927" calcext:value-type="float">
            <text:p><text:s/>89.14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9446158" calcext:value-type="float">
            <text:p><text:s/>19,446,158 </text:p>
          </table:table-cell>
          <table:table-cell office:value-type="float" office:value="90.7117873985996" calcext:value-type="float">
            <text:p><text:s/>90.71 </text:p>
          </table:table-cell>
          <table:table-cell office:value-type="float" office:value="128.419950376539" calcext:value-type="float">
            <text:p><text:s/>128.42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790509" calcext:value-type="float">
            <text:p><text:s/>3,790,509 </text:p>
          </table:table-cell>
          <table:table-cell office:value-type="float" office:value="51.367478859497" calcext:value-type="float">
            <text:p><text:s/>51.37 </text:p>
          </table:table-cell>
          <table:table-cell office:value-type="float" office:value="72.7205281174558" calcext:value-type="float">
            <text:p><text:s/>72.72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80094" calcext:value-type="float">
            <text:p><text:s/>380,094 </text:p>
          </table:table-cell>
          <table:table-cell office:value-type="float" office:value="79.2357723577236" calcext:value-type="float">
            <text:p><text:s/>79.24 </text:p>
          </table:table-cell>
          <table:table-cell office:value-type="float" office:value="112.173447862" calcext:value-type="float">
            <text:p><text:s/>112.17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224111" calcext:value-type="float">
            <text:p><text:s/>3,224,111 </text:p>
          </table:table-cell>
          <table:table-cell office:value-type="float" office:value="46.4709926634861" calcext:value-type="float">
            <text:p><text:s/>46.47 </text:p>
          </table:table-cell>
          <table:table-cell office:value-type="float" office:value="65.7886118544891" calcext:value-type="float">
            <text:p><text:s/>65.79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Blan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68193" calcext:value-type="float">
            <text:p><text:s/>468,193 </text:p>
          </table:table-cell>
          <table:table-cell office:value-type="float" office:value="69.3824836988737" calcext:value-type="float">
            <text:p><text:s/>69.38 </text:p>
          </table:table-cell>
          <table:table-cell office:value-type="float" office:value="98.2242260805454" calcext:value-type="float">
            <text:p><text:s/>98.22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52228" calcext:value-type="float">
            <text:p><text:s/>2,052,228 </text:p>
          </table:table-cell>
          <table:table-cell office:value-type="float" office:value="61.4457917901734" calcext:value-type="float">
            <text:p><text:s/>61.45 </text:p>
          </table:table-cell>
          <table:table-cell office:value-type="float" office:value="86.9883149569936" calcext:value-type="float">
            <text:p><text:s/>86.99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05707" calcext:value-type="float">
            <text:p><text:s/>705,707 </text:p>
          </table:table-cell>
          <table:table-cell office:value-type="float" office:value="40.5578735632184" calcext:value-type="float">
            <text:p><text:s/>40.56 </text:p>
          </table:table-cell>
          <table:table-cell office:value-type="float" office:value="57.417456537152" calcext:value-type="float">
            <text:p><text:s/>57.42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746830" calcext:value-type="float">
            <text:p><text:s/>1,746,830 </text:p>
          </table:table-cell>
          <table:table-cell office:value-type="float" office:value="72.7663917353995" calcext:value-type="float">
            <text:p><text:s/>72.77 </text:p>
          </table:table-cell>
          <table:table-cell office:value-type="float" office:value="103.014797566254" calcext:value-type="float">
            <text:p><text:s/>103.01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114582" calcext:value-type="float">
            <text:p><text:s/>1,114,582 </text:p>
          </table:table-cell>
          <table:table-cell office:value-type="float" office:value="65.0167415271539" calcext:value-type="float">
            <text:p><text:s/>65.02 </text:p>
          </table:table-cell>
          <table:table-cell office:value-type="float" office:value="92.0436798789205" calcext:value-type="float">
            <text:p><text:s/>92.04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601625" calcext:value-type="float">
            <text:p><text:s/>3,601,625 </text:p>
          </table:table-cell>
          <table:table-cell office:value-type="float" office:value="65.7722931390274" calcext:value-type="float">
            <text:p><text:s/>65.77 </text:p>
          </table:table-cell>
          <table:table-cell office:value-type="float" office:value="93.1133082401978" calcext:value-type="float">
            <text:p><text:s/>93.11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016457" calcext:value-type="float">
            <text:p><text:s/>1,016,457 </text:p>
          </table:table-cell>
          <table:table-cell office:value-type="float" office:value="35.2618122528273" calcext:value-type="float">
            <text:p><text:s/>35.26 </text:p>
          </table:table-cell>
          <table:table-cell office:value-type="float" office:value="49.9198649873019" calcext:value-type="float">
            <text:p><text:s/>49.92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589730" calcext:value-type="float">
            <text:p><text:s/>1,589,730 </text:p>
          </table:table-cell>
          <table:table-cell office:value-type="float" office:value="53.4398951189996" calcext:value-type="float">
            <text:p><text:s/>53.44 </text:p>
          </table:table-cell>
          <table:table-cell office:value-type="float" office:value="75.6544312058759" calcext:value-type="float">
            <text:p><text:s/>75.65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69473" calcext:value-type="float">
            <text:p><text:s/>769,473 </text:p>
          </table:table-cell>
          <table:table-cell office:value-type="float" office:value="105.551851851852" calcext:value-type="float">
            <text:p><text:s/>105.55 </text:p>
          </table:table-cell>
          <table:table-cell office:value-type="float" office:value="149.428910681743" calcext:value-type="float">
            <text:p><text:s/>149.43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246562" calcext:value-type="float">
            <text:p><text:s/>1,246,562 </text:p>
          </table:table-cell>
          <table:table-cell office:value-type="float" office:value="99.2090728213291" calcext:value-type="float">
            <text:p><text:s/>99.21 </text:p>
          </table:table-cell>
          <table:table-cell office:value-type="float" office:value="140.449489244815" calcext:value-type="float">
            <text:p><text:s/>140.45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Chesterfiel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1064725" calcext:value-type="float">
            <text:p><text:s/>21,064,725 </text:p>
          </table:table-cell>
          <table:table-cell office:value-type="float" office:value="65.9011985321032" calcext:value-type="float">
            <text:p><text:s/>65.90 </text:p>
          </table:table-cell>
          <table:table-cell office:value-type="float" office:value="93.2957985720146" calcext:value-type="float">
            <text:p><text:s/>93.30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324186" calcext:value-type="float">
            <text:p><text:s/>1,324,186 </text:p>
          </table:table-cell>
          <table:table-cell office:value-type="float" office:value="93.1803532474843" calcext:value-type="float">
            <text:p><text:s/>93.18 </text:p>
          </table:table-cell>
          <table:table-cell office:value-type="float" office:value="131.914679263558" calcext:value-type="float">
            <text:p><text:s/>131.91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522472" calcext:value-type="float">
            <text:p><text:s/>522,472 </text:p>
          </table:table-cell>
          <table:table-cell office:value-type="float" office:value="99.6893722572028" calcext:value-type="float">
            <text:p><text:s/>99.69 </text:p>
          </table:table-cell>
          <table:table-cell office:value-type="float" office:value="141.129445306641" calcext:value-type="float">
            <text:p><text:s/>141.13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029807" calcext:value-type="float">
            <text:p><text:s/>3,029,807 </text:p>
          </table:table-cell>
          <table:table-cell office:value-type="float" office:value="64.267075343628" calcext:value-type="float">
            <text:p><text:s/>64.27 </text:p>
          </table:table-cell>
          <table:table-cell office:value-type="float" office:value="90.9823834713838" calcext:value-type="float">
            <text:p><text:s/>90.98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001374" calcext:value-type="float">
            <text:p><text:s/>1,001,374 </text:p>
          </table:table-cell>
          <table:table-cell office:value-type="float" office:value="99.1459405940594" calcext:value-type="float">
            <text:p><text:s/>99.15 </text:p>
          </table:table-cell>
          <table:table-cell office:value-type="float" office:value="140.360113456666" calcext:value-type="float">
            <text:p><text:s/>140.36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Dickens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784493" calcext:value-type="float">
            <text:p><text:s/>1,784,493 </text:p>
          </table:table-cell>
          <table:table-cell office:value-type="float" office:value="113.214883897982" calcext:value-type="float">
            <text:p><text:s/>113.21 </text:p>
          </table:table-cell>
          <table:table-cell office:value-type="float" office:value="160.277403731205" calcext:value-type="float">
            <text:p><text:s/>160.28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893340" calcext:value-type="float">
            <text:p><text:s/>1,893,340 </text:p>
          </table:table-cell>
          <table:table-cell office:value-type="float" office:value="67.5758441002213" calcext:value-type="float">
            <text:p><text:s/>67.58 </text:p>
          </table:table-cell>
          <table:table-cell office:value-type="float" office:value="95.6665808807241" calcext:value-type="float">
            <text:p><text:s/>95.67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055360" calcext:value-type="float">
            <text:p><text:s/>1,055,360 </text:p>
          </table:table-cell>
          <table:table-cell office:value-type="float" office:value="93.5022592362895" calcext:value-type="float">
            <text:p><text:s/>93.50 </text:p>
          </table:table-cell>
          <table:table-cell office:value-type="float" office:value="132.370398991873" calcext:value-type="float">
            <text:p><text:s/>132.37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8955468" calcext:value-type="float">
            <text:p><text:s/>78,955,468 </text:p>
          </table:table-cell>
          <table:table-cell office:value-type="float" office:value="72.0381488344679" calcext:value-type="float">
            <text:p><text:s/>72.04 </text:p>
          </table:table-cell>
          <table:table-cell office:value-type="float" office:value="101.983829928181" calcext:value-type="float">
            <text:p><text:s/>101.98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468041" calcext:value-type="float">
            <text:p><text:s/>4,468,041 </text:p>
          </table:table-cell>
          <table:table-cell office:value-type="float" office:value="67.9240042566129" calcext:value-type="float">
            <text:p><text:s/>67.92 </text:p>
          </table:table-cell>
          <table:table-cell office:value-type="float" office:value="96.1594684236675" calcext:value-type="float">
            <text:p><text:s/>96.16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Floy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13888" calcext:value-type="float">
            <text:p><text:s/>713,888 </text:p>
          </table:table-cell>
          <table:table-cell office:value-type="float" office:value="46.1048824593128" calcext:value-type="float">
            <text:p><text:s/>46.10 </text:p>
          </table:table-cell>
          <table:table-cell office:value-type="float" office:value="65.2703125727687" calcext:value-type="float">
            <text:p><text:s/>65.27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258553" calcext:value-type="float">
            <text:p><text:s/>1,258,553 </text:p>
          </table:table-cell>
          <table:table-cell office:value-type="float" office:value="48.4263726961407" calcext:value-type="float">
            <text:p><text:s/>48.43 </text:p>
          </table:table-cell>
          <table:table-cell office:value-type="float" office:value="68.5568276945912" calcext:value-type="float">
            <text:p><text:s/>68.56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203616" calcext:value-type="float">
            <text:p><text:s/>2,203,616 </text:p>
          </table:table-cell>
          <table:table-cell office:value-type="float" office:value="39.1406039076377" calcext:value-type="float">
            <text:p><text:s/>39.14 </text:p>
          </table:table-cell>
          <table:table-cell office:value-type="float" office:value="55.4110392449858" calcext:value-type="float">
            <text:p><text:s/>55.41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5239701" calcext:value-type="float">
            <text:p><text:s/>5,239,701 </text:p>
          </table:table-cell>
          <table:table-cell office:value-type="float" office:value="66.1946156955885" calcext:value-type="float">
            <text:p><text:s/>66.19 </text:p>
          </table:table-cell>
          <table:table-cell office:value-type="float" office:value="93.7111868986587" calcext:value-type="float">
            <text:p><text:s/>93.71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840958" calcext:value-type="float">
            <text:p><text:s/>840,958 </text:p>
          </table:table-cell>
          <table:table-cell office:value-type="float" office:value="48.6693674402454" calcext:value-type="float">
            <text:p><text:s/>48.67 </text:p>
          </table:table-cell>
          <table:table-cell office:value-type="float" office:value="68.9008334062477" calcext:value-type="float">
            <text:p><text:s/>68.90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2"/>
          <table:table-cell table:style-name="ce44"/>
        </table:table-row>
        <table:table-row table:style-name="ro1">
          <table:table-cell office:value-type="string" calcext:value-type="string">
            <text:p>Gloucester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228367" calcext:value-type="float">
            <text:p><text:s/>2,228,367 </text:p>
          </table:table-cell>
          <table:table-cell office:value-type="float" office:value="60.2473031064969" calcext:value-type="float">
            <text:p><text:s/>60.25 </text:p>
          </table:table-cell>
          <table:table-cell office:value-type="float" office:value="85.2916241332501" calcext:value-type="float">
            <text:p><text:s/>85.29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195950" calcext:value-type="float">
            <text:p><text:s/>1,195,950 </text:p>
          </table:table-cell>
          <table:table-cell office:value-type="float" office:value="54.9786236381189" calcext:value-type="float">
            <text:p><text:s/>54.98 </text:p>
          </table:table-cell>
          <table:table-cell office:value-type="float" office:value="77.832796837676" calcext:value-type="float">
            <text:p><text:s/>77.83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50356" calcext:value-type="float">
            <text:p><text:s/>750,356 </text:p>
          </table:table-cell>
          <table:table-cell office:value-type="float" office:value="48.5039431157078" calcext:value-type="float">
            <text:p><text:s/>48.50 </text:p>
          </table:table-cell>
          <table:table-cell office:value-type="float" office:value="68.6666435158552" calcext:value-type="float">
            <text:p><text:s/>68.67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284082" calcext:value-type="float">
            <text:p><text:s/>1,284,082 </text:p>
          </table:table-cell>
          <table:table-cell office:value-type="float" office:value="67.4341980884361" calcext:value-type="float">
            <text:p><text:s/>67.43 </text:p>
          </table:table-cell>
          <table:table-cell office:value-type="float" office:value="95.4660537571149" calcext:value-type="float">
            <text:p><text:s/>95.47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517902" calcext:value-type="float">
            <text:p><text:s/>517,902 </text:p>
          </table:table-cell>
          <table:table-cell office:value-type="float" office:value="42.6924408540104" calcext:value-type="float">
            <text:p><text:s/>42.69 </text:p>
          </table:table-cell>
          <table:table-cell office:value-type="float" office:value="60.4393463424357" calcext:value-type="float">
            <text:p><text:s/>60.44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Halifax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56218" calcext:value-type="float">
            <text:p><text:s/>2,056,218 </text:p>
          </table:table-cell>
          <table:table-cell office:value-type="float" office:value="56.8267189918196" calcext:value-type="float">
            <text:p><text:s/>56.83 </text:p>
          </table:table-cell>
          <table:table-cell office:value-type="float" office:value="80.4491306176564" calcext:value-type="float">
            <text:p><text:s/>80.45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8909127" calcext:value-type="float">
            <text:p><text:s/>8,909,127 </text:p>
          </table:table-cell>
          <table:table-cell office:value-type="float" office:value="88.4684520972355" calcext:value-type="float">
            <text:p><text:s/>88.47 </text:p>
          </table:table-cell>
          <table:table-cell office:value-type="float" office:value="125.244078570451" calcext:value-type="float">
            <text:p><text:s/>125.24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3633247" calcext:value-type="float">
            <text:p><text:s/>13,633,247 </text:p>
          </table:table-cell>
          <table:table-cell office:value-type="float" office:value="43.8732034935735" calcext:value-type="float">
            <text:p><text:s/>43.87 </text:p>
          </table:table-cell>
          <table:table-cell office:value-type="float" office:value="62.1109425475999" calcext:value-type="float">
            <text:p><text:s/>62.11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433994" calcext:value-type="float">
            <text:p><text:s/>2,433,994 </text:p>
          </table:table-cell>
          <table:table-cell office:value-type="float" office:value="45.1852525665064" calcext:value-type="float">
            <text:p><text:s/>45.19 </text:p>
          </table:table-cell>
          <table:table-cell office:value-type="float" office:value="63.9683999042414" calcext:value-type="float">
            <text:p><text:s/>63.97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52251" calcext:value-type="float">
            <text:p><text:s/>152,251 </text:p>
          </table:table-cell>
          <table:table-cell office:value-type="float" office:value="66.3403050108933" calcext:value-type="float">
            <text:p><text:s/>66.34 </text:p>
          </table:table-cell>
          <table:table-cell office:value-type="float" office:value="93.917438094654" calcext:value-type="float">
            <text:p><text:s/>93.92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2"/>
          <table:table-cell table:style-name="ce44"/>
        </table:table-row>
        <table:table-row table:style-name="ro1">
          <table:table-cell office:value-type="string" calcext:value-type="string">
            <text:p>Isle of Wight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64872" calcext:value-type="float">
            <text:p><text:s/>2,064,872 </text:p>
          </table:table-cell>
          <table:table-cell office:value-type="float" office:value="58.2359477677186" calcext:value-type="float">
            <text:p><text:s/>58.24 </text:p>
          </table:table-cell>
          <table:table-cell office:value-type="float" office:value="82.4441645009039" calcext:value-type="float">
            <text:p><text:s/>82.44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6287819" calcext:value-type="float">
            <text:p><text:s/>6,287,819 </text:p>
          </table:table-cell>
          <table:table-cell office:value-type="float" office:value="91.2945233324622" calcext:value-type="float">
            <text:p><text:s/>91.29 </text:p>
          </table:table-cell>
          <table:table-cell office:value-type="float" office:value="129.244924967553" calcext:value-type="float">
            <text:p><text:s/>129.24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683508" calcext:value-type="float">
            <text:p><text:s/>683,508 </text:p>
          </table:table-cell>
          <table:table-cell office:value-type="float" office:value="96.9652432969215" calcext:value-type="float">
            <text:p><text:s/>96.97 </text:p>
          </table:table-cell>
          <table:table-cell office:value-type="float" office:value="137.272917771125" calcext:value-type="float">
            <text:p><text:s/>137.27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932882" calcext:value-type="float">
            <text:p><text:s/>932,882 </text:p>
          </table:table-cell>
          <table:table-cell office:value-type="float" office:value="39.9812283032615" calcext:value-type="float">
            <text:p><text:s/>39.98 </text:p>
          </table:table-cell>
          <table:table-cell office:value-type="float" office:value="56.6011044643708" calcext:value-type="float">
            <text:p><text:s/>56.60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249074" calcext:value-type="float">
            <text:p><text:s/>1,249,074 </text:p>
          </table:table-cell>
          <table:table-cell office:value-type="float" office:value="77.2989665202055" calcext:value-type="float">
            <text:p><text:s/>77.30 </text:p>
          </table:table-cell>
          <table:table-cell office:value-type="float" office:value="109.431527361083" calcext:value-type="float">
            <text:p><text:s/>109.43 </text:p>
          </table:table-cell>
        </table:table-row>
        <table:table-row table:style-name="ro2" table:number-rows-repeated="2">
          <table:table-cell table:style-name="ce3" table:number-columns-repeated="5"/>
        </table:table-row>
        <table:table-row table:style-name="ro1">
          <table:table-cell office:value-type="string" calcext:value-type="string">
            <text:p>Lancaster</text:p>
          </table:table-cell>
          <table:table-cell table:style-name="ce9" office:value-type="string" calcext:value-type="string">
            <text:p>2011-2012</text:p>
          </table:table-cell>
          <table:table-cell table:style-name="ce15" office:value-type="float" office:value="944194" calcext:value-type="float">
            <text:p><text:s/>$944,194 </text:p>
          </table:table-cell>
          <table:table-cell table:style-name="ce27" office:value-type="float" office:value="82.3688388728954" calcext:value-type="float">
            <text:p><text:s/>$82.37 </text:p>
          </table:table-cell>
          <table:table-cell office:value-type="float" office:value="116.608905016391" calcext:value-type="float">
            <text:p><text:s/>116.61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182652" calcext:value-type="float">
            <text:p><text:s/>2,182,652 </text:p>
          </table:table-cell>
          <table:table-cell office:value-type="float" office:value="85.0074778002804" calcext:value-type="float">
            <text:p><text:s/>85.01 </text:p>
          </table:table-cell>
          <table:table-cell office:value-type="float" office:value="120.344404997529" calcext:value-type="float">
            <text:p><text:s/>120.34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2536758" calcext:value-type="float">
            <text:p><text:s/>42,536,758 </text:p>
          </table:table-cell>
          <table:table-cell office:value-type="float" office:value="131.149878058933" calcext:value-type="float">
            <text:p><text:s/>131.15 </text:p>
          </table:table-cell>
          <table:table-cell office:value-type="float" office:value="185.667831218121" calcext:value-type="float">
            <text:p><text:s/>185.67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96666" calcext:value-type="float">
            <text:p><text:s/>2,096,666 </text:p>
          </table:table-cell>
          <table:table-cell office:value-type="float" office:value="62.6693567670971" calcext:value-type="float">
            <text:p><text:s/>62.67 </text:p>
          </table:table-cell>
          <table:table-cell office:value-type="float" office:value="88.7205060881039" calcext:value-type="float">
            <text:p><text:s/>88.72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54550" calcext:value-type="float">
            <text:p><text:s/>754,550 </text:p>
          </table:table-cell>
          <table:table-cell office:value-type="float" office:value="58.1900208220868" calcext:value-type="float">
            <text:p><text:s/>58.19 </text:p>
          </table:table-cell>
          <table:table-cell office:value-type="float" office:value="82.3791460920717" calcext:value-type="float">
            <text:p><text:s/>82.38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Madis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70033" calcext:value-type="float">
            <text:p><text:s/>770,033 </text:p>
          </table:table-cell>
          <table:table-cell office:value-type="float" office:value="57.3624106078665" calcext:value-type="float">
            <text:p><text:s/>57.36 </text:p>
          </table:table-cell>
          <table:table-cell office:value-type="float" office:value="81.2075049449925" calcext:value-type="float">
            <text:p><text:s/>81.21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65910" calcext:value-type="float">
            <text:p><text:s/>765,910 </text:p>
          </table:table-cell>
          <table:table-cell office:value-type="float" office:value="85.7010182387826" calcext:value-type="float">
            <text:p><text:s/>85.70 </text:p>
          </table:table-cell>
          <table:table-cell office:value-type="float" office:value="121.326244637676" calcext:value-type="float">
            <text:p><text:s/>121.33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490703" calcext:value-type="float">
            <text:p><text:s/>1,490,703 </text:p>
          </table:table-cell>
          <table:table-cell office:value-type="float" office:value="45.2605963079913" calcext:value-type="float">
            <text:p><text:s/>45.26 </text:p>
          </table:table-cell>
          <table:table-cell office:value-type="float" office:value="64.0750634351909" calcext:value-type="float">
            <text:p><text:s/>64.08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14253" calcext:value-type="float">
            <text:p><text:s/>714,253 </text:p>
          </table:table-cell>
          <table:table-cell office:value-type="float" office:value="64.5506552191595" calcext:value-type="float">
            <text:p><text:s/>64.55 </text:p>
          </table:table-cell>
          <table:table-cell office:value-type="float" office:value="91.3838452283163" calcext:value-type="float">
            <text:p><text:s/>91.38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156664" calcext:value-type="float">
            <text:p><text:s/>3,156,664 </text:p>
          </table:table-cell>
          <table:table-cell office:value-type="float" office:value="33.2294412396311" calcext:value-type="float">
            <text:p><text:s/>33.23 </text:p>
          </table:table-cell>
          <table:table-cell office:value-type="float" office:value="47.0426536331202" calcext:value-type="float">
            <text:p><text:s/>47.04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177996" calcext:value-type="float">
            <text:p><text:s/>1,177,996 </text:p>
          </table:table-cell>
          <table:table-cell office:value-type="float" office:value="78.0543334216804" calcext:value-type="float">
            <text:p><text:s/>78.05 </text:p>
          </table:table-cell>
          <table:table-cell office:value-type="float" office:value="110.500894229329" calcext:value-type="float">
            <text:p><text:s/>110.50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22061" calcext:value-type="float">
            <text:p><text:s/>2,022,061 </text:p>
          </table:table-cell>
          <table:table-cell office:value-type="float" office:value="107.402188346524" calcext:value-type="float">
            <text:p><text:s/>107.40 </text:p>
          </table:table-cell>
          <table:table-cell office:value-type="float" office:value="152.048417227034" calcext:value-type="float">
            <text:p><text:s/>152.05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852364" calcext:value-type="float">
            <text:p><text:s/>1,852,364 </text:p>
          </table:table-cell>
          <table:table-cell office:value-type="float" office:value="148.987694040055" calcext:value-type="float">
            <text:p><text:s/>148.99 </text:p>
          </table:table-cell>
          <table:table-cell office:value-type="float" office:value="210.920684334726" calcext:value-type="float">
            <text:p><text:s/>210.92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634648" calcext:value-type="float">
            <text:p><text:s/>634,648 </text:p>
          </table:table-cell>
          <table:table-cell office:value-type="float" office:value="50.9798377379709" calcext:value-type="float">
            <text:p><text:s/>50.98 </text:p>
          </table:table-cell>
          <table:table-cell office:value-type="float" office:value="72.1717476886066" calcext:value-type="float">
            <text:p><text:s/>72.17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071892" calcext:value-type="float">
            <text:p><text:s/>1,071,892 </text:p>
          </table:table-cell>
          <table:table-cell office:value-type="float" office:value="67.3849248758408" calcext:value-type="float">
            <text:p><text:s/>67.38 </text:p>
          </table:table-cell>
          <table:table-cell office:value-type="float" office:value="95.3962980649624" calcext:value-type="float">
            <text:p><text:s/>95.40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502071" calcext:value-type="float">
            <text:p><text:s/>1,502,071 </text:p>
          </table:table-cell>
          <table:table-cell office:value-type="float" office:value="44.5520094913243" calcext:value-type="float">
            <text:p><text:s/>44.55 </text:p>
          </table:table-cell>
          <table:table-cell office:value-type="float" office:value="63.0719227580704" calcext:value-type="float">
            <text:p><text:s/>63.07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758212" calcext:value-type="float">
            <text:p><text:s/>1,758,212 </text:p>
          </table:table-cell>
          <table:table-cell office:value-type="float" office:value="72.7887393914303" calcext:value-type="float">
            <text:p><text:s/>72.79 </text:p>
          </table:table-cell>
          <table:table-cell office:value-type="float" office:value="103.046434963783" calcext:value-type="float">
            <text:p><text:s/>103.05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043355" calcext:value-type="float">
            <text:p><text:s/>1,043,355 </text:p>
          </table:table-cell>
          <table:table-cell office:value-type="float" office:value="55.9889991950631" calcext:value-type="float">
            <text:p><text:s/>55.99 </text:p>
          </table:table-cell>
          <table:table-cell office:value-type="float" office:value="79.2631774156078" calcext:value-type="float">
            <text:p><text:s/>79.26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207689" calcext:value-type="float">
            <text:p><text:s/>3,207,689 </text:p>
          </table:table-cell>
          <table:table-cell office:value-type="float" office:value="50.92701552726" calcext:value-type="float">
            <text:p><text:s/>50.93 </text:p>
          </table:table-cell>
          <table:table-cell office:value-type="float" office:value="72.0969677082666" calcext:value-type="float">
            <text:p><text:s/>72.10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967955" calcext:value-type="float">
            <text:p><text:s/>1,967,955 </text:p>
          </table:table-cell>
          <table:table-cell office:value-type="float" office:value="69.5636267232238" calcext:value-type="float">
            <text:p><text:s/>69.56 </text:p>
          </table:table-cell>
          <table:table-cell office:value-type="float" office:value="98.4806688082789" calcext:value-type="float">
            <text:p><text:s/>98.48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Prince Edwar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07068" calcext:value-type="float">
            <text:p><text:s/>2,007,068 </text:p>
          </table:table-cell>
          <table:table-cell office:value-type="float" office:value="85.3417807636704" calcext:value-type="float">
            <text:p><text:s/>85.34 </text:p>
          </table:table-cell>
          <table:table-cell office:value-type="float" office:value="120.817675023403" calcext:value-type="float">
            <text:p><text:s/>120.82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894692" calcext:value-type="float">
            <text:p><text:s/>2,894,692 </text:p>
          </table:table-cell>
          <table:table-cell office:value-type="float" office:value="80.7941274980462" calcext:value-type="float">
            <text:p><text:s/>80.79 </text:p>
          </table:table-cell>
          <table:table-cell office:value-type="float" office:value="114.379598744133" calcext:value-type="float">
            <text:p><text:s/>114.38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33714000" calcext:value-type="float">
            <text:p><text:s/>33,714,000 </text:p>
          </table:table-cell>
          <table:table-cell office:value-type="float" office:value="81.3304674439306" calcext:value-type="float">
            <text:p><text:s/>81.33 </text:p>
          </table:table-cell>
          <table:table-cell office:value-type="float" office:value="115.138890906823" calcext:value-type="float">
            <text:p><text:s/>115.14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562157" calcext:value-type="float">
            <text:p><text:s/>1,562,157 </text:p>
          </table:table-cell>
          <table:table-cell office:value-type="float" office:value="45.1034213945431" calcext:value-type="float">
            <text:p><text:s/>45.10 </text:p>
          </table:table-cell>
          <table:table-cell office:value-type="float" office:value="63.8525521699596" calcext:value-type="float">
            <text:p><text:s/>63.85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47707" calcext:value-type="float">
            <text:p><text:s/>747,707 </text:p>
          </table:table-cell>
          <table:table-cell office:value-type="float" office:value="100.905128205128" calcext:value-type="float">
            <text:p><text:s/>100.91 </text:p>
          </table:table-cell>
          <table:table-cell office:value-type="float" office:value="142.850581257987" calcext:value-type="float">
            <text:p><text:s/>142.85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Richmon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690618" calcext:value-type="float">
            <text:p><text:s/>690,618 </text:p>
          </table:table-cell>
          <table:table-cell office:value-type="float" office:value="74.7664826242287" calcext:value-type="float">
            <text:p><text:s/>74.77 </text:p>
          </table:table-cell>
          <table:table-cell office:value-type="float" office:value="105.846310207091" calcext:value-type="float">
            <text:p><text:s/>105.85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860517" calcext:value-type="float">
            <text:p><text:s/>4,860,517 </text:p>
          </table:table-cell>
          <table:table-cell office:value-type="float" office:value="52.440115658075" calcext:value-type="float">
            <text:p><text:s/>52.44 </text:p>
          </table:table-cell>
          <table:table-cell office:value-type="float" office:value="74.2390514361526" calcext:value-type="float">
            <text:p><text:s/>74.24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096114" calcext:value-type="float">
            <text:p><text:s/>1,096,114 </text:p>
          </table:table-cell>
          <table:table-cell office:value-type="float" office:value="49.4747912435116" calcext:value-type="float">
            <text:p><text:s/>49.47 </text:p>
          </table:table-cell>
          <table:table-cell office:value-type="float" office:value="70.0410654291604" calcext:value-type="float">
            <text:p><text:s/>70.04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4525863" calcext:value-type="float">
            <text:p><text:s/>4,525,863 </text:p>
          </table:table-cell>
          <table:table-cell office:value-type="float" office:value="58.5515996739848" calcext:value-type="float">
            <text:p><text:s/>58.55 </text:p>
          </table:table-cell>
          <table:table-cell office:value-type="float" office:value="82.8910303746942" calcext:value-type="float">
            <text:p><text:s/>82.89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338724" calcext:value-type="float">
            <text:p><text:s/>1,338,724 </text:p>
          </table:table-cell>
          <table:table-cell office:value-type="float" office:value="46.1406217688013" calcext:value-type="float">
            <text:p><text:s/>46.14 </text:p>
          </table:table-cell>
          <table:table-cell office:value-type="float" office:value="65.3209084267653" calcext:value-type="float">
            <text:p><text:s/>65.32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254262" calcext:value-type="float">
            <text:p><text:s/>1,254,262 </text:p>
          </table:table-cell>
          <table:table-cell office:value-type="float" office:value="53.8911231417032" calcext:value-type="float">
            <text:p><text:s/>53.89 </text:p>
          </table:table-cell>
          <table:table-cell office:value-type="float" office:value="76.2932311010811" calcext:value-type="float">
            <text:p><text:s/>76.29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21086" calcext:value-type="float">
            <text:p><text:s/>2,021,086 </text:p>
          </table:table-cell>
          <table:table-cell office:value-type="float" office:value="47.9908344018616" calcext:value-type="float">
            <text:p><text:s/>47.99 </text:p>
          </table:table-cell>
          <table:table-cell office:value-type="float" office:value="67.9402396221654" calcext:value-type="float">
            <text:p><text:s/>67.94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431598" calcext:value-type="float">
            <text:p><text:s/>1,431,598 </text:p>
          </table:table-cell>
          <table:table-cell office:value-type="float" office:value="44.5925118365313" calcext:value-type="float">
            <text:p><text:s/>44.59 </text:p>
          </table:table-cell>
          <table:table-cell office:value-type="float" office:value="63.1292616035586" calcext:value-type="float">
            <text:p><text:s/>63.13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536882" calcext:value-type="float">
            <text:p><text:s/>1,536,882 </text:p>
          </table:table-cell>
          <table:table-cell office:value-type="float" office:value="82.1247194613658" calcext:value-type="float">
            <text:p><text:s/>82.12 </text:p>
          </table:table-cell>
          <table:table-cell office:value-type="float" office:value="116.263307122076" calcext:value-type="float">
            <text:p><text:s/>116.26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9099292" calcext:value-type="float">
            <text:p><text:s/>9,099,292 </text:p>
          </table:table-cell>
          <table:table-cell office:value-type="float" office:value="73.3831624958668" calcext:value-type="float">
            <text:p><text:s/>73.38 </text:p>
          </table:table-cell>
          <table:table-cell office:value-type="float" office:value="103.887954988507" calcext:value-type="float">
            <text:p><text:s/>103.89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2"/>
          <table:table-cell table:style-name="ce44"/>
        </table:table-row>
        <table:table-row table:style-name="ro1">
          <table:table-cell office:value-type="string" calcext:value-type="string">
            <text:p>Staffor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0004623" calcext:value-type="float">
            <text:p><text:s/>10,004,623 </text:p>
          </table:table-cell>
          <table:table-cell office:value-type="float" office:value="76.3321278430116" calcext:value-type="float">
            <text:p><text:s/>76.33 </text:p>
          </table:table-cell>
          <table:table-cell office:value-type="float" office:value="108.062781594871" calcext:value-type="float">
            <text:p><text:s/>108.06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85086" calcext:value-type="float">
            <text:p><text:s/>785,086 </text:p>
          </table:table-cell>
          <table:table-cell office:value-type="float" office:value="112.670206659013" calcext:value-type="float">
            <text:p><text:s/>112.67 </text:p>
          </table:table-cell>
          <table:table-cell office:value-type="float" office:value="159.506308529515" calcext:value-type="float">
            <text:p><text:s/>159.51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780221" calcext:value-type="float">
            <text:p><text:s/>780,221 </text:p>
          </table:table-cell>
          <table:table-cell office:value-type="float" office:value="64.7164067684141" calcext:value-type="float">
            <text:p><text:s/>64.72 </text:p>
          </table:table-cell>
          <table:table-cell office:value-type="float" office:value="91.618498368118" calcext:value-type="float">
            <text:p><text:s/>91.62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985765" calcext:value-type="float">
            <text:p><text:s/>1,985,765 </text:p>
          </table:table-cell>
          <table:table-cell office:value-type="float" office:value="43.8591085784963" calcext:value-type="float">
            <text:p><text:s/>43.86 </text:p>
          </table:table-cell>
          <table:table-cell office:value-type="float" office:value="62.0909884892942" calcext:value-type="float">
            <text:p><text:s/>62.09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739655" calcext:value-type="float">
            <text:p><text:s/>1,739,655 </text:p>
          </table:table-cell>
          <table:table-cell office:value-type="float" office:value="46.1593876034812" calcext:value-type="float">
            <text:p><text:s/>46.16 </text:p>
          </table:table-cell>
          <table:table-cell office:value-type="float" office:value="65.3474750685159" calcext:value-type="float">
            <text:p><text:s/>65.35 </text:p>
          </table:table-cell>
        </table:table-row>
        <table:table-row table:style-name="ro1">
          <table:table-cell/>
          <table:table-cell table:style-name="ce9" table:number-columns-repeated="2"/>
          <table:table-cell table:style-name="ce31"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499460" calcext:value-type="float">
            <text:p><text:s/>2,499,460 </text:p>
          </table:table-cell>
          <table:table-cell office:value-type="float" office:value="45.2973051341996" calcext:value-type="float">
            <text:p><text:s/>45.30 </text:p>
          </table:table-cell>
          <table:table-cell office:value-type="float" office:value="64.1270318262373" calcext:value-type="float">
            <text:p><text:s/>64.13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162027" calcext:value-type="float">
            <text:p><text:s/>1,162,027 </text:p>
          </table:table-cell>
          <table:table-cell office:value-type="float" office:value="66.5536655211913" calcext:value-type="float">
            <text:p><text:s/>66.55 </text:p>
          </table:table-cell>
          <table:table-cell office:value-type="float" office:value="94.2194908590251" calcext:value-type="float">
            <text:p><text:s/>94.22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2026617" calcext:value-type="float">
            <text:p><text:s/>2,026,617 </text:p>
          </table:table-cell>
          <table:table-cell office:value-type="float" office:value="49.3995612431444" calcext:value-type="float">
            <text:p><text:s/>49.40 </text:p>
          </table:table-cell>
          <table:table-cell office:value-type="float" office:value="69.9345629205997" calcext:value-type="float">
            <text:p><text:s/>69.93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table:style-name="ce9" office:value-type="string" calcext:value-type="string">
            <text:p>2011-2012</text:p>
          </table:table-cell>
          <table:table-cell table:style-name="ce16" office:value-type="float" office:value="1028806" calcext:value-type="float">
            <text:p><text:s/>1,028,806 </text:p>
          </table:table-cell>
          <table:table-cell office:value-type="float" office:value="35.004116906536" calcext:value-type="float">
            <text:p><text:s/>35.00 </text:p>
          </table:table-cell>
          <table:table-cell office:value-type="float" office:value="49.5550477509534" calcext:value-type="float">
            <text:p><text:s/>49.56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table:style-name="ce9" office:value-type="string" calcext:value-type="string">
            <text:p>2011-2012</text:p>
          </table:table-cell>
          <table:table-cell table:style-name="ce17" office:value-type="float" office:value="6825956" calcext:value-type="float">
            <text:p><text:s/>6,825,956 </text:p>
          </table:table-cell>
          <table:table-cell office:value-type="float" office:value="103.465902717779" calcext:value-type="float">
            <text:p><text:s/>103.47 </text:p>
          </table:table-cell>
          <table:table-cell office:value-type="float" office:value="146.475849211258" calcext:value-type="float">
            <text:p><text:s/>146.48 </text:p>
          </table:table-cell>
        </table:table-row>
        <table:table-row table:style-name="ro1">
          <table:table-cell table:style-name="ce4" office:value-type="string" calcext:value-type="string">
            <text:p>Alexandria</text:p>
          </table:table-cell>
          <table:table-cell table:style-name="ce10" office:value-type="string" calcext:value-type="string">
            <text:p>2010-2011</text:p>
          </table:table-cell>
          <table:table-cell table:style-name="ce18" office:value-type="float" office:value="17361081" calcext:value-type="float">
            <text:p><text:s/>$17,361,081 </text:p>
          </table:table-cell>
          <table:table-cell table:style-name="ce33" office:value-type="float" office:value="124.037844905191" calcext:value-type="float">
            <text:p><text:s/>$124.04 </text:p>
          </table:table-cell>
          <table:table-cell table:style-name="ce34" office:value-type="float" office:value="167.094300091597" calcext:value-type="float">
            <text:p><text:s/>167.09 </text:p>
          </table:table-cell>
        </table:table-row>
        <table:table-row table:style-name="ro1">
          <table:table-cell table:style-name="ce4" office:value-type="string" calcext:value-type="string">
            <text:p>Bedfor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596843" calcext:value-type="float">
            <text:p><text:s/>596,843 </text:p>
          </table:table-cell>
          <table:table-cell table:style-name="ce34" office:value-type="float" office:value="95.9246223079396" calcext:value-type="float">
            <text:p><text:s/>95.92 </text:p>
          </table:table-cell>
          <table:table-cell table:style-name="ce34" office:value-type="float" office:value="129.222316288608" calcext:value-type="float">
            <text:p><text:s/>129.22 </text:p>
          </table:table-cell>
        </table:table-row>
        <table:table-row table:style-name="ro1">
          <table:table-cell table:style-name="ce4" office:value-type="string" calcext:value-type="string">
            <text:p>Bristol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371613" calcext:value-type="float">
            <text:p><text:s/>1,371,613 </text:p>
          </table:table-cell>
          <table:table-cell table:style-name="ce34" office:value-type="float" office:value="76.9056910569106" calcext:value-type="float">
            <text:p><text:s/>76.91 </text:p>
          </table:table-cell>
          <table:table-cell table:style-name="ce34" office:value-type="float" office:value="103.601466391466" calcext:value-type="float">
            <text:p><text:s/>103.60 </text:p>
          </table:table-cell>
        </table:table-row>
        <table:table-row table:style-name="ro1">
          <table:table-cell table:style-name="ce4" office:value-type="string" calcext:value-type="string">
            <text:p>Buena Vista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91368" calcext:value-type="float">
            <text:p><text:s/>391,368 </text:p>
          </table:table-cell>
          <table:table-cell table:style-name="ce34" office:value-type="float" office:value="58.8523308270677" calcext:value-type="float">
            <text:p><text:s/>58.85 </text:p>
          </table:table-cell>
          <table:table-cell table:style-name="ce34" office:value-type="float" office:value="79.2813599415934" calcext:value-type="float">
            <text:p><text:s/>79.28 </text:p>
          </table:table-cell>
        </table:table-row>
        <table:table-row table:style-name="ro1">
          <table:table-cell table:style-name="ce4" office:value-type="string" calcext:value-type="string">
            <text:p>Charlottesvill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4423568" calcext:value-type="float">
            <text:p><text:s/>4,423,568 </text:p>
          </table:table-cell>
          <table:table-cell table:style-name="ce34" office:value-type="float" office:value="101.749695227142" calcext:value-type="float">
            <text:p><text:s/>101.75 </text:p>
          </table:table-cell>
          <table:table-cell table:style-name="ce34" office:value-type="float" office:value="137.069409110647" calcext:value-type="float">
            <text:p><text:s/>137.07 </text:p>
          </table:table-cell>
        </table:table-row>
        <table:table-row table:style-name="ro1">
          <table:table-cell table:style-name="ce4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4" office:value-type="string" calcext:value-type="string">
            <text:p>Chesapeak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4816127" calcext:value-type="float">
            <text:p><text:s/>14,816,127 </text:p>
          </table:table-cell>
          <table:table-cell table:style-name="ce34" office:value-type="float" office:value="66.6765387540559" calcext:value-type="float">
            <text:p><text:s/>66.68 </text:p>
          </table:table-cell>
          <table:table-cell table:style-name="ce34" office:value-type="float" office:value="89.8215345820874" calcext:value-type="float">
            <text:p><text:s/>89.82 </text:p>
          </table:table-cell>
        </table:table-row>
        <table:table-row table:style-name="ro1">
          <table:table-cell table:style-name="ce4" office:value-type="string" calcext:value-type="string">
            <text:p>Colonial Heights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560293" calcext:value-type="float">
            <text:p><text:s/>1,560,293 </text:p>
          </table:table-cell>
          <table:table-cell table:style-name="ce34" office:value-type="float" office:value="89.6153581069439" calcext:value-type="float">
            <text:p><text:s/>89.62 </text:p>
          </table:table-cell>
          <table:table-cell table:style-name="ce34" office:value-type="float" office:value="120.722957995467" calcext:value-type="float">
            <text:p><text:s/>120.72 </text:p>
          </table:table-cell>
        </table:table-row>
        <table:table-row table:style-name="ro1">
          <table:table-cell table:style-name="ce4" office:value-type="string" calcext:value-type="string">
            <text:p>Covingt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556477" calcext:value-type="float">
            <text:p><text:s/>556,477 </text:p>
          </table:table-cell>
          <table:table-cell table:style-name="ce34" office:value-type="float" office:value="93.3529609125986" calcext:value-type="float">
            <text:p><text:s/>93.35 </text:p>
          </table:table-cell>
          <table:table-cell table:style-name="ce34" office:value-type="float" office:value="125.757970699119" calcext:value-type="float">
            <text:p><text:s/>125.76 </text:p>
          </table:table-cell>
        </table:table-row>
        <table:table-row table:style-name="ro1">
          <table:table-cell table:style-name="ce4" office:value-type="string" calcext:value-type="string">
            <text:p>Danvill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774703" calcext:value-type="float">
            <text:p><text:s/>3,774,703 </text:p>
          </table:table-cell>
          <table:table-cell table:style-name="ce34" office:value-type="float" office:value="87.6716525374521" calcext:value-type="float">
            <text:p><text:s/>87.67 </text:p>
          </table:table-cell>
          <table:table-cell table:style-name="ce34" office:value-type="float" office:value="118.104546477864" calcext:value-type="float">
            <text:p><text:s/>118.10 </text:p>
          </table:table-cell>
        </table:table-row>
        <table:table-row table:style-name="ro1">
          <table:table-cell table:style-name="ce4" office:value-type="string" calcext:value-type="string">
            <text:p>Emporia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430259" calcext:value-type="float">
            <text:p><text:s/>430,259 </text:p>
          </table:table-cell>
          <table:table-cell table:style-name="ce34" office:value-type="float" office:value="72.5930487599123" calcext:value-type="float">
            <text:p><text:s/>72.59 </text:p>
          </table:table-cell>
          <table:table-cell table:style-name="ce34" office:value-type="float" office:value="97.7918044555213" calcext:value-type="float">
            <text:p><text:s/>97.79 </text:p>
          </table:table-cell>
        </table:table-row>
        <table:table-row table:style-name="ro1">
          <table:table-cell table:style-name="ce4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014492" calcext:value-type="float">
            <text:p><text:s/>2,014,492 </text:p>
          </table:table-cell>
          <table:table-cell table:style-name="ce34" office:value-type="float" office:value="89.2750720141813" calcext:value-type="float">
            <text:p><text:s/>89.28 </text:p>
          </table:table-cell>
          <table:table-cell table:style-name="ce34" office:value-type="float" office:value="120.264550591303" calcext:value-type="float">
            <text:p><text:s/>120.26 </text:p>
          </table:table-cell>
        </table:table-row>
        <table:table-row table:style-name="ro1">
          <table:table-cell table:style-name="ce4" office:value-type="string" calcext:value-type="string">
            <text:p>Falls Church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046751" calcext:value-type="float">
            <text:p><text:s/>3,046,751 </text:p>
          </table:table-cell>
          <table:table-cell table:style-name="ce34" office:value-type="float" office:value="247.060574116121" calcext:value-type="float">
            <text:p><text:s/>247.06 </text:p>
          </table:table-cell>
          <table:table-cell table:style-name="ce34" office:value-type="float" office:value="332.821113940795" calcext:value-type="float">
            <text:p><text:s/>332.82 </text:p>
          </table:table-cell>
        </table:table-row>
        <table:table-row table:style-name="ro1">
          <table:table-cell table:style-name="ce4" office:value-type="string" calcext:value-type="string">
            <text:p>Frankli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808178" calcext:value-type="float">
            <text:p><text:s/>808,178 </text:p>
          </table:table-cell>
          <table:table-cell table:style-name="ce34" office:value-type="float" office:value="94.1712887438825" calcext:value-type="float">
            <text:p><text:s/>94.17 </text:p>
          </table:table-cell>
          <table:table-cell table:style-name="ce34" office:value-type="float" office:value="126.860359379915" calcext:value-type="float">
            <text:p><text:s/>126.86 </text:p>
          </table:table-cell>
        </table:table-row>
        <table:table-row table:style-name="ro1">
          <table:table-cell table:style-name="ce4" office:value-type="string" calcext:value-type="string">
            <text:p>Fredericksburg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234131" calcext:value-type="float">
            <text:p><text:s/>3,234,131 </text:p>
          </table:table-cell>
          <table:table-cell table:style-name="ce34" office:value-type="float" office:value="133.168533311373" calcext:value-type="float">
            <text:p><text:s/>133.17 </text:p>
          </table:table-cell>
          <table:table-cell table:style-name="ce34" office:value-type="float" office:value="179.394465333516" calcext:value-type="float">
            <text:p><text:s/>179.39 </text:p>
          </table:table-cell>
        </table:table-row>
        <table:table-row table:style-name="ro1">
          <table:table-cell table:style-name="ce4" office:value-type="string" calcext:value-type="string">
            <text:p>Galax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560640" calcext:value-type="float">
            <text:p><text:s/>560,640 </text:p>
          </table:table-cell>
          <table:table-cell table:style-name="ce34" office:value-type="float" office:value="79.6137460948594" calcext:value-type="float">
            <text:p><text:s/>79.61 </text:p>
          </table:table-cell>
          <table:table-cell table:style-name="ce34" office:value-type="float" office:value="107.249551066925" calcext:value-type="float">
            <text:p><text:s/>107.25 </text:p>
          </table:table-cell>
        </table:table-row>
        <table:table-row table:style-name="ro1">
          <table:table-cell table:style-name="ce4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4" office:value-type="string" calcext:value-type="string">
            <text:p>Hampt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9509396" calcext:value-type="float">
            <text:p><text:s/>9,509,396 </text:p>
          </table:table-cell>
          <table:table-cell table:style-name="ce34" office:value-type="float" office:value="69.1914491108589" calcext:value-type="float">
            <text:p><text:s/>69.19 </text:p>
          </table:table-cell>
          <table:table-cell table:style-name="ce34" office:value-type="float" office:value="93.2094295119316" calcext:value-type="float">
            <text:p><text:s/>93.21 </text:p>
          </table:table-cell>
        </table:table-row>
        <table:table-row table:style-name="ro1">
          <table:table-cell table:style-name="ce4" office:value-type="string" calcext:value-type="string">
            <text:p>Harrisonburg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140541" calcext:value-type="float">
            <text:p><text:s/>3,140,541 </text:p>
          </table:table-cell>
          <table:table-cell table:style-name="ce34" office:value-type="float" office:value="64.2053604285072" calcext:value-type="float">
            <text:p><text:s/>64.21 </text:p>
          </table:table-cell>
          <table:table-cell table:style-name="ce34" office:value-type="float" office:value="86.4925521007753" calcext:value-type="float">
            <text:p><text:s/>86.49 </text:p>
          </table:table-cell>
        </table:table-row>
        <table:table-row table:style-name="ro1">
          <table:table-cell table:style-name="ce4" office:value-type="string" calcext:value-type="string">
            <text:p>Hopewell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094846" calcext:value-type="float">
            <text:p><text:s/>2,094,846 </text:p>
          </table:table-cell>
          <table:table-cell table:style-name="ce34" office:value-type="float" office:value="92.729228453809" calcext:value-type="float">
            <text:p><text:s/>92.73 </text:p>
          </table:table-cell>
          <table:table-cell table:style-name="ce34" office:value-type="float" office:value="124.917726024395" calcext:value-type="float">
            <text:p><text:s/>124.92 </text:p>
          </table:table-cell>
        </table:table-row>
        <table:table-row table:style-name="ro1">
          <table:table-cell table:style-name="ce4" office:value-type="string" calcext:value-type="string">
            <text:p>Lexingt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68084" calcext:value-type="float">
            <text:p><text:s/>368,084 </text:p>
          </table:table-cell>
          <table:table-cell table:style-name="ce34" office:value-type="float" office:value="52.2698097131497" calcext:value-type="float">
            <text:p><text:s/>52.27 </text:p>
          </table:table-cell>
          <table:table-cell table:style-name="ce34" office:value-type="float" office:value="70.4138908299767" calcext:value-type="float">
            <text:p><text:s/>70.41 </text:p>
          </table:table-cell>
        </table:table-row>
        <table:table-row table:style-name="ro1">
          <table:table-cell table:style-name="ce4" office:value-type="string" calcext:value-type="string">
            <text:p>Lynchburg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4579726" calcext:value-type="float">
            <text:p><text:s/>4,579,726 </text:p>
          </table:table-cell>
          <table:table-cell table:style-name="ce34" office:value-type="float" office:value="60.6040387465594" calcext:value-type="float">
            <text:p><text:s/>60.60 </text:p>
          </table:table-cell>
          <table:table-cell table:style-name="ce34" office:value-type="float" office:value="81.6411269062332" calcext:value-type="float">
            <text:p><text:s/>81.64 </text:p>
          </table:table-cell>
        </table:table-row>
        <table:table-row table:style-name="ro1">
          <table:table-cell table:style-name="ce4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4" office:value-type="string" calcext:value-type="string">
            <text:p>Manassas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740449" calcext:value-type="float">
            <text:p><text:s/>3,740,449 </text:p>
          </table:table-cell>
          <table:table-cell table:style-name="ce34" office:value-type="float" office:value="98.8987335078396" calcext:value-type="float">
            <text:p><text:s/>98.90 </text:p>
          </table:table-cell>
          <table:table-cell table:style-name="ce34" office:value-type="float" office:value="133.22881148144" calcext:value-type="float">
            <text:p><text:s/>133.23 </text:p>
          </table:table-cell>
        </table:table-row>
        <table:table-row table:style-name="ro1">
          <table:table-cell table:style-name="ce4" office:value-type="string" calcext:value-type="string">
            <text:p>Manassas Park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086846" calcext:value-type="float">
            <text:p><text:s/>1,086,846 </text:p>
          </table:table-cell>
          <table:table-cell table:style-name="ce34" office:value-type="float" office:value="76.1469908218314" calcext:value-type="float">
            <text:p><text:s/>76.15 </text:p>
          </table:table-cell>
          <table:table-cell table:style-name="ce34" office:value-type="float" office:value="102.579403448848" calcext:value-type="float">
            <text:p><text:s/>102.58 </text:p>
          </table:table-cell>
        </table:table-row>
        <table:table-row table:style-name="ro1">
          <table:table-cell table:style-name="ce4" office:value-type="string" calcext:value-type="string">
            <text:p>Martinsvill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623300" calcext:value-type="float">
            <text:p><text:s/>1,623,300 </text:p>
          </table:table-cell>
          <table:table-cell table:style-name="ce34" office:value-type="float" office:value="117.451703928804" calcext:value-type="float">
            <text:p><text:s/>117.45 </text:p>
          </table:table-cell>
          <table:table-cell table:style-name="ce34" office:value-type="float" office:value="158.221954578055" calcext:value-type="float">
            <text:p><text:s/>158.22 </text:p>
          </table:table-cell>
        </table:table-row>
        <table:table-row table:style-name="ro1">
          <table:table-cell table:style-name="ce4" office:value-type="string" calcext:value-type="string">
            <text:p>Newport News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6833481" calcext:value-type="float">
            <text:p><text:s/>16,833,481 </text:p>
          </table:table-cell>
          <table:table-cell table:style-name="ce34" office:value-type="float" office:value="93.1472673044893" calcext:value-type="float">
            <text:p><text:s/>93.15 </text:p>
          </table:table-cell>
          <table:table-cell table:style-name="ce34" office:value-type="float" office:value="125.480875998654" calcext:value-type="float">
            <text:p><text:s/>125.48 </text:p>
          </table:table-cell>
        </table:table-row>
        <table:table-row table:style-name="ro1">
          <table:table-cell table:style-name="ce4" office:value-type="string" calcext:value-type="string">
            <text:p>Norfolk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1989795" calcext:value-type="float">
            <text:p><text:s/>11,989,795 </text:p>
          </table:table-cell>
          <table:table-cell table:style-name="ce34" office:value-type="float" office:value="49.3807531208428" calcext:value-type="float">
            <text:p><text:s/>49.38 </text:p>
          </table:table-cell>
          <table:table-cell table:style-name="ce34" office:value-type="float" office:value="66.5219747007863" calcext:value-type="float">
            <text:p><text:s/>66.52 </text:p>
          </table:table-cell>
        </table:table-row>
        <table:table-row table:style-name="ro1">
          <table:table-cell table:style-name="ce4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4" office:value-type="string" calcext:value-type="string">
            <text:p>Nort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608890" calcext:value-type="float">
            <text:p><text:s/>608,890 </text:p>
          </table:table-cell>
          <table:table-cell table:style-name="ce34" office:value-type="float" office:value="153.837796867105" calcext:value-type="float">
            <text:p><text:s/>153.84 </text:p>
          </table:table-cell>
          <table:table-cell table:style-name="ce34" office:value-type="float" office:value="207.23851671875" calcext:value-type="float">
            <text:p><text:s/>207.24 </text:p>
          </table:table-cell>
        </table:table-row>
        <table:table-row table:style-name="ro1">
          <table:table-cell table:style-name="ce4" office:value-type="string" calcext:value-type="string">
            <text:p>Petersburg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934013" calcext:value-type="float">
            <text:p><text:s/>2,934,013 </text:p>
          </table:table-cell>
          <table:table-cell table:style-name="ce34" office:value-type="float" office:value="90.5000925354719" calcext:value-type="float">
            <text:p><text:s/>90.50 </text:p>
          </table:table-cell>
          <table:table-cell table:style-name="ce34" office:value-type="float" office:value="121.914804566284" calcext:value-type="float">
            <text:p><text:s/>121.91 </text:p>
          </table:table-cell>
        </table:table-row>
        <table:table-row table:style-name="ro1">
          <table:table-cell table:style-name="ce4" office:value-type="string" calcext:value-type="string">
            <text:p>Poquos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208442" calcext:value-type="float">
            <text:p><text:s/>1,208,442 </text:p>
          </table:table-cell>
          <table:table-cell table:style-name="ce34" office:value-type="float" office:value="99.4602469135802" calcext:value-type="float">
            <text:p><text:s/>99.46 </text:p>
          </table:table-cell>
          <table:table-cell table:style-name="ce34" office:value-type="float" office:value="133.985239405482" calcext:value-type="float">
            <text:p><text:s/>133.99 </text:p>
          </table:table-cell>
        </table:table-row>
        <table:table-row table:style-name="ro1">
          <table:table-cell table:style-name="ce4" office:value-type="string" calcext:value-type="string">
            <text:p>Portsmouth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8171430" calcext:value-type="float">
            <text:p><text:s/>8,171,430 </text:p>
          </table:table-cell>
          <table:table-cell table:style-name="ce34" office:value-type="float" office:value="85.5333647354373" calcext:value-type="float">
            <text:p><text:s/>85.53 </text:p>
          </table:table-cell>
          <table:table-cell table:style-name="ce34" office:value-type="float" office:value="115.224008655354" calcext:value-type="float">
            <text:p><text:s/>115.22 </text:p>
          </table:table-cell>
        </table:table-row>
        <table:table-row table:style-name="ro1">
          <table:table-cell table:style-name="ce4" office:value-type="string" calcext:value-type="string">
            <text:p>Radfor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953787" calcext:value-type="float">
            <text:p><text:s/>953,787 </text:p>
          </table:table-cell>
          <table:table-cell table:style-name="ce34" office:value-type="float" office:value="58.1293881033642" calcext:value-type="float">
            <text:p><text:s/>58.13 </text:p>
          </table:table-cell>
          <table:table-cell table:style-name="ce34" office:value-type="float" office:value="78.3074667840988" calcext:value-type="float">
            <text:p><text:s/>78.31 </text:p>
          </table:table-cell>
        </table:table-row>
        <table:table-row table:style-name="ro1">
          <table:table-cell table:style-name="ce4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4" office:value-type="string" calcext:value-type="string">
            <text:p>Richmon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4458224" calcext:value-type="float">
            <text:p><text:s/>14,458,224 </text:p>
          </table:table-cell>
          <table:table-cell table:style-name="ce34" office:value-type="float" office:value="70.7993771239974" calcext:value-type="float">
            <text:p><text:s/>70.80 </text:p>
          </table:table-cell>
          <table:table-cell table:style-name="ce34" office:value-type="float" office:value="95.3755071808755" calcext:value-type="float">
            <text:p><text:s/>95.38 </text:p>
          </table:table-cell>
        </table:table-row>
        <table:table-row table:style-name="ro1">
          <table:table-cell table:style-name="ce4" office:value-type="string" calcext:value-type="string">
            <text:p>Roanok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0547723" calcext:value-type="float">
            <text:p><text:s/>10,547,723 </text:p>
          </table:table-cell>
          <table:table-cell table:style-name="ce34" office:value-type="float" office:value="108.703551405722" calcext:value-type="float">
            <text:p><text:s/>108.70 </text:p>
          </table:table-cell>
          <table:table-cell table:style-name="ce34" office:value-type="float" office:value="146.437112427208" calcext:value-type="float">
            <text:p><text:s/>146.44 </text:p>
          </table:table-cell>
        </table:table-row>
        <table:table-row table:style-name="ro1">
          <table:table-cell table:style-name="ce4" office:value-type="string" calcext:value-type="string">
            <text:p>Salem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321049" calcext:value-type="float">
            <text:p><text:s/>2,321,049 </text:p>
          </table:table-cell>
          <table:table-cell table:style-name="ce34" office:value-type="float" office:value="93.5831384565761" calcext:value-type="float">
            <text:p><text:s/>93.58 </text:p>
          </table:table-cell>
          <table:table-cell table:style-name="ce34" office:value-type="float" office:value="126.068048285819" calcext:value-type="float">
            <text:p><text:s/>126.07 </text:p>
          </table:table-cell>
        </table:table-row>
        <table:table-row table:style-name="ro1">
          <table:table-cell table:style-name="ce4" office:value-type="string" calcext:value-type="string">
            <text:p>Staunt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997526" calcext:value-type="float">
            <text:p><text:s/>1,997,526 </text:p>
          </table:table-cell>
          <table:table-cell table:style-name="ce34" office:value-type="float" office:value="84.1205255621999" calcext:value-type="float">
            <text:p><text:s/>84.12 </text:p>
          </table:table-cell>
          <table:table-cell table:style-name="ce34" office:value-type="float" office:value="113.32073975404" calcext:value-type="float">
            <text:p><text:s/>113.32 </text:p>
          </table:table-cell>
        </table:table-row>
        <table:table-row table:style-name="ro1">
          <table:table-cell table:style-name="ce4" office:value-type="string" calcext:value-type="string">
            <text:p>Suffolk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5606032" calcext:value-type="float">
            <text:p><text:s/>5,606,032 </text:p>
          </table:table-cell>
          <table:table-cell table:style-name="ce34" office:value-type="float" office:value="66.2769048885736" calcext:value-type="float">
            <text:p><text:s/>66.28 </text:p>
          </table:table-cell>
          <table:table-cell table:style-name="ce34" office:value-type="float" office:value="89.2831783965483" calcext:value-type="float">
            <text:p><text:s/>89.28 </text:p>
          </table:table-cell>
        </table:table-row>
        <table:table-row table:style-name="ro1">
          <table:table-cell table:style-name="ce4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4" office:value-type="string" calcext:value-type="string">
            <text:p>Virginia Beach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9493781" calcext:value-type="float">
            <text:p><text:s/>19,493,781 </text:p>
          </table:table-cell>
          <table:table-cell table:style-name="ce34" office:value-type="float" office:value="44.5069589994383" calcext:value-type="float">
            <text:p><text:s/>44.51 </text:p>
          </table:table-cell>
          <table:table-cell table:style-name="ce34" office:value-type="float" office:value="59.9563719355247" calcext:value-type="float">
            <text:p><text:s/>59.96 </text:p>
          </table:table-cell>
        </table:table-row>
        <table:table-row table:style-name="ro1">
          <table:table-cell table:style-name="ce4" office:value-type="string" calcext:value-type="string">
            <text:p>Waynesboro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896922" calcext:value-type="float">
            <text:p><text:s/>1,896,922 </text:p>
          </table:table-cell>
          <table:table-cell table:style-name="ce34" office:value-type="float" office:value="90.3038179567742" calcext:value-type="float">
            <text:p><text:s/>90.30 </text:p>
          </table:table-cell>
          <table:table-cell table:style-name="ce34" office:value-type="float" office:value="121.650398462016" calcext:value-type="float">
            <text:p><text:s/>121.65 </text:p>
          </table:table-cell>
        </table:table-row>
        <table:table-row table:style-name="ro1">
          <table:table-cell table:style-name="ce4" office:value-type="string" calcext:value-type="string">
            <text:p>Williamsburg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604330" calcext:value-type="float">
            <text:p><text:s/>604,330 </text:p>
          </table:table-cell>
          <table:table-cell table:style-name="ce34" office:value-type="float" office:value="42.9577765140745" calcext:value-type="float">
            <text:p><text:s/>42.96 </text:p>
          </table:table-cell>
          <table:table-cell table:style-name="ce34" office:value-type="float" office:value="57.8694317496169" calcext:value-type="float">
            <text:p><text:s/>57.87 </text:p>
          </table:table-cell>
        </table:table-row>
        <table:table-row table:style-name="ro1">
          <table:table-cell table:style-name="ce4" office:value-type="string" calcext:value-type="string">
            <text:p>Winchester</text:p>
          </table:table-cell>
          <table:table-cell table:style-name="ce10" office:value-type="string" calcext:value-type="string">
            <text:p>2010-2011</text:p>
          </table:table-cell>
          <table:table-cell table:style-name="ce20" office:value-type="float" office:value="1794257" calcext:value-type="float">
            <text:p><text:s/>1,794,257 </text:p>
          </table:table-cell>
          <table:table-cell table:style-name="ce34" office:value-type="float" office:value="68.4752509254666" calcext:value-type="float">
            <text:p><text:s/>68.48 </text:p>
          </table:table-cell>
          <table:table-cell table:style-name="ce34" office:value-type="float" office:value="92.2446220807281" calcext:value-type="float">
            <text:p><text:s/>92.24 </text:p>
          </table:table-cell>
        </table:table-row>
        <table:table-row table:style-name="ro2" table:number-rows-repeated="2">
          <table:table-cell table:style-name="ce3" table:number-columns-repeated="5"/>
        </table:table-row>
        <table:table-row table:style-name="ro1">
          <table:table-cell table:style-name="ce5" office:value-type="string" calcext:value-type="string">
            <text:p>Accomack</text:p>
          </table:table-cell>
          <table:table-cell table:style-name="ce10" office:value-type="string" calcext:value-type="string">
            <text:p>2010-2011</text:p>
          </table:table-cell>
          <table:table-cell table:style-name="ce18" office:value-type="float" office:value="2084254" calcext:value-type="float">
            <text:p><text:s/>$2,084,254 </text:p>
          </table:table-cell>
          <table:table-cell table:style-name="ce33" office:value-type="float" office:value="62.8468821613798" calcext:value-type="float">
            <text:p><text:s/>$62.85 </text:p>
          </table:table-cell>
          <table:table-cell table:style-name="ce34" office:value-type="float" office:value="89.6732663944287" calcext:value-type="float">
            <text:p><text:s/>89.67 </text:p>
          </table:table-cell>
        </table:table-row>
        <table:table-row table:style-name="ro1">
          <table:table-cell table:style-name="ce5" office:value-type="string" calcext:value-type="string">
            <text:p>Albemarl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8498664" calcext:value-type="float">
            <text:p><text:s/>8,498,664 </text:p>
          </table:table-cell>
          <table:table-cell table:style-name="ce34" office:value-type="float" office:value="85.8711124583207" calcext:value-type="float">
            <text:p><text:s/>85.87 </text:p>
          </table:table-cell>
          <table:table-cell table:style-name="ce34" office:value-type="float" office:value="122.525459947047" calcext:value-type="float">
            <text:p><text:s/>122.53 </text:p>
          </table:table-cell>
        </table:table-row>
        <table:table-row table:style-name="ro1">
          <table:table-cell table:style-name="ce5" office:value-type="string" calcext:value-type="string">
            <text:p>Alleghany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511160" calcext:value-type="float">
            <text:p><text:s/>1,511,160 </text:p>
          </table:table-cell>
          <table:table-cell table:style-name="ce34" office:value-type="float" office:value="92.9944615384615" calcext:value-type="float">
            <text:p><text:s/>92.99 </text:p>
          </table:table-cell>
          <table:table-cell table:style-name="ce34" office:value-type="float" office:value="132.689432410211" calcext:value-type="float">
            <text:p><text:s/>132.69 </text:p>
          </table:table-cell>
        </table:table-row>
        <table:table-row table:style-name="ro1">
          <table:table-cell table:style-name="ce5" office:value-type="string" calcext:value-type="string">
            <text:p>Amelia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100813" calcext:value-type="float">
            <text:p><text:s/>1,100,813 </text:p>
          </table:table-cell>
          <table:table-cell table:style-name="ce34" office:value-type="float" office:value="86.7464933018124" calcext:value-type="float">
            <text:p><text:s/>86.75 </text:p>
          </table:table-cell>
          <table:table-cell table:style-name="ce34" office:value-type="float" office:value="123.774499786024" calcext:value-type="float">
            <text:p><text:s/>123.77 </text:p>
          </table:table-cell>
        </table:table-row>
        <table:table-row table:style-name="ro1">
          <table:table-cell table:style-name="ce5" office:value-type="string" calcext:value-type="string">
            <text:p>Amherst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884080" calcext:value-type="float">
            <text:p><text:s/>1,884,080 </text:p>
          </table:table-cell>
          <table:table-cell table:style-name="ce34" office:value-type="float" office:value="58.2350941180107" calcext:value-type="float">
            <text:p><text:s/>58.24 </text:p>
          </table:table-cell>
          <table:table-cell table:style-name="ce34" office:value-type="float" office:value="83.0929224927894" calcext:value-type="float">
            <text:p><text:s/>83.09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Appomattox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133555" calcext:value-type="float">
            <text:p><text:s/>1,133,555 </text:p>
          </table:table-cell>
          <table:table-cell table:style-name="ce34" office:value-type="float" office:value="75.7066052227343" calcext:value-type="float">
            <text:p><text:s/>75.71 </text:p>
          </table:table-cell>
          <table:table-cell table:style-name="ce34" office:value-type="float" office:value="108.022201650728" calcext:value-type="float">
            <text:p><text:s/>108.02 </text:p>
          </table:table-cell>
        </table:table-row>
        <table:table-row table:style-name="ro1">
          <table:table-cell table:style-name="ce5" office:value-type="string" calcext:value-type="string">
            <text:p>Arlingt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9214273" calcext:value-type="float">
            <text:p><text:s/>19,214,273 </text:p>
          </table:table-cell>
          <table:table-cell table:style-name="ce34" office:value-type="float" office:value="92.5422656976212" calcext:value-type="float">
            <text:p><text:s/>92.54 </text:p>
          </table:table-cell>
          <table:table-cell table:style-name="ce34" office:value-type="float" office:value="132.044215389039" calcext:value-type="float">
            <text:p><text:s/>132.04 </text:p>
          </table:table-cell>
        </table:table-row>
        <table:table-row table:style-name="ro1">
          <table:table-cell table:style-name="ce5" office:value-type="string" calcext:value-type="string">
            <text:p>Augusta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650332" calcext:value-type="float">
            <text:p><text:s/>3,650,332 </text:p>
          </table:table-cell>
          <table:table-cell table:style-name="ce34" office:value-type="float" office:value="49.4960271186441" calcext:value-type="float">
            <text:p><text:s/>49.50 </text:p>
          </table:table-cell>
          <table:table-cell table:style-name="ce34" office:value-type="float" office:value="70.623557965514" calcext:value-type="float">
            <text:p><text:s/>70.62 </text:p>
          </table:table-cell>
        </table:table-row>
        <table:table-row table:style-name="ro1">
          <table:table-cell table:style-name="ce5" office:value-type="string" calcext:value-type="string">
            <text:p>Bath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68821" calcext:value-type="float">
            <text:p><text:s/>368,821 </text:p>
          </table:table-cell>
          <table:table-cell table:style-name="ce34" office:value-type="float" office:value="77.9583597548087" calcext:value-type="float">
            <text:p><text:s/>77.96 </text:p>
          </table:table-cell>
          <table:table-cell table:style-name="ce34" office:value-type="float" office:value="111.235124504897" calcext:value-type="float">
            <text:p><text:s/>111.24 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200508" calcext:value-type="float">
            <text:p><text:s/>3,200,508 </text:p>
          </table:table-cell>
          <table:table-cell table:style-name="ce34" office:value-type="float" office:value="46.6030054167395" calcext:value-type="float">
            <text:p><text:s/>46.60 </text:p>
          </table:table-cell>
          <table:table-cell table:style-name="ce34" office:value-type="float" office:value="66.4956410850299" calcext:value-type="float">
            <text:p><text:s/>66.50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Blan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434095" calcext:value-type="float">
            <text:p><text:s/>434,095 </text:p>
          </table:table-cell>
          <table:table-cell table:style-name="ce34" office:value-type="float" office:value="63.6129835873388" calcext:value-type="float">
            <text:p><text:s/>63.61 </text:p>
          </table:table-cell>
          <table:table-cell table:style-name="ce34" office:value-type="float" office:value="90.7663805616322" calcext:value-type="float">
            <text:p><text:s/>90.77 </text:p>
          </table:table-cell>
        </table:table-row>
        <table:table-row table:style-name="ro1">
          <table:table-cell table:style-name="ce5" office:value-type="string" calcext:value-type="string">
            <text:p>Botetourt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724709" calcext:value-type="float">
            <text:p><text:s/>1,724,709 </text:p>
          </table:table-cell>
          <table:table-cell table:style-name="ce34" office:value-type="float" office:value="52.0305599131169" calcext:value-type="float">
            <text:p><text:s/>52.03 </text:p>
          </table:table-cell>
          <table:table-cell table:style-name="ce34" office:value-type="float" office:value="74.2399638499072" calcext:value-type="float">
            <text:p><text:s/>74.24 </text:p>
          </table:table-cell>
        </table:table-row>
        <table:table-row table:style-name="ro1">
          <table:table-cell table:style-name="ce5" office:value-type="string" calcext:value-type="string">
            <text:p>Brunswick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825253" calcext:value-type="float">
            <text:p><text:s/>825,253 </text:p>
          </table:table-cell>
          <table:table-cell table:style-name="ce34" office:value-type="float" office:value="47.3358380176666" calcext:value-type="float">
            <text:p><text:s/>47.34 </text:p>
          </table:table-cell>
          <table:table-cell table:style-name="ce34" office:value-type="float" office:value="67.5412855272907" calcext:value-type="float">
            <text:p><text:s/>67.54 </text:p>
          </table:table-cell>
        </table:table-row>
        <table:table-row table:style-name="ro1">
          <table:table-cell table:style-name="ce5" office:value-type="string" calcext:value-type="string">
            <text:p>Buchana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596486" calcext:value-type="float">
            <text:p><text:s/>1,596,486 </text:p>
          </table:table-cell>
          <table:table-cell table:style-name="ce34" office:value-type="float" office:value="66.249730268072" calcext:value-type="float">
            <text:p><text:s/>66.25 </text:p>
          </table:table-cell>
          <table:table-cell table:style-name="ce34" office:value-type="float" office:value="94.5286306428513" calcext:value-type="float">
            <text:p><text:s/>94.53 </text:p>
          </table:table-cell>
        </table:table-row>
        <table:table-row table:style-name="ro1">
          <table:table-cell table:style-name="ce5" office:value-type="string" calcext:value-type="string">
            <text:p>Buckingham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006461" calcext:value-type="float">
            <text:p><text:s/>1,006,461 </text:p>
          </table:table-cell>
          <table:table-cell table:style-name="ce34" office:value-type="float" office:value="58.6994634317042" calcext:value-type="float">
            <text:p><text:s/>58.70 </text:p>
          </table:table-cell>
          <table:table-cell table:style-name="ce34" office:value-type="float" office:value="83.7555092710055" calcext:value-type="float">
            <text:p><text:s/>83.76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Campbell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666265" calcext:value-type="float">
            <text:p><text:s/>3,666,265 </text:p>
          </table:table-cell>
          <table:table-cell table:style-name="ce34" office:value-type="float" office:value="66.8514095036651" calcext:value-type="float">
            <text:p><text:s/>66.85 </text:p>
          </table:table-cell>
          <table:table-cell table:style-name="ce34" office:value-type="float" office:value="95.3871385038902" calcext:value-type="float">
            <text:p><text:s/>95.39 </text:p>
          </table:table-cell>
        </table:table-row>
        <table:table-row table:style-name="ro1">
          <table:table-cell table:style-name="ce5" office:value-type="string" calcext:value-type="string">
            <text:p>Carolin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011259" calcext:value-type="float">
            <text:p><text:s/>1,011,259 </text:p>
          </table:table-cell>
          <table:table-cell table:style-name="ce34" office:value-type="float" office:value="35.4268348222105" calcext:value-type="float">
            <text:p><text:s/>35.43 </text:p>
          </table:table-cell>
          <table:table-cell table:style-name="ce34" office:value-type="float" office:value="50.5488878249511" calcext:value-type="float">
            <text:p><text:s/>50.55 </text:p>
          </table:table-cell>
        </table:table-row>
        <table:table-row table:style-name="ro1">
          <table:table-cell table:style-name="ce5" office:value-type="string" calcext:value-type="string">
            <text:p>Carroll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481589" calcext:value-type="float">
            <text:p><text:s/>1,481,589 </text:p>
          </table:table-cell>
          <table:table-cell table:style-name="ce34" office:value-type="float" office:value="49.3172558418214" calcext:value-type="float">
            <text:p><text:s/>49.32 </text:p>
          </table:table-cell>
          <table:table-cell table:style-name="ce34" office:value-type="float" office:value="70.3684776213687" calcext:value-type="float">
            <text:p><text:s/>70.37 </text:p>
          </table:table-cell>
        </table:table-row>
        <table:table-row table:style-name="ro1">
          <table:table-cell table:style-name="ce5" office:value-type="string" calcext:value-type="string">
            <text:p>Charles City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744875" calcext:value-type="float">
            <text:p><text:s/>744,875 </text:p>
          </table:table-cell>
          <table:table-cell table:style-name="ce34" office:value-type="float" office:value="102.656422271224" calcext:value-type="float">
            <text:p><text:s/>102.66 </text:p>
          </table:table-cell>
          <table:table-cell table:style-name="ce34" office:value-type="float" office:value="146.475630689017" calcext:value-type="float">
            <text:p><text:s/>146.48 </text:p>
          </table:table-cell>
        </table:table-row>
        <table:table-row table:style-name="ro1">
          <table:table-cell table:style-name="ce5" office:value-type="string" calcext:value-type="string">
            <text:p>Charlott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798173" calcext:value-type="float">
            <text:p><text:s/>798,173 </text:p>
          </table:table-cell>
          <table:table-cell table:style-name="ce34" office:value-type="float" office:value="63.4175274114095" calcext:value-type="float">
            <text:p><text:s/>63.42 </text:p>
          </table:table-cell>
          <table:table-cell table:style-name="ce34" office:value-type="float" office:value="90.4874933180687" calcext:value-type="float">
            <text:p><text:s/>90.49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Chesterfiel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0540657" calcext:value-type="float">
            <text:p><text:s/>20,540,657 </text:p>
          </table:table-cell>
          <table:table-cell table:style-name="ce34" office:value-type="float" office:value="64.95356948608" calcext:value-type="float">
            <text:p><text:s/>64.95 </text:p>
          </table:table-cell>
          <table:table-cell table:style-name="ce34" office:value-type="float" office:value="92.6791996592247" calcext:value-type="float">
            <text:p><text:s/>92.68 </text:p>
          </table:table-cell>
        </table:table-row>
        <table:table-row table:style-name="ro1">
          <table:table-cell table:style-name="ce5" office:value-type="string" calcext:value-type="string">
            <text:p>Clark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399282" calcext:value-type="float">
            <text:p><text:s/>1,399,282 </text:p>
          </table:table-cell>
          <table:table-cell table:style-name="ce34" office:value-type="float" office:value="99.7065697591563" calcext:value-type="float">
            <text:p><text:s/>99.71 </text:p>
          </table:table-cell>
          <table:table-cell table:style-name="ce34" office:value-type="float" office:value="142.266624592904" calcext:value-type="float">
            <text:p><text:s/>142.27 </text:p>
          </table:table-cell>
        </table:table-row>
        <table:table-row table:style-name="ro1">
          <table:table-cell table:style-name="ce5" office:value-type="string" calcext:value-type="string">
            <text:p>Craig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443298" calcext:value-type="float">
            <text:p><text:s/>443,298 </text:p>
          </table:table-cell>
          <table:table-cell table:style-name="ce34" office:value-type="float" office:value="85.41387283237" calcext:value-type="float">
            <text:p><text:s/>85.41 </text:p>
          </table:table-cell>
          <table:table-cell table:style-name="ce34" office:value-type="float" office:value="121.873046185634" calcext:value-type="float">
            <text:p><text:s/>121.87 </text:p>
          </table:table-cell>
        </table:table-row>
        <table:table-row table:style-name="ro1">
          <table:table-cell table:style-name="ce5" office:value-type="string" calcext:value-type="string">
            <text:p>Culpeper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065694" calcext:value-type="float">
            <text:p><text:s/>3,065,694 </text:p>
          </table:table-cell>
          <table:table-cell table:style-name="ce34" office:value-type="float" office:value="65.6620188909593" calcext:value-type="float">
            <text:p><text:s/>65.66 </text:p>
          </table:table-cell>
          <table:table-cell table:style-name="ce34" office:value-type="float" office:value="93.6900528634869" calcext:value-type="float">
            <text:p><text:s/>93.69 </text:p>
          </table:table-cell>
        </table:table-row>
        <table:table-row table:style-name="ro1">
          <table:table-cell table:style-name="ce5" office:value-type="string" calcext:value-type="string">
            <text:p>Cumberlan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829115" calcext:value-type="float">
            <text:p><text:s/>829,115 </text:p>
          </table:table-cell>
          <table:table-cell table:style-name="ce34" office:value-type="float" office:value="82.4825905292479" calcext:value-type="float">
            <text:p><text:s/>82.48 </text:p>
          </table:table-cell>
          <table:table-cell table:style-name="ce34" office:value-type="float" office:value="117.690537049061" calcext:value-type="float">
            <text:p><text:s/>117.69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Dickens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677885" calcext:value-type="float">
            <text:p><text:s/>1,677,885 </text:p>
          </table:table-cell>
          <table:table-cell table:style-name="ce34" office:value-type="float" office:value="105.50745142426" calcext:value-type="float">
            <text:p><text:s/>105.51 </text:p>
          </table:table-cell>
          <table:table-cell table:style-name="ce34" office:value-type="float" office:value="150.543630372469" calcext:value-type="float">
            <text:p><text:s/>150.54 </text:p>
          </table:table-cell>
        </table:table-row>
        <table:table-row table:style-name="ro1">
          <table:table-cell table:style-name="ce5" office:value-type="string" calcext:value-type="string">
            <text:p>Dinwiddi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4175410" calcext:value-type="float">
            <text:p><text:s/>4,175,410 </text:p>
          </table:table-cell>
          <table:table-cell table:style-name="ce34" office:value-type="float" office:value="149.116460126424" calcext:value-type="float">
            <text:p><text:s/>149.12 </text:p>
          </table:table-cell>
          <table:table-cell table:style-name="ce34" office:value-type="float" office:value="212.767278070767" calcext:value-type="float">
            <text:p><text:s/>212.77 </text:p>
          </table:table-cell>
        </table:table-row>
        <table:table-row table:style-name="ro1">
          <table:table-cell table:style-name="ce5" office:value-type="string" calcext:value-type="string">
            <text:p>Essex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893164" calcext:value-type="float">
            <text:p><text:s/>893,164 </text:p>
          </table:table-cell>
          <table:table-cell table:style-name="ce34" office:value-type="float" office:value="80.0972110124653" calcext:value-type="float">
            <text:p><text:s/>80.10 </text:p>
          </table:table-cell>
          <table:table-cell table:style-name="ce34" office:value-type="float" office:value="114.286950975992" calcext:value-type="float">
            <text:p><text:s/>114.29 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76481830" calcext:value-type="float">
            <text:p><text:s/>76,481,830 </text:p>
          </table:table-cell>
          <table:table-cell table:style-name="ce34" office:value-type="float" office:value="70.7035145683842" calcext:value-type="float">
            <text:p><text:s/>70.70 </text:p>
          </table:table-cell>
          <table:table-cell table:style-name="ce34" office:value-type="float" office:value="100.883526419537" calcext:value-type="float">
            <text:p><text:s/>100.88 </text:p>
          </table:table-cell>
        </table:table-row>
        <table:table-row table:style-name="ro1">
          <table:table-cell table:style-name="ce5" office:value-type="string" calcext:value-type="string">
            <text:p>Fauquier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4545791" calcext:value-type="float">
            <text:p><text:s/>4,545,791 </text:p>
          </table:table-cell>
          <table:table-cell table:style-name="ce34" office:value-type="float" office:value="69.7175129978682" calcext:value-type="float">
            <text:p><text:s/>69.72 </text:p>
          </table:table-cell>
          <table:table-cell table:style-name="ce34" office:value-type="float" office:value="99.4766470572296" calcext:value-type="float">
            <text:p><text:s/>99.48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Floy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785478" calcext:value-type="float">
            <text:p><text:s/>785,478 </text:p>
          </table:table-cell>
          <table:table-cell table:style-name="ce34" office:value-type="float" office:value="51.4089927351266" calcext:value-type="float">
            <text:p><text:s/>51.41 </text:p>
          </table:table-cell>
          <table:table-cell table:style-name="ce34" office:value-type="float" office:value="73.3530788173159" calcext:value-type="float">
            <text:p><text:s/>73.35 </text:p>
          </table:table-cell>
        </table:table-row>
        <table:table-row table:style-name="ro1">
          <table:table-cell table:style-name="ce5" office:value-type="string" calcext:value-type="string">
            <text:p>Fluvanna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211330" calcext:value-type="float">
            <text:p><text:s/>1,211,330 </text:p>
          </table:table-cell>
          <table:table-cell table:style-name="ce34" office:value-type="float" office:value="47.149974699311" calcext:value-type="float">
            <text:p><text:s/>47.15 </text:p>
          </table:table-cell>
          <table:table-cell table:style-name="ce34" office:value-type="float" office:value="67.2760858819518" calcext:value-type="float">
            <text:p><text:s/>67.28 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221861" calcext:value-type="float">
            <text:p><text:s/>2,221,861 </text:p>
          </table:table-cell>
          <table:table-cell table:style-name="ce34" office:value-type="float" office:value="39.5637564771452" calcext:value-type="float">
            <text:p><text:s/>39.56 </text:p>
          </table:table-cell>
          <table:table-cell table:style-name="ce34" office:value-type="float" office:value="56.4516671651139" calcext:value-type="float">
            <text:p><text:s/>56.45 </text:p>
          </table:table-cell>
        </table:table-row>
        <table:table-row table:style-name="ro1">
          <table:table-cell table:style-name="ce5" office:value-type="string" calcext:value-type="string">
            <text:p>Frederick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5048484" calcext:value-type="float">
            <text:p><text:s/>5,048,484 </text:p>
          </table:table-cell>
          <table:table-cell table:style-name="ce34" office:value-type="float" office:value="64.4720515931294" calcext:value-type="float">
            <text:p><text:s/>64.47 </text:p>
          </table:table-cell>
          <table:table-cell table:style-name="ce34" office:value-type="float" office:value="91.9921443781471" calcext:value-type="float">
            <text:p><text:s/>91.99 </text:p>
          </table:table-cell>
        </table:table-row>
        <table:table-row table:style-name="ro1">
          <table:table-cell table:style-name="ce5" office:value-type="string" calcext:value-type="string">
            <text:p>Giles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795342" calcext:value-type="float">
            <text:p><text:s/>795,342 </text:p>
          </table:table-cell>
          <table:table-cell table:style-name="ce34" office:value-type="float" office:value="46.0107601527248" calcext:value-type="float">
            <text:p><text:s/>46.01 </text:p>
          </table:table-cell>
          <table:table-cell table:style-name="ce34" office:value-type="float" office:value="65.6505941152462" calcext:value-type="float">
            <text:p><text:s/>65.65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6"/>
          <table:table-cell table:style-name="ce45"/>
        </table:table-row>
        <table:table-row table:style-name="ro1">
          <table:table-cell table:style-name="ce5" office:value-type="string" calcext:value-type="string">
            <text:p>Gloucester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215875" calcext:value-type="float">
            <text:p><text:s/>1,215,875 </text:p>
          </table:table-cell>
          <table:table-cell table:style-name="ce34" office:value-type="float" office:value="32.988089424277" calcext:value-type="float">
            <text:p><text:s/>32.99 </text:p>
          </table:table-cell>
          <table:table-cell table:style-name="ce34" office:value-type="float" office:value="47.0691564808324" calcext:value-type="float">
            <text:p><text:s/>47.07 </text:p>
          </table:table-cell>
        </table:table-row>
        <table:table-row table:style-name="ro1">
          <table:table-cell table:style-name="ce5" office:value-type="string" calcext:value-type="string">
            <text:p>Goochlan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034088" calcext:value-type="float">
            <text:p><text:s/>1,034,088 </text:p>
          </table:table-cell>
          <table:table-cell table:style-name="ce34" office:value-type="float" office:value="47.6165216190082" calcext:value-type="float">
            <text:p><text:s/>47.62 </text:p>
          </table:table-cell>
          <table:table-cell table:style-name="ce34" office:value-type="float" office:value="67.941779783967" calcext:value-type="float">
            <text:p><text:s/>67.94 </text:p>
          </table:table-cell>
        </table:table-row>
        <table:table-row table:style-name="ro1">
          <table:table-cell table:style-name="ce5" office:value-type="string" calcext:value-type="string">
            <text:p>Grays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777504" calcext:value-type="float">
            <text:p><text:s/>777,504 </text:p>
          </table:table-cell>
          <table:table-cell table:style-name="ce34" office:value-type="float" office:value="50.0549797205949" calcext:value-type="float">
            <text:p><text:s/>50.05 </text:p>
          </table:table-cell>
          <table:table-cell table:style-name="ce34" office:value-type="float" office:value="71.4211011984128" calcext:value-type="float">
            <text:p><text:s/>71.42 </text:p>
          </table:table-cell>
        </table:table-row>
        <table:table-row table:style-name="ro1">
          <table:table-cell table:style-name="ce5" office:value-type="string" calcext:value-type="string">
            <text:p>Green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304837" calcext:value-type="float">
            <text:p><text:s/>1,304,837 </text:p>
          </table:table-cell>
          <table:table-cell table:style-name="ce34" office:value-type="float" office:value="70.9034939955442" calcext:value-type="float">
            <text:p><text:s/>70.90 </text:p>
          </table:table-cell>
          <table:table-cell table:style-name="ce34" office:value-type="float" office:value="101.16886767798" calcext:value-type="float">
            <text:p><text:s/>101.17 </text:p>
          </table:table-cell>
        </table:table-row>
        <table:table-row table:style-name="ro1">
          <table:table-cell table:style-name="ce5" office:value-type="string" calcext:value-type="string">
            <text:p>Greensvill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574315" calcext:value-type="float">
            <text:p><text:s/>574,315 </text:p>
          </table:table-cell>
          <table:table-cell table:style-name="ce34" office:value-type="float" office:value="46.9096626643796" calcext:value-type="float">
            <text:p><text:s/>46.91 </text:p>
          </table:table-cell>
          <table:table-cell table:style-name="ce34" office:value-type="float" office:value="66.9331959185188" calcext:value-type="float">
            <text:p><text:s/>66.93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Halifax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517040" calcext:value-type="float">
            <text:p><text:s/>2,517,040 </text:p>
          </table:table-cell>
          <table:table-cell table:style-name="ce34" office:value-type="float" office:value="69.4528296680555" calcext:value-type="float">
            <text:p><text:s/>69.45 </text:p>
          </table:table-cell>
          <table:table-cell table:style-name="ce34" office:value-type="float" office:value="99.0989828370141" calcext:value-type="float">
            <text:p><text:s/>99.10 </text:p>
          </table:table-cell>
        </table:table-row>
        <table:table-row table:style-name="ro1">
          <table:table-cell table:style-name="ce5" office:value-type="string" calcext:value-type="string">
            <text:p>Hanover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8877419" calcext:value-type="float">
            <text:p><text:s/>8,877,419 </text:p>
          </table:table-cell>
          <table:table-cell table:style-name="ce34" office:value-type="float" office:value="88.8959774891601" calcext:value-type="float">
            <text:p><text:s/>88.90 </text:p>
          </table:table-cell>
          <table:table-cell table:style-name="ce34" office:value-type="float" office:value="126.841497885431" calcext:value-type="float">
            <text:p><text:s/>126.84 </text:p>
          </table:table-cell>
        </table:table-row>
        <table:table-row table:style-name="ro1">
          <table:table-cell table:style-name="ce5" office:value-type="string" calcext:value-type="string">
            <text:p>Henrico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5231187" calcext:value-type="float">
            <text:p><text:s/>15,231,187 </text:p>
          </table:table-cell>
          <table:table-cell table:style-name="ce34" office:value-type="float" office:value="49.6234935735579" calcext:value-type="float">
            <text:p><text:s/>49.62 </text:p>
          </table:table-cell>
          <table:table-cell table:style-name="ce34" office:value-type="float" office:value="70.8054338673049" calcext:value-type="float">
            <text:p><text:s/>70.81 </text:p>
          </table:table-cell>
        </table:table-row>
        <table:table-row table:style-name="ro1">
          <table:table-cell table:style-name="ce5" office:value-type="string" calcext:value-type="string">
            <text:p>Henry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276146" calcext:value-type="float">
            <text:p><text:s/>2,276,146 </text:p>
          </table:table-cell>
          <table:table-cell table:style-name="ce34" office:value-type="float" office:value="42.033314250891" calcext:value-type="float">
            <text:p><text:s/>42.03 </text:p>
          </table:table-cell>
          <table:table-cell table:style-name="ce34" office:value-type="float" office:value="59.975363242079" calcext:value-type="float">
            <text:p><text:s/>59.98 </text:p>
          </table:table-cell>
        </table:table-row>
        <table:table-row table:style-name="ro2">
          <table:table-cell table:style-name="ce5" office:value-type="string" calcext:value-type="string">
            <text:p>Highland</text:p>
          </table:table-cell>
          <table:table-cell table:style-name="ce3"/>
          <table:table-cell table:style-name="ce19" office:value-type="float" office:value="135253" calcext:value-type="float">
            <text:p><text:s/>135,253 </text:p>
          </table:table-cell>
          <table:table-cell table:style-name="ce34" office:value-type="float" office:value="58.2735889702714" calcext:value-type="float">
            <text:p><text:s/>58.27 </text:p>
          </table:table-cell>
          <table:table-cell table:style-name="ce34" office:value-type="float" office:value="83.1478489906979" calcext:value-type="float">
            <text:p><text:s/>83.15 </text:p>
          </table:table-cell>
        </table:table-row>
        <table:table-row table:style-name="ro2">
          <table:table-cell table:style-name="ce5"/>
          <table:table-cell table:style-name="ce3"/>
          <table:table-cell table:style-name="ce10"/>
          <table:table-cell table:style-name="ce36"/>
          <table:table-cell table:style-name="ce45"/>
        </table:table-row>
        <table:table-row table:style-name="ro1">
          <table:table-cell table:style-name="ce5" office:value-type="string" calcext:value-type="string">
            <text:p>Isle of Wight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790707" calcext:value-type="float">
            <text:p><text:s/>1,790,707 </text:p>
          </table:table-cell>
          <table:table-cell table:style-name="ce34" office:value-type="float" office:value="50.7713921179473" calcext:value-type="float">
            <text:p><text:s/>50.77 </text:p>
          </table:table-cell>
          <table:table-cell table:style-name="ce34" office:value-type="float" office:value="72.4433164228862" calcext:value-type="float">
            <text:p><text:s/>72.44 </text:p>
          </table:table-cell>
        </table:table-row>
        <table:table-row table:style-name="ro1">
          <table:table-cell table:style-name="ce5" office:value-type="string" calcext:value-type="string">
            <text:p>James City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6143017" calcext:value-type="float">
            <text:p><text:s/>6,143,017 </text:p>
          </table:table-cell>
          <table:table-cell table:style-name="ce34" office:value-type="float" office:value="91.6745064095868" calcext:value-type="float">
            <text:p><text:s/>91.67 </text:p>
          </table:table-cell>
          <table:table-cell table:style-name="ce34" office:value-type="float" office:value="130.806050389822" calcext:value-type="float">
            <text:p><text:s/>130.81 </text:p>
          </table:table-cell>
        </table:table-row>
        <table:table-row table:style-name="ro1">
          <table:table-cell table:style-name="ce5" office:value-type="string" calcext:value-type="string">
            <text:p>King &amp; Quee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680552" calcext:value-type="float">
            <text:p><text:s/>680,552 </text:p>
          </table:table-cell>
          <table:table-cell table:style-name="ce34" office:value-type="float" office:value="97.9916486681065" calcext:value-type="float">
            <text:p><text:s/>97.99 </text:p>
          </table:table-cell>
          <table:table-cell table:style-name="ce34" office:value-type="float" office:value="139.819684179086" calcext:value-type="float">
            <text:p><text:s/>139.82 </text:p>
          </table:table-cell>
        </table:table-row>
        <table:table-row table:style-name="ro1">
          <table:table-cell table:style-name="ce5" office:value-type="string" calcext:value-type="string">
            <text:p>King Georg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059998" calcext:value-type="float">
            <text:p><text:s/>1,059,998 </text:p>
          </table:table-cell>
          <table:table-cell table:style-name="ce34" office:value-type="float" office:value="44.9456411126187" calcext:value-type="float">
            <text:p><text:s/>44.95 </text:p>
          </table:table-cell>
          <table:table-cell table:style-name="ce34" office:value-type="float" office:value="64.1308257490137" calcext:value-type="float">
            <text:p><text:s/>64.13 </text:p>
          </table:table-cell>
        </table:table-row>
        <table:table-row table:style-name="ro1">
          <table:table-cell table:style-name="ce5" office:value-type="string" calcext:value-type="string">
            <text:p>King William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228244" calcext:value-type="float">
            <text:p><text:s/>1,228,244 </text:p>
          </table:table-cell>
          <table:table-cell table:style-name="ce34" office:value-type="float" office:value="77.0783809224976" calcext:value-type="float">
            <text:p><text:s/>77.08 </text:p>
          </table:table-cell>
          <table:table-cell table:style-name="ce34" office:value-type="float" office:value="109.979524011484" calcext:value-type="float">
            <text:p><text:s/>109.98 </text:p>
          </table:table-cell>
        </table:table-row>
        <table:table-row table:style-name="ro2">
          <table:table-cell table:style-name="ce3" table:number-columns-repeated="5"/>
        </table:table-row>
        <table:table-row table:style-name="ro1">
          <table:table-cell table:style-name="ce5" office:value-type="string" calcext:value-type="string">
            <text:p>Lancaster</text:p>
          </table:table-cell>
          <table:table-cell table:style-name="ce10" office:value-type="string" calcext:value-type="string">
            <text:p>2010-2011</text:p>
          </table:table-cell>
          <table:table-cell table:style-name="ce18" office:value-type="float" office:value="727871" calcext:value-type="float">
            <text:p><text:s/>$727,871 </text:p>
          </table:table-cell>
          <table:table-cell table:style-name="ce33" office:value-type="float" office:value="63.89877973839" calcext:value-type="float">
            <text:p><text:s/>$63.90 </text:p>
          </table:table-cell>
          <table:table-cell table:style-name="ce34" office:value-type="float" office:value="91.1741696755281" calcext:value-type="float">
            <text:p><text:s/>91.17 </text:p>
          </table:table-cell>
        </table:table-row>
        <table:table-row table:style-name="ro1">
          <table:table-cell table:style-name="ce5" office:value-type="string" calcext:value-type="string">
            <text:p>Le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049733" calcext:value-type="float">
            <text:p><text:s/>2,049,733 </text:p>
          </table:table-cell>
          <table:table-cell table:style-name="ce34" office:value-type="float" office:value="80.1083753468558" calcext:value-type="float">
            <text:p><text:s/>80.11 </text:p>
          </table:table-cell>
          <table:table-cell table:style-name="ce34" office:value-type="float" office:value="114.302880840728" calcext:value-type="float">
            <text:p><text:s/>114.30 </text:p>
          </table:table-cell>
        </table:table-row>
        <table:table-row table:style-name="ro1">
          <table:table-cell table:style-name="ce5" office:value-type="string" calcext:value-type="string">
            <text:p>Loudou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8057824" calcext:value-type="float">
            <text:p><text:s/>38,057,824 </text:p>
          </table:table-cell>
          <table:table-cell table:style-name="ce34" office:value-type="float" office:value="121.858736964116" calcext:value-type="float">
            <text:p><text:s/>121.86 </text:p>
          </table:table-cell>
          <table:table-cell table:style-name="ce34" office:value-type="float" office:value="173.874512250456" calcext:value-type="float">
            <text:p><text:s/>173.87 </text:p>
          </table:table-cell>
        </table:table-row>
        <table:table-row table:style-name="ro1">
          <table:table-cell table:style-name="ce5" office:value-type="string" calcext:value-type="string">
            <text:p>Louisa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734846" calcext:value-type="float">
            <text:p><text:s/>1,734,846 </text:p>
          </table:table-cell>
          <table:table-cell table:style-name="ce34" office:value-type="float" office:value="52.3284770608995" calcext:value-type="float">
            <text:p><text:s/>52.33 </text:p>
          </table:table-cell>
          <table:table-cell table:style-name="ce34" office:value-type="float" office:value="74.6650478451319" calcext:value-type="float">
            <text:p><text:s/>74.67 </text:p>
          </table:table-cell>
        </table:table-row>
        <table:table-row table:style-name="ro1">
          <table:table-cell table:style-name="ce5" office:value-type="string" calcext:value-type="string">
            <text:p>Lunenburg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679841" calcext:value-type="float">
            <text:p><text:s/>679,841 </text:p>
          </table:table-cell>
          <table:table-cell table:style-name="ce34" office:value-type="float" office:value="52.6437199938052" calcext:value-type="float">
            <text:p><text:s/>52.64 </text:p>
          </table:table-cell>
          <table:table-cell table:style-name="ce34" office:value-type="float" office:value="75.1148531899511" calcext:value-type="float">
            <text:p><text:s/>75.11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Madis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750307" calcext:value-type="float">
            <text:p><text:s/>750,307 </text:p>
          </table:table-cell>
          <table:table-cell table:style-name="ce34" office:value-type="float" office:value="56.3801472798317" calcext:value-type="float">
            <text:p><text:s/>56.38 </text:p>
          </table:table-cell>
          <table:table-cell table:style-name="ce34" office:value-type="float" office:value="80.4461859125975" calcext:value-type="float">
            <text:p><text:s/>80.45 </text:p>
          </table:table-cell>
        </table:table-row>
        <table:table-row table:style-name="ro1">
          <table:table-cell table:style-name="ce5" office:value-type="string" calcext:value-type="string">
            <text:p>Mathews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742924" calcext:value-type="float">
            <text:p><text:s/>742,924 </text:p>
          </table:table-cell>
          <table:table-cell table:style-name="ce34" office:value-type="float" office:value="82.7493873914012" calcext:value-type="float">
            <text:p><text:s/>82.75 </text:p>
          </table:table-cell>
          <table:table-cell table:style-name="ce34" office:value-type="float" office:value="118.071216969373" calcext:value-type="float">
            <text:p><text:s/>118.07 </text:p>
          </table:table-cell>
        </table:table-row>
        <table:table-row table:style-name="ro1">
          <table:table-cell table:style-name="ce5" office:value-type="string" calcext:value-type="string">
            <text:p>Mecklenburg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507638" calcext:value-type="float">
            <text:p><text:s/>1,507,638 </text:p>
          </table:table-cell>
          <table:table-cell table:style-name="ce34" office:value-type="float" office:value="46.0671005591713" calcext:value-type="float">
            <text:p><text:s/>46.07 </text:p>
          </table:table-cell>
          <table:table-cell table:style-name="ce34" office:value-type="float" office:value="65.7309835968291" calcext:value-type="float">
            <text:p><text:s/>65.73 </text:p>
          </table:table-cell>
        </table:table-row>
        <table:table-row table:style-name="ro1">
          <table:table-cell table:style-name="ce5" office:value-type="string" calcext:value-type="string">
            <text:p>Middlesex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74522" calcext:value-type="float">
            <text:p><text:s/>374,522 </text:p>
          </table:table-cell>
          <table:table-cell table:style-name="ce34" office:value-type="float" office:value="34.1748334702071" calcext:value-type="float">
            <text:p><text:s/>34.17 </text:p>
          </table:table-cell>
          <table:table-cell table:style-name="ce34" office:value-type="float" office:value="48.7624658593221" calcext:value-type="float">
            <text:p><text:s/>48.76 </text:p>
          </table:table-cell>
        </table:table-row>
        <table:table-row table:style-name="ro1">
          <table:table-cell table:style-name="ce5" office:value-type="string" calcext:value-type="string">
            <text:p>Montgomery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608237" calcext:value-type="float">
            <text:p><text:s/>3,608,237 </text:p>
          </table:table-cell>
          <table:table-cell table:style-name="ce34" office:value-type="float" office:value="38.2260890753454" calcext:value-type="float">
            <text:p><text:s/>38.23 </text:p>
          </table:table-cell>
          <table:table-cell table:style-name="ce34" office:value-type="float" office:value="54.5430123338253" calcext:value-type="float">
            <text:p><text:s/>54.54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Nels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159411" calcext:value-type="float">
            <text:p><text:s/>1,159,411 </text:p>
          </table:table-cell>
          <table:table-cell table:style-name="ce34" office:value-type="float" office:value="77.1911451398136" calcext:value-type="float">
            <text:p><text:s/>77.19 </text:p>
          </table:table-cell>
          <table:table-cell table:style-name="ce34" office:value-type="float" office:value="110.140421980506" calcext:value-type="float">
            <text:p><text:s/>110.14 </text:p>
          </table:table-cell>
        </table:table-row>
        <table:table-row table:style-name="ro1">
          <table:table-cell table:style-name="ce5" office:value-type="string" calcext:value-type="string">
            <text:p>New Kent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719528" calcext:value-type="float">
            <text:p><text:s/>1,719,528 </text:p>
          </table:table-cell>
          <table:table-cell table:style-name="ce34" office:value-type="float" office:value="93.3055510336969" calcext:value-type="float">
            <text:p><text:s/>93.31 </text:p>
          </table:table-cell>
          <table:table-cell table:style-name="ce34" office:value-type="float" office:value="133.133311409763" calcext:value-type="float">
            <text:p><text:s/>133.13 </text:p>
          </table:table-cell>
        </table:table-row>
        <table:table-row table:style-name="ro1">
          <table:table-cell table:style-name="ce5" office:value-type="string" calcext:value-type="string">
            <text:p>Northampt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958851" calcext:value-type="float">
            <text:p><text:s/>1,958,851 </text:p>
          </table:table-cell>
          <table:table-cell table:style-name="ce34" office:value-type="float" office:value="158.112115586407" calcext:value-type="float">
            <text:p><text:s/>158.11 </text:p>
          </table:table-cell>
          <table:table-cell table:style-name="ce34" office:value-type="float" office:value="225.60275662934" calcext:value-type="float">
            <text:p><text:s/>225.60 </text:p>
          </table:table-cell>
        </table:table-row>
        <table:table-row table:style-name="ro1">
          <table:table-cell table:style-name="ce5" office:value-type="string" calcext:value-type="string">
            <text:p>Northumberlan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559098" calcext:value-type="float">
            <text:p><text:s/>559,098 </text:p>
          </table:table-cell>
          <table:table-cell table:style-name="ce34" office:value-type="float" office:value="45.3445255474453" calcext:value-type="float">
            <text:p><text:s/>45.34 </text:p>
          </table:table-cell>
          <table:table-cell table:style-name="ce34" office:value-type="float" office:value="64.6999752271523" calcext:value-type="float">
            <text:p><text:s/>64.70 </text:p>
          </table:table-cell>
        </table:table-row>
        <table:table-row table:style-name="ro1">
          <table:table-cell table:style-name="ce5" office:value-type="string" calcext:value-type="string">
            <text:p>Nottoway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235755" calcext:value-type="float">
            <text:p><text:s/>1,235,755 </text:p>
          </table:table-cell>
          <table:table-cell table:style-name="ce34" office:value-type="float" office:value="77.9508610357661" calcext:value-type="float">
            <text:p><text:s/>77.95 </text:p>
          </table:table-cell>
          <table:table-cell table:style-name="ce34" office:value-type="float" office:value="111.224424934653" calcext:value-type="float">
            <text:p><text:s/>111.22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Orang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640971" calcext:value-type="float">
            <text:p><text:s/>1,640,971 </text:p>
          </table:table-cell>
          <table:table-cell table:style-name="ce34" office:value-type="float" office:value="49.0120068098324" calcext:value-type="float">
            <text:p><text:s/>49.01 </text:p>
          </table:table-cell>
          <table:table-cell table:style-name="ce34" office:value-type="float" office:value="69.9329321046969" calcext:value-type="float">
            <text:p><text:s/>69.93 </text:p>
          </table:table-cell>
        </table:table-row>
        <table:table-row table:style-name="ro1">
          <table:table-cell table:style-name="ce5" office:value-type="string" calcext:value-type="string">
            <text:p>Pag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511500" calcext:value-type="float">
            <text:p><text:s/>1,511,500 </text:p>
          </table:table-cell>
          <table:table-cell table:style-name="ce34" office:value-type="float" office:value="62.8691456617586" calcext:value-type="float">
            <text:p><text:s/>62.87 </text:p>
          </table:table-cell>
          <table:table-cell table:style-name="ce34" office:value-type="float" office:value="89.7050331381665" calcext:value-type="float">
            <text:p><text:s/>89.71 </text:p>
          </table:table-cell>
        </table:table-row>
        <table:table-row table:style-name="ro1">
          <table:table-cell table:style-name="ce5" office:value-type="string" calcext:value-type="string">
            <text:p>Patrick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989534" calcext:value-type="float">
            <text:p><text:s/>989,534 </text:p>
          </table:table-cell>
          <table:table-cell table:style-name="ce34" office:value-type="float" office:value="53.5172525689562" calcext:value-type="float">
            <text:p><text:s/>53.52 </text:p>
          </table:table-cell>
          <table:table-cell table:style-name="ce34" office:value-type="float" office:value="76.3612558215818" calcext:value-type="float">
            <text:p><text:s/>76.36 </text:p>
          </table:table-cell>
        </table:table-row>
        <table:table-row table:style-name="ro1">
          <table:table-cell table:style-name="ce5" office:value-type="string" calcext:value-type="string">
            <text:p>Pittsylvania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079723" calcext:value-type="float">
            <text:p><text:s/>3,079,723 </text:p>
          </table:table-cell>
          <table:table-cell table:style-name="ce34" office:value-type="float" office:value="48.4949925991245" calcext:value-type="float">
            <text:p><text:s/>48.49 </text:p>
          </table:table-cell>
          <table:table-cell table:style-name="ce34" office:value-type="float" office:value="69.1952287938553" calcext:value-type="float">
            <text:p><text:s/>69.20 </text:p>
          </table:table-cell>
        </table:table-row>
        <table:table-row table:style-name="ro1">
          <table:table-cell table:style-name="ce5" office:value-type="string" calcext:value-type="string">
            <text:p>Powhata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067916" calcext:value-type="float">
            <text:p><text:s/>2,067,916 </text:p>
          </table:table-cell>
          <table:table-cell table:style-name="ce34" office:value-type="float" office:value="73.7330100549098" calcext:value-type="float">
            <text:p><text:s/>73.73 </text:p>
          </table:table-cell>
          <table:table-cell table:style-name="ce34" office:value-type="float" office:value="105.206171337806" calcext:value-type="float">
            <text:p><text:s/>105.21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Prince Edwar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751033" calcext:value-type="float">
            <text:p><text:s/>1,751,033 </text:p>
          </table:table-cell>
          <table:table-cell table:style-name="ce34" office:value-type="float" office:value="74.9329424854502" calcext:value-type="float">
            <text:p><text:s/>74.93 </text:p>
          </table:table-cell>
          <table:table-cell table:style-name="ce34" office:value-type="float" office:value="106.91829860329" calcext:value-type="float">
            <text:p><text:s/>106.92 </text:p>
          </table:table-cell>
        </table:table-row>
        <table:table-row table:style-name="ro1">
          <table:table-cell table:style-name="ce5" office:value-type="string" calcext:value-type="string">
            <text:p>Prince Georg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780149" calcext:value-type="float">
            <text:p><text:s/>2,780,149 </text:p>
          </table:table-cell>
          <table:table-cell table:style-name="ce34" office:value-type="float" office:value="77.8208257522743" calcext:value-type="float">
            <text:p><text:s/>77.82 </text:p>
          </table:table-cell>
          <table:table-cell table:style-name="ce34" office:value-type="float" office:value="111.038883691934" calcext:value-type="float">
            <text:p><text:s/>111.04 </text:p>
          </table:table-cell>
        </table:table-row>
        <table:table-row table:style-name="ro1">
          <table:table-cell table:style-name="ce5" office:value-type="string" calcext:value-type="string">
            <text:p>Prince William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1928000" calcext:value-type="float">
            <text:p><text:s/>31,928,000 </text:p>
          </table:table-cell>
          <table:table-cell table:style-name="ce34" office:value-type="float" office:value="79.422490435371" calcext:value-type="float">
            <text:p><text:s/>79.42 </text:p>
          </table:table-cell>
          <table:table-cell table:style-name="ce34" office:value-type="float" office:value="113.324223853011" calcext:value-type="float">
            <text:p><text:s/>113.32 </text:p>
          </table:table-cell>
        </table:table-row>
        <table:table-row table:style-name="ro1">
          <table:table-cell table:style-name="ce5" office:value-type="string" calcext:value-type="string">
            <text:p>Pulaski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943778" calcext:value-type="float">
            <text:p><text:s/>2,943,778 </text:p>
          </table:table-cell>
          <table:table-cell table:style-name="ce34" office:value-type="float" office:value="84.4166666666667" calcext:value-type="float">
            <text:p><text:s/>84.42 </text:p>
          </table:table-cell>
          <table:table-cell table:style-name="ce34" office:value-type="float" office:value="120.45017951235" calcext:value-type="float">
            <text:p><text:s/>120.45 </text:p>
          </table:table-cell>
        </table:table-row>
        <table:table-row table:style-name="ro1">
          <table:table-cell table:style-name="ce5" office:value-type="string" calcext:value-type="string">
            <text:p>Rappahannock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780654" calcext:value-type="float">
            <text:p><text:s/>780,654 </text:p>
          </table:table-cell>
          <table:table-cell table:style-name="ce34" office:value-type="float" office:value="105.880103078801" calcext:value-type="float">
            <text:p><text:s/>105.88 </text:p>
          </table:table-cell>
          <table:table-cell table:style-name="ce34" office:value-type="float" office:value="151.075349527672" calcext:value-type="float">
            <text:p><text:s/>151.08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671745" calcext:value-type="float">
            <text:p><text:s/>671,745 </text:p>
          </table:table-cell>
          <table:table-cell table:style-name="ce34" office:value-type="float" office:value="72.5896909444564" calcext:value-type="float">
            <text:p><text:s/>72.59 </text:p>
          </table:table-cell>
          <table:table-cell table:style-name="ce34" office:value-type="float" office:value="103.574822961569" calcext:value-type="float">
            <text:p><text:s/>103.57 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4507944" calcext:value-type="float">
            <text:p><text:s/>4,507,944 </text:p>
          </table:table-cell>
          <table:table-cell table:style-name="ce34" office:value-type="float" office:value="48.7999480384516" calcext:value-type="float">
            <text:p><text:s/>48.80 </text:p>
          </table:table-cell>
          <table:table-cell table:style-name="ce34" office:value-type="float" office:value="69.6303553969377" calcext:value-type="float">
            <text:p><text:s/>69.63 </text:p>
          </table:table-cell>
        </table:table-row>
        <table:table-row table:style-name="ro1">
          <table:table-cell table:style-name="ce5" office:value-type="string" calcext:value-type="string">
            <text:p>Rockbridg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267641" calcext:value-type="float">
            <text:p><text:s/>1,267,641 </text:p>
          </table:table-cell>
          <table:table-cell table:style-name="ce34" office:value-type="float" office:value="56.827049804994" calcext:value-type="float">
            <text:p><text:s/>56.83 </text:p>
          </table:table-cell>
          <table:table-cell table:style-name="ce34" office:value-type="float" office:value="81.0838501500742" calcext:value-type="float">
            <text:p><text:s/>81.08 </text:p>
          </table:table-cell>
        </table:table-row>
        <table:table-row table:style-name="ro1">
          <table:table-cell table:style-name="ce5" office:value-type="string" calcext:value-type="string">
            <text:p>Rockingham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4483046" calcext:value-type="float">
            <text:p><text:s/>4,483,046 </text:p>
          </table:table-cell>
          <table:table-cell table:style-name="ce34" office:value-type="float" office:value="58.7447388421522" calcext:value-type="float">
            <text:p><text:s/>58.74 </text:p>
          </table:table-cell>
          <table:table-cell table:style-name="ce34" office:value-type="float" office:value="83.8201106291411" calcext:value-type="float">
            <text:p><text:s/>83.82 </text:p>
          </table:table-cell>
        </table:table-row>
        <table:table-row table:style-name="ro1">
          <table:table-cell table:style-name="ce5" office:value-type="string" calcext:value-type="string">
            <text:p>Russell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53053" calcext:value-type="float">
            <text:p><text:s/>253,053 </text:p>
          </table:table-cell>
          <table:table-cell table:style-name="ce34" office:value-type="float" office:value="8.75706820777243" calcext:value-type="float">
            <text:p><text:s/>8.76 </text:p>
          </table:table-cell>
          <table:table-cell table:style-name="ce34" office:value-type="float" office:value="12.4950496066505" calcext:value-type="float">
            <text:p><text:s/>12.50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Scott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476382" calcext:value-type="float">
            <text:p><text:s/>1,476,382 </text:p>
          </table:table-cell>
          <table:table-cell table:style-name="ce34" office:value-type="float" office:value="63.7003063381801" calcext:value-type="float">
            <text:p><text:s/>63.70 </text:p>
          </table:table-cell>
          <table:table-cell table:style-name="ce34" office:value-type="float" office:value="90.8909772962542" calcext:value-type="float">
            <text:p><text:s/>90.89 </text:p>
          </table:table-cell>
        </table:table-row>
        <table:table-row table:style-name="ro1">
          <table:table-cell table:style-name="ce5" office:value-type="string" calcext:value-type="string">
            <text:p>Shenandoah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166888" calcext:value-type="float">
            <text:p><text:s/>2,166,888 </text:p>
          </table:table-cell>
          <table:table-cell table:style-name="ce34" office:value-type="float" office:value="51.6011716238421" calcext:value-type="float">
            <text:p><text:s/>51.60 </text:p>
          </table:table-cell>
          <table:table-cell table:style-name="ce34" office:value-type="float" office:value="73.6272898535757" calcext:value-type="float">
            <text:p><text:s/>73.63 </text:p>
          </table:table-cell>
        </table:table-row>
        <table:table-row table:style-name="ro1">
          <table:table-cell table:style-name="ce5" office:value-type="string" calcext:value-type="string">
            <text:p>Smyth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558284" calcext:value-type="float">
            <text:p><text:s/>1,558,284 </text:p>
          </table:table-cell>
          <table:table-cell table:style-name="ce34" office:value-type="float" office:value="48.3818926974665" calcext:value-type="float">
            <text:p><text:s/>48.38 </text:p>
          </table:table-cell>
          <table:table-cell table:style-name="ce34" office:value-type="float" office:value="69.0338518526011" calcext:value-type="float">
            <text:p><text:s/>69.03 </text:p>
          </table:table-cell>
        </table:table-row>
        <table:table-row table:style-name="ro1">
          <table:table-cell table:style-name="ce5" office:value-type="string" calcext:value-type="string">
            <text:p>Southampt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497493" calcext:value-type="float">
            <text:p><text:s/>1,497,493 </text:p>
          </table:table-cell>
          <table:table-cell table:style-name="ce34" office:value-type="float" office:value="80.6404415724287" calcext:value-type="float">
            <text:p><text:s/>80.64 </text:p>
          </table:table-cell>
          <table:table-cell table:style-name="ce34" office:value-type="float" office:value="115.062061165104" calcext:value-type="float">
            <text:p><text:s/>115.06 </text:p>
          </table:table-cell>
        </table:table-row>
        <table:table-row table:style-name="ro1">
          <table:table-cell table:style-name="ce5" office:value-type="string" calcext:value-type="string">
            <text:p>Spotsylvania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9033487" calcext:value-type="float">
            <text:p><text:s/>9,033,487 </text:p>
          </table:table-cell>
          <table:table-cell table:style-name="ce34" office:value-type="float" office:value="73.8048073073687" calcext:value-type="float">
            <text:p><text:s/>73.80 </text:p>
          </table:table-cell>
          <table:table-cell table:style-name="ce34" office:value-type="float" office:value="105.308615467486" calcext:value-type="float">
            <text:p><text:s/>105.31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6"/>
          <table:table-cell table:style-name="ce45"/>
        </table:table-row>
        <table:table-row table:style-name="ro1">
          <table:table-cell table:style-name="ce5" office:value-type="string" calcext:value-type="string">
            <text:p>Staffor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9694179" calcext:value-type="float">
            <text:p><text:s/>9,694,179 </text:p>
          </table:table-cell>
          <table:table-cell table:style-name="ce34" office:value-type="float" office:value="75.1714006560123" calcext:value-type="float">
            <text:p><text:s/>75.17 </text:p>
          </table:table-cell>
          <table:table-cell table:style-name="ce34" office:value-type="float" office:value="107.258543374667" calcext:value-type="float">
            <text:p><text:s/>107.26 </text:p>
          </table:table-cell>
        </table:table-row>
        <table:table-row table:style-name="ro1">
          <table:table-cell table:style-name="ce5" office:value-type="string" calcext:value-type="string">
            <text:p>Surry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835533" calcext:value-type="float">
            <text:p><text:s/>835,533 </text:p>
          </table:table-cell>
          <table:table-cell table:style-name="ce34" office:value-type="float" office:value="118.380986115047" calcext:value-type="float">
            <text:p><text:s/>118.38 </text:p>
          </table:table-cell>
          <table:table-cell table:style-name="ce34" office:value-type="float" office:value="168.912272794547" calcext:value-type="float">
            <text:p><text:s/>168.91 </text:p>
          </table:table-cell>
        </table:table-row>
        <table:table-row table:style-name="ro1">
          <table:table-cell table:style-name="ce5" office:value-type="string" calcext:value-type="string">
            <text:p>Sussex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3193215" calcext:value-type="float">
            <text:p><text:s/>3,193,215 </text:p>
          </table:table-cell>
          <table:table-cell table:style-name="ce34" office:value-type="float" office:value="264.185902208985" calcext:value-type="float">
            <text:p><text:s/>264.19 </text:p>
          </table:table-cell>
          <table:table-cell table:style-name="ce34" office:value-type="float" office:value="376.954464114957" calcext:value-type="float">
            <text:p><text:s/>376.95 </text:p>
          </table:table-cell>
        </table:table-row>
        <table:table-row table:style-name="ro1">
          <table:table-cell table:style-name="ce5" office:value-type="string" calcext:value-type="string">
            <text:p>Tazewell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827576" calcext:value-type="float">
            <text:p><text:s/>1,827,576 </text:p>
          </table:table-cell>
          <table:table-cell table:style-name="ce34" office:value-type="float" office:value="40.5425262877679" calcext:value-type="float">
            <text:p><text:s/>40.54 </text:p>
          </table:table-cell>
          <table:table-cell table:style-name="ce34" office:value-type="float" office:value="57.848227868657" calcext:value-type="float">
            <text:p><text:s/>57.85 </text:p>
          </table:table-cell>
        </table:table-row>
        <table:table-row table:style-name="ro1">
          <table:table-cell table:style-name="ce5" office:value-type="string" calcext:value-type="string">
            <text:p>Warre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622432" calcext:value-type="float">
            <text:p><text:s/>1,622,432 </text:p>
          </table:table-cell>
          <table:table-cell table:style-name="ce34" office:value-type="float" office:value="43.178496340652" calcext:value-type="float">
            <text:p><text:s/>43.18 </text:p>
          </table:table-cell>
          <table:table-cell table:style-name="ce34" office:value-type="float" office:value="61.6093698160498" calcext:value-type="float">
            <text:p><text:s/>61.61 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35" table:number-columns-repeated="2"/>
        </table:table-row>
        <table:table-row table:style-name="ro1">
          <table:table-cell table:style-name="ce5" office:value-type="string" calcext:value-type="string">
            <text:p>Washington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2648585" calcext:value-type="float">
            <text:p><text:s/>2,648,585 </text:p>
          </table:table-cell>
          <table:table-cell table:style-name="ce34" office:value-type="float" office:value="48.2649063342809" calcext:value-type="float">
            <text:p><text:s/>48.26 </text:p>
          </table:table-cell>
          <table:table-cell table:style-name="ce34" office:value-type="float" office:value="68.8669295018071" calcext:value-type="float">
            <text:p><text:s/>68.87 </text:p>
          </table:table-cell>
        </table:table-row>
        <table:table-row table:style-name="ro1">
          <table:table-cell table:style-name="ce5" office:value-type="string" calcext:value-type="string">
            <text:p>Westmoreland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094356" calcext:value-type="float">
            <text:p><text:s/>1,094,356 </text:p>
          </table:table-cell>
          <table:table-cell table:style-name="ce34" office:value-type="float" office:value="62.6994385241205" calcext:value-type="float">
            <text:p><text:s/>62.70 </text:p>
          </table:table-cell>
          <table:table-cell table:style-name="ce34" office:value-type="float" office:value="89.462885988792" calcext:value-type="float">
            <text:p><text:s/>89.46 </text:p>
          </table:table-cell>
        </table:table-row>
        <table:table-row table:style-name="ro1">
          <table:table-cell table:style-name="ce5" office:value-type="string" calcext:value-type="string">
            <text:p>Wis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1872972" calcext:value-type="float">
            <text:p><text:s/>1,872,972 </text:p>
          </table:table-cell>
          <table:table-cell table:style-name="ce34" office:value-type="float" office:value="45.1841165685612" calcext:value-type="float">
            <text:p><text:s/>45.18 </text:p>
          </table:table-cell>
          <table:table-cell table:style-name="ce34" office:value-type="float" office:value="64.4710951840885" calcext:value-type="float">
            <text:p><text:s/>64.47 </text:p>
          </table:table-cell>
        </table:table-row>
        <table:table-row table:style-name="ro1">
          <table:table-cell table:style-name="ce5" office:value-type="string" calcext:value-type="string">
            <text:p>Wythe</text:p>
          </table:table-cell>
          <table:table-cell table:style-name="ce10" office:value-type="string" calcext:value-type="string">
            <text:p>2010-2011</text:p>
          </table:table-cell>
          <table:table-cell table:style-name="ce19" office:value-type="float" office:value="921585" calcext:value-type="float">
            <text:p><text:s/>921,585 </text:p>
          </table:table-cell>
          <table:table-cell table:style-name="ce34" office:value-type="float" office:value="31.5233453052848" calcext:value-type="float">
            <text:p><text:s/>31.52 </text:p>
          </table:table-cell>
          <table:table-cell table:style-name="ce34" office:value-type="float" office:value="44.9791818462152" calcext:value-type="float">
            <text:p><text:s/>44.98 </text:p>
          </table:table-cell>
        </table:table-row>
        <table:table-row table:style-name="ro2">
          <table:table-cell table:style-name="ce5" office:value-type="string" calcext:value-type="string">
            <text:p>York</text:p>
          </table:table-cell>
          <table:table-cell table:style-name="ce3" office:value-type="string" calcext:value-type="string">
            <text:p>2010-2011</text:p>
          </table:table-cell>
          <table:table-cell table:style-name="ce20" office:value-type="float" office:value="6572553" calcext:value-type="float">
            <text:p><text:s/>6,572,553 </text:p>
          </table:table-cell>
          <table:table-cell table:style-name="ce34" office:value-type="float" office:value="100.399502016375" calcext:value-type="float">
            <text:p><text:s/>100.40 </text:p>
          </table:table-cell>
          <table:table-cell table:style-name="ce34" office:value-type="float" office:value="143.255337107478" calcext:value-type="float">
            <text:p><text:s/>143.26 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18788382" calcext:value-type="float">
            <text:p><text:s/>$18,788,382 </text:p>
          </table:table-cell>
          <table:table-cell table:style-name="ce27" office:value-type="float" office:value="132.556768205978" calcext:value-type="float">
            <text:p><text:s/>$132.56 </text:p>
          </table:table-cell>
          <table:table-cell office:value-type="float" office:value="162.968306750329" calcext:value-type="float">
            <text:p><text:s/>162.97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604893" calcext:value-type="float">
            <text:p><text:s/>604,893 </text:p>
          </table:table-cell>
          <table:table-cell office:value-type="float" office:value="99.4325663950987" calcext:value-type="float">
            <text:p><text:s/>99.43 </text:p>
          </table:table-cell>
          <table:table-cell office:value-type="float" office:value="122.244659405615" calcext:value-type="float">
            <text:p><text:s/>122.24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9-2010</text:p>
          </table:table-cell>
          <table:table-cell office:value-type="float" office:value="1234030" calcext:value-type="float">
            <text:p><text:s/>1,234,030 </text:p>
          </table:table-cell>
          <table:table-cell office:value-type="float" office:value="69.3524358428519" calcext:value-type="float">
            <text:p><text:s/>69.35 </text:p>
          </table:table-cell>
          <table:table-cell office:value-type="float" office:value="85.2634625246595" calcext:value-type="float">
            <text:p><text:s/>85.26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9-2010</text:p>
          </table:table-cell>
          <table:table-cell office:value-type="float" office:value="427838" calcext:value-type="float">
            <text:p><text:s/>427,838 </text:p>
          </table:table-cell>
          <table:table-cell office:value-type="float" office:value="65.2898065429553" calcext:value-type="float">
            <text:p><text:s/>65.29 </text:p>
          </table:table-cell>
          <table:table-cell office:value-type="float" office:value="80.2687736308444" calcext:value-type="float">
            <text:p><text:s/>80.27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9-2010</text:p>
          </table:table-cell>
          <table:table-cell office:value-type="float" office:value="4338078" calcext:value-type="float">
            <text:p><text:s/>4,338,078 </text:p>
          </table:table-cell>
          <table:table-cell office:value-type="float" office:value="107.598696944652" calcext:value-type="float">
            <text:p><text:s/>107.60 </text:p>
          </table:table-cell>
          <table:table-cell office:value-type="float" office:value="132.284286098195" calcext:value-type="float">
            <text:p><text:s/>132.28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9-2010</text:p>
          </table:table-cell>
          <table:table-cell office:value-type="float" office:value="15728048" calcext:value-type="float">
            <text:p><text:s/>15,728,048 </text:p>
          </table:table-cell>
          <table:table-cell office:value-type="float" office:value="71.5042075476564" calcext:value-type="float">
            <text:p><text:s/>71.50 </text:p>
          </table:table-cell>
          <table:table-cell office:value-type="float" office:value="87.9088996154338" calcext:value-type="float">
            <text:p><text:s/>87.91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9-2010</text:p>
          </table:table-cell>
          <table:table-cell office:value-type="float" office:value="1567026" calcext:value-type="float">
            <text:p><text:s/>1,567,026 </text:p>
          </table:table-cell>
          <table:table-cell office:value-type="float" office:value="88.8427624159866" calcext:value-type="float">
            <text:p><text:s/>88.84 </text:p>
          </table:table-cell>
          <table:table-cell office:value-type="float" office:value="109.225313455569" calcext:value-type="float">
            <text:p><text:s/>109.23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9-2010</text:p>
          </table:table-cell>
          <table:table-cell office:value-type="float" office:value="497653" calcext:value-type="float">
            <text:p><text:s/>497,653 </text:p>
          </table:table-cell>
          <table:table-cell office:value-type="float" office:value="83.5436365596657" calcext:value-type="float">
            <text:p><text:s/>83.54 </text:p>
          </table:table-cell>
          <table:table-cell office:value-type="float" office:value="102.710447562643" calcext:value-type="float">
            <text:p><text:s/>102.71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9-2010</text:p>
          </table:table-cell>
          <table:table-cell office:value-type="float" office:value="6079235" calcext:value-type="float">
            <text:p><text:s/>6,079,235 </text:p>
          </table:table-cell>
          <table:table-cell office:value-type="float" office:value="134.401630385809" calcext:value-type="float">
            <text:p><text:s/>134.40 </text:p>
          </table:table-cell>
          <table:table-cell office:value-type="float" office:value="165.236422288327" calcext:value-type="float">
            <text:p><text:s/>165.24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9-2010</text:p>
          </table:table-cell>
          <table:table-cell office:value-type="float" office:value="442148" calcext:value-type="float">
            <text:p><text:s/>442,148 </text:p>
          </table:table-cell>
          <table:table-cell office:value-type="float" office:value="75.4385379186154" calcext:value-type="float">
            <text:p><text:s/>75.44 </text:p>
          </table:table-cell>
          <table:table-cell office:value-type="float" office:value="92.745854886969" calcext:value-type="float">
            <text:p><text:s/>92.75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2008150" calcext:value-type="float">
            <text:p><text:s/>2,008,150 </text:p>
          </table:table-cell>
          <table:table-cell office:value-type="float" office:value="81.2964788994127" calcext:value-type="float">
            <text:p><text:s/>81.30 </text:p>
          </table:table-cell>
          <table:table-cell office:value-type="float" office:value="99.9477408080293" calcext:value-type="float">
            <text:p><text:s/>99.95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9-2010</text:p>
          </table:table-cell>
          <table:table-cell office:value-type="float" office:value="3181210" calcext:value-type="float">
            <text:p><text:s/>3,181,210 </text:p>
          </table:table-cell>
          <table:table-cell office:value-type="float" office:value="271.639938144006" calcext:value-type="float">
            <text:p><text:s/>271.64 </text:p>
          </table:table-cell>
          <table:table-cell office:value-type="float" office:value="333.960320278058" calcext:value-type="float">
            <text:p><text:s/>333.96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867613" calcext:value-type="float">
            <text:p><text:s/>867,613 </text:p>
          </table:table-cell>
          <table:table-cell office:value-type="float" office:value="103.75342541373" calcext:value-type="float">
            <text:p><text:s/>103.75 </text:p>
          </table:table-cell>
          <table:table-cell office:value-type="float" office:value="127.556821790859" calcext:value-type="float">
            <text:p><text:s/>127.56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9-2010</text:p>
          </table:table-cell>
          <table:table-cell office:value-type="float" office:value="3258385" calcext:value-type="float">
            <text:p><text:s/>3,258,385 </text:p>
          </table:table-cell>
          <table:table-cell office:value-type="float" office:value="142.277774048433" calcext:value-type="float">
            <text:p><text:s/>142.28 </text:p>
          </table:table-cell>
          <table:table-cell office:value-type="float" office:value="174.919532504364" calcext:value-type="float">
            <text:p><text:s/>174.92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9-2010</text:p>
          </table:table-cell>
          <table:table-cell office:value-type="float" office:value="605403" calcext:value-type="float">
            <text:p><text:s/>605,403 </text:p>
          </table:table-cell>
          <table:table-cell office:value-type="float" office:value="89.0552874954133" calcext:value-type="float">
            <text:p><text:s/>89.06 </text:p>
          </table:table-cell>
          <table:table-cell office:value-type="float" office:value="109.486596623564" calcext:value-type="float">
            <text:p><text:s/>109.49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9-2010</text:p>
          </table:table-cell>
          <table:table-cell office:value-type="float" office:value="10058695" calcext:value-type="float">
            <text:p><text:s/>10,058,695 </text:p>
          </table:table-cell>
          <table:table-cell office:value-type="float" office:value="69.4908290745558" calcext:value-type="float">
            <text:p><text:s/>69.49 </text:p>
          </table:table-cell>
          <table:table-cell office:value-type="float" office:value="85.4336063124248" calcext:value-type="float">
            <text:p><text:s/>85.43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9-2010</text:p>
          </table:table-cell>
          <table:table-cell office:value-type="float" office:value="2810762" calcext:value-type="float">
            <text:p><text:s/>2,810,762 </text:p>
          </table:table-cell>
          <table:table-cell office:value-type="float" office:value="59.9357558893842" calcext:value-type="float">
            <text:p><text:s/>59.94 </text:p>
          </table:table-cell>
          <table:table-cell office:value-type="float" office:value="73.6863819425366" calcext:value-type="float">
            <text:p><text:s/>73.69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9-2010</text:p>
          </table:table-cell>
          <table:table-cell office:value-type="float" office:value="1911528" calcext:value-type="float">
            <text:p><text:s/>1,911,528 </text:p>
          </table:table-cell>
          <table:table-cell office:value-type="float" office:value="81.948709653823" calcext:value-type="float">
            <text:p><text:s/>81.95 </text:p>
          </table:table-cell>
          <table:table-cell office:value-type="float" office:value="100.749608136988" calcext:value-type="float">
            <text:p><text:s/>100.75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9-2010</text:p>
          </table:table-cell>
          <table:table-cell office:value-type="float" office:value="384254" calcext:value-type="float">
            <text:p><text:s/>384,254 </text:p>
          </table:table-cell>
          <table:table-cell office:value-type="float" office:value="52.7666554415241" calcext:value-type="float">
            <text:p><text:s/>52.77 </text:p>
          </table:table-cell>
          <table:table-cell office:value-type="float" office:value="64.8725267413044" calcext:value-type="float">
            <text:p><text:s/>64.87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9-2010</text:p>
          </table:table-cell>
          <table:table-cell office:value-type="float" office:value="4696245" calcext:value-type="float">
            <text:p><text:s/>4,696,245 </text:p>
          </table:table-cell>
          <table:table-cell office:value-type="float" office:value="64.8911361837107" calcext:value-type="float">
            <text:p><text:s/>64.89 </text:p>
          </table:table-cell>
          <table:table-cell office:value-type="float" office:value="79.7786392206823" calcext:value-type="float">
            <text:p><text:s/>79.78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9-2010</text:p>
          </table:table-cell>
          <table:table-cell office:value-type="float" office:value="4262921" calcext:value-type="float">
            <text:p><text:s/>4,262,921 </text:p>
          </table:table-cell>
          <table:table-cell office:value-type="float" office:value="117.716732613793" calcext:value-type="float">
            <text:p><text:s/>117.72 </text:p>
          </table:table-cell>
          <table:table-cell office:value-type="float" office:value="144.723629354339" calcext:value-type="float">
            <text:p><text:s/>144.72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9-2010</text:p>
          </table:table-cell>
          <table:table-cell office:value-type="float" office:value="1849232" calcext:value-type="float">
            <text:p><text:s/>1,849,232 </text:p>
          </table:table-cell>
          <table:table-cell office:value-type="float" office:value="131.838899509759" calcext:value-type="float">
            <text:p><text:s/>131.84 </text:p>
          </table:table-cell>
          <table:table-cell office:value-type="float" office:value="162.085742642322" calcext:value-type="float">
            <text:p><text:s/>162.09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9-2010</text:p>
          </table:table-cell>
          <table:table-cell office:value-type="float" office:value="5218774" calcext:value-type="float">
            <text:p><text:s/>5,218,774 </text:p>
          </table:table-cell>
          <table:table-cell office:value-type="float" office:value="351.635430094534" calcext:value-type="float">
            <text:p><text:s/>351.64 </text:p>
          </table:table-cell>
          <table:table-cell office:value-type="float" office:value="432.308598131207" calcext:value-type="float">
            <text:p><text:s/>432.31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9-2010</text:p>
          </table:table-cell>
          <table:table-cell office:value-type="float" office:value="19471985" calcext:value-type="float">
            <text:p><text:s/>19,471,985 </text:p>
          </table:table-cell>
          <table:table-cell office:value-type="float" office:value="106.642821267007" calcext:value-type="float">
            <text:p><text:s/>106.64 </text:p>
          </table:table-cell>
          <table:table-cell office:value-type="float" office:value="131.109110792114" calcext:value-type="float">
            <text:p><text:s/>131.11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9-2010</text:p>
          </table:table-cell>
          <table:table-cell office:value-type="float" office:value="13204771" calcext:value-type="float">
            <text:p><text:s/>13,204,771 </text:p>
          </table:table-cell>
          <table:table-cell office:value-type="float" office:value="55.5373305220621" calcext:value-type="float">
            <text:p><text:s/>55.54 </text:p>
          </table:table-cell>
          <table:table-cell office:value-type="float" office:value="68.2788577234311" calcext:value-type="float">
            <text:p><text:s/>68.28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9-2010</text:p>
          </table:table-cell>
          <table:table-cell office:value-type="float" office:value="652394" calcext:value-type="float">
            <text:p><text:s/>652,394 </text:p>
          </table:table-cell>
          <table:table-cell office:value-type="float" office:value="160.925688817085" calcext:value-type="float">
            <text:p><text:s/>160.93 </text:p>
          </table:table-cell>
          <table:table-cell office:value-type="float" office:value="197.845703196375" calcext:value-type="float">
            <text:p><text:s/>197.85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9-2010</text:p>
          </table:table-cell>
          <table:table-cell office:value-type="float" office:value="3293815" calcext:value-type="float">
            <text:p><text:s/>3,293,815 </text:p>
          </table:table-cell>
          <table:table-cell office:value-type="float" office:value="107.946660286526" calcext:value-type="float">
            <text:p><text:s/>107.95 </text:p>
          </table:table-cell>
          <table:table-cell office:value-type="float" office:value="132.71208014752" calcext:value-type="float">
            <text:p><text:s/>132.71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9-2010</text:p>
          </table:table-cell>
          <table:table-cell office:value-type="float" office:value="1190385" calcext:value-type="float">
            <text:p><text:s/>1,190,385 </text:p>
          </table:table-cell>
          <table:table-cell office:value-type="float" office:value="100.192224997315" calcext:value-type="float">
            <text:p><text:s/>100.19 </text:p>
          </table:table-cell>
          <table:table-cell office:value-type="float" office:value="123.178600974854" calcext:value-type="float">
            <text:p><text:s/>123.18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9-2010</text:p>
          </table:table-cell>
          <table:table-cell office:value-type="float" office:value="8844786" calcext:value-type="float">
            <text:p><text:s/>8,844,786 </text:p>
          </table:table-cell>
          <table:table-cell office:value-type="float" office:value="90.1392896220749" calcext:value-type="float">
            <text:p><text:s/>90.14 </text:p>
          </table:table-cell>
          <table:table-cell office:value-type="float" office:value="110.819293501187" calcext:value-type="float">
            <text:p><text:s/>110.82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9-2010</text:p>
          </table:table-cell>
          <table:table-cell office:value-type="float" office:value="973406" calcext:value-type="float">
            <text:p><text:s/>973,406 </text:p>
          </table:table-cell>
          <table:table-cell office:value-type="float" office:value="64.2858867478814" calcext:value-type="float">
            <text:p><text:s/>64.29 </text:p>
          </table:table-cell>
          <table:table-cell office:value-type="float" office:value="79.034531793701" calcext:value-type="float">
            <text:p><text:s/>79.03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14347564" calcext:value-type="float">
            <text:p><text:s/>14,347,564 </text:p>
          </table:table-cell>
          <table:table-cell office:value-type="float" office:value="72.4250569360463" calcext:value-type="float">
            <text:p><text:s/>72.43 </text:p>
          </table:table-cell>
          <table:table-cell office:value-type="float" office:value="89.0410128045905" calcext:value-type="float">
            <text:p><text:s/>89.04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11458820" calcext:value-type="float">
            <text:p><text:s/>11,458,820 </text:p>
          </table:table-cell>
          <table:table-cell office:value-type="float" office:value="122.812259174381" calcext:value-type="float">
            <text:p><text:s/>122.81 </text:p>
          </table:table-cell>
          <table:table-cell office:value-type="float" office:value="150.98818564082" calcext:value-type="float">
            <text:p><text:s/>150.99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9-2010</text:p>
          </table:table-cell>
          <table:table-cell office:value-type="float" office:value="2372517" calcext:value-type="float">
            <text:p><text:s/>2,372,517 </text:p>
          </table:table-cell>
          <table:table-cell office:value-type="float" office:value="94.285671411458" calcext:value-type="float">
            <text:p><text:s/>94.29 </text:p>
          </table:table-cell>
          <table:table-cell office:value-type="float" office:value="115.916949611104" calcext:value-type="float">
            <text:p><text:s/>115.92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9-2010</text:p>
          </table:table-cell>
          <table:table-cell office:value-type="float" office:value="1910804" calcext:value-type="float">
            <text:p><text:s/>1,910,804 </text:p>
          </table:table-cell>
          <table:table-cell office:value-type="float" office:value="81.4026843205191" calcext:value-type="float">
            <text:p><text:s/>81.40 </text:p>
          </table:table-cell>
          <table:table-cell office:value-type="float" office:value="100.078312169112" calcext:value-type="float">
            <text:p><text:s/>100.08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9-2010</text:p>
          </table:table-cell>
          <table:table-cell office:value-type="float" office:value="5333012" calcext:value-type="float">
            <text:p><text:s/>5,333,012 </text:p>
          </table:table-cell>
          <table:table-cell office:value-type="float" office:value="64.2486211558827" calcext:value-type="float">
            <text:p><text:s/>64.25 </text:p>
          </table:table-cell>
          <table:table-cell office:value-type="float" office:value="78.988716627035" calcext:value-type="float">
            <text:p><text:s/>78.99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9-2010</text:p>
          </table:table-cell>
          <table:table-cell office:value-type="float" office:value="20131072" calcext:value-type="float">
            <text:p><text:s/>20,131,072 </text:p>
          </table:table-cell>
          <table:table-cell office:value-type="float" office:value="46.3409886530193" calcext:value-type="float">
            <text:p><text:s/>46.34 </text:p>
          </table:table-cell>
          <table:table-cell office:value-type="float" office:value="56.9726657954095" calcext:value-type="float">
            <text:p><text:s/>56.97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9-2010</text:p>
          </table:table-cell>
          <table:table-cell office:value-type="float" office:value="1911177" calcext:value-type="float">
            <text:p><text:s/>1,911,177 </text:p>
          </table:table-cell>
          <table:table-cell office:value-type="float" office:value="92.2741225017403" calcext:value-type="float">
            <text:p><text:s/>92.27 </text:p>
          </table:table-cell>
          <table:table-cell office:value-type="float" office:value="113.443905614944" calcext:value-type="float">
            <text:p><text:s/>113.44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9-2010</text:p>
          </table:table-cell>
          <table:table-cell office:value-type="float" office:value="496492" calcext:value-type="float">
            <text:p><text:s/>496,492 </text:p>
          </table:table-cell>
          <table:table-cell office:value-type="float" office:value="36.5823897692852" calcext:value-type="float">
            <text:p><text:s/>36.58 </text:p>
          </table:table-cell>
          <table:table-cell office:value-type="float" office:value="44.975222301113" calcext:value-type="float">
            <text:p><text:s/>44.98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2013579" calcext:value-type="float">
            <text:p><text:s/>2,013,579 </text:p>
          </table:table-cell>
          <table:table-cell office:value-type="float" office:value="76.3222123594868" calcext:value-type="float">
            <text:p><text:s/>76.32 </text:p>
          </table:table-cell>
          <table:table-cell office:value-type="float" office:value="93.832264349846" calcext:value-type="float">
            <text:p><text:s/>93.83 </text:p>
          </table:table-cell>
        </table:table-row>
        <table:table-row table:style-name="ro2" table:number-rows-repeated="2">
          <table:table-cell table:style-name="ce3" table:number-columns-repeated="5"/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2162858" calcext:value-type="float">
            <text:p><text:s/>$2,162,858 </text:p>
          </table:table-cell>
          <table:table-cell table:style-name="ce27" office:value-type="float" office:value="54.6460365018826" calcext:value-type="float">
            <text:p><text:s/>$54.65 </text:p>
          </table:table-cell>
          <table:table-cell office:value-type="float" office:value="76.5268745573657" calcext:value-type="float">
            <text:p><text:s/>76.53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9-2010</text:p>
          </table:table-cell>
          <table:table-cell office:value-type="float" office:value="9274082" calcext:value-type="float">
            <text:p><text:s/>9,274,082 </text:p>
          </table:table-cell>
          <table:table-cell office:value-type="float" office:value="97.3686063859489" calcext:value-type="float">
            <text:p><text:s/>97.37 </text:p>
          </table:table-cell>
          <table:table-cell office:value-type="float" office:value="136.356003174472" calcext:value-type="float">
            <text:p><text:s/>136.36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9-2010</text:p>
          </table:table-cell>
          <table:table-cell office:value-type="float" office:value="1579743" calcext:value-type="float">
            <text:p><text:s/>1,579,743 </text:p>
          </table:table-cell>
          <table:table-cell office:value-type="float" office:value="93.5600390614711" calcext:value-type="float">
            <text:p><text:s/>93.56 </text:p>
          </table:table-cell>
          <table:table-cell office:value-type="float" office:value="131.022446112679" calcext:value-type="float">
            <text:p><text:s/>131.02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9-2010</text:p>
          </table:table-cell>
          <table:table-cell office:value-type="float" office:value="1093785" calcext:value-type="float">
            <text:p><text:s/>1,093,785 </text:p>
          </table:table-cell>
          <table:table-cell office:value-type="float" office:value="83.1934026174628" calcext:value-type="float">
            <text:p><text:s/>83.19 </text:p>
          </table:table-cell>
          <table:table-cell office:value-type="float" office:value="116.504901245448" calcext:value-type="float">
            <text:p><text:s/>116.50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9-2010</text:p>
          </table:table-cell>
          <table:table-cell office:value-type="float" office:value="2075404" calcext:value-type="float">
            <text:p><text:s/>2,075,404 </text:p>
          </table:table-cell>
          <table:table-cell office:value-type="float" office:value="63.1993882532732" calcext:value-type="float">
            <text:p><text:s/>63.20 </text:p>
          </table:table-cell>
          <table:table-cell office:value-type="float" office:value="88.5050767916877" calcext:value-type="float">
            <text:p><text:s/>88.51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9-2010</text:p>
          </table:table-cell>
          <table:table-cell office:value-type="float" office:value="1093729" calcext:value-type="float">
            <text:p><text:s/>1,093,729 </text:p>
          </table:table-cell>
          <table:table-cell office:value-type="float" office:value="74.6619248122977" calcext:value-type="float">
            <text:p><text:s/>74.66 </text:p>
          </table:table-cell>
          <table:table-cell office:value-type="float" office:value="104.557331511597" calcext:value-type="float">
            <text:p><text:s/>104.56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9-2010</text:p>
          </table:table-cell>
          <table:table-cell office:value-type="float" office:value="19448344" calcext:value-type="float">
            <text:p><text:s/>19,448,344 </text:p>
          </table:table-cell>
          <table:table-cell office:value-type="float" office:value="91.7210905443892" calcext:value-type="float">
            <text:p><text:s/>91.72 </text:p>
          </table:table-cell>
          <table:table-cell office:value-type="float" office:value="128.447163594627" calcext:value-type="float">
            <text:p><text:s/>128.45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9-2010</text:p>
          </table:table-cell>
          <table:table-cell office:value-type="float" office:value="3569487" calcext:value-type="float">
            <text:p><text:s/>3,569,487 </text:p>
          </table:table-cell>
          <table:table-cell office:value-type="float" office:value="49.4978984400879" calcext:value-type="float">
            <text:p><text:s/>49.50 </text:p>
          </table:table-cell>
          <table:table-cell office:value-type="float" office:value="69.3173687838703" calcext:value-type="float">
            <text:p><text:s/>69.32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9-2010</text:p>
          </table:table-cell>
          <table:table-cell office:value-type="float" office:value="380849" calcext:value-type="float">
            <text:p><text:s/>380,849 </text:p>
          </table:table-cell>
          <table:table-cell office:value-type="float" office:value="80.2575256494271" calcext:value-type="float">
            <text:p><text:s/>80.26 </text:p>
          </table:table-cell>
          <table:table-cell office:value-type="float" office:value="112.393468782437" calcext:value-type="float">
            <text:p><text:s/>112.39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3105261" calcext:value-type="float">
            <text:p><text:s/>3,105,261 </text:p>
          </table:table-cell>
          <table:table-cell office:value-type="float" office:value="46.446910955705" calcext:value-type="float">
            <text:p><text:s/>46.45 </text:p>
          </table:table-cell>
          <table:table-cell office:value-type="float" office:value="65.0447343635236" calcext:value-type="float">
            <text:p><text:s/>65.04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9-2010</text:p>
          </table:table-cell>
          <table:table-cell office:value-type="float" office:value="509676" calcext:value-type="float">
            <text:p><text:s/>509,676 </text:p>
          </table:table-cell>
          <table:table-cell office:value-type="float" office:value="71.5689809533807" calcext:value-type="float">
            <text:p><text:s/>71.57 </text:p>
          </table:table-cell>
          <table:table-cell office:value-type="float" office:value="100.225940950524" calcext:value-type="float">
            <text:p><text:s/>100.23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9-2010</text:p>
          </table:table-cell>
          <table:table-cell office:value-type="float" office:value="1891625" calcext:value-type="float">
            <text:p><text:s/>1,891,625 </text:p>
          </table:table-cell>
          <table:table-cell office:value-type="float" office:value="56.806566132405" calcext:value-type="float">
            <text:p><text:s/>56.81 </text:p>
          </table:table-cell>
          <table:table-cell office:value-type="float" office:value="79.55250259183" calcext:value-type="float">
            <text:p><text:s/>79.55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9-2010</text:p>
          </table:table-cell>
          <table:table-cell office:value-type="float" office:value="718476" calcext:value-type="float">
            <text:p><text:s/>718,476 </text:p>
          </table:table-cell>
          <table:table-cell office:value-type="float" office:value="38.826865571557" calcext:value-type="float">
            <text:p><text:s/>38.83 </text:p>
          </table:table-cell>
          <table:table-cell office:value-type="float" office:value="54.3735440162778" calcext:value-type="float">
            <text:p><text:s/>54.37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9-2010</text:p>
          </table:table-cell>
          <table:table-cell office:value-type="float" office:value="1741568" calcext:value-type="float">
            <text:p><text:s/>1,741,568 </text:p>
          </table:table-cell>
          <table:table-cell office:value-type="float" office:value="70.818956505088" calcext:value-type="float">
            <text:p><text:s/>70.82 </text:p>
          </table:table-cell>
          <table:table-cell office:value-type="float" office:value="99.1755989578805" calcext:value-type="float">
            <text:p><text:s/>99.18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9-2010</text:p>
          </table:table-cell>
          <table:table-cell office:value-type="float" office:value="1067141" calcext:value-type="float">
            <text:p><text:s/>1,067,141 </text:p>
          </table:table-cell>
          <table:table-cell office:value-type="float" office:value="63.4667470921115" calcext:value-type="float">
            <text:p><text:s/>63.47 </text:p>
          </table:table-cell>
          <table:table-cell office:value-type="float" office:value="88.8794888740878" calcext:value-type="float">
            <text:p><text:s/>88.88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9-2010</text:p>
          </table:table-cell>
          <table:table-cell office:value-type="float" office:value="3292367" calcext:value-type="float">
            <text:p><text:s/>3,292,367 </text:p>
          </table:table-cell>
          <table:table-cell office:value-type="float" office:value="61.8433105230681" calcext:value-type="float">
            <text:p><text:s/>61.84 </text:p>
          </table:table-cell>
          <table:table-cell office:value-type="float" office:value="86.6060115164619" calcext:value-type="float">
            <text:p><text:s/>86.61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9-2010</text:p>
          </table:table-cell>
          <table:table-cell office:value-type="float" office:value="1137023" calcext:value-type="float">
            <text:p><text:s/>1,137,023 </text:p>
          </table:table-cell>
          <table:table-cell office:value-type="float" office:value="40.2553365585589" calcext:value-type="float">
            <text:p><text:s/>40.26 </text:p>
          </table:table-cell>
          <table:table-cell office:value-type="float" office:value="56.3739895568683" calcext:value-type="float">
            <text:p><text:s/>56.37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9-2010</text:p>
          </table:table-cell>
          <table:table-cell office:value-type="float" office:value="1534078" calcext:value-type="float">
            <text:p><text:s/>1,534,078 </text:p>
          </table:table-cell>
          <table:table-cell office:value-type="float" office:value="50.6299468337962" calcext:value-type="float">
            <text:p><text:s/>50.63 </text:p>
          </table:table-cell>
          <table:table-cell office:value-type="float" office:value="70.9027010598021" calcext:value-type="float">
            <text:p><text:s/>70.90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9-2010</text:p>
          </table:table-cell>
          <table:table-cell office:value-type="float" office:value="832086" calcext:value-type="float">
            <text:p><text:s/>832,086 </text:p>
          </table:table-cell>
          <table:table-cell office:value-type="float" office:value="119.001723209773" calcext:value-type="float">
            <text:p><text:s/>119.00 </text:p>
          </table:table-cell>
          <table:table-cell office:value-type="float" office:value="166.651243661028" calcext:value-type="float">
            <text:p><text:s/>166.65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9-2010</text:p>
          </table:table-cell>
          <table:table-cell office:value-type="float" office:value="840917" calcext:value-type="float">
            <text:p><text:s/>840,917 </text:p>
          </table:table-cell>
          <table:table-cell office:value-type="float" office:value="66.3590633318391" calcext:value-type="float">
            <text:p><text:s/>66.36 </text:p>
          </table:table-cell>
          <table:table-cell office:value-type="float" office:value="92.9299184427581" calcext:value-type="float">
            <text:p><text:s/>92.93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9-2010</text:p>
          </table:table-cell>
          <table:table-cell office:value-type="float" office:value="20644576" calcext:value-type="float">
            <text:p><text:s/>20,644,576 </text:p>
          </table:table-cell>
          <table:table-cell office:value-type="float" office:value="67.1163327792148" calcext:value-type="float">
            <text:p><text:s/>67.12 </text:p>
          </table:table-cell>
          <table:table-cell office:value-type="float" office:value="93.9904064070307" calcext:value-type="float">
            <text:p><text:s/>93.99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9-2010</text:p>
          </table:table-cell>
          <table:table-cell office:value-type="float" office:value="1282211" calcext:value-type="float">
            <text:p><text:s/>1,282,211 </text:p>
          </table:table-cell>
          <table:table-cell office:value-type="float" office:value="88.6032119488153" calcext:value-type="float">
            <text:p><text:s/>88.60 </text:p>
          </table:table-cell>
          <table:table-cell office:value-type="float" office:value="124.080854170514" calcext:value-type="float">
            <text:p><text:s/>124.08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9-2010</text:p>
          </table:table-cell>
          <table:table-cell office:value-type="float" office:value="442991" calcext:value-type="float">
            <text:p><text:s/>442,991 </text:p>
          </table:table-cell>
          <table:table-cell office:value-type="float" office:value="85.0166584969497" calcext:value-type="float">
            <text:p><text:s/>85.02 </text:p>
          </table:table-cell>
          <table:table-cell office:value-type="float" office:value="119.058207631551" calcext:value-type="float">
            <text:p><text:s/>119.06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9-2010</text:p>
          </table:table-cell>
          <table:table-cell office:value-type="float" office:value="3021850" calcext:value-type="float">
            <text:p><text:s/>3,021,850 </text:p>
          </table:table-cell>
          <table:table-cell office:value-type="float" office:value="63.0361326547679" calcext:value-type="float">
            <text:p><text:s/>63.04 </text:p>
          </table:table-cell>
          <table:table-cell office:value-type="float" office:value="88.2764519634777" calcext:value-type="float">
            <text:p><text:s/>88.28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9-2010</text:p>
          </table:table-cell>
          <table:table-cell office:value-type="float" office:value="1129821" calcext:value-type="float">
            <text:p><text:s/>1,129,821 </text:p>
          </table:table-cell>
          <table:table-cell office:value-type="float" office:value="113.035123203291" calcext:value-type="float">
            <text:p><text:s/>113.04 </text:p>
          </table:table-cell>
          <table:table-cell office:value-type="float" office:value="158.295555317295" calcext:value-type="float">
            <text:p><text:s/>158.30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9-2010</text:p>
          </table:table-cell>
          <table:table-cell office:value-type="float" office:value="1671182" calcext:value-type="float">
            <text:p><text:s/>1,671,182 </text:p>
          </table:table-cell>
          <table:table-cell office:value-type="float" office:value="101.413409421738" calcext:value-type="float">
            <text:p><text:s/>101.41 </text:p>
          </table:table-cell>
          <table:table-cell office:value-type="float" office:value="142.020387169063" calcext:value-type="float">
            <text:p><text:s/>142.02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9-2010</text:p>
          </table:table-cell>
          <table:table-cell office:value-type="float" office:value="1725765" calcext:value-type="float">
            <text:p><text:s/>1,725,765 </text:p>
          </table:table-cell>
          <table:table-cell office:value-type="float" office:value="63.4253560970383" calcext:value-type="float">
            <text:p><text:s/>63.43 </text:p>
          </table:table-cell>
          <table:table-cell office:value-type="float" office:value="88.8215244966044" calcext:value-type="float">
            <text:p><text:s/>88.82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9-2010</text:p>
          </table:table-cell>
          <table:table-cell office:value-type="float" office:value="1223397" calcext:value-type="float">
            <text:p><text:s/>1,223,397 </text:p>
          </table:table-cell>
          <table:table-cell office:value-type="float" office:value="111.18912967844" calcext:value-type="float">
            <text:p><text:s/>111.19 </text:p>
          </table:table-cell>
          <table:table-cell office:value-type="float" office:value="155.710406897516" calcext:value-type="float">
            <text:p><text:s/>155.71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75423664" calcext:value-type="float">
            <text:p><text:s/>75,423,664 </text:p>
          </table:table-cell>
          <table:table-cell office:value-type="float" office:value="72.7695619279971" calcext:value-type="float">
            <text:p><text:s/>72.77 </text:p>
          </table:table-cell>
          <table:table-cell office:value-type="float" office:value="101.907246961386" calcext:value-type="float">
            <text:p><text:s/>101.91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9-2010</text:p>
          </table:table-cell>
          <table:table-cell office:value-type="float" office:value="4445640" calcext:value-type="float">
            <text:p><text:s/>4,445,640 </text:p>
          </table:table-cell>
          <table:table-cell office:value-type="float" office:value="65.6644259089592" calcext:value-type="float">
            <text:p><text:s/>65.66 </text:p>
          </table:table-cell>
          <table:table-cell office:value-type="float" office:value="91.9571410132048" calcext:value-type="float">
            <text:p><text:s/>91.96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9-2010</text:p>
          </table:table-cell>
          <table:table-cell office:value-type="float" office:value="827369" calcext:value-type="float">
            <text:p><text:s/>827,369 </text:p>
          </table:table-cell>
          <table:table-cell office:value-type="float" office:value="53.6609378272737" calcext:value-type="float">
            <text:p><text:s/>53.66 </text:p>
          </table:table-cell>
          <table:table-cell office:value-type="float" office:value="75.147332187521" calcext:value-type="float">
            <text:p><text:s/>75.15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9-2010</text:p>
          </table:table-cell>
          <table:table-cell office:value-type="float" office:value="1337038" calcext:value-type="float">
            <text:p><text:s/>1,337,038 </text:p>
          </table:table-cell>
          <table:table-cell office:value-type="float" office:value="50.1669814926061" calcext:value-type="float">
            <text:p><text:s/>50.17 </text:p>
          </table:table-cell>
          <table:table-cell office:value-type="float" office:value="70.2543596089368" calcext:value-type="float">
            <text:p><text:s/>70.25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2373770" calcext:value-type="float">
            <text:p><text:s/>2,373,770 </text:p>
          </table:table-cell>
          <table:table-cell office:value-type="float" office:value="44.4107011782485" calcext:value-type="float">
            <text:p><text:s/>44.41 </text:p>
          </table:table-cell>
          <table:table-cell office:value-type="float" office:value="62.1932051367602" calcext:value-type="float">
            <text:p><text:s/>62.19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9-2010</text:p>
          </table:table-cell>
          <table:table-cell office:value-type="float" office:value="5244038" calcext:value-type="float">
            <text:p><text:s/>5,244,038 </text:p>
          </table:table-cell>
          <table:table-cell office:value-type="float" office:value="69.6037095050531" calcext:value-type="float">
            <text:p><text:s/>69.60 </text:p>
          </table:table-cell>
          <table:table-cell office:value-type="float" office:value="97.473754493375" calcext:value-type="float">
            <text:p><text:s/>97.47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9-2010</text:p>
          </table:table-cell>
          <table:table-cell office:value-type="float" office:value="909089" calcext:value-type="float">
            <text:p><text:s/>909,089 </text:p>
          </table:table-cell>
          <table:table-cell office:value-type="float" office:value="54.6051659557828" calcext:value-type="float">
            <text:p><text:s/>54.61 </text:p>
          </table:table-cell>
          <table:table-cell office:value-type="float" office:value="76.4696390220059" calcext:value-type="float">
            <text:p><text:s/>76.47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30"/>
          <table:table-cell table:style-name="ce4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9-2010</text:p>
          </table:table-cell>
          <table:table-cell office:value-type="float" office:value="2228987" calcext:value-type="float">
            <text:p><text:s/>2,228,987 </text:p>
          </table:table-cell>
          <table:table-cell office:value-type="float" office:value="60.8232993128431" calcext:value-type="float">
            <text:p><text:s/>60.82 </text:p>
          </table:table-cell>
          <table:table-cell office:value-type="float" office:value="85.1775772707449" calcext:value-type="float">
            <text:p><text:s/>85.18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9-2010</text:p>
          </table:table-cell>
          <table:table-cell office:value-type="float" office:value="845298" calcext:value-type="float">
            <text:p><text:s/>845,298 </text:p>
          </table:table-cell>
          <table:table-cell office:value-type="float" office:value="39.4249203911872" calcext:value-type="float">
            <text:p><text:s/>39.42 </text:p>
          </table:table-cell>
          <table:table-cell office:value-type="float" office:value="55.2110661695761" calcext:value-type="float">
            <text:p><text:s/>55.21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9-2010</text:p>
          </table:table-cell>
          <table:table-cell office:value-type="float" office:value="904572" calcext:value-type="float">
            <text:p><text:s/>904,572 </text:p>
          </table:table-cell>
          <table:table-cell office:value-type="float" office:value="55.6893048036753" calcext:value-type="float">
            <text:p><text:s/>55.69 </text:p>
          </table:table-cell>
          <table:table-cell office:value-type="float" office:value="77.9878782745925" calcext:value-type="float">
            <text:p><text:s/>77.99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9-2010</text:p>
          </table:table-cell>
          <table:table-cell office:value-type="float" office:value="1301503" calcext:value-type="float">
            <text:p><text:s/>1,301,503 </text:p>
          </table:table-cell>
          <table:table-cell office:value-type="float" office:value="71.8568112389278" calcext:value-type="float">
            <text:p><text:s/>71.86 </text:p>
          </table:table-cell>
          <table:table-cell office:value-type="float" office:value="100.62902145857" calcext:value-type="float">
            <text:p><text:s/>100.63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9-2010</text:p>
          </table:table-cell>
          <table:table-cell office:value-type="float" office:value="634162" calcext:value-type="float">
            <text:p><text:s/>634,162 </text:p>
          </table:table-cell>
          <table:table-cell office:value-type="float" office:value="50.935248804263" calcext:value-type="float">
            <text:p><text:s/>50.94 </text:p>
          </table:table-cell>
          <table:table-cell office:value-type="float" office:value="71.3302490960667" calcext:value-type="float">
            <text:p><text:s/>71.33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9-2010</text:p>
          </table:table-cell>
          <table:table-cell office:value-type="float" office:value="2144920" calcext:value-type="float">
            <text:p><text:s/>2,144,920 </text:p>
          </table:table-cell>
          <table:table-cell office:value-type="float" office:value="59.4458214536469" calcext:value-type="float">
            <text:p><text:s/>59.45 </text:p>
          </table:table-cell>
          <table:table-cell office:value-type="float" office:value="83.2485430336026" calcext:value-type="float">
            <text:p><text:s/>83.25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9-2010</text:p>
          </table:table-cell>
          <table:table-cell office:value-type="float" office:value="9220747" calcext:value-type="float">
            <text:p><text:s/>9,220,747 </text:p>
          </table:table-cell>
          <table:table-cell office:value-type="float" office:value="93.4937126840122" calcext:value-type="float">
            <text:p><text:s/>93.49 </text:p>
          </table:table-cell>
          <table:table-cell office:value-type="float" office:value="130.929561967871" calcext:value-type="float">
            <text:p><text:s/>130.93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9-2010</text:p>
          </table:table-cell>
          <table:table-cell office:value-type="float" office:value="15944811" calcext:value-type="float">
            <text:p><text:s/>15,944,811 </text:p>
          </table:table-cell>
          <table:table-cell office:value-type="float" office:value="53.7785083472004" calcext:value-type="float">
            <text:p><text:s/>53.78 </text:p>
          </table:table-cell>
          <table:table-cell office:value-type="float" office:value="75.3119791593057" calcext:value-type="float">
            <text:p><text:s/>75.31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9-2010</text:p>
          </table:table-cell>
          <table:table-cell office:value-type="float" office:value="2563700" calcext:value-type="float">
            <text:p><text:s/>2,563,700 </text:p>
          </table:table-cell>
          <table:table-cell office:value-type="float" office:value="47.6565809994721" calcext:value-type="float">
            <text:p><text:s/>47.66 </text:p>
          </table:table-cell>
          <table:table-cell office:value-type="float" office:value="66.7387688008057" calcext:value-type="float">
            <text:p><text:s/>66.74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9-2010</text:p>
          </table:table-cell>
          <table:table-cell office:value-type="float" office:value="131564" calcext:value-type="float">
            <text:p><text:s/>131,564 </text:p>
          </table:table-cell>
          <table:table-cell office:value-type="float" office:value="57.8936814161432" calcext:value-type="float">
            <text:p><text:s/>57.89 </text:p>
          </table:table-cell>
          <table:table-cell office:value-type="float" office:value="81.0749100759512" calcext:value-type="float">
            <text:p><text:s/>81.07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30"/>
          <table:table-cell table:style-name="ce4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9-2010</text:p>
          </table:table-cell>
          <table:table-cell office:value-type="float" office:value="2388423" calcext:value-type="float">
            <text:p><text:s/>2,388,423 </text:p>
          </table:table-cell>
          <table:table-cell office:value-type="float" office:value="68.2863111816771" calcext:value-type="float">
            <text:p><text:s/>68.29 </text:p>
          </table:table-cell>
          <table:table-cell office:value-type="float" office:value="95.6288562594179" calcext:value-type="float">
            <text:p><text:s/>95.63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9-2010</text:p>
          </table:table-cell>
          <table:table-cell office:value-type="float" office:value="6179667" calcext:value-type="float">
            <text:p><text:s/>6,179,667 </text:p>
          </table:table-cell>
          <table:table-cell office:value-type="float" office:value="97.01852514655" calcext:value-type="float">
            <text:p><text:s/>97.02 </text:p>
          </table:table-cell>
          <table:table-cell office:value-type="float" office:value="135.865745786977" calcext:value-type="float">
            <text:p><text:s/>135.87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9-2010</text:p>
          </table:table-cell>
          <table:table-cell office:value-type="float" office:value="755514" calcext:value-type="float">
            <text:p><text:s/>755,514 </text:p>
          </table:table-cell>
          <table:table-cell office:value-type="float" office:value="113.180726251166" calcext:value-type="float">
            <text:p><text:s/>113.18 </text:p>
          </table:table-cell>
          <table:table-cell office:value-type="float" office:value="158.499459331074" calcext:value-type="float">
            <text:p><text:s/>158.50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9-2010</text:p>
          </table:table-cell>
          <table:table-cell office:value-type="float" office:value="1045962" calcext:value-type="float">
            <text:p><text:s/>1,045,962 </text:p>
          </table:table-cell>
          <table:table-cell office:value-type="float" office:value="43.7802782498701" calcext:value-type="float">
            <text:p><text:s/>43.78 </text:p>
          </table:table-cell>
          <table:table-cell office:value-type="float" office:value="61.3103543492848" calcext:value-type="float">
            <text:p><text:s/>61.31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9-2010</text:p>
          </table:table-cell>
          <table:table-cell office:value-type="float" office:value="1255129" calcext:value-type="float">
            <text:p><text:s/>1,255,129 </text:p>
          </table:table-cell>
          <table:table-cell office:value-type="float" office:value="77.5529552502887" calcext:value-type="float">
            <text:p><text:s/>77.55 </text:p>
          </table:table-cell>
          <table:table-cell office:value-type="float" office:value="108.60596043022" calcext:value-type="float">
            <text:p><text:s/>108.61 </text:p>
          </table:table-cell>
        </table:table-row>
        <table:table-row table:style-name="ro2">
          <table:table-cell table:style-name="ce3" table:number-columns-repeated="5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719986" calcext:value-type="float">
            <text:p><text:s/>$719,986 </text:p>
          </table:table-cell>
          <table:table-cell table:style-name="ce27" office:value-type="float" office:value="61.0661479781001" calcext:value-type="float">
            <text:p><text:s/>$61.07 </text:p>
          </table:table-cell>
          <table:table-cell office:value-type="float" office:value="85.5176650526265" calcext:value-type="float">
            <text:p><text:s/>85.52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9-2010</text:p>
          </table:table-cell>
          <table:table-cell office:value-type="float" office:value="2167743" calcext:value-type="float">
            <text:p><text:s/>2,167,743 </text:p>
          </table:table-cell>
          <table:table-cell office:value-type="float" office:value="84.693761421188" calcext:value-type="float">
            <text:p><text:s/>84.69 </text:p>
          </table:table-cell>
          <table:table-cell office:value-type="float" office:value="118.606019227898" calcext:value-type="float">
            <text:p><text:s/>118.61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9-2010</text:p>
          </table:table-cell>
          <table:table-cell office:value-type="float" office:value="31399830" calcext:value-type="float">
            <text:p><text:s/>31,399,830 </text:p>
          </table:table-cell>
          <table:table-cell office:value-type="float" office:value="105.328551699764" calcext:value-type="float">
            <text:p><text:s/>105.33 </text:p>
          </table:table-cell>
          <table:table-cell office:value-type="float" office:value="147.503192897789" calcext:value-type="float">
            <text:p><text:s/>147.50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9-2010</text:p>
          </table:table-cell>
          <table:table-cell office:value-type="float" office:value="1729396" calcext:value-type="float">
            <text:p><text:s/>1,729,396 </text:p>
          </table:table-cell>
          <table:table-cell office:value-type="float" office:value="52.5238683459112" calcext:value-type="float">
            <text:p><text:s/>52.52 </text:p>
          </table:table-cell>
          <table:table-cell office:value-type="float" office:value="73.5549683285202" calcext:value-type="float">
            <text:p><text:s/>73.55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9-2010</text:p>
          </table:table-cell>
          <table:table-cell office:value-type="float" office:value="656119" calcext:value-type="float">
            <text:p><text:s/>656,119 </text:p>
          </table:table-cell>
          <table:table-cell office:value-type="float" office:value="49.4526191754959" calcext:value-type="float">
            <text:p><text:s/>49.45 </text:p>
          </table:table-cell>
          <table:table-cell office:value-type="float" office:value="69.2539592335479" calcext:value-type="float">
            <text:p><text:s/>69.25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9-2010</text:p>
          </table:table-cell>
          <table:table-cell office:value-type="float" office:value="734325" calcext:value-type="float">
            <text:p><text:s/>734,325 </text:p>
          </table:table-cell>
          <table:table-cell office:value-type="float" office:value="52.638821398331" calcext:value-type="float">
            <text:p><text:s/>52.64 </text:p>
          </table:table-cell>
          <table:table-cell office:value-type="float" office:value="73.7159497717437" calcext:value-type="float">
            <text:p><text:s/>73.72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9-2010</text:p>
          </table:table-cell>
          <table:table-cell office:value-type="float" office:value="770791" calcext:value-type="float">
            <text:p><text:s/>770,791 </text:p>
          </table:table-cell>
          <table:table-cell office:value-type="float" office:value="81.124671684563" calcext:value-type="float">
            <text:p><text:s/>81.12 </text:p>
          </table:table-cell>
          <table:table-cell office:value-type="float" office:value="113.607829056333" calcext:value-type="float">
            <text:p><text:s/>113.61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9-2010</text:p>
          </table:table-cell>
          <table:table-cell office:value-type="float" office:value="1495263" calcext:value-type="float">
            <text:p><text:s/>1,495,263 </text:p>
          </table:table-cell>
          <table:table-cell office:value-type="float" office:value="46.2874865679154" calcext:value-type="float">
            <text:p><text:s/>46.29 </text:p>
          </table:table-cell>
          <table:table-cell office:value-type="float" office:value="64.8214748024145" calcext:value-type="float">
            <text:p><text:s/>64.82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9-2010</text:p>
          </table:table-cell>
          <table:table-cell office:value-type="float" office:value="1750703" calcext:value-type="float">
            <text:p><text:s/>1,750,703 </text:p>
          </table:table-cell>
          <table:table-cell office:value-type="float" office:value="168.149879390319" calcext:value-type="float">
            <text:p><text:s/>168.15 </text:p>
          </table:table-cell>
          <table:table-cell office:value-type="float" office:value="235.478829768299" calcext:value-type="float">
            <text:p><text:s/>235.48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9-2010</text:p>
          </table:table-cell>
          <table:table-cell office:value-type="float" office:value="3248442" calcext:value-type="float">
            <text:p><text:s/>3,248,442 </text:p>
          </table:table-cell>
          <table:table-cell office:value-type="float" office:value="35.5429186640329" calcext:value-type="float">
            <text:p><text:s/>35.54 </text:p>
          </table:table-cell>
          <table:table-cell office:value-type="float" office:value="49.7746708109633" calcext:value-type="float">
            <text:p><text:s/>49.77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9-2010</text:p>
          </table:table-cell>
          <table:table-cell office:value-type="float" office:value="1227677" calcext:value-type="float">
            <text:p><text:s/>1,227,677 </text:p>
          </table:table-cell>
          <table:table-cell office:value-type="float" office:value="79.1103834750872" calcext:value-type="float">
            <text:p><text:s/>79.11 </text:p>
          </table:table-cell>
          <table:table-cell office:value-type="float" office:value="110.786999020039" calcext:value-type="float">
            <text:p><text:s/>110.79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9-2010</text:p>
          </table:table-cell>
          <table:table-cell office:value-type="float" office:value="1841512" calcext:value-type="float">
            <text:p><text:s/>1,841,512 </text:p>
          </table:table-cell>
          <table:table-cell office:value-type="float" office:value="103.123994752708" calcext:value-type="float">
            <text:p><text:s/>103.12 </text:p>
          </table:table-cell>
          <table:table-cell office:value-type="float" office:value="144.41590855401" calcext:value-type="float">
            <text:p><text:s/>144.42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9-2010</text:p>
          </table:table-cell>
          <table:table-cell office:value-type="float" office:value="2158482" calcext:value-type="float">
            <text:p><text:s/>2,158,482 </text:p>
          </table:table-cell>
          <table:table-cell office:value-type="float" office:value="161.317655990383" calcext:value-type="float">
            <text:p><text:s/>161.32 </text:p>
          </table:table-cell>
          <table:table-cell office:value-type="float" office:value="225.910913473826" calcext:value-type="float">
            <text:p><text:s/>225.91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9-2010</text:p>
          </table:table-cell>
          <table:table-cell office:value-type="float" office:value="559984" calcext:value-type="float">
            <text:p><text:s/>559,984 </text:p>
          </table:table-cell>
          <table:table-cell office:value-type="float" office:value="41.7852437972697" calcext:value-type="float">
            <text:p><text:s/>41.79 </text:p>
          </table:table-cell>
          <table:table-cell office:value-type="float" office:value="58.5164874732028" calcext:value-type="float">
            <text:p><text:s/>58.52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9-2010</text:p>
          </table:table-cell>
          <table:table-cell office:value-type="float" office:value="994477" calcext:value-type="float">
            <text:p><text:s/>994,477 </text:p>
          </table:table-cell>
          <table:table-cell office:value-type="float" office:value="62.5725416807258" calcext:value-type="float">
            <text:p><text:s/>62.57 </text:p>
          </table:table-cell>
          <table:table-cell office:value-type="float" office:value="87.6272343698975" calcext:value-type="float">
            <text:p><text:s/>87.63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9-2010</text:p>
          </table:table-cell>
          <table:table-cell office:value-type="float" office:value="1478493" calcext:value-type="float">
            <text:p><text:s/>1,478,493 </text:p>
          </table:table-cell>
          <table:table-cell office:value-type="float" office:value="43.6331444584413" calcext:value-type="float">
            <text:p><text:s/>43.63 </text:p>
          </table:table-cell>
          <table:table-cell office:value-type="float" office:value="61.1043066664042" calcext:value-type="float">
            <text:p><text:s/>61.10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9-2010</text:p>
          </table:table-cell>
          <table:table-cell office:value-type="float" office:value="1684549" calcext:value-type="float">
            <text:p><text:s/>1,684,549 </text:p>
          </table:table-cell>
          <table:table-cell office:value-type="float" office:value="69.6823845722253" calcext:value-type="float">
            <text:p><text:s/>69.68 </text:p>
          </table:table-cell>
          <table:table-cell office:value-type="float" office:value="97.5839318709434" calcext:value-type="float">
            <text:p><text:s/>97.58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9-2010</text:p>
          </table:table-cell>
          <table:table-cell office:value-type="float" office:value="1045453" calcext:value-type="float">
            <text:p><text:s/>1,045,453 </text:p>
          </table:table-cell>
          <table:table-cell office:value-type="float" office:value="53.6985535966043" calcext:value-type="float">
            <text:p><text:s/>53.70 </text:p>
          </table:table-cell>
          <table:table-cell office:value-type="float" office:value="75.2000096998387" calcext:value-type="float">
            <text:p><text:s/>75.20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9-2010</text:p>
          </table:table-cell>
          <table:table-cell office:value-type="float" office:value="3111957" calcext:value-type="float">
            <text:p><text:s/>3,111,957 </text:p>
          </table:table-cell>
          <table:table-cell office:value-type="float" office:value="49.6219742000776" calcext:value-type="float">
            <text:p><text:s/>49.62 </text:p>
          </table:table-cell>
          <table:table-cell office:value-type="float" office:value="69.4911257611034" calcext:value-type="float">
            <text:p><text:s/>69.49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9-2010</text:p>
          </table:table-cell>
          <table:table-cell office:value-type="float" office:value="2344756" calcext:value-type="float">
            <text:p><text:s/>2,344,756 </text:p>
          </table:table-cell>
          <table:table-cell office:value-type="float" office:value="83.4264788031809" calcext:value-type="float">
            <text:p><text:s/>83.43 </text:p>
          </table:table-cell>
          <table:table-cell office:value-type="float" office:value="116.831303545936" calcext:value-type="float">
            <text:p><text:s/>116.83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9-2010</text:p>
          </table:table-cell>
          <table:table-cell office:value-type="float" office:value="1538657" calcext:value-type="float">
            <text:p><text:s/>1,538,657 </text:p>
          </table:table-cell>
          <table:table-cell office:value-type="float" office:value="71.5527745881609" calcext:value-type="float">
            <text:p><text:s/>71.55 </text:p>
          </table:table-cell>
          <table:table-cell office:value-type="float" office:value="100.203245389096" calcext:value-type="float">
            <text:p><text:s/>100.20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9-2010</text:p>
          </table:table-cell>
          <table:table-cell office:value-type="float" office:value="2959344" calcext:value-type="float">
            <text:p><text:s/>2,959,344 </text:p>
          </table:table-cell>
          <table:table-cell office:value-type="float" office:value="77.0794980317681" calcext:value-type="float">
            <text:p><text:s/>77.08 </text:p>
          </table:table-cell>
          <table:table-cell office:value-type="float" office:value="107.942926045855" calcext:value-type="float">
            <text:p><text:s/>107.94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9-2010</text:p>
          </table:table-cell>
          <table:table-cell office:value-type="float" office:value="32992000" calcext:value-type="float">
            <text:p><text:s/>32,992,000 </text:p>
          </table:table-cell>
          <table:table-cell office:value-type="float" office:value="85.2652305147942" calcext:value-type="float">
            <text:p><text:s/>85.27 </text:p>
          </table:table-cell>
          <table:table-cell office:value-type="float" office:value="119.406310455576" calcext:value-type="float">
            <text:p><text:s/>119.41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9-2010</text:p>
          </table:table-cell>
          <table:table-cell office:value-type="float" office:value="3352857" calcext:value-type="float">
            <text:p><text:s/>3,352,857 </text:p>
          </table:table-cell>
          <table:table-cell office:value-type="float" office:value="98.132678920884" calcext:value-type="float">
            <text:p><text:s/>98.13 </text:p>
          </table:table-cell>
          <table:table-cell office:value-type="float" office:value="137.426018252907" calcext:value-type="float">
            <text:p><text:s/>137.43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9-2010</text:p>
          </table:table-cell>
          <table:table-cell office:value-type="float" office:value="757630" calcext:value-type="float">
            <text:p><text:s/>757,630 </text:p>
          </table:table-cell>
          <table:table-cell office:value-type="float" office:value="107.21863323567" calcext:value-type="float">
            <text:p><text:s/>107.22 </text:p>
          </table:table-cell>
          <table:table-cell office:value-type="float" office:value="150.15008262412" calcext:value-type="float">
            <text:p><text:s/>150.15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637731" calcext:value-type="float">
            <text:p><text:s/>637,731 </text:p>
          </table:table-cell>
          <table:table-cell office:value-type="float" office:value="65.0928218098777" calcext:value-type="float">
            <text:p><text:s/>65.09 </text:p>
          </table:table-cell>
          <table:table-cell office:value-type="float" office:value="91.1566607224635" calcext:value-type="float">
            <text:p><text:s/>91.16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5262637" calcext:value-type="float">
            <text:p><text:s/>5,262,637 </text:p>
          </table:table-cell>
          <table:table-cell office:value-type="float" office:value="56.5929188749463" calcext:value-type="float">
            <text:p><text:s/>56.59 </text:p>
          </table:table-cell>
          <table:table-cell office:value-type="float" office:value="79.2533087633718" calcext:value-type="float">
            <text:p><text:s/>79.25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9-2010</text:p>
          </table:table-cell>
          <table:table-cell office:value-type="float" office:value="1200071" calcext:value-type="float">
            <text:p><text:s/>1,200,071 </text:p>
          </table:table-cell>
          <table:table-cell office:value-type="float" office:value="54.7842201885406" calcext:value-type="float">
            <text:p><text:s/>54.78 </text:p>
          </table:table-cell>
          <table:table-cell office:value-type="float" office:value="76.7203884209811" calcext:value-type="float">
            <text:p><text:s/>76.72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9-2010</text:p>
          </table:table-cell>
          <table:table-cell office:value-type="float" office:value="4479263" calcext:value-type="float">
            <text:p><text:s/>4,479,263 </text:p>
          </table:table-cell>
          <table:table-cell office:value-type="float" office:value="58.9670057605558" calcext:value-type="float">
            <text:p><text:s/>58.97 </text:p>
          </table:table-cell>
          <table:table-cell office:value-type="float" office:value="82.5780045860426" calcext:value-type="float">
            <text:p><text:s/>82.58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9-2010</text:p>
          </table:table-cell>
          <table:table-cell office:value-type="float" office:value="768452" calcext:value-type="float">
            <text:p><text:s/>768,452 </text:p>
          </table:table-cell>
          <table:table-cell office:value-type="float" office:value="26.1001156205297" calcext:value-type="float">
            <text:p><text:s/>26.10 </text:p>
          </table:table-cell>
          <table:table-cell office:value-type="float" office:value="36.5508717902388" calcext:value-type="float">
            <text:p><text:s/>36.55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9-2010</text:p>
          </table:table-cell>
          <table:table-cell office:value-type="float" office:value="1385055" calcext:value-type="float">
            <text:p><text:s/>1,385,055 </text:p>
          </table:table-cell>
          <table:table-cell office:value-type="float" office:value="57.0039011068653" calcext:value-type="float">
            <text:p><text:s/>57.00 </text:p>
          </table:table-cell>
          <table:table-cell office:value-type="float" office:value="79.8288525305083" calcext:value-type="float">
            <text:p><text:s/>79.83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9-2010</text:p>
          </table:table-cell>
          <table:table-cell office:value-type="float" office:value="2918423" calcext:value-type="float">
            <text:p><text:s/>2,918,423 </text:p>
          </table:table-cell>
          <table:table-cell office:value-type="float" office:value="70.2644247050918" calcext:value-type="float">
            <text:p><text:s/>70.26 </text:p>
          </table:table-cell>
          <table:table-cell office:value-type="float" office:value="98.3990268913058" calcext:value-type="float">
            <text:p><text:s/>98.40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9-2010</text:p>
          </table:table-cell>
          <table:table-cell office:value-type="float" office:value="1687772" calcext:value-type="float">
            <text:p><text:s/>1,687,772 </text:p>
          </table:table-cell>
          <table:table-cell office:value-type="float" office:value="52.5927799796063" calcext:value-type="float">
            <text:p><text:s/>52.59 </text:p>
          </table:table-cell>
          <table:table-cell office:value-type="float" office:value="73.6514728928933" calcext:value-type="float">
            <text:p><text:s/>73.65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9-2010</text:p>
          </table:table-cell>
          <table:table-cell office:value-type="float" office:value="1547183" calcext:value-type="float">
            <text:p><text:s/>1,547,183 </text:p>
          </table:table-cell>
          <table:table-cell office:value-type="float" office:value="83.0933017905092" calcext:value-type="float">
            <text:p><text:s/>83.09 </text:p>
          </table:table-cell>
          <table:table-cell office:value-type="float" office:value="116.36471901234" calcext:value-type="float">
            <text:p><text:s/>116.36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9-2010</text:p>
          </table:table-cell>
          <table:table-cell office:value-type="float" office:value="8885043" calcext:value-type="float">
            <text:p><text:s/>8,885,043 </text:p>
          </table:table-cell>
          <table:table-cell office:value-type="float" office:value="72.9425262621574" calcext:value-type="float">
            <text:p><text:s/>72.94 </text:p>
          </table:table-cell>
          <table:table-cell office:value-type="float" office:value="102.149468003396" calcext:value-type="float">
            <text:p><text:s/>102.15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30"/>
          <table:table-cell table:style-name="ce4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9-2010</text:p>
          </table:table-cell>
          <table:table-cell office:value-type="float" office:value="11668649" calcext:value-type="float">
            <text:p><text:s/>11,668,649 </text:p>
          </table:table-cell>
          <table:table-cell office:value-type="float" office:value="92.6879362674955" calcext:value-type="float">
            <text:p><text:s/>92.69 </text:p>
          </table:table-cell>
          <table:table-cell office:value-type="float" office:value="129.801144342451" calcext:value-type="float">
            <text:p><text:s/>129.80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9-2010</text:p>
          </table:table-cell>
          <table:table-cell office:value-type="float" office:value="830747" calcext:value-type="float">
            <text:p><text:s/>830,747 </text:p>
          </table:table-cell>
          <table:table-cell office:value-type="float" office:value="115.963142490772" calcext:value-type="float">
            <text:p><text:s/>115.96 </text:p>
          </table:table-cell>
          <table:table-cell office:value-type="float" office:value="162.395983803208" calcext:value-type="float">
            <text:p><text:s/>162.40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9-2010</text:p>
          </table:table-cell>
          <table:table-cell office:value-type="float" office:value="745815" calcext:value-type="float">
            <text:p><text:s/>745,815 </text:p>
          </table:table-cell>
          <table:table-cell office:value-type="float" office:value="61.0586237540707" calcext:value-type="float">
            <text:p><text:s/>61.06 </text:p>
          </table:table-cell>
          <table:table-cell office:value-type="float" office:value="85.5071280514952" calcext:value-type="float">
            <text:p><text:s/>85.51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9-2010</text:p>
          </table:table-cell>
          <table:table-cell office:value-type="float" office:value="1941586" calcext:value-type="float">
            <text:p><text:s/>1,941,586 </text:p>
          </table:table-cell>
          <table:table-cell office:value-type="float" office:value="43.5938284304062" calcext:value-type="float">
            <text:p><text:s/>43.59 </text:p>
          </table:table-cell>
          <table:table-cell office:value-type="float" office:value="61.0492480942161" calcext:value-type="float">
            <text:p><text:s/>61.05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9-2010</text:p>
          </table:table-cell>
          <table:table-cell office:value-type="float" office:value="1694282" calcext:value-type="float">
            <text:p><text:s/>1,694,282 </text:p>
          </table:table-cell>
          <table:table-cell office:value-type="float" office:value="46.4539067369956" calcext:value-type="float">
            <text:p><text:s/>46.45 </text:p>
          </table:table-cell>
          <table:table-cell office:value-type="float" office:value="65.0545313279794" calcext:value-type="float">
            <text:p><text:s/>65.05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9-2010</text:p>
          </table:table-cell>
          <table:table-cell office:value-type="float" office:value="2763070" calcext:value-type="float">
            <text:p><text:s/>2,763,070 </text:p>
          </table:table-cell>
          <table:table-cell office:value-type="float" office:value="50.7512805243794" calcext:value-type="float">
            <text:p><text:s/>50.75 </text:p>
          </table:table-cell>
          <table:table-cell office:value-type="float" office:value="71.0726180146854" calcext:value-type="float">
            <text:p><text:s/>71.07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9-2010</text:p>
          </table:table-cell>
          <table:table-cell office:value-type="float" office:value="1155283" calcext:value-type="float">
            <text:p><text:s/>1,155,283 </text:p>
          </table:table-cell>
          <table:table-cell office:value-type="float" office:value="65.9581819617207" calcext:value-type="float">
            <text:p><text:s/>65.96 </text:p>
          </table:table-cell>
          <table:table-cell office:value-type="float" office:value="92.3685200269301" calcext:value-type="float">
            <text:p><text:s/>92.37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9-2010</text:p>
          </table:table-cell>
          <table:table-cell office:value-type="float" office:value="2057218" calcext:value-type="float">
            <text:p><text:s/>2,057,218 </text:p>
          </table:table-cell>
          <table:table-cell office:value-type="float" office:value="49.4071499589412" calcext:value-type="float">
            <text:p><text:s/>49.41 </text:p>
          </table:table-cell>
          <table:table-cell office:value-type="float" office:value="69.190283672533" calcext:value-type="float">
            <text:p><text:s/>69.19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9-2010</text:p>
          </table:table-cell>
          <table:table-cell office:value-type="float" office:value="983319" calcext:value-type="float">
            <text:p><text:s/>983,319 </text:p>
          </table:table-cell>
          <table:table-cell office:value-type="float" office:value="35.0822210228794" calcext:value-type="float">
            <text:p><text:s/>35.08 </text:p>
          </table:table-cell>
          <table:table-cell office:value-type="float" office:value="49.1295050706775" calcext:value-type="float">
            <text:p><text:s/>49.13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6749788" calcext:value-type="float">
            <text:p><text:s/>6,749,788 </text:p>
          </table:table-cell>
          <table:table-cell office:value-type="float" office:value="102.32600603903" calcext:value-type="float">
            <text:p><text:s/>102.33 </text:p>
          </table:table-cell>
          <table:table-cell office:value-type="float" office:value="143.298396908169" calcext:value-type="float">
            <text:p><text:s/>143.30 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8-2009</text:p>
          </table:table-cell>
          <table:table-cell table:style-name="ce21" office:value-type="float" office:value="17590591" calcext:value-type="float">
            <text:p><text:s/>$17,590,591 </text:p>
          </table:table-cell>
          <table:table-cell table:style-name="ce37" office:value-type="float" office:value="124.106050951762" calcext:value-type="float">
            <text:p><text:s/>$124.11 </text:p>
          </table:table-cell>
          <table:table-cell table:style-name="ce38" office:value-type="float" office:value="148.328520715074" calcext:value-type="float">
            <text:p><text:s/>148.33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687164" calcext:value-type="float">
            <text:p><text:s/>687,164 </text:p>
          </table:table-cell>
          <table:table-cell table:style-name="ce38" office:value-type="float" office:value="112.956308064933" calcext:value-type="float">
            <text:p><text:s/>112.96 </text:p>
          </table:table-cell>
          <table:table-cell table:style-name="ce38" office:value-type="float" office:value="135.002620357488" calcext:value-type="float">
            <text:p><text:s/>135.00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310611" calcext:value-type="float">
            <text:p><text:s/>1,310,611 </text:p>
          </table:table-cell>
          <table:table-cell table:style-name="ce38" office:value-type="float" office:value="73.6562849302172" calcext:value-type="float">
            <text:p><text:s/>73.66 </text:p>
          </table:table-cell>
          <table:table-cell table:style-name="ce38" office:value-type="float" office:value="88.0321926391298" calcext:value-type="float">
            <text:p><text:s/>88.03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433139" calcext:value-type="float">
            <text:p><text:s/>433,139 </text:p>
          </table:table-cell>
          <table:table-cell table:style-name="ce38" office:value-type="float" office:value="66.0987605500426" calcext:value-type="float">
            <text:p><text:s/>66.10 </text:p>
          </table:table-cell>
          <table:table-cell table:style-name="ce38" office:value-type="float" office:value="78.9996240980912" calcext:value-type="float">
            <text:p><text:s/>79.00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4441745" calcext:value-type="float">
            <text:p><text:s/>4,441,745 </text:p>
          </table:table-cell>
          <table:table-cell table:style-name="ce38" office:value-type="float" office:value="110.169981766216" calcext:value-type="float">
            <text:p><text:s/>110.17 </text:p>
          </table:table-cell>
          <table:table-cell table:style-name="ce38" office:value-type="float" office:value="131.672471223351" calcext:value-type="float">
            <text:p><text:s/>131.67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4024485" calcext:value-type="float">
            <text:p><text:s/>14,024,485 </text:p>
          </table:table-cell>
          <table:table-cell table:style-name="ce38" office:value-type="float" office:value="63.7593225929241" calcext:value-type="float">
            <text:p><text:s/>63.76 </text:p>
          </table:table-cell>
          <table:table-cell table:style-name="ce38" office:value-type="float" office:value="76.2035849942528" calcext:value-type="float">
            <text:p><text:s/>76.20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601316" calcext:value-type="float">
            <text:p><text:s/>1,601,316 </text:p>
          </table:table-cell>
          <table:table-cell table:style-name="ce38" office:value-type="float" office:value="90.7868388532916" calcext:value-type="float">
            <text:p><text:s/>90.79 </text:p>
          </table:table-cell>
          <table:table-cell table:style-name="ce38" office:value-type="float" office:value="108.506212261485" calcext:value-type="float">
            <text:p><text:s/>108.51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80265" calcext:value-type="float">
            <text:p><text:s/>280,265 </text:p>
          </table:table-cell>
          <table:table-cell table:style-name="ce38" office:value-type="float" office:value="47.0495652601204" calcext:value-type="float">
            <text:p><text:s/>47.05 </text:p>
          </table:table-cell>
          <table:table-cell table:style-name="ce38" office:value-type="float" office:value="56.2324911783195" calcext:value-type="float">
            <text:p><text:s/>56.23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5404282" calcext:value-type="float">
            <text:p><text:s/>5,404,282 </text:p>
          </table:table-cell>
          <table:table-cell table:style-name="ce38" office:value-type="float" office:value="119.479558178732" calcext:value-type="float">
            <text:p><text:s/>119.48 </text:p>
          </table:table-cell>
          <table:table-cell table:style-name="ce38" office:value-type="float" office:value="142.799049558271" calcext:value-type="float">
            <text:p><text:s/>142.80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417971" calcext:value-type="float">
            <text:p><text:s/>417,971 </text:p>
          </table:table-cell>
          <table:table-cell table:style-name="ce38" office:value-type="float" office:value="71.3134993992545" calcext:value-type="float">
            <text:p><text:s/>71.31 </text:p>
          </table:table-cell>
          <table:table-cell table:style-name="ce38" office:value-type="float" office:value="85.2321525967998" calcext:value-type="float">
            <text:p><text:s/>85.23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098294" calcext:value-type="float">
            <text:p><text:s/>2,098,294 </text:p>
          </table:table-cell>
          <table:table-cell table:style-name="ce38" office:value-type="float" office:value="84.9458028014661" calcext:value-type="float">
            <text:p><text:s/>84.95 </text:p>
          </table:table-cell>
          <table:table-cell table:style-name="ce38" office:value-type="float" office:value="101.525148643987" calcext:value-type="float">
            <text:p><text:s/>101.53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488140" calcext:value-type="float">
            <text:p><text:s/>3,488,140 </text:p>
          </table:table-cell>
          <table:table-cell table:style-name="ce38" office:value-type="float" office:value="297.8483450755" calcext:value-type="float">
            <text:p><text:s/>297.85 </text:p>
          </table:table-cell>
          <table:table-cell table:style-name="ce38" office:value-type="float" office:value="355.98106686719" calcext:value-type="float">
            <text:p><text:s/>355.98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846638" calcext:value-type="float">
            <text:p><text:s/>846,638 </text:p>
          </table:table-cell>
          <table:table-cell table:style-name="ce38" office:value-type="float" office:value="101.245131856518" calcext:value-type="float">
            <text:p><text:s/>101.25 </text:p>
          </table:table-cell>
          <table:table-cell table:style-name="ce38" office:value-type="float" office:value="121.005708607368" calcext:value-type="float">
            <text:p><text:s/>121.01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284710" calcext:value-type="float">
            <text:p><text:s/>3,284,710 </text:p>
          </table:table-cell>
          <table:table-cell table:style-name="ce38" office:value-type="float" office:value="143.427258348731" calcext:value-type="float">
            <text:p><text:s/>143.43 </text:p>
          </table:table-cell>
          <table:table-cell table:style-name="ce38" office:value-type="float" office:value="171.420755861091" calcext:value-type="float">
            <text:p><text:s/>171.42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628014" calcext:value-type="float">
            <text:p><text:s/>628,014 </text:p>
          </table:table-cell>
          <table:table-cell table:style-name="ce38" office:value-type="float" office:value="92.3813845011413" calcext:value-type="float">
            <text:p><text:s/>92.38 </text:p>
          </table:table-cell>
          <table:table-cell table:style-name="ce38" office:value-type="float" office:value="110.411974271834" calcext:value-type="float">
            <text:p><text:s/>110.41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1310598" calcext:value-type="float">
            <text:p><text:s/>11,310,598 </text:p>
          </table:table-cell>
          <table:table-cell table:style-name="ce38" office:value-type="float" office:value="78.139642602645" calcext:value-type="float">
            <text:p><text:s/>78.14 </text:p>
          </table:table-cell>
          <table:table-cell table:style-name="ce38" office:value-type="float" office:value="93.3905922198744" calcext:value-type="float">
            <text:p><text:s/>93.39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253116" calcext:value-type="float">
            <text:p><text:s/>3,253,116 </text:p>
          </table:table-cell>
          <table:table-cell table:style-name="ce38" office:value-type="float" office:value="69.368365751298" calcext:value-type="float">
            <text:p><text:s/>69.37 </text:p>
          </table:table-cell>
          <table:table-cell table:style-name="ce38" office:value-type="float" office:value="82.9073763720962" calcext:value-type="float">
            <text:p><text:s/>82.91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966628" calcext:value-type="float">
            <text:p><text:s/>1,966,628 </text:p>
          </table:table-cell>
          <table:table-cell table:style-name="ce38" office:value-type="float" office:value="84.3108900152541" calcext:value-type="float">
            <text:p><text:s/>84.31 </text:p>
          </table:table-cell>
          <table:table-cell table:style-name="ce38" office:value-type="float" office:value="100.766316390123" calcext:value-type="float">
            <text:p><text:s/>100.77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83385" calcext:value-type="float">
            <text:p><text:s/>383,385 </text:p>
          </table:table-cell>
          <table:table-cell table:style-name="ce38" office:value-type="float" office:value="52.6473223348325" calcext:value-type="float">
            <text:p><text:s/>52.65 </text:p>
          </table:table-cell>
          <table:table-cell table:style-name="ce38" office:value-type="float" office:value="62.9227937046412" calcext:value-type="float">
            <text:p><text:s/>62.92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5438788" calcext:value-type="float">
            <text:p><text:s/>5,438,788 </text:p>
          </table:table-cell>
          <table:table-cell table:style-name="ce38" office:value-type="float" office:value="75.1513459758449" calcext:value-type="float">
            <text:p><text:s/>75.15 </text:p>
          </table:table-cell>
          <table:table-cell table:style-name="ce38" office:value-type="float" office:value="89.8190530828875" calcext:value-type="float">
            <text:p><text:s/>89.82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4293633" calcext:value-type="float">
            <text:p><text:s/>4,293,633 </text:p>
          </table:table-cell>
          <table:table-cell table:style-name="ce38" office:value-type="float" office:value="118.564816894978" calcext:value-type="float">
            <text:p><text:s/>118.56 </text:p>
          </table:table-cell>
          <table:table-cell table:style-name="ce38" office:value-type="float" office:value="141.705773119164" calcext:value-type="float">
            <text:p><text:s/>141.71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023748" calcext:value-type="float">
            <text:p><text:s/>2,023,748 </text:p>
          </table:table-cell>
          <table:table-cell table:style-name="ce38" office:value-type="float" office:value="144.280819932315" calcext:value-type="float">
            <text:p><text:s/>144.28 </text:p>
          </table:table-cell>
          <table:table-cell table:style-name="ce38" office:value-type="float" office:value="172.440911816915" calcext:value-type="float">
            <text:p><text:s/>172.44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5512812" calcext:value-type="float">
            <text:p><text:s/>5,512,812 </text:p>
          </table:table-cell>
          <table:table-cell table:style-name="ce38" office:value-type="float" office:value="371.447397156939" calcext:value-type="float">
            <text:p><text:s/>371.45 </text:p>
          </table:table-cell>
          <table:table-cell table:style-name="ce38" office:value-type="float" office:value="443.944856203414" calcext:value-type="float">
            <text:p><text:s/>443.94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0768669" calcext:value-type="float">
            <text:p><text:s/>20,768,669 </text:p>
          </table:table-cell>
          <table:table-cell table:style-name="ce38" office:value-type="float" office:value="113.744410552937" calcext:value-type="float">
            <text:p><text:s/>113.74 </text:p>
          </table:table-cell>
          <table:table-cell table:style-name="ce38" office:value-type="float" office:value="135.944541201162" calcext:value-type="float">
            <text:p><text:s/>135.94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3369998" calcext:value-type="float">
            <text:p><text:s/>13,369,998 </text:p>
          </table:table-cell>
          <table:table-cell table:style-name="ce38" office:value-type="float" office:value="56.2322510557214" calcext:value-type="float">
            <text:p><text:s/>56.23 </text:p>
          </table:table-cell>
          <table:table-cell table:style-name="ce38" office:value-type="float" office:value="67.207412947301" calcext:value-type="float">
            <text:p><text:s/>67.21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614518" calcext:value-type="float">
            <text:p><text:s/>614,518 </text:p>
          </table:table-cell>
          <table:table-cell table:style-name="ce38" office:value-type="float" office:value="151.582835587846" calcext:value-type="float">
            <text:p><text:s/>151.58 </text:p>
          </table:table-cell>
          <table:table-cell table:style-name="ce38" office:value-type="float" office:value="181.16810257125" calcext:value-type="float">
            <text:p><text:s/>181.17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202386" calcext:value-type="float">
            <text:p><text:s/>3,202,386 </text:p>
          </table:table-cell>
          <table:table-cell table:style-name="ce38" office:value-type="float" office:value="104.950300380661" calcext:value-type="float">
            <text:p><text:s/>104.95 </text:p>
          </table:table-cell>
          <table:table-cell table:style-name="ce38" office:value-type="float" office:value="125.434035525929" calcext:value-type="float">
            <text:p><text:s/>125.43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329794" calcext:value-type="float">
            <text:p><text:s/>1,329,794 </text:p>
          </table:table-cell>
          <table:table-cell table:style-name="ce38" office:value-type="float" office:value="111.925990035224" calcext:value-type="float">
            <text:p><text:s/>111.93 </text:p>
          </table:table-cell>
          <table:table-cell table:style-name="ce38" office:value-type="float" office:value="133.771209414662" calcext:value-type="float">
            <text:p><text:s/>133.77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9203758" calcext:value-type="float">
            <text:p><text:s/>9,203,758 </text:p>
          </table:table-cell>
          <table:table-cell table:style-name="ce38" office:value-type="float" office:value="93.7976575095756" calcext:value-type="float">
            <text:p><text:s/>93.80 </text:p>
          </table:table-cell>
          <table:table-cell table:style-name="ce38" office:value-type="float" office:value="112.104669177994" calcext:value-type="float">
            <text:p><text:s/>112.10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022680" calcext:value-type="float">
            <text:p><text:s/>1,022,680 </text:p>
          </table:table-cell>
          <table:table-cell table:style-name="ce38" office:value-type="float" office:value="67.5400507694871" calcext:value-type="float">
            <text:p><text:s/>67.54 </text:p>
          </table:table-cell>
          <table:table-cell table:style-name="ce38" office:value-type="float" office:value="80.7222189637871" calcext:value-type="float">
            <text:p><text:s/>80.72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5285303" calcext:value-type="float">
            <text:p><text:s/>15,285,303 </text:p>
          </table:table-cell>
          <table:table-cell table:style-name="ce38" office:value-type="float" office:value="77.1586688903928" calcext:value-type="float">
            <text:p><text:s/>77.16 </text:p>
          </table:table-cell>
          <table:table-cell table:style-name="ce38" office:value-type="float" office:value="92.2181564000021" calcext:value-type="float">
            <text:p><text:s/>92.22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1512862" calcext:value-type="float">
            <text:p><text:s/>11,512,862 </text:p>
          </table:table-cell>
          <table:table-cell table:style-name="ce38" office:value-type="float" office:value="123.391465419902" calcext:value-type="float">
            <text:p><text:s/>123.39 </text:p>
          </table:table-cell>
          <table:table-cell table:style-name="ce38" office:value-type="float" office:value="147.474465541678" calcext:value-type="float">
            <text:p><text:s/>147.47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421009" calcext:value-type="float">
            <text:p><text:s/>2,421,009 </text:p>
          </table:table-cell>
          <table:table-cell table:style-name="ce38" office:value-type="float" office:value="96.2127812185044" calcext:value-type="float">
            <text:p><text:s/>96.21 </text:p>
          </table:table-cell>
          <table:table-cell table:style-name="ce38" office:value-type="float" office:value="114.991166043716" calcext:value-type="float">
            <text:p><text:s/>114.99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112271" calcext:value-type="float">
            <text:p><text:s/>2,112,271 </text:p>
          </table:table-cell>
          <table:table-cell table:style-name="ce38" office:value-type="float" office:value="89.9854351426871" calcext:value-type="float">
            <text:p><text:s/>89.99 </text:p>
          </table:table-cell>
          <table:table-cell table:style-name="ce38" office:value-type="float" office:value="107.548394121452" calcext:value-type="float">
            <text:p><text:s/>107.55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7489231" calcext:value-type="float">
            <text:p><text:s/>7,489,231 </text:p>
          </table:table-cell>
          <table:table-cell table:style-name="ce38" office:value-type="float" office:value="90.2253295638361" calcext:value-type="float">
            <text:p><text:s/>90.23 </text:p>
          </table:table-cell>
          <table:table-cell table:style-name="ce38" office:value-type="float" office:value="107.83511007401" calcext:value-type="float">
            <text:p><text:s/>107.84 </text:p>
          </table:table-cell>
        </table:table-row>
        <table:table-row table:style-name="ro1">
          <table:table-cell table:style-name="ce1"/>
          <table:table-cell/>
          <table:table-cell table:style-name="ce8"/>
          <table:table-cell table:style-name="ce29" table:number-columns-repeated="2"/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0123437" calcext:value-type="float">
            <text:p><text:s/>20,123,437 </text:p>
          </table:table-cell>
          <table:table-cell table:style-name="ce38" office:value-type="float" office:value="46.3234131633302" calcext:value-type="float">
            <text:p><text:s/>46.32 </text:p>
          </table:table-cell>
          <table:table-cell table:style-name="ce38" office:value-type="float" office:value="55.3646119290402" calcext:value-type="float">
            <text:p><text:s/>55.36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972834" calcext:value-type="float">
            <text:p><text:s/>1,972,834 </text:p>
          </table:table-cell>
          <table:table-cell table:style-name="ce38" office:value-type="float" office:value="95.2510030162556" calcext:value-type="float">
            <text:p><text:s/>95.25 </text:p>
          </table:table-cell>
          <table:table-cell table:style-name="ce38" office:value-type="float" office:value="113.841672228535" calcext:value-type="float">
            <text:p><text:s/>113.84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612065" calcext:value-type="float">
            <text:p><text:s/>612,065 </text:p>
          </table:table-cell>
          <table:table-cell table:style-name="ce38" office:value-type="float" office:value="45.098008415317" calcext:value-type="float">
            <text:p><text:s/>45.10 </text:p>
          </table:table-cell>
          <table:table-cell table:style-name="ce38" office:value-type="float" office:value="53.9000381056359" calcext:value-type="float">
            <text:p><text:s/>53.90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8-2009</text:p>
          </table:table-cell>
          <table:table-cell table:style-name="ce23" office:value-type="float" office:value="2352026" calcext:value-type="float">
            <text:p><text:s/>2,352,026 </text:p>
          </table:table-cell>
          <table:table-cell table:style-name="ce38" office:value-type="float" office:value="89.1506257499876" calcext:value-type="float">
            <text:p><text:s/>89.15 </text:p>
          </table:table-cell>
          <table:table-cell table:style-name="ce38" office:value-type="float" office:value="106.550650326137" calcext:value-type="float">
            <text:p><text:s/>106.55 </text:p>
          </table:table-cell>
        </table:table-row>
        <table:table-row table:style-name="ro2" table:number-rows-repeated="2">
          <table:table-cell table:style-name="ce3" table:number-columns-repeated="5"/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8-2009</text:p>
          </table:table-cell>
          <table:table-cell table:style-name="ce21" office:value-type="float" office:value="2292476" calcext:value-type="float">
            <text:p><text:s/>$2,292,476 </text:p>
          </table:table-cell>
          <table:table-cell table:style-name="ce37" office:value-type="float" office:value="57.920920918382" calcext:value-type="float">
            <text:p><text:s/>$57.92 </text:p>
          </table:table-cell>
          <table:table-cell table:style-name="ce38" office:value-type="float" office:value="78.41288088738" calcext:value-type="float">
            <text:p><text:s/>78.41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1161690" calcext:value-type="float">
            <text:p><text:s/>11,161,690 </text:p>
          </table:table-cell>
          <table:table-cell table:style-name="ce38" office:value-type="float" office:value="117.186606740374" calcext:value-type="float">
            <text:p><text:s/>117.19 </text:p>
          </table:table-cell>
          <table:table-cell table:style-name="ce38" office:value-type="float" office:value="158.646293778332" calcext:value-type="float">
            <text:p><text:s/>158.65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988286" calcext:value-type="float">
            <text:p><text:s/>1,988,286 </text:p>
          </table:table-cell>
          <table:table-cell table:style-name="ce38" office:value-type="float" office:value="117.755936139851" calcext:value-type="float">
            <text:p><text:s/>117.76 </text:p>
          </table:table-cell>
          <table:table-cell table:style-name="ce38" office:value-type="float" office:value="159.417047379605" calcext:value-type="float">
            <text:p><text:s/>159.42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110342" calcext:value-type="float">
            <text:p><text:s/>1,110,342 </text:p>
          </table:table-cell>
          <table:table-cell table:style-name="ce38" office:value-type="float" office:value="84.4527297860904" calcext:value-type="float">
            <text:p><text:s/>84.45 </text:p>
          </table:table-cell>
          <table:table-cell table:style-name="ce38" office:value-type="float" office:value="114.33143217219" calcext:value-type="float">
            <text:p><text:s/>114.33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036550" calcext:value-type="float">
            <text:p><text:s/>2,036,550 </text:p>
          </table:table-cell>
          <table:table-cell table:style-name="ce38" office:value-type="float" office:value="62.01622149095" calcext:value-type="float">
            <text:p><text:s/>62.02 </text:p>
          </table:table-cell>
          <table:table-cell table:style-name="ce38" office:value-type="float" office:value="83.9570661472673" calcext:value-type="float">
            <text:p><text:s/>83.96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377329" calcext:value-type="float">
            <text:p><text:s/>1,377,329 </text:p>
          </table:table-cell>
          <table:table-cell table:style-name="ce38" office:value-type="float" office:value="94.0214936604929" calcext:value-type="float">
            <text:p><text:s/>94.02 </text:p>
          </table:table-cell>
          <table:table-cell table:style-name="ce38" office:value-type="float" office:value="127.285548405602" calcext:value-type="float">
            <text:p><text:s/>127.29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2598334" calcext:value-type="float">
            <text:p><text:s/>22,598,334 </text:p>
          </table:table-cell>
          <table:table-cell table:style-name="ce38" office:value-type="float" office:value="106.576880734234" calcext:value-type="float">
            <text:p><text:s/>106.58 </text:p>
          </table:table-cell>
          <table:table-cell table:style-name="ce38" office:value-type="float" office:value="144.282931311435" calcext:value-type="float">
            <text:p><text:s/>144.28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604069" calcext:value-type="float">
            <text:p><text:s/>3,604,069 </text:p>
          </table:table-cell>
          <table:table-cell table:style-name="ce38" office:value-type="float" office:value="49.9774453116286" calcext:value-type="float">
            <text:p><text:s/>49.98 </text:p>
          </table:table-cell>
          <table:table-cell table:style-name="ce38" office:value-type="float" office:value="67.6590669509291" calcext:value-type="float">
            <text:p><text:s/>67.66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94087" calcext:value-type="float">
            <text:p><text:s/>394,087 </text:p>
          </table:table-cell>
          <table:table-cell table:style-name="ce38" office:value-type="float" office:value="83.0472116524024" calcext:value-type="float">
            <text:p><text:s/>83.05 </text:p>
          </table:table-cell>
          <table:table-cell table:style-name="ce38" office:value-type="float" office:value="112.428652930175" calcext:value-type="float">
            <text:p><text:s/>112.43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271273" calcext:value-type="float">
            <text:p><text:s/>3,271,273 </text:p>
          </table:table-cell>
          <table:table-cell table:style-name="ce38" office:value-type="float" office:value="48.9300338177055" calcext:value-type="float">
            <text:p><text:s/>48.93 </text:p>
          </table:table-cell>
          <table:table-cell table:style-name="ce38" office:value-type="float" office:value="66.2410896223436" calcext:value-type="float">
            <text:p><text:s/>66.24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516726" calcext:value-type="float">
            <text:p><text:s/>516,726 </text:p>
          </table:table-cell>
          <table:table-cell table:style-name="ce38" office:value-type="float" office:value="72.5589457853942" calcext:value-type="float">
            <text:p><text:s/>72.56 </text:p>
          </table:table-cell>
          <table:table-cell table:style-name="ce38" office:value-type="float" office:value="98.2297222311311" calcext:value-type="float">
            <text:p><text:s/>98.23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939848" calcext:value-type="float">
            <text:p><text:s/>1,939,848 </text:p>
          </table:table-cell>
          <table:table-cell table:style-name="ce38" office:value-type="float" office:value="58.254730033074" calcext:value-type="float">
            <text:p><text:s/>58.25 </text:p>
          </table:table-cell>
          <table:table-cell table:style-name="ce38" office:value-type="float" office:value="78.8647890051108" calcext:value-type="float">
            <text:p><text:s/>78.86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730651" calcext:value-type="float">
            <text:p><text:s/>730,651 </text:p>
          </table:table-cell>
          <table:table-cell table:style-name="ce38" office:value-type="float" office:value="39.4848097316037" calcext:value-type="float">
            <text:p><text:s/>39.48 </text:p>
          </table:table-cell>
          <table:table-cell table:style-name="ce38" office:value-type="float" office:value="53.4542205692469" calcext:value-type="float">
            <text:p><text:s/>53.45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562206" calcext:value-type="float">
            <text:p><text:s/>1,562,206 </text:p>
          </table:table-cell>
          <table:table-cell table:style-name="ce38" office:value-type="float" office:value="63.5253970938761" calcext:value-type="float">
            <text:p><text:s/>63.53 </text:p>
          </table:table-cell>
          <table:table-cell table:style-name="ce38" office:value-type="float" office:value="86.0001760445898" calcext:value-type="float">
            <text:p><text:s/>86.00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991664" calcext:value-type="float">
            <text:p><text:s/>991,664 </text:p>
          </table:table-cell>
          <table:table-cell table:style-name="ce38" office:value-type="float" office:value="58.9778560549652" calcext:value-type="float">
            <text:p><text:s/>58.98 </text:p>
          </table:table-cell>
          <table:table-cell table:style-name="ce38" office:value-type="float" office:value="79.8437512474589" calcext:value-type="float">
            <text:p><text:s/>79.84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363525" calcext:value-type="float">
            <text:p><text:s/>3,363,525 </text:p>
          </table:table-cell>
          <table:table-cell table:style-name="ce38" office:value-type="float" office:value="63.1799313463847" calcext:value-type="float">
            <text:p><text:s/>63.18 </text:p>
          </table:table-cell>
          <table:table-cell table:style-name="ce38" office:value-type="float" office:value="85.5324872703232" calcext:value-type="float">
            <text:p><text:s/>85.53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439357" calcext:value-type="float">
            <text:p><text:s/>1,439,357 </text:p>
          </table:table-cell>
          <table:table-cell table:style-name="ce38" office:value-type="float" office:value="50.9592158319732" calcext:value-type="float">
            <text:p><text:s/>50.96 </text:p>
          </table:table-cell>
          <table:table-cell table:style-name="ce38" office:value-type="float" office:value="68.9881800528945" calcext:value-type="float">
            <text:p><text:s/>68.99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560177" calcext:value-type="float">
            <text:p><text:s/>1,560,177 </text:p>
          </table:table-cell>
          <table:table-cell table:style-name="ce38" office:value-type="float" office:value="51.4913052408754" calcext:value-type="float">
            <text:p><text:s/>51.49 </text:p>
          </table:table-cell>
          <table:table-cell table:style-name="ce38" office:value-type="float" office:value="69.7085184518727" calcext:value-type="float">
            <text:p><text:s/>69.71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771886" calcext:value-type="float">
            <text:p><text:s/>771,886 </text:p>
          </table:table-cell>
          <table:table-cell table:style-name="ce38" office:value-type="float" office:value="110.392151918791" calcext:value-type="float">
            <text:p><text:s/>110.39 </text:p>
          </table:table-cell>
          <table:table-cell table:style-name="ce38" office:value-type="float" office:value="149.448015018742" calcext:value-type="float">
            <text:p><text:s/>149.45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914418" calcext:value-type="float">
            <text:p><text:s/>914,418 </text:p>
          </table:table-cell>
          <table:table-cell table:style-name="ce38" office:value-type="float" office:value="72.1592285252571" calcext:value-type="float">
            <text:p><text:s/>72.16 </text:p>
          </table:table-cell>
          <table:table-cell table:style-name="ce38" office:value-type="float" office:value="97.6885881916374" calcext:value-type="float">
            <text:p><text:s/>97.69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0741936" calcext:value-type="float">
            <text:p><text:s/>20,741,936 </text:p>
          </table:table-cell>
          <table:table-cell table:style-name="ce38" office:value-type="float" office:value="67.4328539884362" calcext:value-type="float">
            <text:p><text:s/>67.43 </text:p>
          </table:table-cell>
          <table:table-cell table:style-name="ce38" office:value-type="float" office:value="91.2900600310249" calcext:value-type="float">
            <text:p><text:s/>91.29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264665" calcext:value-type="float">
            <text:p><text:s/>1,264,665 </text:p>
          </table:table-cell>
          <table:table-cell table:style-name="ce38" office:value-type="float" office:value="87.39075007097" calcext:value-type="float">
            <text:p><text:s/>87.39 </text:p>
          </table:table-cell>
          <table:table-cell table:style-name="ce38" office:value-type="float" office:value="118.308900606568" calcext:value-type="float">
            <text:p><text:s/>118.31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419783" calcext:value-type="float">
            <text:p><text:s/>419,783 </text:p>
          </table:table-cell>
          <table:table-cell table:style-name="ce38" office:value-type="float" office:value="80.5626930430303" calcext:value-type="float">
            <text:p><text:s/>80.56 </text:p>
          </table:table-cell>
          <table:table-cell table:style-name="ce38" office:value-type="float" office:value="109.065131447951" calcext:value-type="float">
            <text:p><text:s/>109.07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463452" calcext:value-type="float">
            <text:p><text:s/>3,463,452 </text:p>
          </table:table-cell>
          <table:table-cell table:style-name="ce38" office:value-type="float" office:value="72.2480003029341" calcext:value-type="float">
            <text:p><text:s/>72.25 </text:p>
          </table:table-cell>
          <table:table-cell table:style-name="ce38" office:value-type="float" office:value="97.8087667164049" calcext:value-type="float">
            <text:p><text:s/>97.81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000101" calcext:value-type="float">
            <text:p><text:s/>1,000,101 </text:p>
          </table:table-cell>
          <table:table-cell table:style-name="ce38" office:value-type="float" office:value="100.057035362889" calcext:value-type="float">
            <text:p><text:s/>100.06 </text:p>
          </table:table-cell>
          <table:table-cell table:style-name="ce38" office:value-type="float" office:value="135.456416635887" calcext:value-type="float">
            <text:p><text:s/>135.46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478457" calcext:value-type="float">
            <text:p><text:s/>1,478,457 </text:p>
          </table:table-cell>
          <table:table-cell table:style-name="ce38" office:value-type="float" office:value="89.7181546075978" calcext:value-type="float">
            <text:p><text:s/>89.72 </text:p>
          </table:table-cell>
          <table:table-cell table:style-name="ce38" office:value-type="float" office:value="121.459722309913" calcext:value-type="float">
            <text:p><text:s/>121.46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935314" calcext:value-type="float">
            <text:p><text:s/>1,935,314 </text:p>
          </table:table-cell>
          <table:table-cell table:style-name="ce38" office:value-type="float" office:value="71.1267059011996" calcext:value-type="float">
            <text:p><text:s/>71.13 </text:p>
          </table:table-cell>
          <table:table-cell table:style-name="ce38" office:value-type="float" office:value="96.2907672963544" calcext:value-type="float">
            <text:p><text:s/>96.29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348659" calcext:value-type="float">
            <text:p><text:s/>1,348,659 </text:p>
          </table:table-cell>
          <table:table-cell table:style-name="ce38" office:value-type="float" office:value="122.573637537934" calcext:value-type="float">
            <text:p><text:s/>122.57 </text:p>
          </table:table-cell>
          <table:table-cell table:style-name="ce38" office:value-type="float" office:value="165.939213116769" calcext:value-type="float">
            <text:p><text:s/>165.94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77920235" calcext:value-type="float">
            <text:p><text:s/>77,920,235 </text:p>
          </table:table-cell>
          <table:table-cell table:style-name="ce38" office:value-type="float" office:value="75.1782804701266" calcext:value-type="float">
            <text:p><text:s/>75.18 </text:p>
          </table:table-cell>
          <table:table-cell table:style-name="ce38" office:value-type="float" office:value="101.775756641177" calcext:value-type="float">
            <text:p><text:s/>101.78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4565625" calcext:value-type="float">
            <text:p><text:s/>4,565,625 </text:p>
          </table:table-cell>
          <table:table-cell table:style-name="ce38" office:value-type="float" office:value="67.4366670581946" calcext:value-type="float">
            <text:p><text:s/>67.44 </text:p>
          </table:table-cell>
          <table:table-cell table:style-name="ce38" office:value-type="float" office:value="91.2952221344589" calcext:value-type="float">
            <text:p><text:s/>91.30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814732" calcext:value-type="float">
            <text:p><text:s/>814,732 </text:p>
          </table:table-cell>
          <table:table-cell table:style-name="ce38" office:value-type="float" office:value="52.8413358463882" calcext:value-type="float">
            <text:p><text:s/>52.84 </text:p>
          </table:table-cell>
          <table:table-cell table:style-name="ce38" office:value-type="float" office:value="71.5361791206931" calcext:value-type="float">
            <text:p><text:s/>71.54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339017" calcext:value-type="float">
            <text:p><text:s/>1,339,017 </text:p>
          </table:table-cell>
          <table:table-cell table:style-name="ce38" office:value-type="float" office:value="50.2412355200712" calcext:value-type="float">
            <text:p><text:s/>50.24 </text:p>
          </table:table-cell>
          <table:table-cell table:style-name="ce38" office:value-type="float" office:value="68.0161840316988" calcext:value-type="float">
            <text:p><text:s/>68.02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447117" calcext:value-type="float">
            <text:p><text:s/>2,447,117 </text:p>
          </table:table-cell>
          <table:table-cell table:style-name="ce38" office:value-type="float" office:value="45.7829452032892" calcext:value-type="float">
            <text:p><text:s/>45.78 </text:p>
          </table:table-cell>
          <table:table-cell table:style-name="ce38" office:value-type="float" office:value="61.9805861505153" calcext:value-type="float">
            <text:p><text:s/>61.98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5187300" calcext:value-type="float">
            <text:p><text:s/>5,187,300 </text:p>
          </table:table-cell>
          <table:table-cell table:style-name="ce38" office:value-type="float" office:value="68.8506304331818" calcext:value-type="float">
            <text:p><text:s/>68.85 </text:p>
          </table:table-cell>
          <table:table-cell table:style-name="ce38" office:value-type="float" office:value="93.2094344768045" calcext:value-type="float">
            <text:p><text:s/>93.21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813809" calcext:value-type="float">
            <text:p><text:s/>813,809 </text:p>
          </table:table-cell>
          <table:table-cell table:style-name="ce38" office:value-type="float" office:value="48.8820957038416" calcext:value-type="float">
            <text:p><text:s/>48.88 </text:p>
          </table:table-cell>
          <table:table-cell table:style-name="ce38" office:value-type="float" office:value="66.1761913860452" calcext:value-type="float">
            <text:p><text:s/>66.18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30"/>
          <table:table-cell table:style-name="ce4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169130" calcext:value-type="float">
            <text:p><text:s/>2,169,130 </text:p>
          </table:table-cell>
          <table:table-cell table:style-name="ce38" office:value-type="float" office:value="59.1899563516824" calcext:value-type="float">
            <text:p><text:s/>59.19 </text:p>
          </table:table-cell>
          <table:table-cell table:style-name="ce38" office:value-type="float" office:value="80.1308909379015" calcext:value-type="float">
            <text:p><text:s/>80.13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886296" calcext:value-type="float">
            <text:p><text:s/>886,296 </text:p>
          </table:table-cell>
          <table:table-cell table:style-name="ce38" office:value-type="float" office:value="41.3370778625144" calcext:value-type="float">
            <text:p><text:s/>41.34 </text:p>
          </table:table-cell>
          <table:table-cell table:style-name="ce38" office:value-type="float" office:value="55.9618063951915" calcext:value-type="float">
            <text:p><text:s/>55.96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916017" calcext:value-type="float">
            <text:p><text:s/>916,017 </text:p>
          </table:table-cell>
          <table:table-cell table:style-name="ce38" office:value-type="float" office:value="56.3939077468109" calcext:value-type="float">
            <text:p><text:s/>56.39 </text:p>
          </table:table-cell>
          <table:table-cell table:style-name="ce38" office:value-type="float" office:value="76.3456226318597" calcext:value-type="float">
            <text:p><text:s/>76.35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373213" calcext:value-type="float">
            <text:p><text:s/>1,373,213 </text:p>
          </table:table-cell>
          <table:table-cell table:style-name="ce38" office:value-type="float" office:value="75.815966103683" calcext:value-type="float">
            <text:p><text:s/>75.82 </text:p>
          </table:table-cell>
          <table:table-cell table:style-name="ce38" office:value-type="float" office:value="102.639050367085" calcext:value-type="float">
            <text:p><text:s/>102.64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603213" calcext:value-type="float">
            <text:p><text:s/>603,213 </text:p>
          </table:table-cell>
          <table:table-cell table:style-name="ce38" office:value-type="float" office:value="48.4494565063278" calcext:value-type="float">
            <text:p><text:s/>48.45 </text:p>
          </table:table-cell>
          <table:table-cell table:style-name="ce38" office:value-type="float" office:value="65.5904878902451" calcext:value-type="float">
            <text:p><text:s/>65.59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675798" calcext:value-type="float">
            <text:p><text:s/>2,675,798 </text:p>
          </table:table-cell>
          <table:table-cell table:style-name="ce38" office:value-type="float" office:value="74.1589477248687" calcext:value-type="float">
            <text:p><text:s/>74.16 </text:p>
          </table:table-cell>
          <table:table-cell table:style-name="ce38" office:value-type="float" office:value="100.395792098639" calcext:value-type="float">
            <text:p><text:s/>100.40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9591534" calcext:value-type="float">
            <text:p><text:s/>9,591,534 </text:p>
          </table:table-cell>
          <table:table-cell table:style-name="ce38" office:value-type="float" office:value="97.253305398677" calcext:value-type="float">
            <text:p><text:s/>97.25 </text:p>
          </table:table-cell>
          <table:table-cell table:style-name="ce38" office:value-type="float" office:value="131.660749366819" calcext:value-type="float">
            <text:p><text:s/>131.66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6876453" calcext:value-type="float">
            <text:p><text:s/>16,876,453 </text:p>
          </table:table-cell>
          <table:table-cell table:style-name="ce38" office:value-type="float" office:value="56.9207417091137" calcext:value-type="float">
            <text:p><text:s/>56.92 </text:p>
          </table:table-cell>
          <table:table-cell table:style-name="ce38" office:value-type="float" office:value="77.0588462491375" calcext:value-type="float">
            <text:p><text:s/>77.06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567606" calcext:value-type="float">
            <text:p><text:s/>2,567,606 </text:p>
          </table:table-cell>
          <table:table-cell table:style-name="ce38" office:value-type="float" office:value="47.7291895751182" calcext:value-type="float">
            <text:p><text:s/>47.73 </text:p>
          </table:table-cell>
          <table:table-cell table:style-name="ce38" office:value-type="float" office:value="64.6153962620639" calcext:value-type="float">
            <text:p><text:s/>64.62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36858" calcext:value-type="float">
            <text:p><text:s/>136,858 </text:p>
          </table:table-cell>
          <table:table-cell table:style-name="ce38" office:value-type="float" office:value="60.223263592248" calcext:value-type="float">
            <text:p><text:s/>60.22 </text:p>
          </table:table-cell>
          <table:table-cell table:style-name="ce38" office:value-type="float" office:value="81.5297740407569" calcext:value-type="float">
            <text:p><text:s/>81.53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30"/>
          <table:table-cell table:style-name="ce4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018560" calcext:value-type="float">
            <text:p><text:s/>2,018,560 </text:p>
          </table:table-cell>
          <table:table-cell table:style-name="ce38" office:value-type="float" office:value="57.71172706798" calcext:value-type="float">
            <text:p><text:s/>57.71 </text:p>
          </table:table-cell>
          <table:table-cell table:style-name="ce38" office:value-type="float" office:value="78.1296759207833" calcext:value-type="float">
            <text:p><text:s/>78.13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6629447" calcext:value-type="float">
            <text:p><text:s/>6,629,447 </text:p>
          </table:table-cell>
          <table:table-cell table:style-name="ce38" office:value-type="float" office:value="104.079907619168" calcext:value-type="float">
            <text:p><text:s/>104.08 </text:p>
          </table:table-cell>
          <table:table-cell table:style-name="ce38" office:value-type="float" office:value="140.902549018713" calcext:value-type="float">
            <text:p><text:s/>140.90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795752" calcext:value-type="float">
            <text:p><text:s/>795,752 </text:p>
          </table:table-cell>
          <table:table-cell table:style-name="ce38" office:value-type="float" office:value="119.208630516202" calcext:value-type="float">
            <text:p><text:s/>119.21 </text:p>
          </table:table-cell>
          <table:table-cell table:style-name="ce38" office:value-type="float" office:value="161.383693442762" calcext:value-type="float">
            <text:p><text:s/>161.38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080197" calcext:value-type="float">
            <text:p><text:s/>1,080,197 </text:p>
          </table:table-cell>
          <table:table-cell table:style-name="ce38" office:value-type="float" office:value="45.2132345388025" calcext:value-type="float">
            <text:p><text:s/>45.21 </text:p>
          </table:table-cell>
          <table:table-cell table:style-name="ce38" office:value-type="float" office:value="61.2093163957126" calcext:value-type="float">
            <text:p><text:s/>61.21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234473" calcext:value-type="float">
            <text:p><text:s/>1,234,473 </text:p>
          </table:table-cell>
          <table:table-cell table:style-name="ce38" office:value-type="float" office:value="76.27664513105" calcext:value-type="float">
            <text:p><text:s/>76.28 </text:p>
          </table:table-cell>
          <table:table-cell table:style-name="ce38" office:value-type="float" office:value="103.262713960955" calcext:value-type="float">
            <text:p><text:s/>103.26 </text:p>
          </table:table-cell>
        </table:table-row>
        <table:table-row table:style-name="ro2">
          <table:table-cell table:style-name="ce3" table:number-columns-repeated="5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8-2009</text:p>
          </table:table-cell>
          <table:table-cell table:style-name="ce21" office:value-type="float" office:value="721873" calcext:value-type="float">
            <text:p><text:s/>$721,873 </text:p>
          </table:table-cell>
          <table:table-cell table:style-name="ce37" office:value-type="float" office:value="61.2261952862904" calcext:value-type="float">
            <text:p><text:s/>$61.23 </text:p>
          </table:table-cell>
          <table:table-cell table:style-name="ce38" office:value-type="float" office:value="82.8875349709385" calcext:value-type="float">
            <text:p><text:s/>82.89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759165" calcext:value-type="float">
            <text:p><text:s/>1,759,165 </text:p>
          </table:table-cell>
          <table:table-cell table:style-name="ce38" office:value-type="float" office:value="68.7306109674921" calcext:value-type="float">
            <text:p><text:s/>68.73 </text:p>
          </table:table-cell>
          <table:table-cell table:style-name="ce38" office:value-type="float" office:value="93.0469530811694" calcext:value-type="float">
            <text:p><text:s/>93.05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0561335" calcext:value-type="float">
            <text:p><text:s/>30,561,335 </text:p>
          </table:table-cell>
          <table:table-cell table:style-name="ce38" office:value-type="float" office:value="102.515878384096" calcext:value-type="float">
            <text:p><text:s/>102.52 </text:p>
          </table:table-cell>
          <table:table-cell table:style-name="ce38" office:value-type="float" office:value="138.785178711586" calcext:value-type="float">
            <text:p><text:s/>138.79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740618" calcext:value-type="float">
            <text:p><text:s/>1,740,618 </text:p>
          </table:table-cell>
          <table:table-cell table:style-name="ce38" office:value-type="float" office:value="52.8646941894877" calcext:value-type="float">
            <text:p><text:s/>52.86 </text:p>
          </table:table-cell>
          <table:table-cell table:style-name="ce38" office:value-type="float" office:value="71.5678014593257" calcext:value-type="float">
            <text:p><text:s/>71.57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727947" calcext:value-type="float">
            <text:p><text:s/>727,947 </text:p>
          </table:table-cell>
          <table:table-cell table:style-name="ce38" office:value-type="float" office:value="54.8663973622844" calcext:value-type="float">
            <text:p><text:s/>54.87 </text:p>
          </table:table-cell>
          <table:table-cell table:style-name="ce38" office:value-type="float" office:value="74.277691253405" calcext:value-type="float">
            <text:p><text:s/>74.28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724729" calcext:value-type="float">
            <text:p><text:s/>724,729 </text:p>
          </table:table-cell>
          <table:table-cell table:style-name="ce38" office:value-type="float" office:value="51.9509486851067" calcext:value-type="float">
            <text:p><text:s/>51.95 </text:p>
          </table:table-cell>
          <table:table-cell table:style-name="ce38" office:value-type="float" office:value="70.3307800815516" calcext:value-type="float">
            <text:p><text:s/>70.33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858878" calcext:value-type="float">
            <text:p><text:s/>858,878 </text:p>
          </table:table-cell>
          <table:table-cell table:style-name="ce38" office:value-type="float" office:value="90.3957048889959" calcext:value-type="float">
            <text:p><text:s/>90.40 </text:p>
          </table:table-cell>
          <table:table-cell table:style-name="ce38" office:value-type="float" office:value="122.376984478195" calcext:value-type="float">
            <text:p><text:s/>122.38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524799" calcext:value-type="float">
            <text:p><text:s/>1,524,799 </text:p>
          </table:table-cell>
          <table:table-cell table:style-name="ce38" office:value-type="float" office:value="47.20180545581" calcext:value-type="float">
            <text:p><text:s/>47.20 </text:p>
          </table:table-cell>
          <table:table-cell table:style-name="ce38" office:value-type="float" office:value="63.9014278466189" calcext:value-type="float">
            <text:p><text:s/>63.90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786464" calcext:value-type="float">
            <text:p><text:s/>786,464 </text:p>
          </table:table-cell>
          <table:table-cell table:style-name="ce38" office:value-type="float" office:value="75.5375564814978" calcext:value-type="float">
            <text:p><text:s/>75.54 </text:p>
          </table:table-cell>
          <table:table-cell table:style-name="ce38" office:value-type="float" office:value="102.262141640563" calcext:value-type="float">
            <text:p><text:s/>102.26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810940" calcext:value-type="float">
            <text:p><text:s/>3,810,940 </text:p>
          </table:table-cell>
          <table:table-cell table:style-name="ce38" office:value-type="float" office:value="41.6975062055931" calcext:value-type="float">
            <text:p><text:s/>41.70 </text:p>
          </table:table-cell>
          <table:table-cell table:style-name="ce38" office:value-type="float" office:value="56.449751412055" calcext:value-type="float">
            <text:p><text:s/>56.45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376610" calcext:value-type="float">
            <text:p><text:s/>1,376,610 </text:p>
          </table:table-cell>
          <table:table-cell table:style-name="ce38" office:value-type="float" office:value="88.7074898329445" calcext:value-type="float">
            <text:p><text:s/>88.71 </text:p>
          </table:table-cell>
          <table:table-cell table:style-name="ce38" office:value-type="float" office:value="120.091492396863" calcext:value-type="float">
            <text:p><text:s/>120.09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778685" calcext:value-type="float">
            <text:p><text:s/>1,778,685 </text:p>
          </table:table-cell>
          <table:table-cell table:style-name="ce38" office:value-type="float" office:value="99.605705858404" calcext:value-type="float">
            <text:p><text:s/>99.61 </text:p>
          </table:table-cell>
          <table:table-cell table:style-name="ce38" office:value-type="float" office:value="134.845410351542" calcext:value-type="float">
            <text:p><text:s/>134.85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266824" calcext:value-type="float">
            <text:p><text:s/>2,266,824 </text:p>
          </table:table-cell>
          <table:table-cell table:style-name="ce38" office:value-type="float" office:value="169.414771224752" calcext:value-type="float">
            <text:p><text:s/>169.41 </text:p>
          </table:table-cell>
          <table:table-cell table:style-name="ce38" office:value-type="float" office:value="229.352366398464" calcext:value-type="float">
            <text:p><text:s/>229.35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29089" calcext:value-type="float">
            <text:p><text:s/>229,089 </text:p>
          </table:table-cell>
          <table:table-cell table:style-name="ce38" office:value-type="float" office:value="17.0943093307536" calcext:value-type="float">
            <text:p><text:s/>17.09 </text:p>
          </table:table-cell>
          <table:table-cell table:style-name="ce38" office:value-type="float" office:value="23.1421396647547" calcext:value-type="float">
            <text:p><text:s/>23.14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879659" calcext:value-type="float">
            <text:p><text:s/>879,659 </text:p>
          </table:table-cell>
          <table:table-cell table:style-name="ce38" office:value-type="float" office:value="55.3481874817875" calcext:value-type="float">
            <text:p><text:s/>55.35 </text:p>
          </table:table-cell>
          <table:table-cell table:style-name="ce38" office:value-type="float" office:value="74.9299348754729" calcext:value-type="float">
            <text:p><text:s/>74.93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914711" calcext:value-type="float">
            <text:p><text:s/>1,914,711 </text:p>
          </table:table-cell>
          <table:table-cell table:style-name="ce38" office:value-type="float" office:value="56.5067684859966" calcext:value-type="float">
            <text:p><text:s/>56.51 </text:p>
          </table:table-cell>
          <table:table-cell table:style-name="ce38" office:value-type="float" office:value="76.4984126006363" calcext:value-type="float">
            <text:p><text:s/>76.50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626633" calcext:value-type="float">
            <text:p><text:s/>1,626,633 </text:p>
          </table:table-cell>
          <table:table-cell table:style-name="ce38" office:value-type="float" office:value="67.2866543293621" calcext:value-type="float">
            <text:p><text:s/>67.29 </text:p>
          </table:table-cell>
          <table:table-cell table:style-name="ce38" office:value-type="float" office:value="91.0921360983424" calcext:value-type="float">
            <text:p><text:s/>91.09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983182" calcext:value-type="float">
            <text:p><text:s/>983,182 </text:p>
          </table:table-cell>
          <table:table-cell table:style-name="ce38" office:value-type="float" office:value="50.5000715691825" calcext:value-type="float">
            <text:p><text:s/>50.50 </text:p>
          </table:table-cell>
          <table:table-cell table:style-name="ce38" office:value-type="float" office:value="68.3665942110696" calcext:value-type="float">
            <text:p><text:s/>68.37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388603" calcext:value-type="float">
            <text:p><text:s/>3,388,603 </text:p>
          </table:table-cell>
          <table:table-cell table:style-name="ce38" office:value-type="float" office:value="54.0332564493357" calcext:value-type="float">
            <text:p><text:s/>54.03 </text:p>
          </table:table-cell>
          <table:table-cell table:style-name="ce38" office:value-type="float" office:value="73.1497917287841" calcext:value-type="float">
            <text:p><text:s/>73.15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190018" calcext:value-type="float">
            <text:p><text:s/>2,190,018 </text:p>
          </table:table-cell>
          <table:table-cell table:style-name="ce38" office:value-type="float" office:value="77.9208967822599" calcext:value-type="float">
            <text:p><text:s/>77.92 </text:p>
          </table:table-cell>
          <table:table-cell table:style-name="ce38" office:value-type="float" office:value="105.48868873537" calcext:value-type="float">
            <text:p><text:s/>105.49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518467" calcext:value-type="float">
            <text:p><text:s/>1,518,467 </text:p>
          </table:table-cell>
          <table:table-cell table:style-name="ce38" office:value-type="float" office:value="70.6138710385492" calcext:value-type="float">
            <text:p><text:s/>70.61 </text:p>
          </table:table-cell>
          <table:table-cell table:style-name="ce38" office:value-type="float" office:value="95.5964955485594" calcext:value-type="float">
            <text:p><text:s/>95.60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966737" calcext:value-type="float">
            <text:p><text:s/>2,966,737 </text:p>
          </table:table-cell>
          <table:table-cell table:style-name="ce38" office:value-type="float" office:value="77.2720571695192" calcext:value-type="float">
            <text:p><text:s/>77.27 </text:p>
          </table:table-cell>
          <table:table-cell table:style-name="ce38" office:value-type="float" office:value="104.610294841382" calcext:value-type="float">
            <text:p><text:s/>104.61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2642000" calcext:value-type="float">
            <text:p><text:s/>32,642,000 </text:p>
          </table:table-cell>
          <table:table-cell table:style-name="ce38" office:value-type="float" office:value="84.3606830281254" calcext:value-type="float">
            <text:p><text:s/>84.36 </text:p>
          </table:table-cell>
          <table:table-cell table:style-name="ce38" office:value-type="float" office:value="114.206820005223" calcext:value-type="float">
            <text:p><text:s/>114.21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623740" calcext:value-type="float">
            <text:p><text:s/>3,623,740 </text:p>
          </table:table-cell>
          <table:table-cell table:style-name="ce38" office:value-type="float" office:value="106.060984382204" calcext:value-type="float">
            <text:p><text:s/>106.06 </text:p>
          </table:table-cell>
          <table:table-cell table:style-name="ce38" office:value-type="float" office:value="143.58451494373" calcext:value-type="float">
            <text:p><text:s/>143.58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761013" calcext:value-type="float">
            <text:p><text:s/>761,013 </text:p>
          </table:table-cell>
          <table:table-cell table:style-name="ce38" office:value-type="float" office:value="107.697390196504" calcext:value-type="float">
            <text:p><text:s/>107.70 </text:p>
          </table:table-cell>
          <table:table-cell table:style-name="ce38" office:value-type="float" office:value="145.799868086697" calcext:value-type="float">
            <text:p><text:s/>145.80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582753" calcext:value-type="float">
            <text:p><text:s/>582,753 </text:p>
          </table:table-cell>
          <table:table-cell table:style-name="ce38" office:value-type="float" office:value="59.4812502264617" calcext:value-type="float">
            <text:p><text:s/>59.48 </text:p>
          </table:table-cell>
          <table:table-cell table:style-name="ce38" office:value-type="float" office:value="80.5252422628483" calcext:value-type="float">
            <text:p><text:s/>80.53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5649673" calcext:value-type="float">
            <text:p><text:s/>5,649,673 </text:p>
          </table:table-cell>
          <table:table-cell table:style-name="ce38" office:value-type="float" office:value="60.7549952160817" calcext:value-type="float">
            <text:p><text:s/>60.75 </text:p>
          </table:table-cell>
          <table:table-cell table:style-name="ce38" office:value-type="float" office:value="82.2496280731621" calcext:value-type="float">
            <text:p><text:s/>82.25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243113" calcext:value-type="float">
            <text:p><text:s/>1,243,113 </text:p>
          </table:table-cell>
          <table:table-cell table:style-name="ce38" office:value-type="float" office:value="56.7491226029437" calcext:value-type="float">
            <text:p><text:s/>56.75 </text:p>
          </table:table-cell>
          <table:table-cell table:style-name="ce38" office:value-type="float" office:value="76.8265096716672" calcext:value-type="float">
            <text:p><text:s/>76.83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744291" calcext:value-type="float">
            <text:p><text:s/>3,744,291 </text:p>
          </table:table-cell>
          <table:table-cell table:style-name="ce38" office:value-type="float" office:value="49.2915082160162" calcext:value-type="float">
            <text:p><text:s/>49.29 </text:p>
          </table:table-cell>
          <table:table-cell table:style-name="ce38" office:value-type="float" office:value="66.730450780439" calcext:value-type="float">
            <text:p><text:s/>66.73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394697" calcext:value-type="float">
            <text:p><text:s/>394,697 </text:p>
          </table:table-cell>
          <table:table-cell table:style-name="ce38" office:value-type="float" office:value="13.4057004667516" calcext:value-type="float">
            <text:p><text:s/>13.41 </text:p>
          </table:table-cell>
          <table:table-cell table:style-name="ce38" office:value-type="float" office:value="18.1485303970311" calcext:value-type="float">
            <text:p><text:s/>18.15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491028" calcext:value-type="float">
            <text:p><text:s/>1,491,028 </text:p>
          </table:table-cell>
          <table:table-cell table:style-name="ce38" office:value-type="float" office:value="61.365370082464" calcext:value-type="float">
            <text:p><text:s/>61.37 </text:p>
          </table:table-cell>
          <table:table-cell table:style-name="ce38" office:value-type="float" office:value="83.0759487002414" calcext:value-type="float">
            <text:p><text:s/>83.08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008386" calcext:value-type="float">
            <text:p><text:s/>2,008,386 </text:p>
          </table:table-cell>
          <table:table-cell table:style-name="ce38" office:value-type="float" office:value="48.3542265380174" calcext:value-type="float">
            <text:p><text:s/>48.35 </text:p>
          </table:table-cell>
          <table:table-cell table:style-name="ce38" office:value-type="float" office:value="65.4615663184947" calcext:value-type="float">
            <text:p><text:s/>65.46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719689" calcext:value-type="float">
            <text:p><text:s/>1,719,689 </text:p>
          </table:table-cell>
          <table:table-cell table:style-name="ce38" office:value-type="float" office:value="53.587347823254" calcext:value-type="float">
            <text:p><text:s/>53.59 </text:p>
          </table:table-cell>
          <table:table-cell table:style-name="ce38" office:value-type="float" office:value="72.546124186397" calcext:value-type="float">
            <text:p><text:s/>72.55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493769" calcext:value-type="float">
            <text:p><text:s/>1,493,769 </text:p>
          </table:table-cell>
          <table:table-cell table:style-name="ce38" office:value-type="float" office:value="80.2246394397477" calcext:value-type="float">
            <text:p><text:s/>80.22 </text:p>
          </table:table-cell>
          <table:table-cell table:style-name="ce38" office:value-type="float" office:value="108.607477175411" calcext:value-type="float">
            <text:p><text:s/>108.61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9409298" calcext:value-type="float">
            <text:p><text:s/>9,409,298 </text:p>
          </table:table-cell>
          <table:table-cell table:style-name="ce38" office:value-type="float" office:value="77.2464428673519" calcext:value-type="float">
            <text:p><text:s/>77.25 </text:p>
          </table:table-cell>
          <table:table-cell table:style-name="ce38" office:value-type="float" office:value="104.575618403352" calcext:value-type="float">
            <text:p><text:s/>104.58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30"/>
          <table:table-cell table:style-name="ce4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5354175" calcext:value-type="float">
            <text:p><text:s/>15,354,175 </text:p>
          </table:table-cell>
          <table:table-cell table:style-name="ce38" office:value-type="float" office:value="121.963287595674" calcext:value-type="float">
            <text:p><text:s/>121.96 </text:p>
          </table:table-cell>
          <table:table-cell table:style-name="ce38" office:value-type="float" office:value="165.112926231767" calcext:value-type="float">
            <text:p><text:s/>165.11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862694" calcext:value-type="float">
            <text:p><text:s/>862,694 </text:p>
          </table:table-cell>
          <table:table-cell table:style-name="ce38" office:value-type="float" office:value="120.422592254843" calcext:value-type="float">
            <text:p><text:s/>120.42 </text:p>
          </table:table-cell>
          <table:table-cell table:style-name="ce38" office:value-type="float" office:value="163.027145164603" calcext:value-type="float">
            <text:p><text:s/>163.03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698728" calcext:value-type="float">
            <text:p><text:s/>698,728 </text:p>
          </table:table-cell>
          <table:table-cell table:style-name="ce38" office:value-type="float" office:value="57.2036900014538" calcext:value-type="float">
            <text:p><text:s/>57.20 </text:p>
          </table:table-cell>
          <table:table-cell table:style-name="ce38" office:value-type="float" office:value="77.4418993911244" calcext:value-type="float">
            <text:p><text:s/>77.44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936117" calcext:value-type="float">
            <text:p><text:s/>1,936,117 </text:p>
          </table:table-cell>
          <table:table-cell table:style-name="ce38" office:value-type="float" office:value="43.4710346691791" calcext:value-type="float">
            <text:p><text:s/>43.47 </text:p>
          </table:table-cell>
          <table:table-cell table:style-name="ce38" office:value-type="float" office:value="58.8507401042326" calcext:value-type="float">
            <text:p><text:s/>58.85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767877" calcext:value-type="float">
            <text:p><text:s/>1,767,877 </text:p>
          </table:table-cell>
          <table:table-cell table:style-name="ce38" office:value-type="float" office:value="48.4717380462518" calcext:value-type="float">
            <text:p><text:s/>48.47 </text:p>
          </table:table-cell>
          <table:table-cell table:style-name="ce38" office:value-type="float" office:value="65.6206524613248" calcext:value-type="float">
            <text:p><text:s/>65.62 </text:p>
          </table:table-cell>
        </table:table-row>
        <table:table-row table:style-name="ro1">
          <table:table-cell table:number-columns-repeated="2"/>
          <table:table-cell table:style-name="ce8"/>
          <table:table-cell table:style-name="ce29"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918706" calcext:value-type="float">
            <text:p><text:s/>2,918,706 </text:p>
          </table:table-cell>
          <table:table-cell table:style-name="ce38" office:value-type="float" office:value="53.6099581169458" calcext:value-type="float">
            <text:p><text:s/>53.61 </text:p>
          </table:table-cell>
          <table:table-cell table:style-name="ce38" office:value-type="float" office:value="72.5767338217061" calcext:value-type="float">
            <text:p><text:s/>72.58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180625" calcext:value-type="float">
            <text:p><text:s/>1,180,625 </text:p>
          </table:table-cell>
          <table:table-cell table:style-name="ce38" office:value-type="float" office:value="67.4050242049407" calcext:value-type="float">
            <text:p><text:s/>67.41 </text:p>
          </table:table-cell>
          <table:table-cell table:style-name="ce38" office:value-type="float" office:value="91.2523842920387" calcext:value-type="float">
            <text:p><text:s/>91.25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2076084" calcext:value-type="float">
            <text:p><text:s/>2,076,084 </text:p>
          </table:table-cell>
          <table:table-cell table:style-name="ce38" office:value-type="float" office:value="49.8602450082386" calcext:value-type="float">
            <text:p><text:s/>49.86 </text:p>
          </table:table-cell>
          <table:table-cell table:style-name="ce38" office:value-type="float" office:value="67.5004021147358" calcext:value-type="float">
            <text:p><text:s/>67.50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8-2009</text:p>
          </table:table-cell>
          <table:table-cell table:style-name="ce22" office:value-type="float" office:value="1054955" calcext:value-type="float">
            <text:p><text:s/>1,054,955 </text:p>
          </table:table-cell>
          <table:table-cell table:style-name="ce38" office:value-type="float" office:value="37.6380040243215" calcext:value-type="float">
            <text:p><text:s/>37.64 </text:p>
          </table:table-cell>
          <table:table-cell table:style-name="ce38" office:value-type="float" office:value="50.9540297288542" calcext:value-type="float">
            <text:p><text:s/>50.95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8-2009</text:p>
          </table:table-cell>
          <table:table-cell table:style-name="ce23" office:value-type="float" office:value="7192907" calcext:value-type="float">
            <text:p><text:s/>7,192,907 </text:p>
          </table:table-cell>
          <table:table-cell table:style-name="ce38" office:value-type="float" office:value="109.04363886987" calcext:value-type="float">
            <text:p><text:s/>109.04 </text:p>
          </table:table-cell>
          <table:table-cell table:style-name="ce38" office:value-type="float" office:value="147.622408805934" calcext:value-type="float">
            <text:p><text:s/>147.62 </text:p>
          </table:table-cell>
        </table:table-row>
        <table:table-row table:style-name="ro1">
          <table:table-cell table:style-name="ce6" office:value-type="string" calcext:value-type="string">
            <text:p>Alexandria</text:p>
          </table:table-cell>
          <table:table-cell table:style-name="ce11" office:value-type="string" calcext:value-type="string">
            <text:p>2007-2008</text:p>
          </table:table-cell>
          <table:table-cell table:style-name="ce24" office:value-type="float" office:value="14881459" calcext:value-type="float">
            <text:p><text:s/>$14,881,459 </text:p>
          </table:table-cell>
          <table:table-cell table:style-name="ce39" office:value-type="float" office:value="107.877807786513" calcext:value-type="float">
            <text:p><text:s/>$107.88 </text:p>
          </table:table-cell>
          <table:table-cell table:style-name="ce40" office:value-type="float" office:value="127.144647592847" calcext:value-type="float">
            <text:p><text:s/>127.14 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23861" calcext:value-type="float">
            <text:p><text:s/>723,861 </text:p>
          </table:table-cell>
          <table:table-cell table:style-name="ce40" office:value-type="float" office:value="113.894654516573" calcext:value-type="float">
            <text:p><text:s/>113.89 </text:p>
          </table:table-cell>
          <table:table-cell table:style-name="ce40" office:value-type="float" office:value="134.23609552649" calcext:value-type="float">
            <text:p><text:s/>134.24 </text:p>
          </table:table-cell>
        </table:table-row>
        <table:table-row table:style-name="ro1">
          <table:table-cell table:style-name="ce6" office:value-type="string" calcext:value-type="string">
            <text:p>Bristol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289704" calcext:value-type="float">
            <text:p><text:s/>1,289,704 </text:p>
          </table:table-cell>
          <table:table-cell table:style-name="ce40" office:value-type="float" office:value="73.9588252712912" calcext:value-type="float">
            <text:p><text:s/>73.96 </text:p>
          </table:table-cell>
          <table:table-cell table:style-name="ce40" office:value-type="float" office:value="87.1677777704609" calcext:value-type="float">
            <text:p><text:s/>87.17 </text:p>
          </table:table-cell>
        </table:table-row>
        <table:table-row table:style-name="ro1">
          <table:table-cell table:style-name="ce6" office:value-type="string" calcext:value-type="string">
            <text:p>Buena Vista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11995" calcext:value-type="float">
            <text:p><text:s/>411,995 </text:p>
          </table:table-cell>
          <table:table-cell table:style-name="ce40" office:value-type="float" office:value="63.2366763284792" calcext:value-type="float">
            <text:p><text:s/>63.24 </text:p>
          </table:table-cell>
          <table:table-cell table:style-name="ce40" office:value-type="float" office:value="74.5306666097512" calcext:value-type="float">
            <text:p><text:s/>74.53 </text:p>
          </table:table-cell>
        </table:table-row>
        <table:table-row table:style-name="ro1">
          <table:table-cell table:style-name="ce6" office:value-type="string" calcext:value-type="string">
            <text:p>Charlottesvill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248933" calcext:value-type="float">
            <text:p><text:s/>4,248,933 </text:p>
          </table:table-cell>
          <table:table-cell table:style-name="ce40" office:value-type="float" office:value="107.194356133287" calcext:value-type="float">
            <text:p><text:s/>107.19 </text:p>
          </table:table-cell>
          <table:table-cell table:style-name="ce40" office:value-type="float" office:value="126.339132340181" calcext:value-type="float">
            <text:p><text:s/>126.34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Chesapeak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6365004" calcext:value-type="float">
            <text:p><text:s/>16,365,004 </text:p>
          </table:table-cell>
          <table:table-cell table:style-name="ce40" office:value-type="float" office:value="75.5463642509153" calcext:value-type="float">
            <text:p><text:s/>75.55 </text:p>
          </table:table-cell>
          <table:table-cell table:style-name="ce40" office:value-type="float" office:value="89.0388492006819" calcext:value-type="float">
            <text:p><text:s/>89.04 </text:p>
          </table:table-cell>
        </table:table-row>
        <table:table-row table:style-name="ro1">
          <table:table-cell table:style-name="ce6" office:value-type="string" calcext:value-type="string">
            <text:p>Colonial Heights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516817" calcext:value-type="float">
            <text:p><text:s/>1,516,817 </text:p>
          </table:table-cell>
          <table:table-cell table:style-name="ce40" office:value-type="float" office:value="85.728828475508" calcext:value-type="float">
            <text:p><text:s/>85.73 </text:p>
          </table:table-cell>
          <table:table-cell table:style-name="ce40" office:value-type="float" office:value="101.039888636195" calcext:value-type="float">
            <text:p><text:s/>101.04 </text:p>
          </table:table-cell>
        </table:table-row>
        <table:table-row table:style-name="ro1">
          <table:table-cell table:style-name="ce6" office:value-type="string" calcext:value-type="string">
            <text:p>Covingt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558720" calcext:value-type="float">
            <text:p><text:s/>558,720 </text:p>
          </table:table-cell>
          <table:table-cell table:style-name="ce40" office:value-type="float" office:value="94.3706071056718" calcext:value-type="float">
            <text:p><text:s/>94.37 </text:p>
          </table:table-cell>
          <table:table-cell table:style-name="ce40" office:value-type="float" office:value="111.225077981922" calcext:value-type="float">
            <text:p><text:s/>111.23 </text:p>
          </table:table-cell>
        </table:table-row>
        <table:table-row table:style-name="ro1">
          <table:table-cell table:style-name="ce6" office:value-type="string" calcext:value-type="string">
            <text:p>Danvill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681407" calcext:value-type="float">
            <text:p><text:s/>3,681,407 </text:p>
          </table:table-cell>
          <table:table-cell table:style-name="ce40" office:value-type="float" office:value="81.5328993988986" calcext:value-type="float">
            <text:p><text:s/>81.53 </text:p>
          </table:table-cell>
          <table:table-cell table:style-name="ce40" office:value-type="float" office:value="96.0945719420897" calcext:value-type="float">
            <text:p><text:s/>96.09 </text:p>
          </table:table-cell>
        </table:table-row>
        <table:table-row table:style-name="ro1">
          <table:table-cell table:style-name="ce6" office:value-type="string" calcext:value-type="string">
            <text:p>Emporia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03320" calcext:value-type="float">
            <text:p><text:s/>403,320 </text:p>
          </table:table-cell>
          <table:table-cell table:style-name="ce40" office:value-type="float" office:value="72.4655678242095" calcext:value-type="float">
            <text:p><text:s/>72.47 </text:p>
          </table:table-cell>
          <table:table-cell table:style-name="ce40" office:value-type="float" office:value="85.4078264350544" calcext:value-type="float">
            <text:p><text:s/>85.41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234454" calcext:value-type="float">
            <text:p><text:s/>2,234,454 </text:p>
          </table:table-cell>
          <table:table-cell table:style-name="ce40" office:value-type="float" office:value="93.1546120762972" calcext:value-type="float">
            <text:p><text:s/>93.15 </text:p>
          </table:table-cell>
          <table:table-cell table:style-name="ce40" office:value-type="float" office:value="109.791907780777" calcext:value-type="float">
            <text:p><text:s/>109.79 </text:p>
          </table:table-cell>
        </table:table-row>
        <table:table-row table:style-name="ro1">
          <table:table-cell table:style-name="ce6" office:value-type="string" calcext:value-type="string">
            <text:p>Falls Church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843269" calcext:value-type="float">
            <text:p><text:s/>3,843,269 </text:p>
          </table:table-cell>
          <table:table-cell table:style-name="ce40" office:value-type="float" office:value="337.156272987612" calcext:value-type="float">
            <text:p><text:s/>337.16 </text:p>
          </table:table-cell>
          <table:table-cell table:style-name="ce40" office:value-type="float" office:value="397.371956218848" calcext:value-type="float">
            <text:p><text:s/>397.37 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97304" calcext:value-type="float">
            <text:p><text:s/>997,304 </text:p>
          </table:table-cell>
          <table:table-cell table:style-name="ce40" office:value-type="float" office:value="120.267285661323" calcext:value-type="float">
            <text:p><text:s/>120.27 </text:p>
          </table:table-cell>
          <table:table-cell table:style-name="ce40" office:value-type="float" office:value="141.746870520564" calcext:value-type="float">
            <text:p><text:s/>141.75 </text:p>
          </table:table-cell>
        </table:table-row>
        <table:table-row table:style-name="ro1">
          <table:table-cell table:style-name="ce6" office:value-type="string" calcext:value-type="string">
            <text:p>Fredericksburg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071547" calcext:value-type="float">
            <text:p><text:s/>3,071,547 </text:p>
          </table:table-cell>
          <table:table-cell table:style-name="ce40" office:value-type="float" office:value="136.24732760372" calcext:value-type="float">
            <text:p><text:s/>136.25 </text:p>
          </table:table-cell>
          <table:table-cell table:style-name="ce40" office:value-type="float" office:value="160.580927709655" calcext:value-type="float">
            <text:p><text:s/>160.58 </text:p>
          </table:table-cell>
        </table:table-row>
        <table:table-row table:style-name="ro1">
          <table:table-cell table:style-name="ce6" office:value-type="string" calcext:value-type="string">
            <text:p>Galax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612738" calcext:value-type="float">
            <text:p><text:s/>612,738 </text:p>
          </table:table-cell>
          <table:table-cell table:style-name="ce40" office:value-type="float" office:value="91.3779059761604" calcext:value-type="float">
            <text:p><text:s/>91.38 </text:p>
          </table:table-cell>
          <table:table-cell table:style-name="ce40" office:value-type="float" office:value="107.697884221965" calcext:value-type="float">
            <text:p><text:s/>107.70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Hampt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1672434" calcext:value-type="float">
            <text:p><text:s/>11,672,434 </text:p>
          </table:table-cell>
          <table:table-cell table:style-name="ce40" office:value-type="float" office:value="80.9439731542087" calcext:value-type="float">
            <text:p><text:s/>80.94 </text:p>
          </table:table-cell>
          <table:table-cell table:style-name="ce40" office:value-type="float" office:value="95.4004642161758" calcext:value-type="float">
            <text:p><text:s/>95.40 </text:p>
          </table:table-cell>
        </table:table-row>
        <table:table-row table:style-name="ro1">
          <table:table-cell table:style-name="ce6" office:value-type="string" calcext:value-type="string">
            <text:p>Harrisonburg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851638" calcext:value-type="float">
            <text:p><text:s/>2,851,638 </text:p>
          </table:table-cell>
          <table:table-cell table:style-name="ce40" office:value-type="float" office:value="62.4923332095531" calcext:value-type="float">
            <text:p><text:s/>62.49 </text:p>
          </table:table-cell>
          <table:table-cell table:style-name="ce40" office:value-type="float" office:value="73.6533847527513" calcext:value-type="float">
            <text:p><text:s/>73.65 </text:p>
          </table:table-cell>
        </table:table-row>
        <table:table-row table:style-name="ro1">
          <table:table-cell table:style-name="ce6" office:value-type="string" calcext:value-type="string">
            <text:p>Hopewell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024588" calcext:value-type="float">
            <text:p><text:s/>2,024,588 </text:p>
          </table:table-cell>
          <table:table-cell table:style-name="ce40" office:value-type="float" office:value="87.0288944049751" calcext:value-type="float">
            <text:p><text:s/>87.03 </text:p>
          </table:table-cell>
          <table:table-cell table:style-name="ce40" office:value-type="float" office:value="102.572144693684" calcext:value-type="float">
            <text:p><text:s/>102.57 </text:p>
          </table:table-cell>
        </table:table-row>
        <table:table-row table:style-name="ro1">
          <table:table-cell table:style-name="ce6" office:value-type="string" calcext:value-type="string">
            <text:p>Lexingt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66674" calcext:value-type="float">
            <text:p><text:s/>366,674 </text:p>
          </table:table-cell>
          <table:table-cell table:style-name="ce40" office:value-type="float" office:value="50.8527146962986" calcext:value-type="float">
            <text:p><text:s/>50.85 </text:p>
          </table:table-cell>
          <table:table-cell table:style-name="ce40" office:value-type="float" office:value="59.9349451186087" calcext:value-type="float">
            <text:p><text:s/>59.93 </text:p>
          </table:table-cell>
        </table:table-row>
        <table:table-row table:style-name="ro1">
          <table:table-cell table:style-name="ce6" office:value-type="string" calcext:value-type="string">
            <text:p>Lynchburg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952423" calcext:value-type="float">
            <text:p><text:s/>4,952,423 </text:p>
          </table:table-cell>
          <table:table-cell table:style-name="ce40" office:value-type="float" office:value="70.0148112385073" calcext:value-type="float">
            <text:p><text:s/>70.01 </text:p>
          </table:table-cell>
          <table:table-cell table:style-name="ce40" office:value-type="float" office:value="82.5193678278717" calcext:value-type="float">
            <text:p><text:s/>82.52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Manassas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236972" calcext:value-type="float">
            <text:p><text:s/>4,236,972 </text:p>
          </table:table-cell>
          <table:table-cell table:style-name="ce40" office:value-type="float" office:value="116.963094088117" calcext:value-type="float">
            <text:p><text:s/>116.96 </text:p>
          </table:table-cell>
          <table:table-cell table:style-name="ce40" office:value-type="float" office:value="137.852554518279" calcext:value-type="float">
            <text:p><text:s/>137.85 </text:p>
          </table:table-cell>
        </table:table-row>
        <table:table-row table:style-name="ro1">
          <table:table-cell table:style-name="ce6" office:value-type="string" calcext:value-type="string">
            <text:p>Manassas Park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000307" calcext:value-type="float">
            <text:p><text:s/>2,000,307 </text:p>
          </table:table-cell>
          <table:table-cell table:style-name="ce40" office:value-type="float" office:value="142.369010448287" calcext:value-type="float">
            <text:p><text:s/>142.37 </text:p>
          </table:table-cell>
          <table:table-cell table:style-name="ce40" office:value-type="float" office:value="167.795935355045" calcext:value-type="float">
            <text:p><text:s/>167.80 </text:p>
          </table:table-cell>
        </table:table-row>
        <table:table-row table:style-name="ro1">
          <table:table-cell table:style-name="ce6" office:value-type="string" calcext:value-type="string">
            <text:p>Martinsvill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649011" calcext:value-type="float">
            <text:p><text:s/>3,649,011 </text:p>
          </table:table-cell>
          <table:table-cell table:style-name="ce40" office:value-type="float" office:value="253.526776395233" calcext:value-type="float">
            <text:p><text:s/>253.53 </text:p>
          </table:table-cell>
          <table:table-cell table:style-name="ce40" office:value-type="float" office:value="298.806337480584" calcext:value-type="float">
            <text:p><text:s/>298.81 </text:p>
          </table:table-cell>
        </table:table-row>
        <table:table-row table:style-name="ro1">
          <table:table-cell table:style-name="ce6" office:value-type="string" calcext:value-type="string">
            <text:p>Newport News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8664201" calcext:value-type="float">
            <text:p><text:s/>28,664,201 </text:p>
          </table:table-cell>
          <table:table-cell table:style-name="ce40" office:value-type="float" office:value="158.385017820821" calcext:value-type="float">
            <text:p><text:s/>158.39 </text:p>
          </table:table-cell>
          <table:table-cell table:style-name="ce40" office:value-type="float" office:value="186.672381354534" calcext:value-type="float">
            <text:p><text:s/>186.67 </text:p>
          </table:table-cell>
        </table:table-row>
        <table:table-row table:style-name="ro1">
          <table:table-cell table:style-name="ce6" office:value-type="string" calcext:value-type="string">
            <text:p>Norfolk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3457258" calcext:value-type="float">
            <text:p><text:s/>13,457,258 </text:p>
          </table:table-cell>
          <table:table-cell table:style-name="ce40" office:value-type="float" office:value="57.2425074995522" calcext:value-type="float">
            <text:p><text:s/>57.24 </text:p>
          </table:table-cell>
          <table:table-cell table:style-name="ce40" office:value-type="float" office:value="67.4659468216537" calcext:value-type="float">
            <text:p><text:s/>67.47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Nort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54857" calcext:value-type="float">
            <text:p><text:s/>454,857 </text:p>
          </table:table-cell>
          <table:table-cell table:style-name="ce40" office:value-type="float" office:value="109.303581502903" calcext:value-type="float">
            <text:p><text:s/>109.30 </text:p>
          </table:table-cell>
          <table:table-cell table:style-name="ce40" office:value-type="float" office:value="128.825062688752" calcext:value-type="float">
            <text:p><text:s/>128.83 </text:p>
          </table:table-cell>
        </table:table-row>
        <table:table-row table:style-name="ro1">
          <table:table-cell table:style-name="ce6" office:value-type="string" calcext:value-type="string">
            <text:p>Petersburg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538608" calcext:value-type="float">
            <text:p><text:s/>3,538,608 </text:p>
          </table:table-cell>
          <table:table-cell table:style-name="ce40" office:value-type="float" office:value="116.063454597764" calcext:value-type="float">
            <text:p><text:s/>116.06 </text:p>
          </table:table-cell>
          <table:table-cell table:style-name="ce40" office:value-type="float" office:value="136.792240554651" calcext:value-type="float">
            <text:p><text:s/>136.79 </text:p>
          </table:table-cell>
        </table:table-row>
        <table:table-row table:style-name="ro1">
          <table:table-cell table:style-name="ce6" office:value-type="string" calcext:value-type="string">
            <text:p>Poquos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316022" calcext:value-type="float">
            <text:p><text:s/>1,316,022 </text:p>
          </table:table-cell>
          <table:table-cell table:style-name="ce40" office:value-type="float" office:value="111.611684888249" calcext:value-type="float">
            <text:p><text:s/>111.61 </text:p>
          </table:table-cell>
          <table:table-cell table:style-name="ce40" office:value-type="float" office:value="131.545390414713" calcext:value-type="float">
            <text:p><text:s/>131.55 </text:p>
          </table:table-cell>
        </table:table-row>
        <table:table-row table:style-name="ro1">
          <table:table-cell table:style-name="ce6" office:value-type="string" calcext:value-type="string">
            <text:p>Portsmouth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8540819" calcext:value-type="float">
            <text:p><text:s/>8,540,819 </text:p>
          </table:table-cell>
          <table:table-cell table:style-name="ce40" office:value-type="float" office:value="87.5095299654383" calcext:value-type="float">
            <text:p><text:s/>87.51 </text:p>
          </table:table-cell>
          <table:table-cell table:style-name="ce40" office:value-type="float" office:value="103.138621156356" calcext:value-type="float">
            <text:p><text:s/>103.14 </text:p>
          </table:table-cell>
        </table:table-row>
        <table:table-row table:style-name="ro1">
          <table:table-cell table:style-name="ce6" office:value-type="string" calcext:value-type="string">
            <text:p>Radfor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85621" calcext:value-type="float">
            <text:p><text:s/>985,621 </text:p>
          </table:table-cell>
          <table:table-cell table:style-name="ce40" office:value-type="float" office:value="63.2437999769467" calcext:value-type="float">
            <text:p><text:s/>63.24 </text:p>
          </table:table-cell>
          <table:table-cell table:style-name="ce40" office:value-type="float" office:value="74.5390625328104" calcext:value-type="float">
            <text:p><text:s/>74.54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4904375" calcext:value-type="float">
            <text:p><text:s/>14,904,375 </text:p>
          </table:table-cell>
          <table:table-cell table:style-name="ce40" office:value-type="float" office:value="76.2517038349638" calcext:value-type="float">
            <text:p><text:s/>76.25 </text:p>
          </table:table-cell>
          <table:table-cell table:style-name="ce40" office:value-type="float" office:value="89.8701615408863" calcext:value-type="float">
            <text:p><text:s/>89.87 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435862" calcext:value-type="float">
            <text:p><text:s/>9,435,862 </text:p>
          </table:table-cell>
          <table:table-cell table:style-name="ce40" office:value-type="float" office:value="102.181385777433" calcext:value-type="float">
            <text:p><text:s/>102.18 </text:p>
          </table:table-cell>
          <table:table-cell table:style-name="ce40" office:value-type="float" office:value="120.430851829423" calcext:value-type="float">
            <text:p><text:s/>120.43 </text:p>
          </table:table-cell>
        </table:table-row>
        <table:table-row table:style-name="ro1">
          <table:table-cell table:style-name="ce6" office:value-type="string" calcext:value-type="string">
            <text:p>Salem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386028" calcext:value-type="float">
            <text:p><text:s/>2,386,028 </text:p>
          </table:table-cell>
          <table:table-cell table:style-name="ce40" office:value-type="float" office:value="96.4106310379897" calcext:value-type="float">
            <text:p><text:s/>96.41 </text:p>
          </table:table-cell>
          <table:table-cell table:style-name="ce40" office:value-type="float" office:value="113.62944760416" calcext:value-type="float">
            <text:p><text:s/>113.63 </text:p>
          </table:table-cell>
        </table:table-row>
        <table:table-row table:style-name="ro1">
          <table:table-cell table:style-name="ce6" office:value-type="string" calcext:value-type="string">
            <text:p>Staunt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684247" calcext:value-type="float">
            <text:p><text:s/>1,684,247 </text:p>
          </table:table-cell>
          <table:table-cell table:style-name="ce40" office:value-type="float" office:value="72.9194537542135" calcext:value-type="float">
            <text:p><text:s/>72.92 </text:p>
          </table:table-cell>
          <table:table-cell table:style-name="ce40" office:value-type="float" office:value="85.9427758171546" calcext:value-type="float">
            <text:p><text:s/>85.94 </text:p>
          </table:table-cell>
        </table:table-row>
        <table:table-row table:style-name="ro1">
          <table:table-cell table:style-name="ce6" office:value-type="string" calcext:value-type="string">
            <text:p>Suffolk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6848010" calcext:value-type="float">
            <text:p><text:s/>6,848,010 </text:p>
          </table:table-cell>
          <table:table-cell table:style-name="ce40" office:value-type="float" office:value="83.6074459036707" calcext:value-type="float">
            <text:p><text:s/>83.61 </text:p>
          </table:table-cell>
          <table:table-cell table:style-name="ce40" office:value-type="float" office:value="98.5396298244877" calcext:value-type="float">
            <text:p><text:s/>98.54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Virginia Beach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0992319" calcext:value-type="float">
            <text:p><text:s/>20,992,319 </text:p>
          </table:table-cell>
          <table:table-cell table:style-name="ce40" office:value-type="float" office:value="48.6551273658329" calcext:value-type="float">
            <text:p><text:s/>48.66 </text:p>
          </table:table-cell>
          <table:table-cell table:style-name="ce40" office:value-type="float" office:value="57.3448714749218" calcext:value-type="float">
            <text:p><text:s/>57.34 </text:p>
          </table:table-cell>
        </table:table-row>
        <table:table-row table:style-name="ro1">
          <table:table-cell table:style-name="ce6" office:value-type="string" calcext:value-type="string">
            <text:p>Waynesboro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898665" calcext:value-type="float">
            <text:p><text:s/>1,898,665 </text:p>
          </table:table-cell>
          <table:table-cell table:style-name="ce40" office:value-type="float" office:value="92.1073615694146" calcext:value-type="float">
            <text:p><text:s/>92.11 </text:p>
          </table:table-cell>
          <table:table-cell table:style-name="ce40" office:value-type="float" office:value="108.557619660068" calcext:value-type="float">
            <text:p><text:s/>108.56 </text:p>
          </table:table-cell>
        </table:table-row>
        <table:table-row table:style-name="ro1">
          <table:table-cell table:style-name="ce6" office:value-type="string" calcext:value-type="string">
            <text:p>Williamsburg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514984" calcext:value-type="float">
            <text:p><text:s/>514,984 </text:p>
          </table:table-cell>
          <table:table-cell table:style-name="ce40" office:value-type="float" office:value="38.5636745592394" calcext:value-type="float">
            <text:p><text:s/>38.56 </text:p>
          </table:table-cell>
          <table:table-cell table:style-name="ce40" office:value-type="float" office:value="45.4510979813656" calcext:value-type="float">
            <text:p><text:s/>45.45 </text:p>
          </table:table-cell>
        </table:table-row>
        <table:table-row table:style-name="ro1">
          <table:table-cell table:style-name="ce6" office:value-type="string" calcext:value-type="string">
            <text:p>Winchester</text:p>
          </table:table-cell>
          <table:table-cell table:style-name="ce11" office:value-type="string" calcext:value-type="string">
            <text:p>2007-2008</text:p>
          </table:table-cell>
          <table:table-cell table:style-name="ce26" office:value-type="float" office:value="2464647" calcext:value-type="float">
            <text:p><text:s/>2,464,647 </text:p>
          </table:table-cell>
          <table:table-cell table:style-name="ce40" office:value-type="float" office:value="94.0372210451971" calcext:value-type="float">
            <text:p><text:s/>94.04 </text:p>
          </table:table-cell>
          <table:table-cell table:style-name="ce40" office:value-type="float" office:value="110.832149593394" calcext:value-type="float">
            <text:p><text:s/>110.83 </text:p>
          </table:table-cell>
        </table:table-row>
        <table:table-row table:style-name="ro2" table:number-rows-repeated="2">
          <table:table-cell table:style-name="ce3" table:number-columns-repeated="5"/>
        </table:table-row>
        <table:table-row table:style-name="ro1">
          <table:table-cell table:style-name="ce7" office:value-type="string" calcext:value-type="string">
            <text:p>Accomack</text:p>
          </table:table-cell>
          <table:table-cell table:style-name="ce11" office:value-type="string" calcext:value-type="string">
            <text:p>2007-2008</text:p>
          </table:table-cell>
          <table:table-cell table:style-name="ce24" office:value-type="float" office:value="2363810" calcext:value-type="float">
            <text:p><text:s/>$2,363,810 </text:p>
          </table:table-cell>
          <table:table-cell table:style-name="ce39" office:value-type="float" office:value="60.6600660256678" calcext:value-type="float">
            <text:p><text:s/>$60.66 </text:p>
          </table:table-cell>
          <table:table-cell table:style-name="ce40" office:value-type="float" office:value="83.7412833672684" calcext:value-type="float">
            <text:p><text:s/>83.74 </text:p>
          </table:table-cell>
        </table:table-row>
        <table:table-row table:style-name="ro1">
          <table:table-cell table:style-name="ce7" office:value-type="string" calcext:value-type="string">
            <text:p>Albemarl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717847" calcext:value-type="float">
            <text:p><text:s/>9,717,847 </text:p>
          </table:table-cell>
          <table:table-cell table:style-name="ce40" office:value-type="float" office:value="103.748205351756" calcext:value-type="float">
            <text:p><text:s/>103.75 </text:p>
          </table:table-cell>
          <table:table-cell table:style-name="ce40" office:value-type="float" office:value="143.224503902299" calcext:value-type="float">
            <text:p><text:s/>143.22 </text:p>
          </table:table-cell>
        </table:table-row>
        <table:table-row table:style-name="ro1">
          <table:table-cell table:style-name="ce7" office:value-type="string" calcext:value-type="string">
            <text:p>Alleghany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056805" calcext:value-type="float">
            <text:p><text:s/>2,056,805 </text:p>
          </table:table-cell>
          <table:table-cell table:style-name="ce40" office:value-type="float" office:value="122.463217932268" calcext:value-type="float">
            <text:p><text:s/>122.46 </text:p>
          </table:table-cell>
          <table:table-cell table:style-name="ce40" office:value-type="float" office:value="169.060597965624" calcext:value-type="float">
            <text:p><text:s/>169.06 </text:p>
          </table:table-cell>
        </table:table-row>
        <table:table-row table:style-name="ro1">
          <table:table-cell table:style-name="ce7" office:value-type="string" calcext:value-type="string">
            <text:p>Amelia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128168" calcext:value-type="float">
            <text:p><text:s/>1,128,168 </text:p>
          </table:table-cell>
          <table:table-cell table:style-name="ce40" office:value-type="float" office:value="86.7625397730301" calcext:value-type="float">
            <text:p><text:s/>86.76 </text:p>
          </table:table-cell>
          <table:table-cell table:style-name="ce40" office:value-type="float" office:value="119.775775148725" calcext:value-type="float">
            <text:p><text:s/>119.78 </text:p>
          </table:table-cell>
        </table:table-row>
        <table:table-row table:style-name="ro1">
          <table:table-cell table:style-name="ce7" office:value-type="string" calcext:value-type="string">
            <text:p>Amherst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010154" calcext:value-type="float">
            <text:p><text:s/>2,010,154 </text:p>
          </table:table-cell>
          <table:table-cell table:style-name="ce40" office:value-type="float" office:value="62.1545927723225" calcext:value-type="float">
            <text:p><text:s/>62.15 </text:p>
          </table:table-cell>
          <table:table-cell table:style-name="ce40" office:value-type="float" office:value="85.8044790739565" calcext:value-type="float">
            <text:p><text:s/>85.80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Appomattox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121224" calcext:value-type="float">
            <text:p><text:s/>1,121,224 </text:p>
          </table:table-cell>
          <table:table-cell table:style-name="ce40" office:value-type="float" office:value="77.7892364730664" calcext:value-type="float">
            <text:p><text:s/>77.79 </text:p>
          </table:table-cell>
          <table:table-cell table:style-name="ce40" office:value-type="float" office:value="107.388120739237" calcext:value-type="float">
            <text:p><text:s/>107.39 </text:p>
          </table:table-cell>
        </table:table-row>
        <table:table-row table:style-name="ro1">
          <table:table-cell table:style-name="ce7" office:value-type="string" calcext:value-type="string">
            <text:p>Arlingt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9301194" calcext:value-type="float">
            <text:p><text:s/>19,301,194 </text:p>
          </table:table-cell>
          <table:table-cell table:style-name="ce40" office:value-type="float" office:value="93.3226092795272" calcext:value-type="float">
            <text:p><text:s/>93.32 </text:p>
          </table:table-cell>
          <table:table-cell table:style-name="ce40" office:value-type="float" office:value="128.831957831087" calcext:value-type="float">
            <text:p><text:s/>128.83 </text:p>
          </table:table-cell>
        </table:table-row>
        <table:table-row table:style-name="ro1">
          <table:table-cell table:style-name="ce7" office:value-type="string" calcext:value-type="string">
            <text:p>Augusta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327423" calcext:value-type="float">
            <text:p><text:s/>3,327,423 </text:p>
          </table:table-cell>
          <table:table-cell table:style-name="ce40" office:value-type="float" office:value="46.4814755655845" calcext:value-type="float">
            <text:p><text:s/>46.48 </text:p>
          </table:table-cell>
          <table:table-cell table:style-name="ce40" office:value-type="float" office:value="64.167724694189" calcext:value-type="float">
            <text:p><text:s/>64.17 </text:p>
          </table:table-cell>
        </table:table-row>
        <table:table-row table:style-name="ro1">
          <table:table-cell table:style-name="ce7" office:value-type="string" calcext:value-type="string">
            <text:p>Bath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80484" calcext:value-type="float">
            <text:p><text:s/>480,484 </text:p>
          </table:table-cell>
          <table:table-cell table:style-name="ce40" office:value-type="float" office:value="101.828782358626" calcext:value-type="float">
            <text:p><text:s/>101.83 </text:p>
          </table:table-cell>
          <table:table-cell table:style-name="ce40" office:value-type="float" office:value="140.574738491537" calcext:value-type="float">
            <text:p><text:s/>140.57 </text:p>
          </table:table-cell>
        </table:table-row>
        <table:table-row table:style-name="ro1">
          <table:table-cell table:style-name="ce7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039088" calcext:value-type="float">
            <text:p><text:s/>3,039,088 </text:p>
          </table:table-cell>
          <table:table-cell table:style-name="ce40" office:value-type="float" office:value="45.8566155510925" calcext:value-type="float">
            <text:p><text:s/>45.86 </text:p>
          </table:table-cell>
          <table:table-cell table:style-name="ce40" office:value-type="float" office:value="63.3051048032658" calcext:value-type="float">
            <text:p><text:s/>63.31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Blan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95961" calcext:value-type="float">
            <text:p><text:s/>495,961 </text:p>
          </table:table-cell>
          <table:table-cell table:style-name="ce40" office:value-type="float" office:value="70.3383962818848" calcext:value-type="float">
            <text:p><text:s/>70.34 </text:p>
          </table:table-cell>
          <table:table-cell table:style-name="ce40" office:value-type="float" office:value="97.1022282130081" calcext:value-type="float">
            <text:p><text:s/>97.10 </text:p>
          </table:table-cell>
        </table:table-row>
        <table:table-row table:style-name="ro1">
          <table:table-cell table:style-name="ce7" office:value-type="string" calcext:value-type="string">
            <text:p>Botetourt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793941" calcext:value-type="float">
            <text:p><text:s/>1,793,941 </text:p>
          </table:table-cell>
          <table:table-cell table:style-name="ce40" office:value-type="float" office:value="54.434379600584" calcext:value-type="float">
            <text:p><text:s/>54.43 </text:p>
          </table:table-cell>
          <table:table-cell table:style-name="ce40" office:value-type="float" office:value="75.1467168717737" calcext:value-type="float">
            <text:p><text:s/>75.15 </text:p>
          </table:table-cell>
        </table:table-row>
        <table:table-row table:style-name="ro1">
          <table:table-cell table:style-name="ce7" office:value-type="string" calcext:value-type="string">
            <text:p>Brunswick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880213" calcext:value-type="float">
            <text:p><text:s/>880,213 </text:p>
          </table:table-cell>
          <table:table-cell table:style-name="ce40" office:value-type="float" office:value="47.8046066853004" calcext:value-type="float">
            <text:p><text:s/>47.80 </text:p>
          </table:table-cell>
          <table:table-cell table:style-name="ce40" office:value-type="float" office:value="65.9943085620881" calcext:value-type="float">
            <text:p><text:s/>65.99 </text:p>
          </table:table-cell>
        </table:table-row>
        <table:table-row table:style-name="ro1">
          <table:table-cell table:style-name="ce7" office:value-type="string" calcext:value-type="string">
            <text:p>Buchana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384290" calcext:value-type="float">
            <text:p><text:s/>1,384,290 </text:p>
          </table:table-cell>
          <table:table-cell table:style-name="ce40" office:value-type="float" office:value="56.938868519703" calcext:value-type="float">
            <text:p><text:s/>56.94 </text:p>
          </table:table-cell>
          <table:table-cell table:style-name="ce40" office:value-type="float" office:value="78.6041663934637" calcext:value-type="float">
            <text:p><text:s/>78.60 </text:p>
          </table:table-cell>
        </table:table-row>
        <table:table-row table:style-name="ro1">
          <table:table-cell table:style-name="ce7" office:value-type="string" calcext:value-type="string">
            <text:p>Buckingham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11821" calcext:value-type="float">
            <text:p><text:s/>911,821 </text:p>
          </table:table-cell>
          <table:table-cell table:style-name="ce40" office:value-type="float" office:value="55.1051690153515" calcext:value-type="float">
            <text:p><text:s/>55.11 </text:p>
          </table:table-cell>
          <table:table-cell table:style-name="ce40" office:value-type="float" office:value="76.0727423468869" calcext:value-type="float">
            <text:p><text:s/>76.07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Campbell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220539" calcext:value-type="float">
            <text:p><text:s/>3,220,539 </text:p>
          </table:table-cell>
          <table:table-cell table:style-name="ce40" office:value-type="float" office:value="61.2323000886557" calcext:value-type="float">
            <text:p><text:s/>61.23 </text:p>
          </table:table-cell>
          <table:table-cell table:style-name="ce40" office:value-type="float" office:value="84.5312530781618" calcext:value-type="float">
            <text:p><text:s/>84.53 </text:p>
          </table:table-cell>
        </table:table-row>
        <table:table-row table:style-name="ro1">
          <table:table-cell table:style-name="ce7" office:value-type="string" calcext:value-type="string">
            <text:p>Carolin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428993" calcext:value-type="float">
            <text:p><text:s/>1,428,993 </text:p>
          </table:table-cell>
          <table:table-cell table:style-name="ce40" office:value-type="float" office:value="51.3319709564091" calcext:value-type="float">
            <text:p><text:s/>51.33 </text:p>
          </table:table-cell>
          <table:table-cell table:style-name="ce40" office:value-type="float" office:value="70.8638385563597" calcext:value-type="float">
            <text:p><text:s/>70.86 </text:p>
          </table:table-cell>
        </table:table-row>
        <table:table-row table:style-name="ro1">
          <table:table-cell table:style-name="ce7" office:value-type="string" calcext:value-type="string">
            <text:p>Carroll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609809" calcext:value-type="float">
            <text:p><text:s/>1,609,809 </text:p>
          </table:table-cell>
          <table:table-cell table:style-name="ce40" office:value-type="float" office:value="53.4384963746012" calcext:value-type="float">
            <text:p><text:s/>53.44 </text:p>
          </table:table-cell>
          <table:table-cell table:style-name="ce40" office:value-type="float" office:value="73.7718990568303" calcext:value-type="float">
            <text:p><text:s/>73.77 </text:p>
          </table:table-cell>
        </table:table-row>
        <table:table-row table:style-name="ro1">
          <table:table-cell table:style-name="ce7" office:value-type="string" calcext:value-type="string">
            <text:p>Charles City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78199" calcext:value-type="float">
            <text:p><text:s/>778,199 </text:p>
          </table:table-cell>
          <table:table-cell table:style-name="ce40" office:value-type="float" office:value="112.654082233895" calcext:value-type="float">
            <text:p><text:s/>112.65 </text:p>
          </table:table-cell>
          <table:table-cell table:style-name="ce40" office:value-type="float" office:value="155.519076072821" calcext:value-type="float">
            <text:p><text:s/>155.52 </text:p>
          </table:table-cell>
        </table:table-row>
        <table:table-row table:style-name="ro1">
          <table:table-cell table:style-name="ce7" office:value-type="string" calcext:value-type="string">
            <text:p>Charlott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896389" calcext:value-type="float">
            <text:p><text:s/>896,389 </text:p>
          </table:table-cell>
          <table:table-cell table:style-name="ce40" office:value-type="float" office:value="71.9797257446411" calcext:value-type="float">
            <text:p><text:s/>71.98 </text:p>
          </table:table-cell>
          <table:table-cell table:style-name="ce40" office:value-type="float" office:value="99.3680852198495" calcext:value-type="float">
            <text:p><text:s/>99.37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Chesterfiel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0634489" calcext:value-type="float">
            <text:p><text:s/>20,634,489 </text:p>
          </table:table-cell>
          <table:table-cell table:style-name="ce40" office:value-type="float" office:value="67.9800131689491" calcext:value-type="float">
            <text:p><text:s/>67.98 </text:p>
          </table:table-cell>
          <table:table-cell table:style-name="ce40" office:value-type="float" office:value="93.8464779066144" calcext:value-type="float">
            <text:p><text:s/>93.85 </text:p>
          </table:table-cell>
        </table:table-row>
        <table:table-row table:style-name="ro1">
          <table:table-cell table:style-name="ce7" office:value-type="string" calcext:value-type="string">
            <text:p>Clark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359266" calcext:value-type="float">
            <text:p><text:s/>1,359,266 </text:p>
          </table:table-cell>
          <table:table-cell table:style-name="ce40" office:value-type="float" office:value="93.5257616500805" calcext:value-type="float">
            <text:p><text:s/>93.53 </text:p>
          </table:table-cell>
          <table:table-cell table:style-name="ce40" office:value-type="float" office:value="129.112409887008" calcext:value-type="float">
            <text:p><text:s/>129.11 </text:p>
          </table:table-cell>
        </table:table-row>
        <table:table-row table:style-name="ro1">
          <table:table-cell table:style-name="ce7" office:value-type="string" calcext:value-type="string">
            <text:p>Craig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52151" calcext:value-type="float">
            <text:p><text:s/>452,151 </text:p>
          </table:table-cell>
          <table:table-cell table:style-name="ce40" office:value-type="float" office:value="86.26131581689" calcext:value-type="float">
            <text:p><text:s/>86.26 </text:p>
          </table:table-cell>
          <table:table-cell table:style-name="ce40" office:value-type="float" office:value="119.08383496317" calcext:value-type="float">
            <text:p><text:s/>119.08 </text:p>
          </table:table-cell>
        </table:table-row>
        <table:table-row table:style-name="ro1">
          <table:table-cell table:style-name="ce7" office:value-type="string" calcext:value-type="string">
            <text:p>Culpeper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446646" calcext:value-type="float">
            <text:p><text:s/>3,446,646 </text:p>
          </table:table-cell>
          <table:table-cell table:style-name="ce40" office:value-type="float" office:value="72.5347978258705" calcext:value-type="float">
            <text:p><text:s/>72.53 </text:p>
          </table:table-cell>
          <table:table-cell table:style-name="ce40" office:value-type="float" office:value="100.134362797322" calcext:value-type="float">
            <text:p><text:s/>100.13 </text:p>
          </table:table-cell>
        </table:table-row>
        <table:table-row table:style-name="ro1">
          <table:table-cell table:style-name="ce7" office:value-type="string" calcext:value-type="string">
            <text:p>Cumberlan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59705" calcext:value-type="float">
            <text:p><text:s/>959,705 </text:p>
          </table:table-cell>
          <table:table-cell table:style-name="ce40" office:value-type="float" office:value="97.7333625379057" calcext:value-type="float">
            <text:p><text:s/>97.73 </text:p>
          </table:table-cell>
          <table:table-cell table:style-name="ce40" office:value-type="float" office:value="134.921007228373" calcext:value-type="float">
            <text:p><text:s/>134.92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Dickens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336088" calcext:value-type="float">
            <text:p><text:s/>1,336,088 </text:p>
          </table:table-cell>
          <table:table-cell table:style-name="ce40" office:value-type="float" office:value="81.2638076497095" calcext:value-type="float">
            <text:p><text:s/>81.26 </text:p>
          </table:table-cell>
          <table:table-cell table:style-name="ce40" office:value-type="float" office:value="112.184769812449" calcext:value-type="float">
            <text:p><text:s/>112.18 </text:p>
          </table:table-cell>
        </table:table-row>
        <table:table-row table:style-name="ro1">
          <table:table-cell table:style-name="ce7" office:value-type="string" calcext:value-type="string">
            <text:p>Dinwiddi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546883" calcext:value-type="float">
            <text:p><text:s/>1,546,883 </text:p>
          </table:table-cell>
          <table:table-cell table:style-name="ce40" office:value-type="float" office:value="57.627468057744" calcext:value-type="float">
            <text:p><text:s/>57.63 </text:p>
          </table:table-cell>
          <table:table-cell table:style-name="ce40" office:value-type="float" office:value="79.5547787620237" calcext:value-type="float">
            <text:p><text:s/>79.55 </text:p>
          </table:table-cell>
        </table:table-row>
        <table:table-row table:style-name="ro1">
          <table:table-cell table:style-name="ce7" office:value-type="string" calcext:value-type="string">
            <text:p>Essex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030498" calcext:value-type="float">
            <text:p><text:s/>1,030,498 </text:p>
          </table:table-cell>
          <table:table-cell table:style-name="ce40" office:value-type="float" office:value="96.0209780418415" calcext:value-type="float">
            <text:p><text:s/>96.02 </text:p>
          </table:table-cell>
          <table:table-cell table:style-name="ce40" office:value-type="float" office:value="132.55705867517" calcext:value-type="float">
            <text:p><text:s/>132.56 </text:p>
          </table:table-cell>
        </table:table-row>
        <table:table-row table:style-name="ro1">
          <table:table-cell table:style-name="ce7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6826145" calcext:value-type="float">
            <text:p><text:s/>76,826,145 </text:p>
          </table:table-cell>
          <table:table-cell table:style-name="ce40" office:value-type="float" office:value="75.5183415451194" calcext:value-type="float">
            <text:p><text:s/>75.52 </text:p>
          </table:table-cell>
          <table:table-cell table:style-name="ce40" office:value-type="float" office:value="104.253147961957" calcext:value-type="float">
            <text:p><text:s/>104.25 </text:p>
          </table:table-cell>
        </table:table-row>
        <table:table-row table:style-name="ro1">
          <table:table-cell table:style-name="ce7" office:value-type="string" calcext:value-type="string">
            <text:p>Fauquier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482598" calcext:value-type="float">
            <text:p><text:s/>4,482,598 </text:p>
          </table:table-cell>
          <table:table-cell table:style-name="ce40" office:value-type="float" office:value="67.1040497682819" calcext:value-type="float">
            <text:p><text:s/>67.10 </text:p>
          </table:table-cell>
          <table:table-cell table:style-name="ce40" office:value-type="float" office:value="92.6372095335205" calcext:value-type="float">
            <text:p><text:s/>92.64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Floy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25786" calcext:value-type="float">
            <text:p><text:s/>725,786 </text:p>
          </table:table-cell>
          <table:table-cell table:style-name="ce40" office:value-type="float" office:value="48.0834860802505" calcext:value-type="float">
            <text:p><text:s/>48.08 </text:p>
          </table:table-cell>
          <table:table-cell table:style-name="ce40" office:value-type="float" office:value="66.3793018528623" calcext:value-type="float">
            <text:p><text:s/>66.38 </text:p>
          </table:table-cell>
        </table:table-row>
        <table:table-row table:style-name="ro1">
          <table:table-cell table:style-name="ce7" office:value-type="string" calcext:value-type="string">
            <text:p>Fluvanna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133121" calcext:value-type="float">
            <text:p><text:s/>1,133,121 </text:p>
          </table:table-cell>
          <table:table-cell table:style-name="ce40" office:value-type="float" office:value="42.9398348360889" calcext:value-type="float">
            <text:p><text:s/>42.94 </text:p>
          </table:table-cell>
          <table:table-cell table:style-name="ce40" office:value-type="float" office:value="59.2784860344707" calcext:value-type="float">
            <text:p><text:s/>59.28 </text:p>
          </table:table-cell>
        </table:table-row>
        <table:table-row table:style-name="ro1">
          <table:table-cell table:style-name="ce7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572873" calcext:value-type="float">
            <text:p><text:s/>2,572,873 </text:p>
          </table:table-cell>
          <table:table-cell table:style-name="ce40" office:value-type="float" office:value="48.6903881117467" calcext:value-type="float">
            <text:p><text:s/>48.69 </text:p>
          </table:table-cell>
          <table:table-cell table:style-name="ce40" office:value-type="float" office:value="67.2171307298403" calcext:value-type="float">
            <text:p><text:s/>67.22 </text:p>
          </table:table-cell>
        </table:table-row>
        <table:table-row table:style-name="ro1">
          <table:table-cell table:style-name="ce7" office:value-type="string" calcext:value-type="string">
            <text:p>Frederick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6302082" calcext:value-type="float">
            <text:p><text:s/>6,302,082 </text:p>
          </table:table-cell>
          <table:table-cell table:style-name="ce40" office:value-type="float" office:value="85.2937905470521" calcext:value-type="float">
            <text:p><text:s/>85.29 </text:p>
          </table:table-cell>
          <table:table-cell table:style-name="ce40" office:value-type="float" office:value="117.748165335771" calcext:value-type="float">
            <text:p><text:s/>117.75 </text:p>
          </table:table-cell>
        </table:table-row>
        <table:table-row table:style-name="ro1">
          <table:table-cell table:style-name="ce7" office:value-type="string" calcext:value-type="string">
            <text:p>Giles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44761" calcext:value-type="float">
            <text:p><text:s/>744,761 </text:p>
          </table:table-cell>
          <table:table-cell table:style-name="ce40" office:value-type="float" office:value="45.0885247085646" calcext:value-type="float">
            <text:p><text:s/>45.09 </text:p>
          </table:table-cell>
          <table:table-cell table:style-name="ce40" office:value-type="float" office:value="62.2447546073277" calcext:value-type="float">
            <text:p><text:s/>62.24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2"/>
          <table:table-cell table:style-name="ce46"/>
        </table:table-row>
        <table:table-row table:style-name="ro1">
          <table:table-cell table:style-name="ce7" office:value-type="string" calcext:value-type="string">
            <text:p>Gloucester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516592" calcext:value-type="float">
            <text:p><text:s/>2,516,592 </text:p>
          </table:table-cell>
          <table:table-cell table:style-name="ce40" office:value-type="float" office:value="69.6949721863698" calcext:value-type="float">
            <text:p><text:s/>69.69 </text:p>
          </table:table-cell>
          <table:table-cell table:style-name="ce40" office:value-type="float" office:value="96.2139805891916" calcext:value-type="float">
            <text:p><text:s/>96.21 </text:p>
          </table:table-cell>
        </table:table-row>
        <table:table-row table:style-name="ro1">
          <table:table-cell table:style-name="ce7" office:value-type="string" calcext:value-type="string">
            <text:p>Goochlan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66095" calcext:value-type="float">
            <text:p><text:s/>766,095 </text:p>
          </table:table-cell>
          <table:table-cell table:style-name="ce40" office:value-type="float" office:value="36.6491565426261" calcext:value-type="float">
            <text:p><text:s/>36.65 </text:p>
          </table:table-cell>
          <table:table-cell table:style-name="ce40" office:value-type="float" office:value="50.594198198017" calcext:value-type="float">
            <text:p><text:s/>50.59 </text:p>
          </table:table-cell>
        </table:table-row>
        <table:table-row table:style-name="ro1">
          <table:table-cell table:style-name="ce7" office:value-type="string" calcext:value-type="string">
            <text:p>Grays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642169" calcext:value-type="float">
            <text:p><text:s/>642,169 </text:p>
          </table:table-cell>
          <table:table-cell table:style-name="ce40" office:value-type="float" office:value="39.7766012812884" calcext:value-type="float">
            <text:p><text:s/>39.78 </text:p>
          </table:table-cell>
          <table:table-cell table:style-name="ce40" office:value-type="float" office:value="54.9116388675503" calcext:value-type="float">
            <text:p><text:s/>54.91 </text:p>
          </table:table-cell>
        </table:table-row>
        <table:table-row table:style-name="ro1">
          <table:table-cell table:style-name="ce7" office:value-type="string" calcext:value-type="string">
            <text:p>Green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350624" calcext:value-type="float">
            <text:p><text:s/>1,350,624 </text:p>
          </table:table-cell>
          <table:table-cell table:style-name="ce40" office:value-type="float" office:value="75.5323845910974" calcext:value-type="float">
            <text:p><text:s/>75.53 </text:p>
          </table:table-cell>
          <table:table-cell table:style-name="ce40" office:value-type="float" office:value="104.272534401333" calcext:value-type="float">
            <text:p><text:s/>104.27 </text:p>
          </table:table-cell>
        </table:table-row>
        <table:table-row table:style-name="ro1">
          <table:table-cell table:style-name="ce7" office:value-type="string" calcext:value-type="string">
            <text:p>Greensville</text:p>
          </table:table-cell>
          <table:table-cell table:style-name="ce11"/>
          <table:table-cell table:style-name="ce25" office:value-type="float" office:value="606495" calcext:value-type="float">
            <text:p><text:s/>606,495 </text:p>
          </table:table-cell>
          <table:table-cell table:style-name="ce40" office:value-type="float" office:value="48.4776197895073" calcext:value-type="float">
            <text:p><text:s/>48.48 </text:p>
          </table:table-cell>
          <table:table-cell table:style-name="ce40" office:value-type="float" office:value="66.923403842753" calcext:value-type="float">
            <text:p><text:s/>66.92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Halifax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155368" calcext:value-type="float">
            <text:p><text:s/>2,155,368 </text:p>
          </table:table-cell>
          <table:table-cell table:style-name="ce40" office:value-type="float" office:value="59.9505812106789" calcext:value-type="float">
            <text:p><text:s/>59.95 </text:p>
          </table:table-cell>
          <table:table-cell table:style-name="ce40" office:value-type="float" office:value="82.7618388524599" calcext:value-type="float">
            <text:p><text:s/>82.76 </text:p>
          </table:table-cell>
        </table:table-row>
        <table:table-row table:style-name="ro1">
          <table:table-cell table:style-name="ce7" office:value-type="string" calcext:value-type="string">
            <text:p>Hanover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8971652" calcext:value-type="float">
            <text:p><text:s/>8,971,652 </text:p>
          </table:table-cell>
          <table:table-cell table:style-name="ce40" office:value-type="float" office:value="91.7489948082955" calcext:value-type="float">
            <text:p><text:s/>91.75 </text:p>
          </table:table-cell>
          <table:table-cell table:style-name="ce40" office:value-type="float" office:value="126.6595814395" calcext:value-type="float">
            <text:p><text:s/>126.66 </text:p>
          </table:table-cell>
        </table:table-row>
        <table:table-row table:style-name="ro1">
          <table:table-cell table:style-name="ce7" office:value-type="string" calcext:value-type="string">
            <text:p>Henrico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4296504" calcext:value-type="float">
            <text:p><text:s/>14,296,504 </text:p>
          </table:table-cell>
          <table:table-cell table:style-name="ce40" office:value-type="float" office:value="48.999782749727" calcext:value-type="float">
            <text:p><text:s/>49.00 </text:p>
          </table:table-cell>
          <table:table-cell table:style-name="ce40" office:value-type="float" office:value="67.6442503449172" calcext:value-type="float">
            <text:p><text:s/>67.64 </text:p>
          </table:table-cell>
        </table:table-row>
        <table:table-row table:style-name="ro1">
          <table:table-cell table:style-name="ce7" office:value-type="string" calcext:value-type="string">
            <text:p>Henry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608885" calcext:value-type="float">
            <text:p><text:s/>3,608,885 </text:p>
          </table:table-cell>
          <table:table-cell table:style-name="ce40" office:value-type="float" office:value="66.9941740657764" calcext:value-type="float">
            <text:p><text:s/>66.99 </text:p>
          </table:table-cell>
          <table:table-cell table:style-name="ce40" office:value-type="float" office:value="92.4855260135125" calcext:value-type="float">
            <text:p><text:s/>92.49 </text:p>
          </table:table-cell>
        </table:table-row>
        <table:table-row table:style-name="ro1">
          <table:table-cell table:style-name="ce7" office:value-type="string" calcext:value-type="string">
            <text:p>Highlan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95711" calcext:value-type="float">
            <text:p><text:s/>195,711 </text:p>
          </table:table-cell>
          <table:table-cell table:style-name="ce40" office:value-type="float" office:value="85.7505806326561" calcext:value-type="float">
            <text:p><text:s/>85.75 </text:p>
          </table:table-cell>
          <table:table-cell table:style-name="ce40" office:value-type="float" office:value="118.378764517476" calcext:value-type="float">
            <text:p><text:s/>118.38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2"/>
          <table:table-cell table:style-name="ce46"/>
        </table:table-row>
        <table:table-row table:style-name="ro1">
          <table:table-cell table:style-name="ce7" office:value-type="string" calcext:value-type="string">
            <text:p>Isle of Wight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832420" calcext:value-type="float">
            <text:p><text:s/>1,832,420 </text:p>
          </table:table-cell>
          <table:table-cell table:style-name="ce40" office:value-type="float" office:value="53.3087146119346" calcext:value-type="float">
            <text:p><text:s/>53.31 </text:p>
          </table:table-cell>
          <table:table-cell table:style-name="ce40" office:value-type="float" office:value="73.5927352003523" calcext:value-type="float">
            <text:p><text:s/>73.59 </text:p>
          </table:table-cell>
        </table:table-row>
        <table:table-row table:style-name="ro1">
          <table:table-cell table:style-name="ce7" office:value-type="string" calcext:value-type="string">
            <text:p>James City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6244224" calcext:value-type="float">
            <text:p><text:s/>6,244,224 </text:p>
          </table:table-cell>
          <table:table-cell table:style-name="ce40" office:value-type="float" office:value="100.330129289885" calcext:value-type="float">
            <text:p><text:s/>100.33 </text:p>
          </table:table-cell>
          <table:table-cell table:style-name="ce40" office:value-type="float" office:value="138.505846392976" calcext:value-type="float">
            <text:p><text:s/>138.51 </text:p>
          </table:table-cell>
        </table:table-row>
        <table:table-row table:style-name="ro1">
          <table:table-cell table:style-name="ce7" office:value-type="string" calcext:value-type="string">
            <text:p>King &amp; Quee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45215" calcext:value-type="float">
            <text:p><text:s/>945,215 </text:p>
          </table:table-cell>
          <table:table-cell table:style-name="ce40" office:value-type="float" office:value="136.293477712149" calcext:value-type="float">
            <text:p><text:s/>136.29 </text:p>
          </table:table-cell>
          <table:table-cell table:style-name="ce40" office:value-type="float" office:value="188.153285777402" calcext:value-type="float">
            <text:p><text:s/>188.15 </text:p>
          </table:table-cell>
        </table:table-row>
        <table:table-row table:style-name="ro1">
          <table:table-cell table:style-name="ce7" office:value-type="string" calcext:value-type="string">
            <text:p>King Georg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355783" calcext:value-type="float">
            <text:p><text:s/>1,355,783 </text:p>
          </table:table-cell>
          <table:table-cell table:style-name="ce40" office:value-type="float" office:value="58.8732748321111" calcext:value-type="float">
            <text:p><text:s/>58.87 </text:p>
          </table:table-cell>
          <table:table-cell table:style-name="ce40" office:value-type="float" office:value="81.2746162918574" calcext:value-type="float">
            <text:p><text:s/>81.27 </text:p>
          </table:table-cell>
        </table:table-row>
        <table:table-row table:style-name="ro1">
          <table:table-cell table:style-name="ce7" office:value-type="string" calcext:value-type="string">
            <text:p>King William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334363" calcext:value-type="float">
            <text:p><text:s/>1,334,363 </text:p>
          </table:table-cell>
          <table:table-cell table:style-name="ce40" office:value-type="float" office:value="84.6412630756569" calcext:value-type="float">
            <text:p><text:s/>84.64 </text:p>
          </table:table-cell>
          <table:table-cell table:style-name="ce40" office:value-type="float" office:value="116.847350492215" calcext:value-type="float">
            <text:p><text:s/>116.85 </text:p>
          </table:table-cell>
        </table:table-row>
        <table:table-row table:style-name="ro1">
          <table:table-cell table:style-name="ce7" office:value-type="string" calcext:value-type="string">
            <text:p>Lancaster</text:p>
          </table:table-cell>
          <table:table-cell table:style-name="ce11" office:value-type="string" calcext:value-type="string">
            <text:p>2007-2008</text:p>
          </table:table-cell>
          <table:table-cell table:style-name="ce24" office:value-type="float" office:value="736023" calcext:value-type="float">
            <text:p><text:s/>$736,023 </text:p>
          </table:table-cell>
          <table:table-cell table:style-name="ce39" office:value-type="float" office:value="62.6188361640497" calcext:value-type="float">
            <text:p><text:s/>$62.62 </text:p>
          </table:table-cell>
          <table:table-cell table:style-name="ce40" office:value-type="float" office:value="86.4453675524088" calcext:value-type="float">
            <text:p><text:s/>86.45 </text:p>
          </table:table-cell>
        </table:table-row>
        <table:table-row table:style-name="ro1">
          <table:table-cell table:style-name="ce7" office:value-type="string" calcext:value-type="string">
            <text:p>Le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608211" calcext:value-type="float">
            <text:p><text:s/>1,608,211 </text:p>
          </table:table-cell>
          <table:table-cell table:style-name="ce40" office:value-type="float" office:value="63.536643443466" calcext:value-type="float">
            <text:p><text:s/>63.54 </text:p>
          </table:table-cell>
          <table:table-cell table:style-name="ce40" office:value-type="float" office:value="87.7124014430349" calcext:value-type="float">
            <text:p><text:s/>87.71 </text:p>
          </table:table-cell>
        </table:table-row>
        <table:table-row table:style-name="ro1">
          <table:table-cell table:style-name="ce7" office:value-type="string" calcext:value-type="string">
            <text:p>Loudou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3155757" calcext:value-type="float">
            <text:p><text:s/>23,155,757 </text:p>
          </table:table-cell>
          <table:table-cell table:style-name="ce40" office:value-type="float" office:value="80.4890653880118" calcext:value-type="float">
            <text:p><text:s/>80.49 </text:p>
          </table:table-cell>
          <table:table-cell table:style-name="ce40" office:value-type="float" office:value="111.115237325525" calcext:value-type="float">
            <text:p><text:s/>111.12 </text:p>
          </table:table-cell>
        </table:table-row>
        <table:table-row table:style-name="ro1">
          <table:table-cell table:style-name="ce7" office:value-type="string" calcext:value-type="string">
            <text:p>Louisa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702588" calcext:value-type="float">
            <text:p><text:s/>1,702,588 </text:p>
          </table:table-cell>
          <table:table-cell table:style-name="ce40" office:value-type="float" office:value="52.8245892043177" calcext:value-type="float">
            <text:p><text:s/>52.82 </text:p>
          </table:table-cell>
          <table:table-cell table:style-name="ce40" office:value-type="float" office:value="72.9243995785713" calcext:value-type="float">
            <text:p><text:s/>72.92 </text:p>
          </table:table-cell>
        </table:table-row>
        <table:table-row table:style-name="ro1">
          <table:table-cell table:style-name="ce7" office:value-type="string" calcext:value-type="string">
            <text:p>Lunenburg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31374" calcext:value-type="float">
            <text:p><text:s/>731,374 </text:p>
          </table:table-cell>
          <table:table-cell table:style-name="ce40" office:value-type="float" office:value="55.5827659566535" calcext:value-type="float">
            <text:p><text:s/>55.58 </text:p>
          </table:table-cell>
          <table:table-cell table:style-name="ce40" office:value-type="float" office:value="76.7320654142239" calcext:value-type="float">
            <text:p><text:s/>76.73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Madis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27691" calcext:value-type="float">
            <text:p><text:s/>727,691 </text:p>
          </table:table-cell>
          <table:table-cell table:style-name="ce40" office:value-type="float" office:value="52.6075285020151" calcext:value-type="float">
            <text:p><text:s/>52.61 </text:p>
          </table:table-cell>
          <table:table-cell table:style-name="ce40" office:value-type="float" office:value="72.6247470564041" calcext:value-type="float">
            <text:p><text:s/>72.62 </text:p>
          </table:table-cell>
        </table:table-row>
        <table:table-row table:style-name="ro1">
          <table:table-cell table:style-name="ce7" office:value-type="string" calcext:value-type="string">
            <text:p>Mathews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895316" calcext:value-type="float">
            <text:p><text:s/>895,316 </text:p>
          </table:table-cell>
          <table:table-cell table:style-name="ce40" office:value-type="float" office:value="95.0605899338681" calcext:value-type="float">
            <text:p><text:s/>95.06 </text:p>
          </table:table-cell>
          <table:table-cell table:style-name="ce40" office:value-type="float" office:value="131.231241907045" calcext:value-type="float">
            <text:p><text:s/>131.23 </text:p>
          </table:table-cell>
        </table:table-row>
        <table:table-row table:style-name="ro1">
          <table:table-cell table:style-name="ce7" office:value-type="string" calcext:value-type="string">
            <text:p>Mecklenburg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423981" calcext:value-type="float">
            <text:p><text:s/>1,423,981 </text:p>
          </table:table-cell>
          <table:table-cell table:style-name="ce40" office:value-type="float" office:value="44.2423260041609" calcext:value-type="float">
            <text:p><text:s/>44.24 </text:p>
          </table:table-cell>
          <table:table-cell table:style-name="ce40" office:value-type="float" office:value="61.0765764279551" calcext:value-type="float">
            <text:p><text:s/>61.08 </text:p>
          </table:table-cell>
        </table:table-row>
        <table:table-row table:style-name="ro1">
          <table:table-cell table:style-name="ce7" office:value-type="string" calcext:value-type="string">
            <text:p>Middlesex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77688" calcext:value-type="float">
            <text:p><text:s/>777,688 </text:p>
          </table:table-cell>
          <table:table-cell table:style-name="ce40" office:value-type="float" office:value="75.6695897839479" calcext:value-type="float">
            <text:p><text:s/>75.67 </text:p>
          </table:table-cell>
          <table:table-cell table:style-name="ce40" office:value-type="float" office:value="104.461946310794" calcext:value-type="float">
            <text:p><text:s/>104.46 </text:p>
          </table:table-cell>
        </table:table-row>
        <table:table-row table:style-name="ro1">
          <table:table-cell table:style-name="ce7" office:value-type="string" calcext:value-type="string">
            <text:p>Montgomery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456010" calcext:value-type="float">
            <text:p><text:s/>3,456,010 </text:p>
          </table:table-cell>
          <table:table-cell table:style-name="ce40" office:value-type="float" office:value="38.1807256262776" calcext:value-type="float">
            <text:p><text:s/>38.18 </text:p>
          </table:table-cell>
          <table:table-cell table:style-name="ce40" office:value-type="float" office:value="52.7085308889234" calcext:value-type="float">
            <text:p><text:s/>52.71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Nels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478565" calcext:value-type="float">
            <text:p><text:s/>1,478,565 </text:p>
          </table:table-cell>
          <table:table-cell table:style-name="ce40" office:value-type="float" office:value="94.9303583077864" calcext:value-type="float">
            <text:p><text:s/>94.93 </text:p>
          </table:table-cell>
          <table:table-cell table:style-name="ce40" office:value-type="float" office:value="131.051457013661" calcext:value-type="float">
            <text:p><text:s/>131.05 </text:p>
          </table:table-cell>
        </table:table-row>
        <table:table-row table:style-name="ro1">
          <table:table-cell table:style-name="ce7" office:value-type="string" calcext:value-type="string">
            <text:p>New Kent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968968" calcext:value-type="float">
            <text:p><text:s/>1,968,968 </text:p>
          </table:table-cell>
          <table:table-cell table:style-name="ce40" office:value-type="float" office:value="112.900075710339" calcext:value-type="float">
            <text:p><text:s/>112.90 </text:p>
          </table:table-cell>
          <table:table-cell table:style-name="ce40" office:value-type="float" office:value="155.858670319367" calcext:value-type="float">
            <text:p><text:s/>155.86 </text:p>
          </table:table-cell>
        </table:table-row>
        <table:table-row table:style-name="ro1">
          <table:table-cell table:style-name="ce7" office:value-type="string" calcext:value-type="string">
            <text:p>Northampt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489469" calcext:value-type="float">
            <text:p><text:s/>2,489,469 </text:p>
          </table:table-cell>
          <table:table-cell table:style-name="ce40" office:value-type="float" office:value="187.824121224978" calcext:value-type="float">
            <text:p><text:s/>187.82 </text:p>
          </table:table-cell>
          <table:table-cell table:style-name="ce40" office:value-type="float" office:value="259.291392001678" calcext:value-type="float">
            <text:p><text:s/>259.29 </text:p>
          </table:table-cell>
        </table:table-row>
        <table:table-row table:style-name="ro1">
          <table:table-cell table:style-name="ce7" office:value-type="string" calcext:value-type="string">
            <text:p>Northumberlan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585686" calcext:value-type="float">
            <text:p><text:s/>585,686 </text:p>
          </table:table-cell>
          <table:table-cell table:style-name="ce40" office:value-type="float" office:value="44.2636821614378" calcext:value-type="float">
            <text:p><text:s/>44.26 </text:p>
          </table:table-cell>
          <table:table-cell table:style-name="ce40" office:value-type="float" office:value="61.1060586249809" calcext:value-type="float">
            <text:p><text:s/>61.11 </text:p>
          </table:table-cell>
        </table:table-row>
        <table:table-row table:style-name="ro1">
          <table:table-cell table:style-name="ce7" office:value-type="string" calcext:value-type="string">
            <text:p>Nottoway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852652" calcext:value-type="float">
            <text:p><text:s/>852,652 </text:p>
          </table:table-cell>
          <table:table-cell table:style-name="ce40" office:value-type="float" office:value="54.967963259228" calcext:value-type="float">
            <text:p><text:s/>54.97 </text:p>
          </table:table-cell>
          <table:table-cell table:style-name="ce40" office:value-type="float" office:value="75.8833296598268" calcext:value-type="float">
            <text:p><text:s/>75.88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Orang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785411" calcext:value-type="float">
            <text:p><text:s/>1,785,411 </text:p>
          </table:table-cell>
          <table:table-cell table:style-name="ce40" office:value-type="float" office:value="53.9324172632751" calcext:value-type="float">
            <text:p><text:s/>53.93 </text:p>
          </table:table-cell>
          <table:table-cell table:style-name="ce40" office:value-type="float" office:value="74.4537573502577" calcext:value-type="float">
            <text:p><text:s/>74.45 </text:p>
          </table:table-cell>
        </table:table-row>
        <table:table-row table:style-name="ro1">
          <table:table-cell table:style-name="ce7" office:value-type="string" calcext:value-type="string">
            <text:p>Pag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623548" calcext:value-type="float">
            <text:p><text:s/>1,623,548 </text:p>
          </table:table-cell>
          <table:table-cell table:style-name="ce40" office:value-type="float" office:value="67.7433856042284" calcext:value-type="float">
            <text:p><text:s/>67.74 </text:p>
          </table:table-cell>
          <table:table-cell table:style-name="ce40" office:value-type="float" office:value="93.5198133108093" calcext:value-type="float">
            <text:p><text:s/>93.52 </text:p>
          </table:table-cell>
        </table:table-row>
        <table:table-row table:style-name="ro1">
          <table:table-cell table:style-name="ce7" office:value-type="string" calcext:value-type="string">
            <text:p>Patrick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880859" calcext:value-type="float">
            <text:p><text:s/>880,859 </text:p>
          </table:table-cell>
          <table:table-cell table:style-name="ce40" office:value-type="float" office:value="45.8515800450823" calcext:value-type="float">
            <text:p><text:s/>45.85 </text:p>
          </table:table-cell>
          <table:table-cell table:style-name="ce40" office:value-type="float" office:value="63.2981532820538" calcext:value-type="float">
            <text:p><text:s/>63.30 </text:p>
          </table:table-cell>
        </table:table-row>
        <table:table-row table:style-name="ro1">
          <table:table-cell table:style-name="ce7" office:value-type="string" calcext:value-type="string">
            <text:p>Pittsylvania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282758" calcext:value-type="float">
            <text:p><text:s/>3,282,758 </text:p>
          </table:table-cell>
          <table:table-cell table:style-name="ce40" office:value-type="float" office:value="52.7322269946046" calcext:value-type="float">
            <text:p><text:s/>52.73 </text:p>
          </table:table-cell>
          <table:table-cell table:style-name="ce40" office:value-type="float" office:value="72.7968934533267" calcext:value-type="float">
            <text:p><text:s/>72.80 </text:p>
          </table:table-cell>
        </table:table-row>
        <table:table-row table:style-name="ro1">
          <table:table-cell table:style-name="ce7" office:value-type="string" calcext:value-type="string">
            <text:p>Powhata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505229" calcext:value-type="float">
            <text:p><text:s/>2,505,229 </text:p>
          </table:table-cell>
          <table:table-cell table:style-name="ce40" office:value-type="float" office:value="90.9339125651522" calcext:value-type="float">
            <text:p><text:s/>90.93 </text:p>
          </table:table-cell>
          <table:table-cell table:style-name="ce40" office:value-type="float" office:value="125.534359566813" calcext:value-type="float">
            <text:p><text:s/>125.53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Prince Edwar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650184" calcext:value-type="float">
            <text:p><text:s/>1,650,184 </text:p>
          </table:table-cell>
          <table:table-cell table:style-name="ce40" office:value-type="float" office:value="76.7354650884421" calcext:value-type="float">
            <text:p><text:s/>76.74 </text:p>
          </table:table-cell>
          <table:table-cell table:style-name="ce40" office:value-type="float" office:value="105.933388261913" calcext:value-type="float">
            <text:p><text:s/>105.93 </text:p>
          </table:table-cell>
        </table:table-row>
        <table:table-row table:style-name="ro1">
          <table:table-cell table:style-name="ce7" office:value-type="string" calcext:value-type="string">
            <text:p>Prince Georg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985502" calcext:value-type="float">
            <text:p><text:s/>2,985,502 </text:p>
          </table:table-cell>
          <table:table-cell table:style-name="ce40" office:value-type="float" office:value="79.1436104403173" calcext:value-type="float">
            <text:p><text:s/>79.14 </text:p>
          </table:table-cell>
          <table:table-cell table:style-name="ce40" office:value-type="float" office:value="109.257835390204" calcext:value-type="float">
            <text:p><text:s/>109.26 </text:p>
          </table:table-cell>
        </table:table-row>
        <table:table-row table:style-name="ro1">
          <table:table-cell table:style-name="ce7" office:value-type="string" calcext:value-type="string">
            <text:p>Prince William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0401000" calcext:value-type="float">
            <text:p><text:s/>30,401,000 </text:p>
          </table:table-cell>
          <table:table-cell table:style-name="ce40" office:value-type="float" office:value="80.2324070033166" calcext:value-type="float">
            <text:p><text:s/>80.23 </text:p>
          </table:table-cell>
          <table:table-cell table:style-name="ce40" office:value-type="float" office:value="110.7609201622" calcext:value-type="float">
            <text:p><text:s/>110.76 </text:p>
          </table:table-cell>
        </table:table-row>
        <table:table-row table:style-name="ro1">
          <table:table-cell table:style-name="ce7" office:value-type="string" calcext:value-type="string">
            <text:p>Pulaski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4758477" calcext:value-type="float">
            <text:p><text:s/>4,758,477 </text:p>
          </table:table-cell>
          <table:table-cell table:style-name="ce40" office:value-type="float" office:value="138.363878729878" calcext:value-type="float">
            <text:p><text:s/>138.36 </text:p>
          </table:table-cell>
          <table:table-cell table:style-name="ce40" office:value-type="float" office:value="191.011476505981" calcext:value-type="float">
            <text:p><text:s/>191.01 </text:p>
          </table:table-cell>
        </table:table-row>
        <table:table-row table:style-name="ro1">
          <table:table-cell table:style-name="ce7" office:value-type="string" calcext:value-type="string">
            <text:p>Rappahannock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739369" calcext:value-type="float">
            <text:p><text:s/>739,369 </text:p>
          </table:table-cell>
          <table:table-cell table:style-name="ce40" office:value-type="float" office:value="106.766914197448" calcext:value-type="float">
            <text:p><text:s/>106.77 </text:p>
          </table:table-cell>
          <table:table-cell table:style-name="ce40" office:value-type="float" office:value="147.391834560056" calcext:value-type="float">
            <text:p><text:s/>147.39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623361" calcext:value-type="float">
            <text:p><text:s/>623,361 </text:p>
          </table:table-cell>
          <table:table-cell table:style-name="ce40" office:value-type="float" office:value="63.7774929924012" calcext:value-type="float">
            <text:p><text:s/>63.78 </text:p>
          </table:table-cell>
          <table:table-cell table:style-name="ce40" office:value-type="float" office:value="88.0448944923787" calcext:value-type="float">
            <text:p><text:s/>88.04 </text:p>
          </table:table-cell>
        </table:table-row>
        <table:table-row table:style-name="ro1">
          <table:table-cell table:style-name="ce7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5944770" calcext:value-type="float">
            <text:p><text:s/>5,944,770 </text:p>
          </table:table-cell>
          <table:table-cell table:style-name="ce40" office:value-type="float" office:value="65.1857404810129" calcext:value-type="float">
            <text:p><text:s/>65.19 </text:p>
          </table:table-cell>
          <table:table-cell table:style-name="ce40" office:value-type="float" office:value="89.988981594842" calcext:value-type="float">
            <text:p><text:s/>89.99 </text:p>
          </table:table-cell>
        </table:table-row>
        <table:table-row table:style-name="ro1">
          <table:table-cell table:style-name="ce7" office:value-type="string" calcext:value-type="string">
            <text:p>Rockbridg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415002" calcext:value-type="float">
            <text:p><text:s/>1,415,002 </text:p>
          </table:table-cell>
          <table:table-cell table:style-name="ce40" office:value-type="float" office:value="64.7329105857944" calcext:value-type="float">
            <text:p><text:s/>64.73 </text:p>
          </table:table-cell>
          <table:table-cell table:style-name="ce40" office:value-type="float" office:value="89.3638494600267" calcext:value-type="float">
            <text:p><text:s/>89.36 </text:p>
          </table:table-cell>
        </table:table-row>
        <table:table-row table:style-name="ro1">
          <table:table-cell table:style-name="ce7" office:value-type="string" calcext:value-type="string">
            <text:p>Rockingham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607668" calcext:value-type="float">
            <text:p><text:s/>3,607,668 </text:p>
          </table:table-cell>
          <table:table-cell table:style-name="ce40" office:value-type="float" office:value="48.2081869275655" calcext:value-type="float">
            <text:p><text:s/>48.21 </text:p>
          </table:table-cell>
          <table:table-cell table:style-name="ce40" office:value-type="float" office:value="66.551451500486" calcext:value-type="float">
            <text:p><text:s/>66.55 </text:p>
          </table:table-cell>
        </table:table-row>
        <table:table-row table:style-name="ro1">
          <table:table-cell table:style-name="ce7" office:value-type="string" calcext:value-type="string">
            <text:p>Russell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592276" calcext:value-type="float">
            <text:p><text:s/>592,276 </text:p>
          </table:table-cell>
          <table:table-cell table:style-name="ce40" office:value-type="float" office:value="20.4318502637502" calcext:value-type="float">
            <text:p><text:s/>20.43 </text:p>
          </table:table-cell>
          <table:table-cell table:style-name="ce40" office:value-type="float" office:value="28.20619024599" calcext:value-type="float">
            <text:p><text:s/>28.21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Scott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542473" calcext:value-type="float">
            <text:p><text:s/>1,542,473 </text:p>
          </table:table-cell>
          <table:table-cell table:style-name="ce40" office:value-type="float" office:value="63.9247499096947" calcext:value-type="float">
            <text:p><text:s/>63.92 </text:p>
          </table:table-cell>
          <table:table-cell table:style-name="ce40" office:value-type="float" office:value="88.2481828177432" calcext:value-type="float">
            <text:p><text:s/>88.25 </text:p>
          </table:table-cell>
        </table:table-row>
        <table:table-row table:style-name="ro1">
          <table:table-cell table:style-name="ce7" office:value-type="string" calcext:value-type="string">
            <text:p>Shenandoah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2015655" calcext:value-type="float">
            <text:p><text:s/>2,015,655 </text:p>
          </table:table-cell>
          <table:table-cell table:style-name="ce40" office:value-type="float" office:value="48.8625413916013" calcext:value-type="float">
            <text:p><text:s/>48.86 </text:p>
          </table:table-cell>
          <table:table-cell table:style-name="ce40" office:value-type="float" office:value="67.4547885092567" calcext:value-type="float">
            <text:p><text:s/>67.45 </text:p>
          </table:table-cell>
        </table:table-row>
        <table:table-row table:style-name="ro1">
          <table:table-cell table:style-name="ce7" office:value-type="string" calcext:value-type="string">
            <text:p>Smyth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671901" calcext:value-type="float">
            <text:p><text:s/>1,671,901 </text:p>
          </table:table-cell>
          <table:table-cell table:style-name="ce40" office:value-type="float" office:value="52.4627972244683" calcext:value-type="float">
            <text:p><text:s/>52.46 </text:p>
          </table:table-cell>
          <table:table-cell table:style-name="ce40" office:value-type="float" office:value="72.4249453793003" calcext:value-type="float">
            <text:p><text:s/>72.42 </text:p>
          </table:table-cell>
        </table:table-row>
        <table:table-row table:style-name="ro1">
          <table:table-cell table:style-name="ce7" office:value-type="string" calcext:value-type="string">
            <text:p>Southampt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433157" calcext:value-type="float">
            <text:p><text:s/>1,433,157 </text:p>
          </table:table-cell>
          <table:table-cell table:style-name="ce40" office:value-type="float" office:value="74.4042330288338" calcext:value-type="float">
            <text:p><text:s/>74.40 </text:p>
          </table:table-cell>
          <table:table-cell table:style-name="ce40" office:value-type="float" office:value="102.715120012487" calcext:value-type="float">
            <text:p><text:s/>102.72 </text:p>
          </table:table-cell>
        </table:table-row>
        <table:table-row table:style-name="ro1">
          <table:table-cell table:style-name="ce7" office:value-type="string" calcext:value-type="string">
            <text:p>Spotsylvania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350958" calcext:value-type="float">
            <text:p><text:s/>9,350,958 </text:p>
          </table:table-cell>
          <table:table-cell table:style-name="ce40" office:value-type="float" office:value="77.5274757645826" calcext:value-type="float">
            <text:p><text:s/>77.53 </text:p>
          </table:table-cell>
          <table:table-cell table:style-name="ce40" office:value-type="float" office:value="107.026759812688" calcext:value-type="float">
            <text:p><text:s/>107.03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2"/>
          <table:table-cell table:style-name="ce46"/>
        </table:table-row>
        <table:table-row table:style-name="ro1">
          <table:table-cell table:style-name="ce7" office:value-type="string" calcext:value-type="string">
            <text:p>Staffor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6833000" calcext:value-type="float">
            <text:p><text:s/>16,833,000 </text:p>
          </table:table-cell>
          <table:table-cell table:style-name="ce40" office:value-type="float" office:value="136.090200620993" calcext:value-type="float">
            <text:p><text:s/>136.09 </text:p>
          </table:table-cell>
          <table:table-cell table:style-name="ce40" office:value-type="float" office:value="187.872661544561" calcext:value-type="float">
            <text:p><text:s/>187.87 </text:p>
          </table:table-cell>
        </table:table-row>
        <table:table-row table:style-name="ro1">
          <table:table-cell table:style-name="ce7" office:value-type="string" calcext:value-type="string">
            <text:p>Surry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815947" calcext:value-type="float">
            <text:p><text:s/>815,947 </text:p>
          </table:table-cell>
          <table:table-cell table:style-name="ce40" office:value-type="float" office:value="114.82559404549" calcext:value-type="float">
            <text:p><text:s/>114.83 </text:p>
          </table:table-cell>
          <table:table-cell table:style-name="ce40" office:value-type="float" office:value="158.51685035604" calcext:value-type="float">
            <text:p><text:s/>158.52 </text:p>
          </table:table-cell>
        </table:table-row>
        <table:table-row table:style-name="ro1">
          <table:table-cell table:style-name="ce7" office:value-type="string" calcext:value-type="string">
            <text:p>Sussex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95508" calcext:value-type="float">
            <text:p><text:s/>995,508 </text:p>
          </table:table-cell>
          <table:table-cell table:style-name="ce40" office:value-type="float" office:value="82.5614960051632" calcext:value-type="float">
            <text:p><text:s/>82.56 </text:p>
          </table:table-cell>
          <table:table-cell table:style-name="ce40" office:value-type="float" office:value="113.976229918188" calcext:value-type="float">
            <text:p><text:s/>113.98 </text:p>
          </table:table-cell>
        </table:table-row>
        <table:table-row table:style-name="ro1">
          <table:table-cell table:style-name="ce7" office:value-type="string" calcext:value-type="string">
            <text:p>Tazewell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799169" calcext:value-type="float">
            <text:p><text:s/>1,799,169 </text:p>
          </table:table-cell>
          <table:table-cell table:style-name="ce40" office:value-type="float" office:value="40.6903454848299" calcext:value-type="float">
            <text:p><text:s/>40.69 </text:p>
          </table:table-cell>
          <table:table-cell table:style-name="ce40" office:value-type="float" office:value="56.1730636777637" calcext:value-type="float">
            <text:p><text:s/>56.17 </text:p>
          </table:table-cell>
        </table:table-row>
        <table:table-row table:style-name="ro1">
          <table:table-cell table:style-name="ce7" office:value-type="string" calcext:value-type="string">
            <text:p>Warre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585211" calcext:value-type="float">
            <text:p><text:s/>1,585,211 </text:p>
          </table:table-cell>
          <table:table-cell table:style-name="ce40" office:value-type="float" office:value="43.9106539760897" calcext:value-type="float">
            <text:p><text:s/>43.91 </text:p>
          </table:table-cell>
          <table:table-cell table:style-name="ce40" office:value-type="float" office:value="60.618702853008" calcext:value-type="float">
            <text:p><text:s/>60.62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Washington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3131974" calcext:value-type="float">
            <text:p><text:s/>3,131,974 </text:p>
          </table:table-cell>
          <table:table-cell table:style-name="ce40" office:value-type="float" office:value="58.8458414567056" calcext:value-type="float">
            <text:p><text:s/>58.85 </text:p>
          </table:table-cell>
          <table:table-cell table:style-name="ce40" office:value-type="float" office:value="81.2367444889717" calcext:value-type="float">
            <text:p><text:s/>81.24 </text:p>
          </table:table-cell>
        </table:table-row>
        <table:table-row table:style-name="ro1">
          <table:table-cell table:style-name="ce7" office:value-type="string" calcext:value-type="string">
            <text:p>Westmoreland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084941" calcext:value-type="float">
            <text:p><text:s/>1,084,941 </text:p>
          </table:table-cell>
          <table:table-cell table:style-name="ce40" office:value-type="float" office:value="63.0596634696314" calcext:value-type="float">
            <text:p><text:s/>63.06 </text:p>
          </table:table-cell>
          <table:table-cell table:style-name="ce40" office:value-type="float" office:value="87.0539300999195" calcext:value-type="float">
            <text:p><text:s/>87.05 </text:p>
          </table:table-cell>
        </table:table-row>
        <table:table-row table:style-name="ro1">
          <table:table-cell table:style-name="ce7" office:value-type="string" calcext:value-type="string">
            <text:p>Wis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1986547" calcext:value-type="float">
            <text:p><text:s/>1,986,547 </text:p>
          </table:table-cell>
          <table:table-cell table:style-name="ce40" office:value-type="float" office:value="48.3136769094021" calcext:value-type="float">
            <text:p><text:s/>48.31 </text:p>
          </table:table-cell>
          <table:table-cell table:style-name="ce40" office:value-type="float" office:value="66.6970805286121" calcext:value-type="float">
            <text:p><text:s/>66.70 </text:p>
          </table:table-cell>
        </table:table-row>
        <table:table-row table:style-name="ro1">
          <table:table-cell table:style-name="ce7" office:value-type="string" calcext:value-type="string">
            <text:p>Wythe</text:p>
          </table:table-cell>
          <table:table-cell table:style-name="ce11" office:value-type="string" calcext:value-type="string">
            <text:p>2007-2008</text:p>
          </table:table-cell>
          <table:table-cell table:style-name="ce25" office:value-type="float" office:value="976737" calcext:value-type="float">
            <text:p><text:s/>976,737 </text:p>
          </table:table-cell>
          <table:table-cell table:style-name="ce40" office:value-type="float" office:value="34.9750703644338" calcext:value-type="float">
            <text:p><text:s/>34.98 </text:p>
          </table:table-cell>
          <table:table-cell table:style-name="ce40" office:value-type="float" office:value="48.2831205119177" calcext:value-type="float">
            <text:p><text:s/>48.28 </text:p>
          </table:table-cell>
        </table:table-row>
        <table:table-row table:style-name="ro1">
          <table:table-cell table:style-name="ce7" office:value-type="string" calcext:value-type="string">
            <text:p>York</text:p>
          </table:table-cell>
          <table:table-cell table:style-name="ce11" office:value-type="string" calcext:value-type="string">
            <text:p>2007-2008</text:p>
          </table:table-cell>
          <table:table-cell table:style-name="ce26" office:value-type="float" office:value="9097132" calcext:value-type="float">
            <text:p><text:s/>9,097,132 </text:p>
          </table:table-cell>
          <table:table-cell table:style-name="ce40" office:value-type="float" office:value="140.983853800178" calcext:value-type="float">
            <text:p><text:s/>140.98 </text:p>
          </table:table-cell>
          <table:table-cell table:style-name="ce40" office:value-type="float" office:value="194.62835477783" calcext:value-type="float">
            <text:p><text:s/>194.63 </text:p>
          </table:table-cell>
        </table:table-row>
        <table:table-row table:style-name="ro1">
          <table:table-cell table:style-name="ce6" office:value-type="string" calcext:value-type="string">
            <text:p>Alexandria</text:p>
          </table:table-cell>
          <table:table-cell table:style-name="ce11" office:value-type="string" calcext:value-type="string">
            <text:p>2006-2007</text:p>
          </table:table-cell>
          <table:table-cell table:style-name="ce24" office:value-type="float" office:value="15515910" calcext:value-type="float">
            <text:p><text:s/>$15,515,910 </text:p>
          </table:table-cell>
          <table:table-cell table:style-name="ce39" office:value-type="float" office:value="113.476801333996" calcext:value-type="float">
            <text:p><text:s/>$113.48 </text:p>
          </table:table-cell>
          <table:table-cell table:style-name="ce40" office:value-type="float" office:value="144.557234884641" calcext:value-type="float">
            <text:p><text:s/>144.56 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34665" calcext:value-type="float">
            <text:p><text:s/>634,665 </text:p>
          </table:table-cell>
          <table:table-cell table:style-name="ce40" office:value-type="float" office:value="103.856161021109" calcext:value-type="float">
            <text:p><text:s/>103.86 </text:p>
          </table:table-cell>
          <table:table-cell table:style-name="ce40" office:value-type="float" office:value="132.301574299379" calcext:value-type="float">
            <text:p><text:s/>132.30 </text:p>
          </table:table-cell>
        </table:table-row>
        <table:table-row table:style-name="ro1">
          <table:table-cell table:style-name="ce6" office:value-type="string" calcext:value-type="string">
            <text:p>Bristol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181566" calcext:value-type="float">
            <text:p><text:s/>1,181,566 </text:p>
          </table:table-cell>
          <table:table-cell table:style-name="ce40" office:value-type="float" office:value="67.9334214914046" calcext:value-type="float">
            <text:p><text:s/>67.93 </text:p>
          </table:table-cell>
          <table:table-cell table:style-name="ce40" office:value-type="float" office:value="86.5398693971492" calcext:value-type="float">
            <text:p><text:s/>86.54 </text:p>
          </table:table-cell>
        </table:table-row>
        <table:table-row table:style-name="ro1">
          <table:table-cell table:style-name="ce6" office:value-type="string" calcext:value-type="string">
            <text:p>Buena Vista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89679" calcext:value-type="float">
            <text:p><text:s/>389,679 </text:p>
          </table:table-cell>
          <table:table-cell table:style-name="ce40" office:value-type="float" office:value="59.4748168498168" calcext:value-type="float">
            <text:p><text:s/>59.47 </text:p>
          </table:table-cell>
          <table:table-cell table:style-name="ce40" office:value-type="float" office:value="75.7645172229953" calcext:value-type="float">
            <text:p><text:s/>75.76 </text:p>
          </table:table-cell>
        </table:table-row>
        <table:table-row table:style-name="ro1">
          <table:table-cell table:style-name="ce6" office:value-type="string" calcext:value-type="string">
            <text:p>Charlottesvill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4216904" calcext:value-type="float">
            <text:p><text:s/>4,216,904 </text:p>
          </table:table-cell>
          <table:table-cell table:style-name="ce40" office:value-type="float" office:value="102.168532247904" calcext:value-type="float">
            <text:p><text:s/>102.17 </text:p>
          </table:table-cell>
          <table:table-cell table:style-name="ce40" office:value-type="float" office:value="130.151716829849" calcext:value-type="float">
            <text:p><text:s/>130.15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Chesapeak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6399762" calcext:value-type="float">
            <text:p><text:s/>16,399,762 </text:p>
          </table:table-cell>
          <table:table-cell table:style-name="ce40" office:value-type="float" office:value="75.7256935465997" calcext:value-type="float">
            <text:p><text:s/>75.73 </text:p>
          </table:table-cell>
          <table:table-cell table:style-name="ce40" office:value-type="float" office:value="96.466385553103" calcext:value-type="float">
            <text:p><text:s/>96.47 </text:p>
          </table:table-cell>
        </table:table-row>
        <table:table-row table:style-name="ro1">
          <table:table-cell table:style-name="ce6" office:value-type="string" calcext:value-type="string">
            <text:p>Colonial Heights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455341" calcext:value-type="float">
            <text:p><text:s/>1,455,341 </text:p>
          </table:table-cell>
          <table:table-cell table:style-name="ce40" office:value-type="float" office:value="83.3385443509134" calcext:value-type="float">
            <text:p><text:s/>83.34 </text:p>
          </table:table-cell>
          <table:table-cell table:style-name="ce40" office:value-type="float" office:value="106.16433834102" calcext:value-type="float">
            <text:p><text:s/>106.16 </text:p>
          </table:table-cell>
        </table:table-row>
        <table:table-row table:style-name="ro1">
          <table:table-cell table:style-name="ce6" office:value-type="string" calcext:value-type="string">
            <text:p>Covingt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525317" calcext:value-type="float">
            <text:p><text:s/>525,317 </text:p>
          </table:table-cell>
          <table:table-cell table:style-name="ce40" office:value-type="float" office:value="89.568115942029" calcext:value-type="float">
            <text:p><text:s/>89.57 </text:p>
          </table:table-cell>
          <table:table-cell table:style-name="ce40" office:value-type="float" office:value="114.100142251081" calcext:value-type="float">
            <text:p><text:s/>114.10 </text:p>
          </table:table-cell>
        </table:table-row>
        <table:table-row table:style-name="ro1">
          <table:table-cell table:style-name="ce6" office:value-type="string" calcext:value-type="string">
            <text:p>Danvill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919507" calcext:value-type="float">
            <text:p><text:s/>2,919,507 </text:p>
          </table:table-cell>
          <table:table-cell table:style-name="ce40" office:value-type="float" office:value="64.3275751900408" calcext:value-type="float">
            <text:p><text:s/>64.33 </text:p>
          </table:table-cell>
          <table:table-cell table:style-name="ce40" office:value-type="float" office:value="81.9464091954472" calcext:value-type="float">
            <text:p><text:s/>81.95 </text:p>
          </table:table-cell>
        </table:table-row>
        <table:table-row table:style-name="ro1">
          <table:table-cell table:style-name="ce6" office:value-type="string" calcext:value-type="string">
            <text:p>Emporia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50459" calcext:value-type="float">
            <text:p><text:s/>350,459 </text:p>
          </table:table-cell>
          <table:table-cell table:style-name="ce40" office:value-type="float" office:value="62.6827043462708" calcext:value-type="float">
            <text:p><text:s/>62.68 </text:p>
          </table:table-cell>
          <table:table-cell table:style-name="ce40" office:value-type="float" office:value="79.8510207272976" calcext:value-type="float">
            <text:p><text:s/>79.85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929913" calcext:value-type="float">
            <text:p><text:s/>1,929,913 </text:p>
          </table:table-cell>
          <table:table-cell table:style-name="ce40" office:value-type="float" office:value="83.1321559336636" calcext:value-type="float">
            <text:p><text:s/>83.13 </text:p>
          </table:table-cell>
          <table:table-cell table:style-name="ce40" office:value-type="float" office:value="105.901421704675" calcext:value-type="float">
            <text:p><text:s/>105.90 </text:p>
          </table:table-cell>
        </table:table-row>
        <table:table-row table:style-name="ro1">
          <table:table-cell table:style-name="ce6" office:value-type="string" calcext:value-type="string">
            <text:p>Falls Church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042824" calcext:value-type="float">
            <text:p><text:s/>3,042,824 </text:p>
          </table:table-cell>
          <table:table-cell table:style-name="ce40" office:value-type="float" office:value="269.75390070922" calcext:value-type="float">
            <text:p><text:s/>269.75 </text:p>
          </table:table-cell>
          <table:table-cell table:style-name="ce40" office:value-type="float" office:value="343.637444195287" calcext:value-type="float">
            <text:p><text:s/>343.64 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147983" calcext:value-type="float">
            <text:p><text:s/>1,147,983 </text:p>
          </table:table-cell>
          <table:table-cell table:style-name="ce40" office:value-type="float" office:value="135.040936360428" calcext:value-type="float">
            <text:p><text:s/>135.04 </text:p>
          </table:table-cell>
          <table:table-cell table:style-name="ce40" office:value-type="float" office:value="172.02762262429" calcext:value-type="float">
            <text:p><text:s/>172.03 </text:p>
          </table:table-cell>
        </table:table-row>
        <table:table-row table:style-name="ro1">
          <table:table-cell table:style-name="ce6" office:value-type="string" calcext:value-type="string">
            <text:p>Fredericksburg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495671" calcext:value-type="float">
            <text:p><text:s/>2,495,671 </text:p>
          </table:table-cell>
          <table:table-cell table:style-name="ce40" office:value-type="float" office:value="112.326537042038" calcext:value-type="float">
            <text:p><text:s/>112.33 </text:p>
          </table:table-cell>
          <table:table-cell table:style-name="ce40" office:value-type="float" office:value="143.091921944222" calcext:value-type="float">
            <text:p><text:s/>143.09 </text:p>
          </table:table-cell>
        </table:table-row>
        <table:table-row table:style-name="ro1">
          <table:table-cell table:style-name="ce6" office:value-type="string" calcext:value-type="string">
            <text:p>Galax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508022" calcext:value-type="float">
            <text:p><text:s/>508,022 </text:p>
          </table:table-cell>
          <table:table-cell table:style-name="ce40" office:value-type="float" office:value="74.8081284052422" calcext:value-type="float">
            <text:p><text:s/>74.81 </text:p>
          </table:table-cell>
          <table:table-cell table:style-name="ce40" office:value-type="float" office:value="95.2975062923035" calcext:value-type="float">
            <text:p><text:s/>95.30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Hampt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3702170" calcext:value-type="float">
            <text:p><text:s/>13,702,170 </text:p>
          </table:table-cell>
          <table:table-cell table:style-name="ce40" office:value-type="float" office:value="93.9392713660858" calcext:value-type="float">
            <text:p><text:s/>93.94 </text:p>
          </table:table-cell>
          <table:table-cell table:style-name="ce40" office:value-type="float" office:value="119.668523928432" calcext:value-type="float">
            <text:p><text:s/>119.67 </text:p>
          </table:table-cell>
        </table:table-row>
        <table:table-row table:style-name="ro1">
          <table:table-cell table:style-name="ce6" office:value-type="string" calcext:value-type="string">
            <text:p>Harrisonburg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516090" calcext:value-type="float">
            <text:p><text:s/>2,516,090 </text:p>
          </table:table-cell>
          <table:table-cell table:style-name="ce40" office:value-type="float" office:value="56.2795535374774" calcext:value-type="float">
            <text:p><text:s/>56.28 </text:p>
          </table:table-cell>
          <table:table-cell table:style-name="ce40" office:value-type="float" office:value="71.6940955709025" calcext:value-type="float">
            <text:p><text:s/>71.69 </text:p>
          </table:table-cell>
        </table:table-row>
        <table:table-row table:style-name="ro1">
          <table:table-cell table:style-name="ce6" office:value-type="string" calcext:value-type="string">
            <text:p>Hopewell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844033" calcext:value-type="float">
            <text:p><text:s/>1,844,033 </text:p>
          </table:table-cell>
          <table:table-cell table:style-name="ce40" office:value-type="float" office:value="81.2528310200485" calcext:value-type="float">
            <text:p><text:s/>81.25 </text:p>
          </table:table-cell>
          <table:table-cell table:style-name="ce40" office:value-type="float" office:value="103.507363978617" calcext:value-type="float">
            <text:p><text:s/>103.51 </text:p>
          </table:table-cell>
        </table:table-row>
        <table:table-row table:style-name="ro1">
          <table:table-cell table:style-name="ce6" office:value-type="string" calcext:value-type="string">
            <text:p>Lexingt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51750" calcext:value-type="float">
            <text:p><text:s/>351,750 </text:p>
          </table:table-cell>
          <table:table-cell table:style-name="ce40" office:value-type="float" office:value="48.4437405316072" calcext:value-type="float">
            <text:p><text:s/>48.44 </text:p>
          </table:table-cell>
          <table:table-cell table:style-name="ce40" office:value-type="float" office:value="61.7121129287609" calcext:value-type="float">
            <text:p><text:s/>61.71 </text:p>
          </table:table-cell>
        </table:table-row>
        <table:table-row table:style-name="ro1">
          <table:table-cell table:style-name="ce6" office:value-type="string" calcext:value-type="string">
            <text:p>Lynchburg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977647" calcext:value-type="float">
            <text:p><text:s/>2,977,647 </text:p>
          </table:table-cell>
          <table:table-cell table:style-name="ce40" office:value-type="float" office:value="42.6976253979179" calcext:value-type="float">
            <text:p><text:s/>42.70 </text:p>
          </table:table-cell>
          <table:table-cell table:style-name="ce40" office:value-type="float" office:value="54.3921805259248" calcext:value-type="float">
            <text:p><text:s/>54.39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Manassas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886081" calcext:value-type="float">
            <text:p><text:s/>3,886,081 </text:p>
          </table:table-cell>
          <table:table-cell table:style-name="ce40" office:value-type="float" office:value="106.386361147613" calcext:value-type="float">
            <text:p><text:s/>106.39 </text:p>
          </table:table-cell>
          <table:table-cell table:style-name="ce40" office:value-type="float" office:value="135.524777012994" calcext:value-type="float">
            <text:p><text:s/>135.52 </text:p>
          </table:table-cell>
        </table:table-row>
        <table:table-row table:style-name="ro1">
          <table:table-cell table:style-name="ce6" office:value-type="string" calcext:value-type="string">
            <text:p>Manassas Park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023719" calcext:value-type="float">
            <text:p><text:s/>2,023,719 </text:p>
          </table:table-cell>
          <table:table-cell table:style-name="ce40" office:value-type="float" office:value="145.069462365591" calcext:value-type="float">
            <text:p><text:s/>145.07 </text:p>
          </table:table-cell>
          <table:table-cell table:style-name="ce40" office:value-type="float" office:value="184.802885693331" calcext:value-type="float">
            <text:p><text:s/>184.80 </text:p>
          </table:table-cell>
        </table:table-row>
        <table:table-row table:style-name="ro1">
          <table:table-cell table:style-name="ce6" office:value-type="string" calcext:value-type="string">
            <text:p>Martinsvill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512827" calcext:value-type="float">
            <text:p><text:s/>3,512,827 </text:p>
          </table:table-cell>
          <table:table-cell table:style-name="ce40" office:value-type="float" office:value="240.423448087058" calcext:value-type="float">
            <text:p><text:s/>240.42 </text:p>
          </table:table-cell>
          <table:table-cell table:style-name="ce40" office:value-type="float" office:value="306.273603488363" calcext:value-type="float">
            <text:p><text:s/>306.27 </text:p>
          </table:table-cell>
        </table:table-row>
        <table:table-row table:style-name="ro1">
          <table:table-cell table:style-name="ce6" office:value-type="string" calcext:value-type="string">
            <text:p>Newport News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3016917" calcext:value-type="float">
            <text:p><text:s/>23,016,917 </text:p>
          </table:table-cell>
          <table:table-cell table:style-name="ce40" office:value-type="float" office:value="126.135298501737" calcext:value-type="float">
            <text:p><text:s/>126.14 </text:p>
          </table:table-cell>
          <table:table-cell table:style-name="ce40" office:value-type="float" office:value="160.682798231971" calcext:value-type="float">
            <text:p><text:s/>160.68 </text:p>
          </table:table-cell>
        </table:table-row>
        <table:table-row table:style-name="ro1">
          <table:table-cell table:style-name="ce6" office:value-type="string" calcext:value-type="string">
            <text:p>Norfolk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1835570" calcext:value-type="float">
            <text:p><text:s/>11,835,570 </text:p>
          </table:table-cell>
          <table:table-cell table:style-name="ce40" office:value-type="float" office:value="50.1534830308449" calcext:value-type="float">
            <text:p><text:s/>50.15 </text:p>
          </table:table-cell>
          <table:table-cell table:style-name="ce40" office:value-type="float" office:value="63.8901409058371" calcext:value-type="float">
            <text:p><text:s/>63.89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Nort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469054" calcext:value-type="float">
            <text:p><text:s/>469,054 </text:p>
          </table:table-cell>
          <table:table-cell table:style-name="ce40" office:value-type="float" office:value="124.450517378615" calcext:value-type="float">
            <text:p><text:s/>124.45 </text:p>
          </table:table-cell>
          <table:table-cell table:style-name="ce40" office:value-type="float" office:value="158.536568362241" calcext:value-type="float">
            <text:p><text:s/>158.54 </text:p>
          </table:table-cell>
        </table:table-row>
        <table:table-row table:style-name="ro1">
          <table:table-cell table:style-name="ce6" office:value-type="string" calcext:value-type="string">
            <text:p>Petersburg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788770" calcext:value-type="float">
            <text:p><text:s/>3,788,770 </text:p>
          </table:table-cell>
          <table:table-cell table:style-name="ce40" office:value-type="float" office:value="119.943332911232" calcext:value-type="float">
            <text:p><text:s/>119.94 </text:p>
          </table:table-cell>
          <table:table-cell table:style-name="ce40" office:value-type="float" office:value="152.794900320311" calcext:value-type="float">
            <text:p><text:s/>152.79 </text:p>
          </table:table-cell>
        </table:table-row>
        <table:table-row table:style-name="ro1">
          <table:table-cell table:style-name="ce6" office:value-type="string" calcext:value-type="string">
            <text:p>Poquos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617338" calcext:value-type="float">
            <text:p><text:s/>1,617,338 </text:p>
          </table:table-cell>
          <table:table-cell table:style-name="ce40" office:value-type="float" office:value="135.364747238031" calcext:value-type="float">
            <text:p><text:s/>135.36 </text:p>
          </table:table-cell>
          <table:table-cell table:style-name="ce40" office:value-type="float" office:value="172.44012284056" calcext:value-type="float">
            <text:p><text:s/>172.44 </text:p>
          </table:table-cell>
        </table:table-row>
        <table:table-row table:style-name="ro1">
          <table:table-cell table:style-name="ce6" office:value-type="string" calcext:value-type="string">
            <text:p>Portsmouth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966383" calcext:value-type="float">
            <text:p><text:s/>6,966,383 </text:p>
          </table:table-cell>
          <table:table-cell table:style-name="ce40" office:value-type="float" office:value="70.6938392376932" calcext:value-type="float">
            <text:p><text:s/>70.69 </text:p>
          </table:table-cell>
          <table:table-cell table:style-name="ce40" office:value-type="float" office:value="90.0563445871353" calcext:value-type="float">
            <text:p><text:s/>90.06 </text:p>
          </table:table-cell>
        </table:table-row>
        <table:table-row table:style-name="ro1">
          <table:table-cell table:style-name="ce6" office:value-type="string" calcext:value-type="string">
            <text:p>Radfor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933442" calcext:value-type="float">
            <text:p><text:s/>933,442 </text:p>
          </table:table-cell>
          <table:table-cell table:style-name="ce40" office:value-type="float" office:value="59.8628871929712" calcext:value-type="float">
            <text:p><text:s/>59.86 </text:p>
          </table:table-cell>
          <table:table-cell table:style-name="ce40" office:value-type="float" office:value="76.2588770841092" calcext:value-type="float">
            <text:p><text:s/>76.26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5396602" calcext:value-type="float">
            <text:p><text:s/>15,396,602 </text:p>
          </table:table-cell>
          <table:table-cell table:style-name="ce40" office:value-type="float" office:value="78.8356477214542" calcext:value-type="float">
            <text:p><text:s/>78.84 </text:p>
          </table:table-cell>
          <table:table-cell table:style-name="ce40" office:value-type="float" office:value="100.428132543236" calcext:value-type="float">
            <text:p><text:s/>100.43 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947665" calcext:value-type="float">
            <text:p><text:s/>6,947,665 </text:p>
          </table:table-cell>
          <table:table-cell table:style-name="ce40" office:value-type="float" office:value="74.3033987850787" calcext:value-type="float">
            <text:p><text:s/>74.30 </text:p>
          </table:table-cell>
          <table:table-cell table:style-name="ce40" office:value-type="float" office:value="94.6545350647267" calcext:value-type="float">
            <text:p><text:s/>94.65 </text:p>
          </table:table-cell>
        </table:table-row>
        <table:table-row table:style-name="ro1">
          <table:table-cell table:style-name="ce6" office:value-type="string" calcext:value-type="string">
            <text:p>Salem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645596" calcext:value-type="float">
            <text:p><text:s/>1,645,596 </text:p>
          </table:table-cell>
          <table:table-cell table:style-name="ce40" office:value-type="float" office:value="65.7186900958466" calcext:value-type="float">
            <text:p><text:s/>65.72 </text:p>
          </table:table-cell>
          <table:table-cell table:style-name="ce40" office:value-type="float" office:value="83.7185399025705" calcext:value-type="float">
            <text:p><text:s/>83.72 </text:p>
          </table:table-cell>
        </table:table-row>
        <table:table-row table:style-name="ro1">
          <table:table-cell table:style-name="ce6" office:value-type="string" calcext:value-type="string">
            <text:p>Staunt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764872" calcext:value-type="float">
            <text:p><text:s/>1,764,872 </text:p>
          </table:table-cell>
          <table:table-cell table:style-name="ce40" office:value-type="float" office:value="76.9443257618695" calcext:value-type="float">
            <text:p><text:s/>76.94 </text:p>
          </table:table-cell>
          <table:table-cell table:style-name="ce40" office:value-type="float" office:value="98.0187918714856" calcext:value-type="float">
            <text:p><text:s/>98.02 </text:p>
          </table:table-cell>
        </table:table-row>
        <table:table-row table:style-name="ro1">
          <table:table-cell table:style-name="ce6" office:value-type="string" calcext:value-type="string">
            <text:p>Suffolk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683928" calcext:value-type="float">
            <text:p><text:s/>6,683,928 </text:p>
          </table:table-cell>
          <table:table-cell table:style-name="ce40" office:value-type="float" office:value="82.305261732074" calcext:value-type="float">
            <text:p><text:s/>82.31 </text:p>
          </table:table-cell>
          <table:table-cell table:style-name="ce40" office:value-type="float" office:value="104.848047465018" calcext:value-type="float">
            <text:p><text:s/>104.85 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6" office:value-type="string" calcext:value-type="string">
            <text:p>Virginia Beach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0558582" calcext:value-type="float">
            <text:p><text:s/>20,558,582 </text:p>
          </table:table-cell>
          <table:table-cell table:style-name="ce40" office:value-type="float" office:value="47.4757859100808" calcext:value-type="float">
            <text:p><text:s/>47.48 </text:p>
          </table:table-cell>
          <table:table-cell table:style-name="ce40" office:value-type="float" office:value="60.4790428920947" calcext:value-type="float">
            <text:p><text:s/>60.48 </text:p>
          </table:table-cell>
        </table:table-row>
        <table:table-row table:style-name="ro1">
          <table:table-cell table:style-name="ce6" office:value-type="string" calcext:value-type="string">
            <text:p>Waynesboro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822123" calcext:value-type="float">
            <text:p><text:s/>1,822,123 </text:p>
          </table:table-cell>
          <table:table-cell table:style-name="ce40" office:value-type="float" office:value="89.2978681695663" calcext:value-type="float">
            <text:p><text:s/>89.30 </text:p>
          </table:table-cell>
          <table:table-cell table:style-name="ce40" office:value-type="float" office:value="113.755875667412" calcext:value-type="float">
            <text:p><text:s/>113.76 </text:p>
          </table:table-cell>
        </table:table-row>
        <table:table-row table:style-name="ro1">
          <table:table-cell table:style-name="ce6" office:value-type="string" calcext:value-type="string">
            <text:p>Williamsburg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502990" calcext:value-type="float">
            <text:p><text:s/>502,990 </text:p>
          </table:table-cell>
          <table:table-cell table:style-name="ce40" office:value-type="float" office:value="37.9758399395998" calcext:value-type="float">
            <text:p><text:s/>37.98 </text:p>
          </table:table-cell>
          <table:table-cell table:style-name="ce40" office:value-type="float" office:value="48.3771339124416" calcext:value-type="float">
            <text:p><text:s/>48.38 </text:p>
          </table:table-cell>
        </table:table-row>
        <table:table-row table:style-name="ro1">
          <table:table-cell table:style-name="ce6" office:value-type="string" calcext:value-type="string">
            <text:p>Winchester</text:p>
          </table:table-cell>
          <table:table-cell table:style-name="ce11" office:value-type="string" calcext:value-type="string">
            <text:p>2006-2007</text:p>
          </table:table-cell>
          <table:table-cell table:style-name="ce26" office:value-type="float" office:value="2237409" calcext:value-type="float">
            <text:p><text:s/>2,237,409 </text:p>
          </table:table-cell>
          <table:table-cell table:style-name="ce40" office:value-type="float" office:value="86.3997914735867" calcext:value-type="float">
            <text:p><text:s/>86.40 </text:p>
          </table:table-cell>
          <table:table-cell table:style-name="ce40" office:value-type="float" office:value="110.064037787515" calcext:value-type="float">
            <text:p><text:s/>110.06 </text:p>
          </table:table-cell>
        </table:table-row>
        <table:table-row table:style-name="ro2">
          <table:table-cell table:style-name="ce3" table:number-columns-repeated="5"/>
        </table:table-row>
        <table:table-row table:style-name="ro1">
          <table:table-cell table:style-name="ce7" office:value-type="string" calcext:value-type="string">
            <text:p>Accomack</text:p>
          </table:table-cell>
          <table:table-cell table:style-name="ce11" office:value-type="string" calcext:value-type="string">
            <text:p>2006-2007</text:p>
          </table:table-cell>
          <table:table-cell table:style-name="ce24" office:value-type="float" office:value="2308261" calcext:value-type="float">
            <text:p><text:s/>$2,308,261 </text:p>
          </table:table-cell>
          <table:table-cell table:style-name="ce39" office:value-type="float" office:value="59.2773754494093" calcext:value-type="float">
            <text:p><text:s/>$59.28 </text:p>
          </table:table-cell>
          <table:table-cell table:style-name="ce40" office:value-type="float" office:value="84.498213893969" calcext:value-type="float">
            <text:p><text:s/>84.50 </text:p>
          </table:table-cell>
        </table:table-row>
        <table:table-row table:style-name="ro1">
          <table:table-cell table:style-name="ce7" office:value-type="string" calcext:value-type="string">
            <text:p>Albemarl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9666101" calcext:value-type="float">
            <text:p><text:s/>9,666,101 </text:p>
          </table:table-cell>
          <table:table-cell table:style-name="ce40" office:value-type="float" office:value="103.269206525571" calcext:value-type="float">
            <text:p><text:s/>103.27 </text:p>
          </table:table-cell>
          <table:table-cell table:style-name="ce40" office:value-type="float" office:value="147.207318736733" calcext:value-type="float">
            <text:p><text:s/>147.21 </text:p>
          </table:table-cell>
        </table:table-row>
        <table:table-row table:style-name="ro1">
          <table:table-cell table:style-name="ce7" office:value-type="string" calcext:value-type="string">
            <text:p>Alleghany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777947" calcext:value-type="float">
            <text:p><text:s/>1,777,947 </text:p>
          </table:table-cell>
          <table:table-cell table:style-name="ce40" office:value-type="float" office:value="103.609965034965" calcext:value-type="float">
            <text:p><text:s/>103.61 </text:p>
          </table:table-cell>
          <table:table-cell table:style-name="ce40" office:value-type="float" office:value="147.693060306677" calcext:value-type="float">
            <text:p><text:s/>147.69 </text:p>
          </table:table-cell>
        </table:table-row>
        <table:table-row table:style-name="ro1">
          <table:table-cell table:style-name="ce7" office:value-type="string" calcext:value-type="string">
            <text:p>Amelia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133799" calcext:value-type="float">
            <text:p><text:s/>1,133,799 </text:p>
          </table:table-cell>
          <table:table-cell table:style-name="ce40" office:value-type="float" office:value="88.8348350701246" calcext:value-type="float">
            <text:p><text:s/>88.83 </text:p>
          </table:table-cell>
          <table:table-cell table:style-name="ce40" office:value-type="float" office:value="126.63153248742" calcext:value-type="float">
            <text:p><text:s/>126.63 </text:p>
          </table:table-cell>
        </table:table-row>
        <table:table-row table:style-name="ro1">
          <table:table-cell table:style-name="ce7" office:value-type="string" calcext:value-type="string">
            <text:p>Amherst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818371" calcext:value-type="float">
            <text:p><text:s/>1,818,371 </text:p>
          </table:table-cell>
          <table:table-cell table:style-name="ce40" office:value-type="float" office:value="55.2159297947285" calcext:value-type="float">
            <text:p><text:s/>55.22 </text:p>
          </table:table-cell>
          <table:table-cell table:style-name="ce40" office:value-type="float" office:value="78.7087385495209" calcext:value-type="float">
            <text:p><text:s/>78.71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Appomattox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175801" calcext:value-type="float">
            <text:p><text:s/>1,175,801 </text:p>
          </table:table-cell>
          <table:table-cell table:style-name="ce40" office:value-type="float" office:value="80.8499621811181" calcext:value-type="float">
            <text:p><text:s/>80.85 </text:p>
          </table:table-cell>
          <table:table-cell table:style-name="ce40" office:value-type="float" office:value="115.249323133916" calcext:value-type="float">
            <text:p><text:s/>115.25 </text:p>
          </table:table-cell>
        </table:table-row>
        <table:table-row table:style-name="ro1">
          <table:table-cell table:style-name="ce7" office:value-type="string" calcext:value-type="string">
            <text:p>Arlingt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8083762" calcext:value-type="float">
            <text:p><text:s/>28,083,762 </text:p>
          </table:table-cell>
          <table:table-cell table:style-name="ce40" office:value-type="float" office:value="139.606995322201" calcext:value-type="float">
            <text:p><text:s/>139.61 </text:p>
          </table:table-cell>
          <table:table-cell table:style-name="ce40" office:value-type="float" office:value="199.005803856777" calcext:value-type="float">
            <text:p><text:s/>199.01 </text:p>
          </table:table-cell>
        </table:table-row>
        <table:table-row table:style-name="ro1">
          <table:table-cell table:style-name="ce7" office:value-type="string" calcext:value-type="string">
            <text:p>Augusta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394410" calcext:value-type="float">
            <text:p><text:s/>3,394,410 </text:p>
          </table:table-cell>
          <table:table-cell table:style-name="ce40" office:value-type="float" office:value="47.9795609707832" calcext:value-type="float">
            <text:p><text:s/>47.98 </text:p>
          </table:table-cell>
          <table:table-cell table:style-name="ce40" office:value-type="float" office:value="68.3935004664307" calcext:value-type="float">
            <text:p><text:s/>68.39 </text:p>
          </table:table-cell>
        </table:table-row>
        <table:table-row table:style-name="ro1">
          <table:table-cell table:style-name="ce7" office:value-type="string" calcext:value-type="string">
            <text:p>Bath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479427" calcext:value-type="float">
            <text:p><text:s/>479,427 </text:p>
          </table:table-cell>
          <table:table-cell table:style-name="ce40" office:value-type="float" office:value="96.5807816277196" calcext:value-type="float">
            <text:p><text:s/>96.58 </text:p>
          </table:table-cell>
          <table:table-cell table:style-name="ce40" office:value-type="float" office:value="137.673159146372" calcext:value-type="float">
            <text:p><text:s/>137.67 </text:p>
          </table:table-cell>
        </table:table-row>
        <table:table-row table:style-name="ro1">
          <table:table-cell table:style-name="ce7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872716" calcext:value-type="float">
            <text:p><text:s/>2,872,716 </text:p>
          </table:table-cell>
          <table:table-cell table:style-name="ce40" office:value-type="float" office:value="43.226687933551" calcext:value-type="float">
            <text:p><text:s/>43.23 </text:p>
          </table:table-cell>
          <table:table-cell table:style-name="ce40" office:value-type="float" office:value="61.6184150402266" calcext:value-type="float">
            <text:p><text:s/>61.62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Blan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534977" calcext:value-type="float">
            <text:p><text:s/>534,977 </text:p>
          </table:table-cell>
          <table:table-cell table:style-name="ce40" office:value-type="float" office:value="74.7696715583508" calcext:value-type="float">
            <text:p><text:s/>74.77 </text:p>
          </table:table-cell>
          <table:table-cell table:style-name="ce40" office:value-type="float" office:value="106.582041668012" calcext:value-type="float">
            <text:p><text:s/>106.58 </text:p>
          </table:table-cell>
        </table:table-row>
        <table:table-row table:style-name="ro1">
          <table:table-cell table:style-name="ce7" office:value-type="string" calcext:value-type="string">
            <text:p>Botetourt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845093" calcext:value-type="float">
            <text:p><text:s/>1,845,093 </text:p>
          </table:table-cell>
          <table:table-cell table:style-name="ce40" office:value-type="float" office:value="55.674029148185" calcext:value-type="float">
            <text:p><text:s/>55.67 </text:p>
          </table:table-cell>
          <table:table-cell table:style-name="ce40" office:value-type="float" office:value="79.36174615756" calcext:value-type="float">
            <text:p><text:s/>79.36 </text:p>
          </table:table-cell>
        </table:table-row>
        <table:table-row table:style-name="ro1">
          <table:table-cell table:style-name="ce7" office:value-type="string" calcext:value-type="string">
            <text:p>Brunswick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740349" calcext:value-type="float">
            <text:p><text:s/>740,349 </text:p>
          </table:table-cell>
          <table:table-cell table:style-name="ce40" office:value-type="float" office:value="39.9842838626053" calcext:value-type="float">
            <text:p><text:s/>39.98 </text:p>
          </table:table-cell>
          <table:table-cell table:style-name="ce40" office:value-type="float" office:value="56.9964601942116" calcext:value-type="float">
            <text:p><text:s/>57.00 </text:p>
          </table:table-cell>
        </table:table-row>
        <table:table-row table:style-name="ro1">
          <table:table-cell table:style-name="ce7" office:value-type="string" calcext:value-type="string">
            <text:p>Buchana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296999" calcext:value-type="float">
            <text:p><text:s/>1,296,999 </text:p>
          </table:table-cell>
          <table:table-cell table:style-name="ce40" office:value-type="float" office:value="54.5599444724886" calcext:value-type="float">
            <text:p><text:s/>54.56 </text:p>
          </table:table-cell>
          <table:table-cell table:style-name="ce40" office:value-type="float" office:value="77.7736501173882" calcext:value-type="float">
            <text:p><text:s/>77.77 </text:p>
          </table:table-cell>
        </table:table-row>
        <table:table-row table:style-name="ro1">
          <table:table-cell table:style-name="ce7" office:value-type="string" calcext:value-type="string">
            <text:p>Buckingham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899617" calcext:value-type="float">
            <text:p><text:s/>899,617 </text:p>
          </table:table-cell>
          <table:table-cell table:style-name="ce40" office:value-type="float" office:value="55.0493819605923" calcext:value-type="float">
            <text:p><text:s/>55.05 </text:p>
          </table:table-cell>
          <table:table-cell table:style-name="ce40" office:value-type="float" office:value="78.4713293456598" calcext:value-type="float">
            <text:p><text:s/>78.47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Campbell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999897" calcext:value-type="float">
            <text:p><text:s/>2,999,897 </text:p>
          </table:table-cell>
          <table:table-cell table:style-name="ce40" office:value-type="float" office:value="57.5663378876267" calcext:value-type="float">
            <text:p><text:s/>57.57 </text:p>
          </table:table-cell>
          <table:table-cell table:style-name="ce40" office:value-type="float" office:value="82.059178481554" calcext:value-type="float">
            <text:p><text:s/>82.06 </text:p>
          </table:table-cell>
        </table:table-row>
        <table:table-row table:style-name="ro1">
          <table:table-cell table:style-name="ce7" office:value-type="string" calcext:value-type="string">
            <text:p>Carolin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378637" calcext:value-type="float">
            <text:p><text:s/>1,378,637 </text:p>
          </table:table-cell>
          <table:table-cell table:style-name="ce40" office:value-type="float" office:value="51.9123771510336" calcext:value-type="float">
            <text:p><text:s/>51.91 </text:p>
          </table:table-cell>
          <table:table-cell table:style-name="ce40" office:value-type="float" office:value="73.9996181510451" calcext:value-type="float">
            <text:p><text:s/>74.00 </text:p>
          </table:table-cell>
        </table:table-row>
        <table:table-row table:style-name="ro1">
          <table:table-cell table:style-name="ce7" office:value-type="string" calcext:value-type="string">
            <text:p>Carroll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316219" calcext:value-type="float">
            <text:p><text:s/>1,316,219 </text:p>
          </table:table-cell>
          <table:table-cell table:style-name="ce40" office:value-type="float" office:value="43.5099335559155" calcext:value-type="float">
            <text:p><text:s/>43.51 </text:p>
          </table:table-cell>
          <table:table-cell table:style-name="ce40" office:value-type="float" office:value="62.0221736243682" calcext:value-type="float">
            <text:p><text:s/>62.02 </text:p>
          </table:table-cell>
        </table:table-row>
        <table:table-row table:style-name="ro1">
          <table:table-cell table:style-name="ce7" office:value-type="string" calcext:value-type="string">
            <text:p>Charles City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89274" calcext:value-type="float">
            <text:p><text:s/>689,274 </text:p>
          </table:table-cell>
          <table:table-cell table:style-name="ce40" office:value-type="float" office:value="97.4789987271956" calcext:value-type="float">
            <text:p><text:s/>97.48 </text:p>
          </table:table-cell>
          <table:table-cell table:style-name="ce40" office:value-type="float" office:value="138.95354209213" calcext:value-type="float">
            <text:p><text:s/>138.95 </text:p>
          </table:table-cell>
        </table:table-row>
        <table:table-row table:style-name="ro1">
          <table:table-cell table:style-name="ce7" office:value-type="string" calcext:value-type="string">
            <text:p>Charlott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005161" calcext:value-type="float">
            <text:p><text:s/>1,005,161 </text:p>
          </table:table-cell>
          <table:table-cell table:style-name="ce40" office:value-type="float" office:value="79.1714713295526" calcext:value-type="float">
            <text:p><text:s/>79.17 </text:p>
          </table:table-cell>
          <table:table-cell table:style-name="ce40" office:value-type="float" office:value="112.856682131858" calcext:value-type="float">
            <text:p><text:s/>112.86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Chesterfiel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8257273" calcext:value-type="float">
            <text:p><text:s/>18,257,273 </text:p>
          </table:table-cell>
          <table:table-cell table:style-name="ce40" office:value-type="float" office:value="61.1181436859143" calcext:value-type="float">
            <text:p><text:s/>61.12 </text:p>
          </table:table-cell>
          <table:table-cell table:style-name="ce40" office:value-type="float" office:value="87.1221766959349" calcext:value-type="float">
            <text:p><text:s/>87.12 </text:p>
          </table:table-cell>
        </table:table-row>
        <table:table-row table:style-name="ro1">
          <table:table-cell table:style-name="ce7" office:value-type="string" calcext:value-type="string">
            <text:p>Clark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195701" calcext:value-type="float">
            <text:p><text:s/>1,195,701 </text:p>
          </table:table-cell>
          <table:table-cell table:style-name="ce40" office:value-type="float" office:value="84.3528042328042" calcext:value-type="float">
            <text:p><text:s/>84.35 </text:p>
          </table:table-cell>
          <table:table-cell table:style-name="ce40" office:value-type="float" office:value="120.242524919187" calcext:value-type="float">
            <text:p><text:s/>120.24 </text:p>
          </table:table-cell>
        </table:table-row>
        <table:table-row table:style-name="ro1">
          <table:table-cell table:style-name="ce7" office:value-type="string" calcext:value-type="string">
            <text:p>Craig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76633" calcext:value-type="float">
            <text:p><text:s/>376,633 </text:p>
          </table:table-cell>
          <table:table-cell table:style-name="ce40" office:value-type="float" office:value="71.3996208530806" calcext:value-type="float">
            <text:p><text:s/>71.40 </text:p>
          </table:table-cell>
          <table:table-cell table:style-name="ce40" office:value-type="float" office:value="101.778130172799" calcext:value-type="float">
            <text:p><text:s/>101.78 </text:p>
          </table:table-cell>
        </table:table-row>
        <table:table-row table:style-name="ro1">
          <table:table-cell table:style-name="ce7" office:value-type="string" calcext:value-type="string">
            <text:p>Culpeper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212904" calcext:value-type="float">
            <text:p><text:s/>3,212,904 </text:p>
          </table:table-cell>
          <table:table-cell table:style-name="ce40" office:value-type="float" office:value="70.6055158773761" calcext:value-type="float">
            <text:p><text:s/>70.61 </text:p>
          </table:table-cell>
          <table:table-cell table:style-name="ce40" office:value-type="float" office:value="100.646156100354" calcext:value-type="float">
            <text:p><text:s/>100.65 </text:p>
          </table:table-cell>
        </table:table-row>
        <table:table-row table:style-name="ro1">
          <table:table-cell table:style-name="ce7" office:value-type="string" calcext:value-type="string">
            <text:p>Cumberlan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059476" calcext:value-type="float">
            <text:p><text:s/>1,059,476 </text:p>
          </table:table-cell>
          <table:table-cell table:style-name="ce40" office:value-type="float" office:value="107.900600875853" calcext:value-type="float">
            <text:p><text:s/>107.90 </text:p>
          </table:table-cell>
          <table:table-cell table:style-name="ce40" office:value-type="float" office:value="153.809239747413" calcext:value-type="float">
            <text:p><text:s/>153.81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Dickens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370747" calcext:value-type="float">
            <text:p><text:s/>1,370,747 </text:p>
          </table:table-cell>
          <table:table-cell table:style-name="ce40" office:value-type="float" office:value="86.761630482942" calcext:value-type="float">
            <text:p><text:s/>86.76 </text:p>
          </table:table-cell>
          <table:table-cell table:style-name="ce40" office:value-type="float" office:value="123.676238273977" calcext:value-type="float">
            <text:p><text:s/>123.68 </text:p>
          </table:table-cell>
        </table:table-row>
        <table:table-row table:style-name="ro1">
          <table:table-cell table:style-name="ce7" office:value-type="string" calcext:value-type="string">
            <text:p>Dinwiddi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781297" calcext:value-type="float">
            <text:p><text:s/>1,781,297 </text:p>
          </table:table-cell>
          <table:table-cell table:style-name="ce40" office:value-type="float" office:value="68.1966692189893" calcext:value-type="float">
            <text:p><text:s/>68.20 </text:p>
          </table:table-cell>
          <table:table-cell table:style-name="ce40" office:value-type="float" office:value="97.2124136541849" calcext:value-type="float">
            <text:p><text:s/>97.21 </text:p>
          </table:table-cell>
        </table:table-row>
        <table:table-row table:style-name="ro1">
          <table:table-cell table:style-name="ce7" office:value-type="string" calcext:value-type="string">
            <text:p>Essex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917663" calcext:value-type="float">
            <text:p><text:s/>917,663 </text:p>
          </table:table-cell>
          <table:table-cell table:style-name="ce40" office:value-type="float" office:value="85.2133902869347" calcext:value-type="float">
            <text:p><text:s/>85.21 </text:p>
          </table:table-cell>
          <table:table-cell table:style-name="ce40" office:value-type="float" office:value="121.469265879372" calcext:value-type="float">
            <text:p><text:s/>121.47 </text:p>
          </table:table-cell>
        </table:table-row>
        <table:table-row table:style-name="ro1">
          <table:table-cell table:style-name="ce7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72104593" calcext:value-type="float">
            <text:p><text:s/>72,104,593 </text:p>
          </table:table-cell>
          <table:table-cell table:style-name="ce40" office:value-type="float" office:value="71.2135688268386" calcext:value-type="float">
            <text:p><text:s/>71.21 </text:p>
          </table:table-cell>
          <table:table-cell table:style-name="ce40" office:value-type="float" office:value="101.512918297449" calcext:value-type="float">
            <text:p><text:s/>101.51 </text:p>
          </table:table-cell>
        </table:table-row>
        <table:table-row table:style-name="ro1">
          <table:table-cell table:style-name="ce7" office:value-type="string" calcext:value-type="string">
            <text:p>Fauquier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4191937" calcext:value-type="float">
            <text:p><text:s/>4,191,937 </text:p>
          </table:table-cell>
          <table:table-cell table:style-name="ce40" office:value-type="float" office:value="64.1763805324638" calcext:value-type="float">
            <text:p><text:s/>64.18 </text:p>
          </table:table-cell>
          <table:table-cell table:style-name="ce40" office:value-type="float" office:value="91.4816063980597" calcext:value-type="float">
            <text:p><text:s/>91.48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Floy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93588" calcext:value-type="float">
            <text:p><text:s/>693,588 </text:p>
          </table:table-cell>
          <table:table-cell table:style-name="ce40" office:value-type="float" office:value="45.9086576648133" calcext:value-type="float">
            <text:p><text:s/>45.91 </text:p>
          </table:table-cell>
          <table:table-cell table:style-name="ce40" office:value-type="float" office:value="65.4414866639486" calcext:value-type="float">
            <text:p><text:s/>65.44 </text:p>
          </table:table-cell>
        </table:table-row>
        <table:table-row table:style-name="ro1">
          <table:table-cell table:style-name="ce7" office:value-type="string" calcext:value-type="string">
            <text:p>Fluvanna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180337" calcext:value-type="float">
            <text:p><text:s/>1,180,337 </text:p>
          </table:table-cell>
          <table:table-cell table:style-name="ce40" office:value-type="float" office:value="45.2982691791073" calcext:value-type="float">
            <text:p><text:s/>45.30 </text:p>
          </table:table-cell>
          <table:table-cell table:style-name="ce40" office:value-type="float" office:value="64.5713952263205" calcext:value-type="float">
            <text:p><text:s/>64.57 </text:p>
          </table:table-cell>
        </table:table-row>
        <table:table-row table:style-name="ro1">
          <table:table-cell table:style-name="ce7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119135" calcext:value-type="float">
            <text:p><text:s/>1,119,135 </text:p>
          </table:table-cell>
          <table:table-cell table:style-name="ce40" office:value-type="float" office:value="21.4385464158461" calcext:value-type="float">
            <text:p><text:s/>21.44 </text:p>
          </table:table-cell>
          <table:table-cell table:style-name="ce40" office:value-type="float" office:value="30.5600385794408" calcext:value-type="float">
            <text:p><text:s/>30.56 </text:p>
          </table:table-cell>
        </table:table-row>
        <table:table-row table:style-name="ro1">
          <table:table-cell table:style-name="ce7" office:value-type="string" calcext:value-type="string">
            <text:p>Frederick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445600" calcext:value-type="float">
            <text:p><text:s/>6,445,600 </text:p>
          </table:table-cell>
          <table:table-cell table:style-name="ce40" office:value-type="float" office:value="88.3576197069185" calcext:value-type="float">
            <text:p><text:s/>88.36 </text:p>
          </table:table-cell>
          <table:table-cell table:style-name="ce40" office:value-type="float" office:value="125.951275550807" calcext:value-type="float">
            <text:p><text:s/>125.95 </text:p>
          </table:table-cell>
        </table:table-row>
        <table:table-row table:style-name="ro1">
          <table:table-cell table:style-name="ce7" office:value-type="string" calcext:value-type="string">
            <text:p>Giles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473501" calcext:value-type="float">
            <text:p><text:s/>473,501 </text:p>
          </table:table-cell>
          <table:table-cell table:style-name="ce40" office:value-type="float" office:value="28.5172849915683" calcext:value-type="float">
            <text:p><text:s/>28.52 </text:p>
          </table:table-cell>
          <table:table-cell table:style-name="ce40" office:value-type="float" office:value="40.6505792239292" calcext:value-type="float">
            <text:p><text:s/>40.65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2"/>
          <table:table-cell table:style-name="ce46"/>
        </table:table-row>
        <table:table-row table:style-name="ro1">
          <table:table-cell table:style-name="ce7" office:value-type="string" calcext:value-type="string">
            <text:p>Gloucester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372287" calcext:value-type="float">
            <text:p><text:s/>2,372,287 </text:p>
          </table:table-cell>
          <table:table-cell table:style-name="ce40" office:value-type="float" office:value="65.0137575707748" calcext:value-type="float">
            <text:p><text:s/>65.01 </text:p>
          </table:table-cell>
          <table:table-cell table:style-name="ce40" office:value-type="float" office:value="92.6752635658519" calcext:value-type="float">
            <text:p><text:s/>92.68 </text:p>
          </table:table-cell>
        </table:table-row>
        <table:table-row table:style-name="ro1">
          <table:table-cell table:style-name="ce7" office:value-type="string" calcext:value-type="string">
            <text:p>Goochlan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94667" calcext:value-type="float">
            <text:p><text:s/>694,667 </text:p>
          </table:table-cell>
          <table:table-cell table:style-name="ce40" office:value-type="float" office:value="33.9856653620352" calcext:value-type="float">
            <text:p><text:s/>33.99 </text:p>
          </table:table-cell>
          <table:table-cell table:style-name="ce40" office:value-type="float" office:value="48.4456000171769" calcext:value-type="float">
            <text:p><text:s/>48.45 </text:p>
          </table:table-cell>
        </table:table-row>
        <table:table-row table:style-name="ro1">
          <table:table-cell table:style-name="ce7" office:value-type="string" calcext:value-type="string">
            <text:p>Grays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59617" calcext:value-type="float">
            <text:p><text:s/>659,617 </text:p>
          </table:table-cell>
          <table:table-cell table:style-name="ce40" office:value-type="float" office:value="40.7447649638644" calcext:value-type="float">
            <text:p><text:s/>40.74 </text:p>
          </table:table-cell>
          <table:table-cell table:style-name="ce40" office:value-type="float" office:value="58.0805043893085" calcext:value-type="float">
            <text:p><text:s/>58.08 </text:p>
          </table:table-cell>
        </table:table-row>
        <table:table-row table:style-name="ro1">
          <table:table-cell table:style-name="ce7" office:value-type="string" calcext:value-type="string">
            <text:p>Green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271136" calcext:value-type="float">
            <text:p><text:s/>1,271,136 </text:p>
          </table:table-cell>
          <table:table-cell table:style-name="ce40" office:value-type="float" office:value="71.7588348199164" calcext:value-type="float">
            <text:p><text:s/>71.76 </text:p>
          </table:table-cell>
          <table:table-cell table:style-name="ce40" office:value-type="float" office:value="102.290179472777" calcext:value-type="float">
            <text:p><text:s/>102.29 </text:p>
          </table:table-cell>
        </table:table-row>
        <table:table-row table:style-name="ro1">
          <table:table-cell table:style-name="ce7" office:value-type="string" calcext:value-type="string">
            <text:p>Greensvill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568417" calcext:value-type="float">
            <text:p><text:s/>568,417 </text:p>
          </table:table-cell>
          <table:table-cell table:style-name="ce40" office:value-type="float" office:value="47.1363297122481" calcext:value-type="float">
            <text:p><text:s/>47.14 </text:p>
          </table:table-cell>
          <table:table-cell table:style-name="ce40" office:value-type="float" office:value="67.1914982741004" calcext:value-type="float">
            <text:p><text:s/>67.19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Halifax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481763" calcext:value-type="float">
            <text:p><text:s/>2,481,763 </text:p>
          </table:table-cell>
          <table:table-cell table:style-name="ce40" office:value-type="float" office:value="67.6395573846447" calcext:value-type="float">
            <text:p><text:s/>67.64 </text:p>
          </table:table-cell>
          <table:table-cell table:style-name="ce40" office:value-type="float" office:value="96.4182665688187" calcext:value-type="float">
            <text:p><text:s/>96.42 </text:p>
          </table:table-cell>
        </table:table-row>
        <table:table-row table:style-name="ro1">
          <table:table-cell table:style-name="ce7" office:value-type="string" calcext:value-type="string">
            <text:p>Hanover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8262347" calcext:value-type="float">
            <text:p><text:s/>8,262,347 </text:p>
          </table:table-cell>
          <table:table-cell table:style-name="ce40" office:value-type="float" office:value="84.682091647962" calcext:value-type="float">
            <text:p><text:s/>84.68 </text:p>
          </table:table-cell>
          <table:table-cell table:style-name="ce40" office:value-type="float" office:value="120.711914770334" calcext:value-type="float">
            <text:p><text:s/>120.71 </text:p>
          </table:table-cell>
        </table:table-row>
        <table:table-row table:style-name="ro1">
          <table:table-cell table:style-name="ce7" office:value-type="string" calcext:value-type="string">
            <text:p>Henrico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3196977" calcext:value-type="float">
            <text:p><text:s/>13,196,977 </text:p>
          </table:table-cell>
          <table:table-cell table:style-name="ce40" office:value-type="float" office:value="45.5401086311372" calcext:value-type="float">
            <text:p><text:s/>45.54 </text:p>
          </table:table-cell>
          <table:table-cell table:style-name="ce40" office:value-type="float" office:value="64.9161304915156" calcext:value-type="float">
            <text:p><text:s/>64.92 </text:p>
          </table:table-cell>
        </table:table-row>
        <table:table-row table:style-name="ro1">
          <table:table-cell table:style-name="ce7" office:value-type="string" calcext:value-type="string">
            <text:p>Henry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470920" calcext:value-type="float">
            <text:p><text:s/>3,470,920 </text:p>
          </table:table-cell>
          <table:table-cell table:style-name="ce40" office:value-type="float" office:value="62.7891242605691" calcext:value-type="float">
            <text:p><text:s/>62.79 </text:p>
          </table:table-cell>
          <table:table-cell table:style-name="ce40" office:value-type="float" office:value="89.5041120117175" calcext:value-type="float">
            <text:p><text:s/>89.50 </text:p>
          </table:table-cell>
        </table:table-row>
        <table:table-row table:style-name="ro1">
          <table:table-cell table:style-name="ce7" office:value-type="string" calcext:value-type="string">
            <text:p>Highlan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91436" calcext:value-type="float">
            <text:p><text:s/>191,436 </text:p>
          </table:table-cell>
          <table:table-cell table:style-name="ce40" office:value-type="float" office:value="80.3003355704698" calcext:value-type="float">
            <text:p><text:s/>80.30 </text:p>
          </table:table-cell>
          <table:table-cell table:style-name="ce40" office:value-type="float" office:value="114.46584602218" calcext:value-type="float">
            <text:p><text:s/>114.47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2"/>
          <table:table-cell table:style-name="ce46"/>
        </table:table-row>
        <table:table-row table:style-name="ro1">
          <table:table-cell table:style-name="ce7" office:value-type="string" calcext:value-type="string">
            <text:p>Isle of Wight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926294" calcext:value-type="float">
            <text:p><text:s/>1,926,294 </text:p>
          </table:table-cell>
          <table:table-cell table:style-name="ce40" office:value-type="float" office:value="57.3097108175652" calcext:value-type="float">
            <text:p><text:s/>57.31 </text:p>
          </table:table-cell>
          <table:table-cell table:style-name="ce40" office:value-type="float" office:value="81.6933638871554" calcext:value-type="float">
            <text:p><text:s/>81.69 </text:p>
          </table:table-cell>
        </table:table-row>
        <table:table-row table:style-name="ro1">
          <table:table-cell table:style-name="ce7" office:value-type="string" calcext:value-type="string">
            <text:p>James City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5929044" calcext:value-type="float">
            <text:p><text:s/>5,929,044 </text:p>
          </table:table-cell>
          <table:table-cell table:style-name="ce40" office:value-type="float" office:value="96.0340141563679" calcext:value-type="float">
            <text:p><text:s/>96.03 </text:p>
          </table:table-cell>
          <table:table-cell table:style-name="ce40" office:value-type="float" office:value="136.89375765644" calcext:value-type="float">
            <text:p><text:s/>136.89 </text:p>
          </table:table-cell>
        </table:table-row>
        <table:table-row table:style-name="ro1">
          <table:table-cell table:style-name="ce7" office:value-type="string" calcext:value-type="string">
            <text:p>King &amp; Quee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767440" calcext:value-type="float">
            <text:p><text:s/>767,440 </text:p>
          </table:table-cell>
          <table:table-cell table:style-name="ce40" office:value-type="float" office:value="110.232691755243" calcext:value-type="float">
            <text:p><text:s/>110.23 </text:p>
          </table:table-cell>
          <table:table-cell table:style-name="ce40" office:value-type="float" office:value="157.13356901221" calcext:value-type="float">
            <text:p><text:s/>157.13 </text:p>
          </table:table-cell>
        </table:table-row>
        <table:table-row table:style-name="ro1">
          <table:table-cell table:style-name="ce7" office:value-type="string" calcext:value-type="string">
            <text:p>King Georg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972719" calcext:value-type="float">
            <text:p><text:s/>972,719 </text:p>
          </table:table-cell>
          <table:table-cell table:style-name="ce40" office:value-type="float" office:value="43.8063048862869" calcext:value-type="float">
            <text:p><text:s/>43.81 </text:p>
          </table:table-cell>
          <table:table-cell table:style-name="ce40" office:value-type="float" office:value="62.4446425322086" calcext:value-type="float">
            <text:p><text:s/>62.44 </text:p>
          </table:table-cell>
        </table:table-row>
        <table:table-row table:style-name="ro1">
          <table:table-cell table:style-name="ce7" office:value-type="string" calcext:value-type="string">
            <text:p>King William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163749" calcext:value-type="float">
            <text:p><text:s/>1,163,749 </text:p>
          </table:table-cell>
          <table:table-cell table:style-name="ce40" office:value-type="float" office:value="75.9875285667646" calcext:value-type="float">
            <text:p><text:s/>75.99 </text:p>
          </table:table-cell>
          <table:table-cell table:style-name="ce40" office:value-type="float" office:value="108.318062219007" calcext:value-type="float">
            <text:p><text:s/>108.32 </text:p>
          </table:table-cell>
        </table:table-row>
        <table:table-row table:style-name="ro2">
          <table:table-cell table:style-name="ce3" table:number-columns-repeated="5"/>
        </table:table-row>
        <table:table-row table:style-name="ro1">
          <table:table-cell table:style-name="ce7" office:value-type="string" calcext:value-type="string">
            <text:p>Lancaster</text:p>
          </table:table-cell>
          <table:table-cell table:style-name="ce11" office:value-type="string" calcext:value-type="string">
            <text:p>2006-2007</text:p>
          </table:table-cell>
          <table:table-cell table:style-name="ce24" office:value-type="float" office:value="881275" calcext:value-type="float">
            <text:p><text:s/>$881,275 </text:p>
          </table:table-cell>
          <table:table-cell table:style-name="ce39" office:value-type="float" office:value="74.7476675148431" calcext:value-type="float">
            <text:p><text:s/>$74.75 </text:p>
          </table:table-cell>
          <table:table-cell table:style-name="ce40" office:value-type="float" office:value="106.550675529401" calcext:value-type="float">
            <text:p><text:s/>106.55 </text:p>
          </table:table-cell>
        </table:table-row>
        <table:table-row table:style-name="ro1">
          <table:table-cell table:style-name="ce7" office:value-type="string" calcext:value-type="string">
            <text:p>Le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308293" calcext:value-type="float">
            <text:p><text:s/>1,308,293 </text:p>
          </table:table-cell>
          <table:table-cell table:style-name="ce40" office:value-type="float" office:value="54.8090909090909" calcext:value-type="float">
            <text:p><text:s/>54.81 </text:p>
          </table:table-cell>
          <table:table-cell table:style-name="ce40" office:value-type="float" office:value="78.1288012814087" calcext:value-type="float">
            <text:p><text:s/>78.13 </text:p>
          </table:table-cell>
        </table:table-row>
        <table:table-row table:style-name="ro1">
          <table:table-cell table:style-name="ce7" office:value-type="string" calcext:value-type="string">
            <text:p>Loudou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9435368" calcext:value-type="float">
            <text:p><text:s/>19,435,368 </text:p>
          </table:table-cell>
          <table:table-cell table:style-name="ce40" office:value-type="float" office:value="70.5212267231745" calcext:value-type="float">
            <text:p><text:s/>70.52 </text:p>
          </table:table-cell>
          <table:table-cell table:style-name="ce40" office:value-type="float" office:value="100.526004306745" calcext:value-type="float">
            <text:p><text:s/>100.53 </text:p>
          </table:table-cell>
        </table:table-row>
        <table:table-row table:style-name="ro1">
          <table:table-cell table:style-name="ce7" office:value-type="string" calcext:value-type="string">
            <text:p>Louisa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682361" calcext:value-type="float">
            <text:p><text:s/>1,682,361 </text:p>
          </table:table-cell>
          <table:table-cell table:style-name="ce40" office:value-type="float" office:value="53.9616063123456" calcext:value-type="float">
            <text:p><text:s/>53.96 </text:p>
          </table:table-cell>
          <table:table-cell table:style-name="ce40" office:value-type="float" office:value="76.9207360763501" calcext:value-type="float">
            <text:p><text:s/>76.92 </text:p>
          </table:table-cell>
        </table:table-row>
        <table:table-row table:style-name="ro1">
          <table:table-cell table:style-name="ce7" office:value-type="string" calcext:value-type="string">
            <text:p>Lunenburg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722295" calcext:value-type="float">
            <text:p><text:s/>722,295 </text:p>
          </table:table-cell>
          <table:table-cell table:style-name="ce40" office:value-type="float" office:value="54.4635047504147" calcext:value-type="float">
            <text:p><text:s/>54.46 </text:p>
          </table:table-cell>
          <table:table-cell table:style-name="ce40" office:value-type="float" office:value="77.6361780346265" calcext:value-type="float">
            <text:p><text:s/>77.64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Madis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33703" calcext:value-type="float">
            <text:p><text:s/>633,703 </text:p>
          </table:table-cell>
          <table:table-cell table:style-name="ce40" office:value-type="float" office:value="45.8275238646225" calcext:value-type="float">
            <text:p><text:s/>45.83 </text:p>
          </table:table-cell>
          <table:table-cell table:style-name="ce40" office:value-type="float" office:value="65.3258327377992" calcext:value-type="float">
            <text:p><text:s/>65.33 </text:p>
          </table:table-cell>
        </table:table-row>
        <table:table-row table:style-name="ro1">
          <table:table-cell table:style-name="ce7" office:value-type="string" calcext:value-type="string">
            <text:p>Mathews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779958" calcext:value-type="float">
            <text:p><text:s/>779,958 </text:p>
          </table:table-cell>
          <table:table-cell table:style-name="ce40" office:value-type="float" office:value="81.9283613445378" calcext:value-type="float">
            <text:p><text:s/>81.93 </text:p>
          </table:table-cell>
          <table:table-cell table:style-name="ce40" office:value-type="float" office:value="116.786550490607" calcext:value-type="float">
            <text:p><text:s/>116.79 </text:p>
          </table:table-cell>
        </table:table-row>
        <table:table-row table:style-name="ro1">
          <table:table-cell table:style-name="ce7" office:value-type="string" calcext:value-type="string">
            <text:p>Mecklenburg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404674" calcext:value-type="float">
            <text:p><text:s/>1,404,674 </text:p>
          </table:table-cell>
          <table:table-cell table:style-name="ce40" office:value-type="float" office:value="42.7030461482337" calcext:value-type="float">
            <text:p><text:s/>42.70 </text:p>
          </table:table-cell>
          <table:table-cell table:style-name="ce40" office:value-type="float" office:value="60.8719785584474" calcext:value-type="float">
            <text:p><text:s/>60.87 </text:p>
          </table:table-cell>
        </table:table-row>
        <table:table-row table:style-name="ro1">
          <table:table-cell table:style-name="ce7" office:value-type="string" calcext:value-type="string">
            <text:p>Middlesex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699170" calcext:value-type="float">
            <text:p><text:s/>699,170 </text:p>
          </table:table-cell>
          <table:table-cell table:style-name="ce40" office:value-type="float" office:value="67.972972972973" calcext:value-type="float">
            <text:p><text:s/>67.97 </text:p>
          </table:table-cell>
          <table:table-cell table:style-name="ce40" office:value-type="float" office:value="96.8935410134875" calcext:value-type="float">
            <text:p><text:s/>96.89 </text:p>
          </table:table-cell>
        </table:table-row>
        <table:table-row table:style-name="ro1">
          <table:table-cell table:style-name="ce7" office:value-type="string" calcext:value-type="string">
            <text:p>Montgomery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282183" calcext:value-type="float">
            <text:p><text:s/>3,282,183 </text:p>
          </table:table-cell>
          <table:table-cell table:style-name="ce40" office:value-type="float" office:value="36.9473737532927" calcext:value-type="float">
            <text:p><text:s/>36.95 </text:p>
          </table:table-cell>
          <table:table-cell table:style-name="ce40" office:value-type="float" office:value="52.6674311498595" calcext:value-type="float">
            <text:p><text:s/>52.67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Nels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468007" calcext:value-type="float">
            <text:p><text:s/>1,468,007 </text:p>
          </table:table-cell>
          <table:table-cell table:style-name="ce40" office:value-type="float" office:value="96.7576456630635" calcext:value-type="float">
            <text:p><text:s/>96.76 </text:p>
          </table:table-cell>
          <table:table-cell table:style-name="ce40" office:value-type="float" office:value="137.925273801843" calcext:value-type="float">
            <text:p><text:s/>137.93 </text:p>
          </table:table-cell>
        </table:table-row>
        <table:table-row table:style-name="ro1">
          <table:table-cell table:style-name="ce7" office:value-type="string" calcext:value-type="string">
            <text:p>New Kent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561786" calcext:value-type="float">
            <text:p><text:s/>1,561,786 </text:p>
          </table:table-cell>
          <table:table-cell table:style-name="ce40" office:value-type="float" office:value="91.3966526217229" calcext:value-type="float">
            <text:p><text:s/>91.40 </text:p>
          </table:table-cell>
          <table:table-cell table:style-name="ce40" office:value-type="float" office:value="130.283330594052" calcext:value-type="float">
            <text:p><text:s/>130.28 </text:p>
          </table:table-cell>
        </table:table-row>
        <table:table-row table:style-name="ro1">
          <table:table-cell table:style-name="ce7" office:value-type="string" calcext:value-type="string">
            <text:p>Northampt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563080" calcext:value-type="float">
            <text:p><text:s/>1,563,080 </text:p>
          </table:table-cell>
          <table:table-cell table:style-name="ce40" office:value-type="float" office:value="118.334468922704" calcext:value-type="float">
            <text:p><text:s/>118.33 </text:p>
          </table:table-cell>
          <table:table-cell table:style-name="ce40" office:value-type="float" office:value="168.682422091944" calcext:value-type="float">
            <text:p><text:s/>168.68 </text:p>
          </table:table-cell>
        </table:table-row>
        <table:table-row table:style-name="ro1">
          <table:table-cell table:style-name="ce7" office:value-type="string" calcext:value-type="string">
            <text:p>Northumberlan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557475" calcext:value-type="float">
            <text:p><text:s/>557,475 </text:p>
          </table:table-cell>
          <table:table-cell table:style-name="ce40" office:value-type="float" office:value="42.264973464746" calcext:value-type="float">
            <text:p><text:s/>42.26 </text:p>
          </table:table-cell>
          <table:table-cell table:style-name="ce40" office:value-type="float" office:value="60.2475183992415" calcext:value-type="float">
            <text:p><text:s/>60.25 </text:p>
          </table:table-cell>
        </table:table-row>
        <table:table-row table:style-name="ro1">
          <table:table-cell table:style-name="ce7" office:value-type="string" calcext:value-type="string">
            <text:p>Nottoway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882586" calcext:value-type="float">
            <text:p><text:s/>882,586 </text:p>
          </table:table-cell>
          <table:table-cell table:style-name="ce40" office:value-type="float" office:value="56.485504" calcext:value-type="float">
            <text:p><text:s/>56.49 </text:p>
          </table:table-cell>
          <table:table-cell table:style-name="ce40" office:value-type="float" office:value="80.5184804947062" calcext:value-type="float">
            <text:p><text:s/>80.52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Orang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790699" calcext:value-type="float">
            <text:p><text:s/>1,790,699 </text:p>
          </table:table-cell>
          <table:table-cell table:style-name="ce40" office:value-type="float" office:value="55.3299653936473" calcext:value-type="float">
            <text:p><text:s/>55.33 </text:p>
          </table:table-cell>
          <table:table-cell table:style-name="ce40" office:value-type="float" office:value="78.8712930546066" calcext:value-type="float">
            <text:p><text:s/>78.87 </text:p>
          </table:table-cell>
        </table:table-row>
        <table:table-row table:style-name="ro1">
          <table:table-cell table:style-name="ce7" office:value-type="string" calcext:value-type="string">
            <text:p>Pag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716361" calcext:value-type="float">
            <text:p><text:s/>1,716,361 </text:p>
          </table:table-cell>
          <table:table-cell table:style-name="ce40" office:value-type="float" office:value="70.3109663676212" calcext:value-type="float">
            <text:p><text:s/>70.31 </text:p>
          </table:table-cell>
          <table:table-cell table:style-name="ce40" office:value-type="float" office:value="100.226284146022" calcext:value-type="float">
            <text:p><text:s/>100.23 </text:p>
          </table:table-cell>
        </table:table-row>
        <table:table-row table:style-name="ro1">
          <table:table-cell table:style-name="ce7" office:value-type="string" calcext:value-type="string">
            <text:p>Patrick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254173" calcext:value-type="float">
            <text:p><text:s/>1,254,173 </text:p>
          </table:table-cell>
          <table:table-cell table:style-name="ce40" office:value-type="float" office:value="64.5682145799012" calcext:value-type="float">
            <text:p><text:s/>64.57 </text:p>
          </table:table-cell>
          <table:table-cell table:style-name="ce40" office:value-type="float" office:value="92.0401546957919" calcext:value-type="float">
            <text:p><text:s/>92.04 </text:p>
          </table:table-cell>
        </table:table-row>
        <table:table-row table:style-name="ro1">
          <table:table-cell table:style-name="ce7" office:value-type="string" calcext:value-type="string">
            <text:p>Pittsylvania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177576" calcext:value-type="float">
            <text:p><text:s/>3,177,576 </text:p>
          </table:table-cell>
          <table:table-cell table:style-name="ce40" office:value-type="float" office:value="51.4745589736113" calcext:value-type="float">
            <text:p><text:s/>51.47 </text:p>
          </table:table-cell>
          <table:table-cell table:style-name="ce40" office:value-type="float" office:value="73.3755207830017" calcext:value-type="float">
            <text:p><text:s/>73.38 </text:p>
          </table:table-cell>
        </table:table-row>
        <table:table-row table:style-name="ro1">
          <table:table-cell table:style-name="ce7" office:value-type="string" calcext:value-type="string">
            <text:p>Powhata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203197" calcext:value-type="float">
            <text:p><text:s/>2,203,197 </text:p>
          </table:table-cell>
          <table:table-cell table:style-name="ce40" office:value-type="float" office:value="80.2680341008452" calcext:value-type="float">
            <text:p><text:s/>80.27 </text:p>
          </table:table-cell>
          <table:table-cell table:style-name="ce40" office:value-type="float" office:value="114.419801195318" calcext:value-type="float">
            <text:p><text:s/>114.42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Prince Edwar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466247" calcext:value-type="float">
            <text:p><text:s/>1,466,247 </text:p>
          </table:table-cell>
          <table:table-cell table:style-name="ce40" office:value-type="float" office:value="68.9868730591889" calcext:value-type="float">
            <text:p><text:s/>68.99 </text:p>
          </table:table-cell>
          <table:table-cell table:style-name="ce40" office:value-type="float" office:value="98.338826768848" calcext:value-type="float">
            <text:p><text:s/>98.34 </text:p>
          </table:table-cell>
        </table:table-row>
        <table:table-row table:style-name="ro1">
          <table:table-cell table:style-name="ce7" office:value-type="string" calcext:value-type="string">
            <text:p>Prince Georg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793709" calcext:value-type="float">
            <text:p><text:s/>2,793,709 </text:p>
          </table:table-cell>
          <table:table-cell table:style-name="ce40" office:value-type="float" office:value="76.232952219827" calcext:value-type="float">
            <text:p><text:s/>76.23 </text:p>
          </table:table-cell>
          <table:table-cell table:style-name="ce40" office:value-type="float" office:value="108.667906660902" calcext:value-type="float">
            <text:p><text:s/>108.67 </text:p>
          </table:table-cell>
        </table:table-row>
        <table:table-row table:style-name="ro1">
          <table:table-cell table:style-name="ce7" office:value-type="string" calcext:value-type="string">
            <text:p>Prince William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8633000" calcext:value-type="float">
            <text:p><text:s/>28,633,000 </text:p>
          </table:table-cell>
          <table:table-cell table:style-name="ce40" office:value-type="float" office:value="76.9830536727797" calcext:value-type="float">
            <text:p><text:s/>76.98 </text:p>
          </table:table-cell>
          <table:table-cell table:style-name="ce40" office:value-type="float" office:value="109.737154962353" calcext:value-type="float">
            <text:p><text:s/>109.74 </text:p>
          </table:table-cell>
        </table:table-row>
        <table:table-row table:style-name="ro1">
          <table:table-cell table:style-name="ce7" office:value-type="string" calcext:value-type="string">
            <text:p>Pulaski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4764260" calcext:value-type="float">
            <text:p><text:s/>4,764,260 </text:p>
          </table:table-cell>
          <table:table-cell table:style-name="ce40" office:value-type="float" office:value="136.133382861388" calcext:value-type="float">
            <text:p><text:s/>136.13 </text:p>
          </table:table-cell>
          <table:table-cell table:style-name="ce40" office:value-type="float" office:value="194.054268022519" calcext:value-type="float">
            <text:p><text:s/>194.05 </text:p>
          </table:table-cell>
        </table:table-row>
        <table:table-row table:style-name="ro1">
          <table:table-cell table:style-name="ce7" office:value-type="string" calcext:value-type="string">
            <text:p>Rappahannock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710259" calcext:value-type="float">
            <text:p><text:s/>710,259 </text:p>
          </table:table-cell>
          <table:table-cell table:style-name="ce40" office:value-type="float" office:value="98.7430835534548" calcext:value-type="float">
            <text:p><text:s/>98.74 </text:p>
          </table:table-cell>
          <table:table-cell table:style-name="ce40" office:value-type="float" office:value="140.755459083555" calcext:value-type="float">
            <text:p><text:s/>140.76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548076" calcext:value-type="float">
            <text:p><text:s/>548,076 </text:p>
          </table:table-cell>
          <table:table-cell table:style-name="ce40" office:value-type="float" office:value="60.2678689245657" calcext:value-type="float">
            <text:p><text:s/>60.27 </text:p>
          </table:table-cell>
          <table:table-cell table:style-name="ce40" office:value-type="float" office:value="85.9101341905376" calcext:value-type="float">
            <text:p><text:s/>85.91 </text:p>
          </table:table-cell>
        </table:table-row>
        <table:table-row table:style-name="ro1">
          <table:table-cell table:style-name="ce7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5644589" calcext:value-type="float">
            <text:p><text:s/>5,644,589 </text:p>
          </table:table-cell>
          <table:table-cell table:style-name="ce40" office:value-type="float" office:value="62.0953224351499" calcext:value-type="float">
            <text:p><text:s/>62.10 </text:p>
          </table:table-cell>
          <table:table-cell table:style-name="ce40" office:value-type="float" office:value="88.515117229141" calcext:value-type="float">
            <text:p><text:s/>88.52 </text:p>
          </table:table-cell>
        </table:table-row>
        <table:table-row table:style-name="ro1">
          <table:table-cell table:style-name="ce7" office:value-type="string" calcext:value-type="string">
            <text:p>Rockbridg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421757" calcext:value-type="float">
            <text:p><text:s/>1,421,757 </text:p>
          </table:table-cell>
          <table:table-cell table:style-name="ce40" office:value-type="float" office:value="64.3649327719679" calcext:value-type="float">
            <text:p><text:s/>64.36 </text:p>
          </table:table-cell>
          <table:table-cell table:style-name="ce40" office:value-type="float" office:value="91.7503822563534" calcext:value-type="float">
            <text:p><text:s/>91.75 </text:p>
          </table:table-cell>
        </table:table-row>
        <table:table-row table:style-name="ro1">
          <table:table-cell table:style-name="ce7" office:value-type="string" calcext:value-type="string">
            <text:p>Rockingham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3929615" calcext:value-type="float">
            <text:p><text:s/>3,929,615 </text:p>
          </table:table-cell>
          <table:table-cell table:style-name="ce40" office:value-type="float" office:value="52.988336030205" calcext:value-type="float">
            <text:p><text:s/>52.99 </text:p>
          </table:table-cell>
          <table:table-cell table:style-name="ce40" office:value-type="float" office:value="75.5333669518997" calcext:value-type="float">
            <text:p><text:s/>75.53 </text:p>
          </table:table-cell>
        </table:table-row>
        <table:table-row table:style-name="ro1">
          <table:table-cell table:style-name="ce7" office:value-type="string" calcext:value-type="string">
            <text:p>Russell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702718" calcext:value-type="float">
            <text:p><text:s/>702,718 </text:p>
          </table:table-cell>
          <table:table-cell table:style-name="ce40" office:value-type="float" office:value="24.4041673901719" calcext:value-type="float">
            <text:p><text:s/>24.40 </text:p>
          </table:table-cell>
          <table:table-cell table:style-name="ce40" office:value-type="float" office:value="34.7874469880821" calcext:value-type="float">
            <text:p><text:s/>34.79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Scott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4232869" calcext:value-type="float">
            <text:p><text:s/>4,232,869 </text:p>
          </table:table-cell>
          <table:table-cell table:style-name="ce40" office:value-type="float" office:value="177.255820770519" calcext:value-type="float">
            <text:p><text:s/>177.26 </text:p>
          </table:table-cell>
          <table:table-cell table:style-name="ce40" office:value-type="float" office:value="252.673134460909" calcext:value-type="float">
            <text:p><text:s/>252.67 </text:p>
          </table:table-cell>
        </table:table-row>
        <table:table-row table:style-name="ro1">
          <table:table-cell table:style-name="ce7" office:value-type="string" calcext:value-type="string">
            <text:p>Shenandoah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880420" calcext:value-type="float">
            <text:p><text:s/>1,880,420 </text:p>
          </table:table-cell>
          <table:table-cell table:style-name="ce40" office:value-type="float" office:value="46.1860784987965" calcext:value-type="float">
            <text:p><text:s/>46.19 </text:p>
          </table:table-cell>
          <table:table-cell table:style-name="ce40" office:value-type="float" office:value="65.8369421778075" calcext:value-type="float">
            <text:p><text:s/>65.84 </text:p>
          </table:table-cell>
        </table:table-row>
        <table:table-row table:style-name="ro1">
          <table:table-cell table:style-name="ce7" office:value-type="string" calcext:value-type="string">
            <text:p>Smyth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472603" calcext:value-type="float">
            <text:p><text:s/>1,472,603 </text:p>
          </table:table-cell>
          <table:table-cell table:style-name="ce40" office:value-type="float" office:value="45.6748549982941" calcext:value-type="float">
            <text:p><text:s/>45.67 </text:p>
          </table:table-cell>
          <table:table-cell table:style-name="ce40" office:value-type="float" office:value="65.1082076080737" calcext:value-type="float">
            <text:p><text:s/>65.11 </text:p>
          </table:table-cell>
        </table:table-row>
        <table:table-row table:style-name="ro1">
          <table:table-cell table:style-name="ce7" office:value-type="string" calcext:value-type="string">
            <text:p>Southampt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308521" calcext:value-type="float">
            <text:p><text:s/>1,308,521 </text:p>
          </table:table-cell>
          <table:table-cell table:style-name="ce40" office:value-type="float" office:value="71.3673847832015" calcext:value-type="float">
            <text:p><text:s/>71.37 </text:p>
          </table:table-cell>
          <table:table-cell table:style-name="ce40" office:value-type="float" office:value="101.732178571415" calcext:value-type="float">
            <text:p><text:s/>101.73 </text:p>
          </table:table-cell>
        </table:table-row>
        <table:table-row table:style-name="ro1">
          <table:table-cell table:style-name="ce7" office:value-type="string" calcext:value-type="string">
            <text:p>Spotsylvania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8827200" calcext:value-type="float">
            <text:p><text:s/>8,827,200 </text:p>
          </table:table-cell>
          <table:table-cell table:style-name="ce40" office:value-type="float" office:value="73.6170532162426" calcext:value-type="float">
            <text:p><text:s/>73.62 </text:p>
          </table:table-cell>
          <table:table-cell table:style-name="ce40" office:value-type="float" office:value="104.939016981592" calcext:value-type="float">
            <text:p><text:s/>104.94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2"/>
          <table:table-cell table:style-name="ce46"/>
        </table:table-row>
        <table:table-row table:style-name="ro1">
          <table:table-cell table:style-name="ce7" office:value-type="string" calcext:value-type="string">
            <text:p>Staffor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2895867" calcext:value-type="float">
            <text:p><text:s/>12,895,867 </text:p>
          </table:table-cell>
          <table:table-cell table:style-name="ce40" office:value-type="float" office:value="107.120096023657" calcext:value-type="float">
            <text:p><text:s/>107.12 </text:p>
          </table:table-cell>
          <table:table-cell table:style-name="ce40" office:value-type="float" office:value="152.69665226448" calcext:value-type="float">
            <text:p><text:s/>152.70 </text:p>
          </table:table-cell>
        </table:table-row>
        <table:table-row table:style-name="ro1">
          <table:table-cell table:style-name="ce7" office:value-type="string" calcext:value-type="string">
            <text:p>Surry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787448" calcext:value-type="float">
            <text:p><text:s/>787,448 </text:p>
          </table:table-cell>
          <table:table-cell table:style-name="ce40" office:value-type="float" office:value="109.291880638446" calcext:value-type="float">
            <text:p><text:s/>109.29 </text:p>
          </table:table-cell>
          <table:table-cell table:style-name="ce40" office:value-type="float" office:value="155.792469505387" calcext:value-type="float">
            <text:p><text:s/>155.79 </text:p>
          </table:table-cell>
        </table:table-row>
        <table:table-row table:style-name="ro1">
          <table:table-cell table:style-name="ce7" office:value-type="string" calcext:value-type="string">
            <text:p>Sussex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891861" calcext:value-type="float">
            <text:p><text:s/>891,861 </text:p>
          </table:table-cell>
          <table:table-cell table:style-name="ce40" office:value-type="float" office:value="73.3740024681201" calcext:value-type="float">
            <text:p><text:s/>73.37 </text:p>
          </table:table-cell>
          <table:table-cell table:style-name="ce40" office:value-type="float" office:value="104.592555048245" calcext:value-type="float">
            <text:p><text:s/>104.59 </text:p>
          </table:table-cell>
        </table:table-row>
        <table:table-row table:style-name="ro1">
          <table:table-cell table:style-name="ce7" office:value-type="string" calcext:value-type="string">
            <text:p>Tazewell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661014" calcext:value-type="float">
            <text:p><text:s/>1,661,014 </text:p>
          </table:table-cell>
          <table:table-cell table:style-name="ce40" office:value-type="float" office:value="38.6327247354343" calcext:value-type="float">
            <text:p><text:s/>38.63 </text:p>
          </table:table-cell>
          <table:table-cell table:style-name="ce40" office:value-type="float" office:value="55.0698510730722" calcext:value-type="float">
            <text:p><text:s/>55.07 </text:p>
          </table:table-cell>
        </table:table-row>
        <table:table-row table:style-name="ro1">
          <table:table-cell table:style-name="ce7" office:value-type="string" calcext:value-type="string">
            <text:p>Warre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684134" calcext:value-type="float">
            <text:p><text:s/>1,684,134 </text:p>
          </table:table-cell>
          <table:table-cell table:style-name="ce40" office:value-type="float" office:value="47.0047726701834" calcext:value-type="float">
            <text:p><text:s/>47.00 </text:p>
          </table:table-cell>
          <table:table-cell table:style-name="ce40" office:value-type="float" office:value="67.0039674498126" calcext:value-type="float">
            <text:p><text:s/>67.00 </text:p>
          </table:table-cell>
        </table:table-row>
        <table:table-row table:style-name="ro1">
          <table:table-cell table:style-name="ce7"/>
          <table:table-cell table:style-name="ce11" table:number-columns-repeated="2"/>
          <table:table-cell table:style-name="ce41" table:number-columns-repeated="2"/>
        </table:table-row>
        <table:table-row table:style-name="ro1">
          <table:table-cell table:style-name="ce7" office:value-type="string" calcext:value-type="string">
            <text:p>Washington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2475394" calcext:value-type="float">
            <text:p><text:s/>2,475,394 </text:p>
          </table:table-cell>
          <table:table-cell table:style-name="ce40" office:value-type="float" office:value="46.7284705704685" calcext:value-type="float">
            <text:p><text:s/>46.73 </text:p>
          </table:table-cell>
          <table:table-cell table:style-name="ce40" office:value-type="float" office:value="66.610106659856" calcext:value-type="float">
            <text:p><text:s/>66.61 </text:p>
          </table:table-cell>
        </table:table-row>
        <table:table-row table:style-name="ro1">
          <table:table-cell table:style-name="ce7" office:value-type="string" calcext:value-type="string">
            <text:p>Westmoreland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935295" calcext:value-type="float">
            <text:p><text:s/>935,295 </text:p>
          </table:table-cell>
          <table:table-cell table:style-name="ce40" office:value-type="float" office:value="55.3920639620965" calcext:value-type="float">
            <text:p><text:s/>55.39 </text:p>
          </table:table-cell>
          <table:table-cell table:style-name="ce40" office:value-type="float" office:value="78.9598127989366" calcext:value-type="float">
            <text:p><text:s/>78.96 </text:p>
          </table:table-cell>
        </table:table-row>
        <table:table-row table:style-name="ro1">
          <table:table-cell table:style-name="ce7" office:value-type="string" calcext:value-type="string">
            <text:p>Wis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1666106" calcext:value-type="float">
            <text:p><text:s/>1,666,106 </text:p>
          </table:table-cell>
          <table:table-cell table:style-name="ce40" office:value-type="float" office:value="40.8619708637857" calcext:value-type="float">
            <text:p><text:s/>40.86 </text:p>
          </table:table-cell>
          <table:table-cell table:style-name="ce40" office:value-type="float" office:value="58.2475780683657" calcext:value-type="float">
            <text:p><text:s/>58.25 </text:p>
          </table:table-cell>
        </table:table-row>
        <table:table-row table:style-name="ro1">
          <table:table-cell table:style-name="ce7" office:value-type="string" calcext:value-type="string">
            <text:p>Wythe</text:p>
          </table:table-cell>
          <table:table-cell table:style-name="ce11" office:value-type="string" calcext:value-type="string">
            <text:p>2006-2007</text:p>
          </table:table-cell>
          <table:table-cell table:style-name="ce25" office:value-type="float" office:value="946393" calcext:value-type="float">
            <text:p><text:s/>946,393 </text:p>
          </table:table-cell>
          <table:table-cell table:style-name="ce40" office:value-type="float" office:value="34.0221087823992" calcext:value-type="float">
            <text:p><text:s/>34.02 </text:p>
          </table:table-cell>
          <table:table-cell table:style-name="ce40" office:value-type="float" office:value="48.4975490770939" calcext:value-type="float">
            <text:p><text:s/>48.50 </text:p>
          </table:table-cell>
        </table:table-row>
        <table:table-row table:style-name="ro1">
          <table:table-cell table:style-name="ce7" office:value-type="string" calcext:value-type="string">
            <text:p>York</text:p>
          </table:table-cell>
          <table:table-cell table:style-name="ce11" office:value-type="string" calcext:value-type="string">
            <text:p>2006-2007</text:p>
          </table:table-cell>
          <table:table-cell table:style-name="ce26" office:value-type="float" office:value="8469089" calcext:value-type="float">
            <text:p><text:s/>8,469,089 </text:p>
          </table:table-cell>
          <table:table-cell table:style-name="ce40" office:value-type="float" office:value="134.038506583945" calcext:value-type="float">
            <text:p><text:s/>134.04 </text:p>
          </table:table-cell>
          <table:table-cell table:style-name="ce40" office:value-type="float" office:value="191.068081430573" calcext:value-type="float">
            <text:p><text:s/>191.07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2">
      <number:number number:min-integer-digits="1"/>
      <number:text> </number:text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text/>
    </number:number-style>
    <number:number-style style:name="N133P1" style:volatile="true">
      <number:text/>
    </number:number-style>
    <number:number-style style:name="N133P2" style:volatile="true">
      <number:text/>
    </number:number-style>
    <number:text-style style:name="N133"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integer-digits="1"/>
      <number:text> </number:text>
    </number:number-style>
    <number:number-style style:name="N13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36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min-integer-digits="1"/>
      <number:text> </number:text>
    </number:number-style>
    <number:number-style style:name="N139">
      <style:text-properties fo:color="#ff0000"/>
      <number:text>-</number:text>
      <number:number number:min-integer-digits="1"/>
      <number:text> </number:text>
      <style:map style:condition="value()&gt;=0" style:apply-style-name="N139P0"/>
    </number:number-style>
    <number:date-style style:name="N140">
      <number:month number:style="long" number:textual="true"/>
      <number:text> </number:text>
      <number:day/>
      <number:text>, </number:text>
      <number:year number:style="long"/>
    </number:date-style>
    <number:number-style style:name="N141">
      <number:number number:decimal-places="3" number:min-integer-digits="1"/>
    </number:number-style>
    <number:number-style style:name="N142">
      <number:number number:decimal-places="1" number:min-integer-digits="1"/>
    </number:number-style>
    <number:number-style style:name="N143">
      <number:number number:decimal-places="1" number:min-integer-digits="1" number:grouping="true"/>
    </number:number-style>
    <number:number-style style:name="N144P0" style:volatile="true">
      <number:text> </number:text>
      <loext:fill-character> </loext:fill-character>
      <number:number number:decimal-places="3" number:min-integer-digits="1" number:grouping="true"/>
      <number:text> </number:text>
    </number:number-style>
    <number:number-style style:name="N144P1" style:volatile="true">
      <number:text> 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4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4" number:min-integer-digits="1"/>
    </number:number-style>
    <number:number-style style:name="N14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 $</number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3P2" style:volatile="true">
      <number:text> </number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month/>
      <number:text>/</number:text>
      <number:day/>
      <number:text>/</number:text>
      <number:year number:style="long"/>
    </number:date-style>
    <number:date-style style:name="N155">
      <number:month number:style="long" number:textual="true"/>
      <number:text> </number:text>
      <number:day/>
      <number:text>, </number:text>
      <number:year number:style="long"/>
    </number:date-style>
    <number:number-style style:name="N156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56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loext:fill-character> </loext:fill-character>
      <number:number number:decimal-places="3" number:min-integer-digits="1" number:grouping="true"/>
      <number:text> </number:text>
    </number:number-style>
    <number:number-style style:name="N157P1" style:volatile="true">
      <number:text> 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5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loext:fill-character> </loext:fill-character>
      <number:number number:decimal-places="4" number:min-integer-digits="1" number:grouping="true"/>
      <number:text> </number:text>
    </number:number-style>
    <number:number-style style:name="N158P1" style:volatile="true">
      <number:text> </number:text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5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loext:fill-character> </loext:fill-character>
      <number:number number:decimal-places="3" number:min-integer-digits="1" number:grouping="true"/>
      <number:text> </number:text>
    </number:number-style>
    <number:number-style style:name="N159P1" style:volatile="true">
      <number:text> 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5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size-complex="8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27">
      <style:table-cell-properties fo:padding="0.028in"/>
    </style:style>
    <style:style style:name="Excel_5f_BuiltIn_5f_Comma" style:display-name="Excel_BuiltIn_Comma" style:family="table-cell" style:parent-style-name="Default" style:data-style-name="N126">
      <style:table-cell-properties fo:padding="0.028in"/>
    </style:style>
    <style:style style:name="Currency_20_3" style:display-name="Currency 3" style:family="table-cell" style:parent-style-name="Default" style:data-style-name="N127">
      <style:table-cell-properties fo:padding="0.028in"/>
    </style:style>
    <style:style style:name="Comma_20_3" style:display-name="Comma 3" style:family="table-cell" style:parent-style-name="Default" style:data-style-name="N126">
      <style:table-cell-properties fo:padding="0.028in"/>
    </style:style>
    <style:style style:name="Currency_20_2" style:display-name="Currency 2" style:family="table-cell" style:parent-style-name="Default" style:data-style-name="N127">
      <style:table-cell-properties fo:padding="0.028in"/>
    </style:style>
    <style:style style:name="Comma_20_2" style:display-name="Comma 2" style:family="table-cell" style:parent-style-name="Default" style:data-style-name="N126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2-22T19:41:50.338283617</meta:creation-date>
    <dc:date>2015-02-22T19:43:02.067209908</dc:date>
    <dc:creator>Martin </dc:creator>
    <meta:editing-duration>P0D</meta:editing-duration>
    <meta:editing-cycles>1</meta:editing-cycles>
    <meta:document-statistic meta:table-count="1" meta:cell-count="4688" meta:object-count="0"/>
    <meta:generator>LibreOffice/4.2.7.2$Linux_X86_64 LibreOffice_project/420m0$Build-2</meta:generator>
  </office:meta>
</office:document-meta>
</file>